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eta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ula39" style:family="table">
      <style:table-properties style:width="17.895cm" table:align="margins"/>
    </style:style>
    <style:style style:name="Taula39.A" style:family="table-column">
      <style:table-column-properties style:column-width="8.946cm" style:rel-column-width="32767*"/>
    </style:style>
    <style:style style:name="Taula39.B" style:family="table-column">
      <style:table-column-properties style:column-width="8.948cm" style:rel-column-width="32768*"/>
    </style:style>
    <style:style style:name="Taula39.A1" style:family="table-cell">
      <style:table-cell-properties fo:padding="0.097cm" fo:border="none"/>
    </style:style>
    <style:style style:name="Taula24" style:family="table">
      <style:table-properties style:width="17.895cm" table:align="margins"/>
    </style:style>
    <style:style style:name="Taula24.A" style:family="table-column">
      <style:table-column-properties style:column-width="8.946cm" style:rel-column-width="32767*"/>
    </style:style>
    <style:style style:name="Taula24.B" style:family="table-column">
      <style:table-column-properties style:column-width="8.948cm" style:rel-column-width="32768*"/>
    </style:style>
    <style:style style:name="Taula24.1" style:family="table-row">
      <style:table-row-properties style:min-row-height="3.106cm"/>
    </style:style>
    <style:style style:name="Taula24.A1" style:family="table-cell">
      <style:table-cell-properties fo:padding="0.097cm" fo:border="none"/>
    </style:style>
    <style:style style:name="Taula38" style:family="table">
      <style:table-properties style:width="17.895cm" table:align="margins"/>
    </style:style>
    <style:style style:name="Taula38.A" style:family="table-column">
      <style:table-column-properties style:column-width="8.946cm" style:rel-column-width="32767*"/>
    </style:style>
    <style:style style:name="Taula38.B" style:family="table-column">
      <style:table-column-properties style:column-width="8.948cm" style:rel-column-width="32768*"/>
    </style:style>
    <style:style style:name="Taula38.1" style:family="table-row">
      <style:table-row-properties style:min-row-height="3.106cm"/>
    </style:style>
    <style:style style:name="Taula38.A1" style:family="table-cell">
      <style:table-cell-properties fo:padding="0.097cm" fo:border="none"/>
    </style:style>
    <style:style style:name="Taula40" style:family="table">
      <style:table-properties style:width="17.895cm" table:align="margins"/>
    </style:style>
    <style:style style:name="Taula40.A" style:family="table-column">
      <style:table-column-properties style:column-width="8.946cm" style:rel-column-width="32767*"/>
    </style:style>
    <style:style style:name="Taula40.B" style:family="table-column">
      <style:table-column-properties style:column-width="8.948cm" style:rel-column-width="32768*"/>
    </style:style>
    <style:style style:name="Taula40.1" style:family="table-row">
      <style:table-row-properties style:min-row-height="3.106cm"/>
    </style:style>
    <style:style style:name="Taula40.A1" style:family="table-cell">
      <style:table-cell-properties fo:padding="0.097cm" fo:border="none"/>
    </style:style>
    <style:style style:name="Taula41" style:family="table">
      <style:table-properties style:width="17.895cm" table:align="margins"/>
    </style:style>
    <style:style style:name="Taula41.A" style:family="table-column">
      <style:table-column-properties style:column-width="8.946cm" style:rel-column-width="32767*"/>
    </style:style>
    <style:style style:name="Taula41.B" style:family="table-column">
      <style:table-column-properties style:column-width="8.948cm" style:rel-column-width="32768*"/>
    </style:style>
    <style:style style:name="Taula41.1" style:family="table-row">
      <style:table-row-properties style:min-row-height="3.106cm"/>
    </style:style>
    <style:style style:name="Taula41.A1" style:family="table-cell">
      <style:table-cell-properties fo:padding="0.097cm" fo:border="none"/>
    </style:style>
    <style:style style:name="Taula1" style:family="table">
      <style:table-properties style:width="17.895cm" table:align="margins"/>
    </style:style>
    <style:style style:name="Taula1.A" style:family="table-column">
      <style:table-column-properties style:column-width="8.946cm" style:rel-column-width="32767*"/>
    </style:style>
    <style:style style:name="Taula1.B" style:family="table-column">
      <style:table-column-properties style:column-width="8.948cm" style:rel-column-width="32768*"/>
    </style:style>
    <style:style style:name="Taula1.A1" style:family="table-cell">
      <style:table-cell-properties fo:padding="0.097cm" fo:border="none"/>
    </style:style>
    <style:style style:name="Taula2" style:family="table">
      <style:table-properties style:width="17.895cm" table:align="margins"/>
    </style:style>
    <style:style style:name="Taula2.A" style:family="table-column">
      <style:table-column-properties style:column-width="8.946cm" style:rel-column-width="32767*"/>
    </style:style>
    <style:style style:name="Taula2.B" style:family="table-column">
      <style:table-column-properties style:column-width="8.948cm" style:rel-column-width="32768*"/>
    </style:style>
    <style:style style:name="Taula2.A1" style:family="table-cell">
      <style:table-cell-properties fo:padding="0.097cm" fo:border="none"/>
    </style:style>
    <style:style style:name="Taula3" style:family="table">
      <style:table-properties style:width="17.895cm" table:align="margins"/>
    </style:style>
    <style:style style:name="Taula3.A" style:family="table-column">
      <style:table-column-properties style:column-width="8.946cm" style:rel-column-width="32767*"/>
    </style:style>
    <style:style style:name="Taula3.B" style:family="table-column">
      <style:table-column-properties style:column-width="8.948cm" style:rel-column-width="32768*"/>
    </style:style>
    <style:style style:name="Taula3.A1" style:family="table-cell">
      <style:table-cell-properties fo:padding="0.097cm" fo:border="none"/>
    </style:style>
    <style:style style:name="Taula4" style:family="table">
      <style:table-properties style:width="17.895cm" table:align="margins"/>
    </style:style>
    <style:style style:name="Taula4.A" style:family="table-column">
      <style:table-column-properties style:column-width="8.946cm" style:rel-column-width="32767*"/>
    </style:style>
    <style:style style:name="Taula4.B" style:family="table-column">
      <style:table-column-properties style:column-width="8.948cm" style:rel-column-width="32768*"/>
    </style:style>
    <style:style style:name="Taula4.1" style:family="table-row">
      <style:table-row-properties style:min-row-height="3.106cm"/>
    </style:style>
    <style:style style:name="Taula4.A1" style:family="table-cell">
      <style:table-cell-properties fo:padding="0.097cm" fo:border="none"/>
    </style:style>
    <style:style style:name="Taula5" style:family="table">
      <style:table-properties style:width="17.895cm" table:align="margins"/>
    </style:style>
    <style:style style:name="Taula5.A" style:family="table-column">
      <style:table-column-properties style:column-width="8.946cm" style:rel-column-width="32767*"/>
    </style:style>
    <style:style style:name="Taula5.B" style:family="table-column">
      <style:table-column-properties style:column-width="8.948cm" style:rel-column-width="32768*"/>
    </style:style>
    <style:style style:name="Taula5.1" style:family="table-row">
      <style:table-row-properties style:min-row-height="3.106cm"/>
    </style:style>
    <style:style style:name="Taula5.A1" style:family="table-cell">
      <style:table-cell-properties fo:padding="0.097cm" fo:border="none"/>
    </style:style>
    <style:style style:name="P1" style:family="paragraph" style:parent-style-name="Header" style:master-page-name="">
      <loext:graphic-properties draw:fill="none"/>
      <style:paragraph-properties fo:margin-left="0cm" fo:margin-right="-0.499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Footer">
      <style:text-properties officeooo:paragraph-rsid="00154f22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.893cm" style:type="right"/>
        </style:tab-stops>
      </style:paragraph-properties>
      <style:text-properties officeooo:paragraph-rsid="004fa477"/>
    </style:style>
    <style:style style:name="P4" style:family="paragraph" style:parent-style-name="Footer">
      <style:paragraph-properties>
        <style:tab-stops>
          <style:tab-stop style:position="8.996cm" style:type="center"/>
          <style:tab-stop style:position="17.903cm" style:type="right"/>
        </style:tab-stops>
      </style:paragraph-properties>
    </style:style>
    <style:style style:name="P5" style:family="paragraph" style:parent-style-name="Text_20_body">
      <style:paragraph-properties fo:text-align="end" style:justify-single-word="false"/>
      <style:text-properties fo:font-size="10pt" officeooo:rsid="00103587" officeooo:paragraph-rsid="00103587" style:font-size-asian="10pt" style:font-size-complex="10pt"/>
    </style:style>
    <style:style style:name="P6" style:family="paragraph" style:parent-style-name="Text_20_body">
      <style:paragraph-properties fo:text-align="end" style:justify-single-word="false"/>
      <style:text-properties fo:font-size="10pt" officeooo:rsid="0040b26b" officeooo:paragraph-rsid="0040b26b" style:font-size-asian="10pt" style:font-size-complex="10pt"/>
    </style:style>
    <style:style style:name="P7" style:family="paragraph" style:parent-style-name="Subtitle">
      <style:text-properties officeooo:rsid="00543094" officeooo:paragraph-rsid="00543094"/>
    </style:style>
    <style:style style:name="P8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rsid="0056f44a" officeooo:paragraph-rsid="00ebf73c"/>
    </style:style>
    <style:style style:name="P9" style:family="paragraph" style:parent-style-name="Standard">
      <style:text-properties officeooo:paragraph-rsid="00559889"/>
    </style:style>
    <style:style style:name="P10" style:family="paragraph" style:parent-style-name="Diagrama">
      <style:paragraph-properties fo:text-align="center" style:justify-single-word="false"/>
    </style:style>
    <style:style style:name="P11" style:family="paragraph" style:parent-style-name="Text_20_body">
      <style:text-properties officeooo:paragraph-rsid="0056f44a"/>
    </style:style>
    <style:style style:name="P12" style:family="paragraph" style:parent-style-name="Text_20_body">
      <style:text-properties officeooo:rsid="01b62772" officeooo:paragraph-rsid="01b62772"/>
    </style:style>
    <style:style style:name="P13" style:family="paragraph" style:parent-style-name="Text_20_body">
      <style:text-properties officeooo:rsid="01b34e33" officeooo:paragraph-rsid="01b34e33"/>
    </style:style>
    <style:style style:name="P14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rsid="01b34e33" officeooo:paragraph-rsid="01b34e33"/>
    </style:style>
    <style:style style:name="P15" style:family="paragraph" style:parent-style-name="Text_20_body">
      <style:text-properties officeooo:rsid="00559889" officeooo:paragraph-rsid="01b34e33"/>
    </style:style>
    <style:style style:name="P16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paragraph-rsid="00b2e411"/>
    </style:style>
    <style:style style:name="P17" style:family="paragraph" style:parent-style-name="Text_20_body">
      <style:text-properties officeooo:paragraph-rsid="01b34e33"/>
    </style:style>
    <style:style style:name="P18" style:family="paragraph" style:parent-style-name="Figure_20_Index_20_1">
      <style:paragraph-properties>
        <style:tab-stops>
          <style:tab-stop style:position="17.895cm" style:type="right" style:leader-style="dotted" style:leader-text="."/>
        </style:tab-stops>
      </style:paragraph-properties>
    </style:style>
    <style:style style:name="P19" style:family="paragraph" style:parent-style-name="Index_20_1">
      <style:paragraph-properties>
        <style:tab-stops>
          <style:tab-stop style:position="17.895cm" style:type="right" style:leader-style="dotted" style:leader-text="."/>
        </style:tab-stops>
      </style:paragraph-properties>
    </style:style>
    <style:style style:name="P20" style:family="paragraph" style:parent-style-name="Footnote">
      <style:text-properties fo:font-size="9pt" officeooo:rsid="01b62772" officeooo:paragraph-rsid="01b62772" style:font-size-asian="9pt" style:font-size-complex="9pt"/>
    </style:style>
    <style:style style:name="P21" style:family="paragraph" style:parent-style-name="Text_20_body">
      <style:paragraph-properties fo:margin-top="0cm" fo:margin-bottom="0cm" style:contextual-spacing="true"/>
      <style:text-properties fo:font-size="9pt" officeooo:paragraph-rsid="01b973b9" style:font-size-asian="9pt" style:font-size-complex="9pt"/>
    </style:style>
    <style:style style:name="P22" style:family="paragraph" style:parent-style-name="Text_20_body">
      <style:paragraph-properties fo:margin-top="0cm" fo:margin-bottom="0.3cm" style:contextual-spacing="true"/>
      <style:text-properties fo:font-size="9pt" officeooo:paragraph-rsid="01bdccbd" style:font-size-asian="9pt" style:font-size-complex="9pt"/>
    </style:style>
    <style:style style:name="P23" style:family="paragraph" style:parent-style-name="Table_20_Contents">
      <style:text-properties style:font-name="Consolas" fo:font-size="9pt" style:font-size-asian="9pt" style:font-size-complex="9pt"/>
    </style:style>
    <style:style style:name="P24" style:family="paragraph" style:parent-style-name="Table_20_Contents">
      <style:text-properties style:font-name="Consolas" fo:font-size="9pt" officeooo:rsid="01baa738" officeooo:paragraph-rsid="01baa738" style:font-size-asian="9pt" style:font-size-complex="9pt"/>
    </style:style>
    <style:style style:name="P25" style:family="paragraph" style:parent-style-name="Table_20_Contents">
      <style:text-properties style:font-name="Consolas" fo:font-size="9pt" officeooo:rsid="01baa738" officeooo:paragraph-rsid="01cb81f2" style:font-size-asian="9pt" style:font-size-complex="9pt"/>
    </style:style>
    <style:style style:name="P26" style:family="paragraph" style:parent-style-name="Table_20_Contents">
      <style:text-properties style:font-name="Consolas" fo:font-size="9pt" officeooo:paragraph-rsid="01baa738" style:font-size-asian="9pt" style:font-size-complex="9pt"/>
    </style:style>
    <style:style style:name="P27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baa738" style:font-size-asian="9pt" style:font-size-complex="9pt"/>
    </style:style>
    <style:style style:name="P28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b62772" style:font-size-asian="9pt" style:font-size-complex="9pt"/>
    </style:style>
    <style:style style:name="P29" style:family="paragraph" style:parent-style-name="Text_20_body">
      <style:paragraph-properties fo:margin-top="0cm" fo:margin-bottom="0.3cm" style:contextual-spacing="true"/>
      <style:text-properties style:font-name="Consolas" fo:font-size="9pt" officeooo:rsid="01b64d74" officeooo:paragraph-rsid="01b64d74" style:font-size-asian="9pt" style:font-size-complex="9pt"/>
    </style:style>
    <style:style style:name="P30" style:family="paragraph" style:parent-style-name="Text_20_body">
      <style:paragraph-properties fo:margin-top="0cm" fo:margin-bottom="0.3cm" style:contextual-spacing="true"/>
      <style:text-properties style:font-name="Consolas" fo:font-size="9pt" officeooo:rsid="01b64d74" officeooo:paragraph-rsid="01c2fe97" style:font-size-asian="9pt" style:font-size-complex="9pt"/>
    </style:style>
    <style:style style:name="P31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0ab6d" style:font-size-asian="9pt" style:font-size-complex="9pt"/>
    </style:style>
    <style:style style:name="P32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2fe97" style:font-size-asian="9pt" style:font-size-complex="9pt"/>
    </style:style>
    <style:style style:name="P3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72271" style:font-size-asian="9pt" style:font-size-complex="9pt"/>
    </style:style>
    <style:style style:name="P34" style:family="paragraph" style:parent-style-name="Table_20_Contents">
      <style:text-properties style:font-name="Consolas" fo:font-size="9pt" officeooo:paragraph-rsid="01cb81f2" style:font-size-asian="9pt" style:font-size-complex="9pt"/>
    </style:style>
    <style:style style:name="P35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b81f2" style:font-size-asian="9pt" style:font-size-complex="9pt"/>
    </style:style>
    <style:style style:name="P36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d656b" style:font-size-asian="9pt" style:font-size-complex="9pt"/>
    </style:style>
    <style:style style:name="P37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ebae1" style:font-size-asian="9pt" style:font-size-complex="9pt"/>
    </style:style>
    <style:style style:name="P38" style:family="paragraph" style:parent-style-name="Text_20_body">
      <style:paragraph-properties fo:margin-top="0cm" fo:margin-bottom="0.3cm" style:contextual-spacing="true"/>
      <style:text-properties style:font-name="Consolas" fo:font-size="9pt" style:font-size-asian="9pt" style:font-size-complex="9pt"/>
    </style:style>
    <style:style style:name="P39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73ad1" style:font-size-asian="9pt" style:font-size-complex="9pt"/>
    </style:style>
    <style:style style:name="P4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officeooo:paragraph-rsid="01c73ad1" style:font-size-asian="9pt" style:font-size-complex="9pt"/>
    </style:style>
    <style:style style:name="P4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officeooo:rsid="01d7f42d" officeooo:paragraph-rsid="01d7f42d" style:font-size-asian="9pt" style:font-size-complex="9pt"/>
    </style:style>
    <style:style style:name="P42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2003ef" style:font-size-asian="9pt" style:font-size-complex="9pt"/>
    </style:style>
    <style:style style:name="P4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2a9152" style:font-size-asian="9pt" style:font-size-complex="9pt"/>
    </style:style>
    <style:style style:name="P44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8e519" style:font-size-asian="9pt" style:font-size-complex="9pt"/>
    </style:style>
    <style:style style:name="P45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a6b28" style:font-size-asian="9pt" style:font-size-complex="9pt"/>
    </style:style>
    <style:style style:name="P46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3508ba" style:font-size-asian="9pt" style:font-size-complex="9pt"/>
    </style:style>
    <style:style style:name="P47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360f31" style:font-size-asian="9pt" style:font-size-complex="9pt"/>
    </style:style>
    <style:style style:name="P48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077dd" style:font-size-asian="9pt" style:font-size-complex="9pt"/>
    </style:style>
    <style:style style:name="P4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baa738" style:font-name-asian="Microsoft YaHei" style:font-size-asian="9pt" style:font-weight-asian="normal" style:font-name-complex="Arial2" style:font-size-complex="9pt" style:font-weight-complex="normal"/>
    </style:style>
    <style:style style:name="P50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bdccbd" style:font-name-asian="Microsoft YaHei" style:font-size-asian="9pt" style:font-weight-asian="normal" style:font-name-complex="Arial2" style:font-size-complex="9pt" style:font-weight-complex="normal"/>
    </style:style>
    <style:style style:name="P5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0ab6d" style:font-name-asian="Microsoft YaHei" style:font-size-asian="9pt" style:font-weight-asian="normal" style:font-name-complex="Arial2" style:font-size-complex="9pt" style:font-weight-complex="normal"/>
    </style:style>
    <style:style style:name="P5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b81f2" style:font-name-asian="Microsoft YaHei" style:font-size-asian="9pt" style:font-weight-asian="normal" style:font-name-complex="Arial2" style:font-size-complex="9pt" style:font-weight-complex="normal"/>
    </style:style>
    <style:style style:name="P5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ebae1" style:font-name-asian="Microsoft YaHei" style:font-size-asian="9pt" style:font-weight-asian="normal" style:font-name-complex="Arial2" style:font-size-complex="9pt" style:font-weight-complex="normal"/>
    </style:style>
    <style:style style:name="P54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baa738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73ad1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73ad1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d6d85b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e6500c" style:font-size-asian="9pt" style:font-weight-asian="normal" style:font-size-complex="9pt" style:font-weight-complex="normal"/>
    </style:style>
    <style:style style:name="P5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10800e" style:font-size-asian="9pt" style:font-weight-asian="normal" style:font-size-complex="9pt" style:font-weight-complex="normal"/>
    </style:style>
    <style:style style:name="P6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8e519" style:font-size-asian="9pt" style:font-weight-asian="normal" style:font-size-complex="9pt" style:font-weight-complex="normal"/>
    </style:style>
    <style:style style:name="P6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2f2660" style:font-size-asian="9pt" style:font-weight-asian="normal" style:font-size-complex="9pt" style:font-weight-complex="normal"/>
    </style:style>
    <style:style style:name="P6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343f63" style:font-size-asian="9pt" style:font-weight-asian="normal" style:font-size-complex="9pt" style:font-weight-complex="normal"/>
    </style:style>
    <style:style style:name="P6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365772" style:font-size-asian="9pt" style:font-weight-asian="normal" style:font-size-complex="9pt" style:font-weight-complex="normal"/>
    </style:style>
    <style:style style:name="P6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a6b28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d2dc00" officeooo:paragraph-rsid="01d2dc00" style:font-size-asian="9pt" style:font-weight-asian="normal" style:font-size-complex="9pt" style:font-weight-complex="normal"/>
    </style:style>
    <style:style style:name="P6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d777a4" officeooo:paragraph-rsid="01d777a4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dccddf" officeooo:paragraph-rsid="01dccddf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e6500c" officeooo:paragraph-rsid="01e6500c" style:font-size-asian="9pt" style:font-weight-asian="normal" style:font-size-complex="9pt" style:font-weight-complex="normal"/>
    </style:style>
    <style:style style:name="P6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e6500c" style:font-size-asian="9pt" style:font-weight-asian="normal" style:font-size-complex="9pt" style:font-weight-complex="normal"/>
    </style:style>
    <style:style style:name="P7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2065539" officeooo:paragraph-rsid="02065539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2163722" officeooo:paragraph-rsid="02163722" style:font-size-asian="9pt" style:font-weight-asian="normal" style:font-size-complex="9pt" style:font-weight-complex="normal"/>
    </style:style>
    <style:style style:name="P7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8e519" style:font-size-asian="9pt" style:font-weight-asian="normal" style:font-size-complex="9pt" style:font-weight-complex="normal"/>
    </style:style>
    <style:style style:name="P7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a6b28" style:font-size-asian="9pt" style:font-weight-asian="normal" style:font-size-complex="9pt" style:font-weight-complex="normal"/>
    </style:style>
    <style:style style:name="P74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style:font-size-asian="9pt" style:font-style-asian="normal" style:font-size-complex="9pt" style:font-style-complex="normal"/>
    </style:style>
    <style:style style:name="P75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b973b9" style:font-size-asian="9pt" style:font-style-asian="normal" style:font-size-complex="9pt" style:font-style-complex="normal"/>
    </style:style>
    <style:style style:name="P76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bdccbd" style:font-size-asian="9pt" style:font-style-asian="normal" style:font-size-complex="9pt" style:font-style-complex="normal"/>
    </style:style>
    <style:style style:name="P77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2fe97" style:font-size-asian="9pt" style:font-style-asian="normal" style:font-size-complex="9pt" style:font-style-complex="normal"/>
    </style:style>
    <style:style style:name="P78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548c9" style:font-size-asian="9pt" style:font-style-asian="normal" style:font-size-complex="9pt" style:font-style-complex="normal"/>
    </style:style>
    <style:style style:name="P79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72271" style:font-size-asian="9pt" style:font-style-asian="normal" style:font-size-complex="9pt" style:font-style-complex="normal"/>
    </style:style>
    <style:style style:name="P80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ebae1" style:font-size-asian="9pt" style:font-style-asian="normal" style:font-size-complex="9pt" style:font-style-complex="normal"/>
    </style:style>
    <style:style style:name="P81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cebae1" style:font-size-asian="9pt" style:font-style-asian="normal" style:font-size-complex="9pt" style:font-style-complex="normal"/>
    </style:style>
    <style:style style:name="P82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c73ad1" style:font-size-asian="9pt" style:font-style-asian="normal" style:font-size-complex="9pt" style:font-style-complex="normal"/>
    </style:style>
    <style:style style:name="P83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d0bdc8" style:font-size-asian="9pt" style:font-style-asian="normal" style:font-size-complex="9pt" style:font-style-complex="normal"/>
    </style:style>
    <style:style style:name="P84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d191ac" style:font-size-asian="9pt" style:font-style-asian="normal" style:font-size-complex="9pt" style:font-style-complex="normal"/>
    </style:style>
    <style:style style:name="P85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d1ebac" style:font-size-asian="9pt" style:font-style-asian="normal" style:font-size-complex="9pt" style:font-style-complex="normal"/>
    </style:style>
    <style:style style:name="P86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dccbd" officeooo:paragraph-rsid="01bdccbd" style:font-size-asian="9pt" style:font-style-asian="normal" style:font-size-complex="9pt" style:font-style-complex="normal"/>
    </style:style>
    <style:style style:name="P87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rsid="01b62772" officeooo:paragraph-rsid="01baa738" style:font-name-asian="Microsoft YaHei" style:font-size-asian="9pt" style:font-weight-asian="bold" style:font-name-complex="Arial2" style:font-size-complex="9pt" style:font-weight-complex="bold"/>
    </style:style>
    <style:style style:name="P88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rsid="01b62772" officeooo:paragraph-rsid="01c0ab6d" style:font-name-asian="Microsoft YaHei" style:font-size-asian="9pt" style:font-weight-asian="bold" style:font-name-complex="Arial2" style:font-size-complex="9pt" style:font-weight-complex="bold"/>
    </style:style>
    <style:style style:name="P89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paragraph-rsid="01baa738" style:font-size-asian="9pt" style:font-weight-asian="bold" style:font-size-complex="9pt" style:font-weight-complex="bold"/>
    </style:style>
    <style:style style:name="P90" style:family="paragraph" style:parent-style-name="Text_20_body">
      <style:paragraph-properties fo:margin-top="0cm" fo:margin-bottom="0.3cm" style:contextual-spacing="true"/>
      <style:text-properties style:font-name="Consolas" fo:font-size="9pt" style:font-size-asian="7.84999990463257pt" style:font-size-complex="9pt"/>
    </style:style>
    <style:style style:name="P91" style:family="paragraph" style:parent-style-name="Text_20_body">
      <style:paragraph-properties fo:margin-top="0cm" fo:margin-bottom="0cm" style:contextual-spacing="true"/>
      <style:text-properties style:font-name="Consolas" fo:font-size="10pt" fo:font-style="normal" officeooo:rsid="01b62772" officeooo:paragraph-rsid="01b973b9" style:font-size-asian="10pt" style:font-style-asian="normal" style:font-size-complex="10pt" style:font-style-complex="normal"/>
    </style:style>
    <style:style style:name="P92" style:family="paragraph" style:parent-style-name="Text_20_body">
      <style:paragraph-properties fo:margin-top="0cm" fo:margin-bottom="0cm" style:contextual-spacing="true"/>
      <style:text-properties style:font-name="Consolas" fo:font-size="10pt" fo:font-style="normal" officeooo:rsid="01b62772" officeooo:paragraph-rsid="01c2fe97" style:font-size-asian="10pt" style:font-style-asian="normal" style:font-size-complex="10pt" style:font-style-complex="normal"/>
    </style:style>
    <style:style style:name="P93" style:family="paragraph" style:parent-style-name="Text_20_body">
      <style:paragraph-properties fo:margin-top="0cm" fo:margin-bottom="0.3cm" style:contextual-spacing="true"/>
      <style:text-properties style:font-name="Consolas" fo:font-size="12pt" fo:font-weight="bold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cm" fo:margin-bottom="0.3cm" style:contextual-spacing="true"/>
      <style:text-properties style:font-name="Consolas" fo:font-size="12pt" fo:font-weight="bold" officeooo:paragraph-rsid="01d7f42d" style:font-size-asian="12pt" style:font-weight-asian="bold" style:font-size-complex="12pt" style:font-weight-complex="bold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8" style:family="paragraph" style:parent-style-name="Contents_20_Heading">
      <style:paragraph-properties fo:break-before="page"/>
    </style:style>
    <style:style style:name="P99" style:family="paragraph" style:parent-style-name="Text_20_body">
      <style:paragraph-properties fo:margin-top="0cm" fo:margin-bottom="0.3cm" style:contextual-spacing="true"/>
      <style:text-properties officeooo:paragraph-rsid="01c2fe97"/>
    </style:style>
    <style:style style:name="P100" style:family="paragraph" style:parent-style-name="Text_20_body">
      <style:paragraph-properties fo:margin-top="0cm" fo:margin-bottom="0.3cm" style:contextual-spacing="true"/>
      <style:text-properties officeooo:paragraph-rsid="01c73ad1"/>
    </style:style>
    <style:style style:name="P101" style:family="paragraph" style:parent-style-name="Text_20_body">
      <style:text-properties officeooo:rsid="01d4533c" officeooo:paragraph-rsid="01d4533c"/>
    </style:style>
    <style:style style:name="P102" style:family="paragraph" style:parent-style-name="Title" style:master-page-name="Ld_5f_Primera_5f_Pàgina">
      <style:paragraph-properties style:page-number="auto"/>
      <style:text-properties officeooo:rsid="00103587" officeooo:paragraph-rsid="00103587"/>
    </style:style>
    <style:style style:name="P103" style:family="paragraph" style:parent-style-name="Heading_20_1" style:list-style-name="">
      <style:paragraph-properties fo:text-align="justify" style:justify-single-word="false">
        <style:tab-stops>
          <style:tab-stop style:position="0.806cm"/>
        </style:tab-stops>
      </style:paragraph-properties>
      <style:text-properties officeooo:paragraph-rsid="00559889"/>
    </style:style>
    <style:style style:name="P104" style:family="paragraph" style:parent-style-name="Heading_20_1" style:list-style-name="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05" style:family="paragraph" style:parent-style-name="Heading_20_1" style:master-page-name="Ld_5f_Document">
      <style:paragraph-properties style:page-number="1"/>
      <style:text-properties officeooo:rsid="01b34e33" officeooo:paragraph-rsid="01b34e33"/>
    </style:style>
    <style:style style:name="P106" style:family="paragraph" style:parent-style-name="Heading_20_1">
      <style:paragraph-properties fo:break-before="page"/>
      <style:text-properties officeooo:rsid="01cfc83f" officeooo:paragraph-rsid="01cfc83f"/>
    </style:style>
    <style:style style:name="P107" style:family="paragraph" style:parent-style-name="Heading_20_1">
      <style:paragraph-properties fo:break-before="page"/>
      <style:text-properties officeooo:rsid="01b45195" officeooo:paragraph-rsid="01cfc83f"/>
    </style:style>
    <style:style style:name="P108" style:family="paragraph" style:parent-style-name="Heading_20_1">
      <style:paragraph-properties fo:break-before="page"/>
      <style:text-properties officeooo:rsid="01c73ad1" officeooo:paragraph-rsid="01c73ad1"/>
    </style:style>
    <style:style style:name="P109" style:family="paragraph" style:parent-style-name="Heading_20_1">
      <style:paragraph-properties fo:break-before="page"/>
      <style:text-properties officeooo:rsid="01c73ad1" officeooo:paragraph-rsid="01c8e519"/>
    </style:style>
    <style:style style:name="P110" style:family="paragraph" style:parent-style-name="Heading_20_1">
      <style:paragraph-properties fo:break-before="page"/>
      <style:text-properties officeooo:rsid="01c73ad1" officeooo:paragraph-rsid="01ca6b28"/>
    </style:style>
    <style:style style:name="P111" style:family="paragraph" style:parent-style-name="Heading_20_1">
      <style:paragraph-properties fo:break-before="page"/>
      <style:text-properties fo:language="ca" fo:country="ES" officeooo:rsid="006b790f" officeooo:paragraph-rsid="00bd1d9a"/>
    </style:style>
    <style:style style:name="P112" style:family="paragraph" style:parent-style-name="Heading_20_2">
      <style:text-properties style:font-name="Arial3" fo:font-size="14pt" fo:font-weight="bold" officeooo:rsid="01b34e33" officeooo:paragraph-rsid="01b34e33" style:font-name-asian="Microsoft YaHei" style:font-size-asian="16pt" style:font-weight-asian="bold" style:font-name-complex="Arial2" style:font-size-complex="16pt" style:font-weight-complex="bold"/>
    </style:style>
    <style:style style:name="P113" style:family="paragraph" style:parent-style-name="Heading_20_2" style:master-page-name="">
      <style:paragraph-properties fo:margin-left="0cm" fo:margin-right="0cm" fo:margin-top="0.15cm" fo:margin-bottom="0.15cm" style:contextual-spacing="false" fo:text-align="start" style:justify-single-word="false" fo:text-indent="0cm" style:auto-text-indent="false" style:page-number="auto" fo:keep-with-next="always">
        <style:tab-stops/>
      </style:paragraph-properties>
      <style:text-properties style:font-name="Arial3" fo:font-size="14pt" fo:font-weight="bold" officeooo:rsid="01c8e519" officeooo:paragraph-rsid="01c8e519" style:font-name-asian="Microsoft YaHei" style:font-size-asian="16pt" style:font-weight-asian="bold" style:font-name-complex="Arial2" style:font-size-complex="16pt" style:font-weight-complex="bold"/>
    </style:style>
    <style:style style:name="P114" style:family="paragraph" style:parent-style-name="Heading_20_2">
      <style:text-properties officeooo:rsid="0056f44a" officeooo:paragraph-rsid="01b34e33"/>
    </style:style>
    <style:style style:name="P115" style:family="paragraph" style:parent-style-name="Heading_20_2">
      <style:paragraph-properties fo:break-before="page"/>
      <style:text-properties fo:font-style="normal" officeooo:rsid="0056f44a" officeooo:paragraph-rsid="01b34e33" style:font-style-asian="normal" style:font-style-complex="normal"/>
    </style:style>
    <style:style style:name="P116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1b973b9" officeooo:paragraph-rsid="01b973b9"/>
    </style:style>
    <style:style style:name="P117" style:family="paragraph" style:parent-style-name="Heading_20_2">
      <style:text-properties officeooo:rsid="01b973b9" officeooo:paragraph-rsid="01b973b9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Heading_20_2">
      <style:text-properties officeooo:rsid="01c2fe97" officeooo:paragraph-rsid="01c2fe97"/>
    </style:style>
    <style:style style:name="P120" style:family="paragraph" style:parent-style-name="Heading_20_2">
      <style:text-properties officeooo:rsid="01c73ad1" officeooo:paragraph-rsid="01c73ad1"/>
    </style:style>
    <style:style style:name="P121" style:family="paragraph" style:parent-style-name="Heading_20_2">
      <style:text-properties officeooo:rsid="01c8e519" officeooo:paragraph-rsid="01c8e519"/>
    </style:style>
    <style:style style:name="P122" style:family="paragraph" style:parent-style-name="Heading_20_2">
      <style:text-properties officeooo:rsid="01ca6b28" officeooo:paragraph-rsid="01ca6b28"/>
    </style:style>
    <style:style style:name="P123" style:family="paragraph" style:parent-style-name="Heading_20_3">
      <style:text-properties style:font-name="Arial3" fo:font-size="14pt" fo:font-weight="bold" officeooo:rsid="01b62772" officeooo:paragraph-rsid="01b62772" style:font-name-asian="Microsoft YaHei" style:font-size-asian="16pt" style:font-weight-asian="bold" style:font-name-complex="Arial2" style:font-size-complex="16pt" style:font-weight-complex="bold"/>
    </style:style>
    <style:style style:name="P124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2fe97" style:font-name-asian="Microsoft YaHei" style:font-weight-asian="bold" style:font-name-complex="Arial2" style:font-weight-complex="bold"/>
    </style:style>
    <style:style style:name="P125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73ad1" style:font-name-asian="Microsoft YaHei" style:font-weight-asian="bold" style:font-name-complex="Arial2" style:font-weight-complex="bold"/>
    </style:style>
    <style:style style:name="P126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8e519" style:font-name-asian="Microsoft YaHei" style:font-weight-asian="bold" style:font-name-complex="Arial2" style:font-weight-complex="bold"/>
    </style:style>
    <style:style style:name="P127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a6b28" style:font-name-asian="Microsoft YaHei" style:font-weight-asian="bold" style:font-name-complex="Arial2" style:font-weight-complex="bold"/>
    </style:style>
    <style:style style:name="P128" style:family="paragraph" style:parent-style-name="Heading_20_3">
      <style:text-properties style:font-name="Arial3" fo:font-weight="bold" officeooo:rsid="01b82a9a" officeooo:paragraph-rsid="01c73ad1" style:font-name-asian="Microsoft YaHei" style:font-weight-asian="bold" style:font-name-complex="Arial2" style:font-weight-complex="bold"/>
    </style:style>
    <style:style style:name="P129" style:family="paragraph" style:parent-style-name="Heading_20_3">
      <style:text-properties style:font-name="Arial3" fo:font-weight="bold" officeooo:rsid="01b82a9a" officeooo:paragraph-rsid="01c8e519" style:font-name-asian="Microsoft YaHei" style:font-weight-asian="bold" style:font-name-complex="Arial2" style:font-weight-complex="bold"/>
    </style:style>
    <style:style style:name="P130" style:family="paragraph" style:parent-style-name="Heading_20_3">
      <style:text-properties style:font-name="Arial3" fo:font-weight="bold" officeooo:rsid="01b82a9a" officeooo:paragraph-rsid="01ca6b28" style:font-name-asian="Microsoft YaHei" style:font-weight-asian="bold" style:font-name-complex="Arial2" style:font-weight-complex="bold"/>
    </style:style>
    <style:style style:name="P131" style:family="paragraph" style:parent-style-name="Heading_20_3">
      <style:text-properties officeooo:paragraph-rsid="01b64d74"/>
    </style:style>
    <style:style style:name="P132" style:family="paragraph" style:parent-style-name="Heading_20_3">
      <style:text-properties officeooo:rsid="01b62772" officeooo:paragraph-rsid="01baa738"/>
    </style:style>
    <style:style style:name="P133" style:family="paragraph" style:parent-style-name="Heading_20_3">
      <style:text-properties officeooo:rsid="01b62772" officeooo:paragraph-rsid="01b62772"/>
    </style:style>
    <style:style style:name="P134" style:family="paragraph" style:parent-style-name="Heading_20_3">
      <style:text-properties officeooo:rsid="01b62772" officeooo:paragraph-rsid="01bdccbd"/>
    </style:style>
    <style:style style:name="P135" style:family="paragraph" style:parent-style-name="Heading_20_3">
      <style:text-properties officeooo:rsid="01b62772" officeooo:paragraph-rsid="01c2fe97"/>
    </style:style>
    <style:style style:name="P136" style:family="paragraph" style:parent-style-name="Heading_20_3">
      <style:text-properties officeooo:rsid="01b82a9a" officeooo:paragraph-rsid="01b82a9a"/>
    </style:style>
    <style:style style:name="P137" style:family="paragraph" style:parent-style-name="Heading_20_3">
      <style:text-properties officeooo:rsid="01b82a9a" officeooo:paragraph-rsid="01c2fe97"/>
    </style:style>
    <style:style style:name="P138" style:family="paragraph" style:parent-style-name="Heading_20_3">
      <style:text-properties officeooo:paragraph-rsid="01c0ab6d"/>
    </style:style>
    <style:style style:name="P139" style:family="paragraph" style:parent-style-name="Heading_20_3">
      <style:text-properties officeooo:rsid="01bc9af5" officeooo:paragraph-rsid="01bdccbd"/>
    </style:style>
    <style:style style:name="P140" style:family="paragraph" style:parent-style-name="Heading_20_3">
      <style:text-properties officeooo:paragraph-rsid="01c2fe97"/>
    </style:style>
    <style:style style:name="P141" style:family="paragraph" style:parent-style-name="Heading_20_3">
      <style:text-properties officeooo:paragraph-rsid="01c73ad1"/>
    </style:style>
    <style:style style:name="P142" style:family="paragraph" style:parent-style-name="Heading_20_3">
      <style:text-properties officeooo:paragraph-rsid="01d191ac"/>
    </style:style>
    <style:style style:name="P143" style:family="paragraph" style:parent-style-name="Heading_20_3">
      <style:text-properties officeooo:paragraph-rsid="01c8e519"/>
    </style:style>
    <style:style style:name="P144" style:family="paragraph" style:parent-style-name="Heading_20_3">
      <style:text-properties officeooo:paragraph-rsid="01ca6b28"/>
    </style:style>
    <style:style style:name="P145" style:family="paragraph" style:parent-style-name="Text_20_body" style:list-style-name="">
      <style:paragraph-properties fo:text-align="justify" style:justify-single-word="false">
        <style:tab-stops>
          <style:tab-stop style:position="0.806cm"/>
        </style:tab-stops>
      </style:paragraph-properties>
      <style:text-properties officeooo:paragraph-rsid="00559889"/>
    </style:style>
    <style:style style:name="P146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2fe97" style:font-size-asian="9pt" style:font-size-complex="9pt"/>
    </style:style>
    <style:style style:name="P147" style:family="paragraph" style:parent-style-name="Text_20_body">
      <style:paragraph-properties fo:margin-top="0cm" fo:margin-bottom="0.3cm" style:contextual-spacing="true"/>
      <style:text-properties style:font-name="Consolas" fo:font-size="9pt" officeooo:rsid="02499073" officeooo:paragraph-rsid="02499073" style:font-size-asian="9pt" style:font-size-complex="9pt"/>
    </style:style>
    <style:style style:name="P148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af07f" style:font-size-asian="9pt" style:font-size-complex="9pt"/>
    </style:style>
    <style:style style:name="P149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e854b" style:font-size-asian="9pt" style:font-size-complex="9pt"/>
    </style:style>
    <style:style style:name="P150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0ab6d" style:font-size-asian="9pt" style:font-size-complex="9pt"/>
    </style:style>
    <style:style style:name="P151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2fe97" style:font-size-asian="9pt" style:font-style-asian="normal" style:font-size-complex="9pt" style:font-style-complex="normal"/>
    </style:style>
    <style:style style:name="P152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d1ebac" style:font-size-asian="9pt" style:font-style-asian="normal" style:font-size-complex="9pt" style:font-style-complex="normal"/>
    </style:style>
    <style:style style:name="P153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4d5673" style:font-size-asian="9pt" style:font-style-asian="normal" style:font-size-complex="9pt" style:font-style-complex="normal"/>
    </style:style>
    <style:style style:name="P154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50b93e" style:font-size-asian="9pt" style:font-style-asian="normal" style:font-size-complex="9pt" style:font-style-complex="normal"/>
    </style:style>
    <style:style style:name="P155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548b75" style:font-size-asian="9pt" style:font-style-asian="normal" style:font-size-complex="9pt" style:font-style-complex="normal"/>
    </style:style>
    <style:style style:name="P156" style:family="paragraph" style:parent-style-name="Text_20_body">
      <style:paragraph-properties fo:margin-top="0cm" fo:margin-bottom="0.3cm" style:contextual-spacing="true"/>
      <style:text-properties style:font-name="Consolas" fo:font-size="9pt" fo:font-style="normal" fo:font-weight="normal" officeooo:rsid="01d0bdc8" officeooo:paragraph-rsid="01d0bdc8" style:font-name-asian="Microsoft YaHei" style:font-size-asian="9pt" style:font-style-asian="normal" style:font-weight-asian="normal" style:font-name-complex="Arial2" style:font-size-complex="9pt" style:font-style-complex="normal" style:font-weight-complex="normal"/>
    </style:style>
    <style:style style:name="P157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158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2271b" style:font-name-asian="Microsoft YaHei" style:font-size-asian="9pt" style:font-weight-asian="normal" style:font-name-complex="Arial2" style:font-size-complex="9pt" style:font-weight-complex="normal"/>
    </style:style>
    <style:style style:name="P15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2dc00" style:font-name-asian="Microsoft YaHei" style:font-size-asian="9pt" style:font-weight-asian="normal" style:font-name-complex="Arial2" style:font-size-complex="9pt" style:font-weight-complex="normal"/>
    </style:style>
    <style:style style:name="P160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b7448" style:font-name-asian="Microsoft YaHei" style:font-size-asian="9pt" style:font-weight-asian="normal" style:font-name-complex="Arial2" style:font-size-complex="9pt" style:font-weight-complex="normal"/>
    </style:style>
    <style:style style:name="P16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ebb9b" style:font-name-asian="Microsoft YaHei" style:font-size-asian="9pt" style:font-weight-asian="normal" style:font-name-complex="Arial2" style:font-size-complex="9pt" style:font-weight-complex="normal"/>
    </style:style>
    <style:style style:name="P16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e6500c" style:font-name-asian="Microsoft YaHei" style:font-size-asian="9pt" style:font-weight-asian="normal" style:font-name-complex="Arial2" style:font-size-complex="9pt" style:font-weight-complex="normal"/>
    </style:style>
    <style:style style:name="P16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ff6698" style:font-name-asian="Microsoft YaHei" style:font-size-asian="9pt" style:font-weight-asian="normal" style:font-name-complex="Arial2" style:font-size-complex="9pt" style:font-weight-complex="normal"/>
    </style:style>
    <style:style style:name="P164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ffac64" style:font-name-asian="Microsoft YaHei" style:font-size-asian="9pt" style:font-weight-asian="normal" style:font-name-complex="Arial2" style:font-size-complex="9pt" style:font-weight-complex="normal"/>
    </style:style>
    <style:style style:name="P165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163722" style:font-name-asian="Microsoft YaHei" style:font-size-asian="9pt" style:font-weight-asian="normal" style:font-name-complex="Arial2" style:font-size-complex="9pt" style:font-weight-complex="normal"/>
    </style:style>
    <style:style style:name="P166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1edfc5" style:font-name-asian="Microsoft YaHei" style:font-size-asian="9pt" style:font-weight-asian="normal" style:font-name-complex="Arial2" style:font-size-complex="9pt" style:font-weight-complex="normal"/>
    </style:style>
    <style:style style:name="P167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29c8e5" style:font-name-asian="Microsoft YaHei" style:font-size-asian="9pt" style:font-weight-asian="normal" style:font-name-complex="Arial2" style:font-size-complex="9pt" style:font-weight-complex="normal"/>
    </style:style>
    <style:style style:name="P168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8e519" style:font-name-asian="Microsoft YaHei" style:font-size-asian="9pt" style:font-weight-asian="normal" style:font-name-complex="Arial2" style:font-size-complex="9pt" style:font-weight-complex="normal"/>
    </style:style>
    <style:style style:name="P16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a6b28" style:font-name-asian="Microsoft YaHei" style:font-size-asian="9pt" style:font-weight-asian="normal" style:font-name-complex="Arial2" style:font-size-complex="9pt" style:font-weight-complex="normal"/>
    </style:style>
    <style:style style:name="P17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17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7f42d" style:font-name-asian="Microsoft YaHei" style:font-size-asian="9pt" style:font-weight-asian="normal" style:font-name-complex="Arial2" style:font-size-complex="9pt" style:font-weight-complex="normal"/>
    </style:style>
    <style:style style:name="P17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6d85b" style:font-name-asian="Microsoft YaHei" style:font-size-asian="9pt" style:font-weight-asian="normal" style:font-name-complex="Arial2" style:font-size-complex="9pt" style:font-weight-complex="normal"/>
    </style:style>
    <style:style style:name="P17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9c32b" style:font-name-asian="Microsoft YaHei" style:font-size-asian="9pt" style:font-weight-asian="normal" style:font-name-complex="Arial2" style:font-size-complex="9pt" style:font-weight-complex="normal"/>
    </style:style>
    <style:style style:name="P17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30337" style:font-name-asian="Microsoft YaHei" style:font-size-asian="9pt" style:font-weight-asian="normal" style:font-name-complex="Arial2" style:font-size-complex="9pt" style:font-weight-complex="normal"/>
    </style:style>
    <style:style style:name="P17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482af5" style:font-name-asian="Microsoft YaHei" style:font-size-asian="9pt" style:font-weight-asian="normal" style:font-name-complex="Arial2" style:font-size-complex="9pt" style:font-weight-complex="normal"/>
    </style:style>
    <style:style style:name="P17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746df" style:font-name-asian="Microsoft YaHei" style:font-size-asian="9pt" style:font-weight-asian="normal" style:font-name-complex="Arial2" style:font-size-complex="9pt" style:font-weight-complex="normal"/>
    </style:style>
    <style:style style:name="P17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cb29a" style:font-name-asian="Microsoft YaHei" style:font-size-asian="9pt" style:font-weight-asian="normal" style:font-name-complex="Arial2" style:font-size-complex="9pt" style:font-weight-complex="normal"/>
    </style:style>
    <style:style style:name="P17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000e54" style:font-name-asian="Microsoft YaHei" style:font-size-asian="9pt" style:font-weight-asian="normal" style:font-name-complex="Arial2" style:font-size-complex="9pt" style:font-weight-complex="normal"/>
    </style:style>
    <style:style style:name="P17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0800e" style:font-name-asian="Microsoft YaHei" style:font-size-asian="9pt" style:font-weight-asian="normal" style:font-name-complex="Arial2" style:font-size-complex="9pt" style:font-weight-complex="normal"/>
    </style:style>
    <style:style style:name="P18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0f4f07" style:font-name-asian="Microsoft YaHei" style:font-size-asian="9pt" style:font-weight-asian="normal" style:font-name-complex="Arial2" style:font-size-complex="9pt" style:font-weight-complex="normal"/>
    </style:style>
    <style:style style:name="P18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8cced" style:font-name-asian="Microsoft YaHei" style:font-size-asian="9pt" style:font-weight-asian="normal" style:font-name-complex="Arial2" style:font-size-complex="9pt" style:font-weight-complex="normal"/>
    </style:style>
    <style:style style:name="P18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9c506" style:font-name-asian="Microsoft YaHei" style:font-size-asian="9pt" style:font-weight-asian="normal" style:font-name-complex="Arial2" style:font-size-complex="9pt" style:font-weight-complex="normal"/>
    </style:style>
    <style:style style:name="P18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dbc6e" style:font-name-asian="Microsoft YaHei" style:font-size-asian="9pt" style:font-weight-asian="normal" style:font-name-complex="Arial2" style:font-size-complex="9pt" style:font-weight-complex="normal"/>
    </style:style>
    <style:style style:name="P18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2cda5" style:font-name-asian="Microsoft YaHei" style:font-size-asian="9pt" style:font-weight-asian="normal" style:font-name-complex="Arial2" style:font-size-complex="9pt" style:font-weight-complex="normal"/>
    </style:style>
    <style:style style:name="P18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7f168" style:font-name-asian="Microsoft YaHei" style:font-size-asian="9pt" style:font-weight-asian="normal" style:font-name-complex="Arial2" style:font-size-complex="9pt" style:font-weight-complex="normal"/>
    </style:style>
    <style:style style:name="P18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a9152" style:font-name-asian="Microsoft YaHei" style:font-size-asian="9pt" style:font-weight-asian="normal" style:font-name-complex="Arial2" style:font-size-complex="9pt" style:font-weight-complex="normal"/>
    </style:style>
    <style:style style:name="P18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d23b6" style:font-name-asian="Microsoft YaHei" style:font-size-asian="9pt" style:font-weight-asian="normal" style:font-name-complex="Arial2" style:font-size-complex="9pt" style:font-weight-complex="normal"/>
    </style:style>
    <style:style style:name="P18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f2660" style:font-name-asian="Microsoft YaHei" style:font-size-asian="9pt" style:font-weight-asian="normal" style:font-name-complex="Arial2" style:font-size-complex="9pt" style:font-weight-complex="normal"/>
    </style:style>
    <style:style style:name="P18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8e519" style:font-name-asian="Microsoft YaHei" style:font-size-asian="9pt" style:font-weight-asian="normal" style:font-name-complex="Arial2" style:font-size-complex="9pt" style:font-weight-complex="normal"/>
    </style:style>
    <style:style style:name="P19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43f63" style:font-name-asian="Microsoft YaHei" style:font-size-asian="9pt" style:font-weight-asian="normal" style:font-name-complex="Arial2" style:font-size-complex="9pt" style:font-weight-complex="normal"/>
    </style:style>
    <style:style style:name="P19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7b2e3" style:font-name-asian="Microsoft YaHei" style:font-size-asian="9pt" style:font-weight-asian="normal" style:font-name-complex="Arial2" style:font-size-complex="9pt" style:font-weight-complex="normal"/>
    </style:style>
    <style:style style:name="P19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65772" style:font-name-asian="Microsoft YaHei" style:font-size-asian="9pt" style:font-weight-asian="normal" style:font-name-complex="Arial2" style:font-size-complex="9pt" style:font-weight-complex="normal"/>
    </style:style>
    <style:style style:name="P19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a17a7" style:font-name-asian="Microsoft YaHei" style:font-size-asian="9pt" style:font-weight-asian="normal" style:font-name-complex="Arial2" style:font-size-complex="9pt" style:font-weight-complex="normal"/>
    </style:style>
    <style:style style:name="P19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d29cb" style:font-name-asian="Microsoft YaHei" style:font-size-asian="9pt" style:font-weight-asian="normal" style:font-name-complex="Arial2" style:font-size-complex="9pt" style:font-weight-complex="normal"/>
    </style:style>
    <style:style style:name="P19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a6b28" style:font-name-asian="Microsoft YaHei" style:font-size-asian="9pt" style:font-weight-asian="normal" style:font-name-complex="Arial2" style:font-size-complex="9pt" style:font-weight-complex="normal"/>
    </style:style>
    <style:style style:name="P19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438a03" style:font-name-asian="Microsoft YaHei" style:font-size-asian="9pt" style:font-weight-asian="normal" style:font-name-complex="Arial2" style:font-size-complex="9pt" style:font-weight-complex="normal"/>
    </style:style>
    <style:style style:name="P197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24e854b" style:font-name-asian="Microsoft YaHei" style:font-size-asian="9pt" style:font-weight-asian="normal" style:font-name-complex="Arial2" style:font-size-complex="9pt" style:font-weight-complex="normal"/>
    </style:style>
    <style:style style:name="P198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2548b75" style:font-name-asian="Microsoft YaHei" style:font-size-asian="9pt" style:font-weight-asian="normal" style:font-name-complex="Arial2" style:font-size-complex="9pt" style:font-weight-complex="normal"/>
    </style:style>
    <style:style style:name="P19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22003ef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200" style:family="paragraph" style:parent-style-name="Text_20_body">
      <style:paragraph-properties fo:margin-top="0cm" fo:margin-bottom="0.3cm" style:contextual-spacing="true"/>
      <style:text-properties style:font-name="Consolas" fo:font-size="12pt" fo:font-weight="bold" officeooo:rsid="01b82a9a" officeooo:paragraph-rsid="01d777a4" style:font-name-asian="Microsoft YaHei" style:font-size-asian="12pt" style:font-weight-asian="bold" style:font-name-complex="Arial2" style:font-size-complex="12pt" style:font-weight-complex="bold"/>
    </style:style>
    <style:style style:name="P201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7f42d" style:font-name-asian="Microsoft YaHei" style:font-size-asian="12pt" style:font-weight-asian="bold" style:font-name-complex="Arial2" style:font-size-complex="12pt" style:font-weight-complex="bold"/>
    </style:style>
    <style:style style:name="P202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b7448" style:font-name-asian="Microsoft YaHei" style:font-size-asian="12pt" style:font-weight-asian="bold" style:font-name-complex="Arial2" style:font-size-complex="12pt" style:font-weight-complex="bold"/>
    </style:style>
    <style:style style:name="P203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d880c" style:font-name-asian="Microsoft YaHei" style:font-size-asian="12pt" style:font-weight-asian="bold" style:font-name-complex="Arial2" style:font-size-complex="12pt" style:font-weight-complex="bold"/>
    </style:style>
    <style:style style:name="P204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e4c38f" style:font-name-asian="Microsoft YaHei" style:font-size-asian="12pt" style:font-weight-asian="bold" style:font-name-complex="Arial2" style:font-size-complex="12pt" style:font-weight-complex="bold"/>
    </style:style>
    <style:style style:name="P205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ed86cc" style:font-name-asian="Microsoft YaHei" style:font-size-asian="12pt" style:font-weight-asian="bold" style:font-name-complex="Arial2" style:font-size-complex="12pt" style:font-weight-complex="bold"/>
    </style:style>
    <style:style style:name="P206" style:family="paragraph" style:parent-style-name="Text_20_body">
      <style:paragraph-properties fo:margin-top="0cm" fo:margin-bottom="0.3cm" style:contextual-spacing="true"/>
      <style:text-properties style:font-name="Arial3" fo:font-size="9pt" fo:font-weight="normal" officeooo:rsid="01b82a9a" officeooo:paragraph-rsid="024077dd" style:font-name-asian="Microsoft YaHei" style:font-size-asian="9pt" style:font-weight-asian="normal" style:font-name-complex="Arial2" style:font-size-complex="9pt" style:font-weight-complex="normal"/>
    </style:style>
    <style:style style:name="P20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P210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P2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cb4e"/>
    </style:style>
    <style:style style:name="T2" style:family="text">
      <style:text-properties officeooo:rsid="008c62db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ca" fo:country="ES" officeooo:rsid="006cd36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b34e33" style:font-style-asian="italic" style:font-style-complex="italic"/>
    </style:style>
    <style:style style:name="T7" style:family="text">
      <style:text-properties fo:font-style="italic" officeooo:rsid="01baa738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1b34e33" style:font-style-asian="normal" style:font-style-complex="normal"/>
    </style:style>
    <style:style style:name="T11" style:family="text">
      <style:text-properties fo:font-style="normal" officeooo:rsid="0056f44a" style:font-style-asian="normal" style:font-style-complex="normal"/>
    </style:style>
    <style:style style:name="T12" style:family="text">
      <style:text-properties fo:font-style="normal" officeooo:rsid="01b82a9a" style:font-style-asian="normal" style:font-style-complex="normal"/>
    </style:style>
    <style:style style:name="T13" style:family="text">
      <style:text-properties fo:font-style="normal" officeooo:rsid="01baa738" style:font-style-asian="normal" style:font-style-complex="normal"/>
    </style:style>
    <style:style style:name="T14" style:family="text">
      <style:text-properties fo:font-style="normal" officeooo:rsid="01b62772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559889"/>
    </style:style>
    <style:style style:name="T18" style:family="text">
      <style:text-properties style:font-name="Arial3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T19" style:family="text">
      <style:text-properties style:font-name="Arial3" fo:font-size="18pt" fo:font-weight="bold" officeooo:rsid="01c72271" style:font-name-asian="Microsoft YaHei" style:font-size-asian="18pt" style:font-weight-asian="bold" style:font-name-complex="Arial2" style:font-size-complex="18pt" style:font-weight-complex="bold"/>
    </style:style>
    <style:style style:name="T20" style:family="text">
      <style:text-properties style:font-name="Arial3" fo:font-size="18pt" fo:font-weight="bold" officeooo:rsid="01cfcda4" style:font-name-asian="Microsoft YaHei" style:font-size-asian="18pt" style:font-weight-asian="bold" style:font-name-complex="Arial2" style:font-size-complex="18pt" style:font-weight-complex="bold"/>
    </style:style>
    <style:style style:name="T21" style:family="text">
      <style:text-properties style:font-name="Arial3" fo:font-weight="bold" officeooo:rsid="01b64d74" style:font-name-asian="Microsoft YaHei" style:font-weight-asian="bold" style:font-name-complex="Arial2" style:font-weight-complex="bold"/>
    </style:style>
    <style:style style:name="T22" style:family="text">
      <style:text-properties style:font-name="Arial3" fo:font-weight="bold" officeooo:rsid="01b82a9a" style:font-name-asian="Microsoft YaHei" style:font-weight-asian="bold" style:font-name-complex="Arial2" style:font-weight-complex="bold"/>
    </style:style>
    <style:style style:name="T23" style:family="text">
      <style:text-properties style:font-name="Arial3" officeooo:rsid="01b82a9a" style:font-name-asian="Microsoft YaHei" style:font-name-complex="Arial2"/>
    </style:style>
    <style:style style:name="T24" style:family="text">
      <style:text-properties style:font-name="Arial3" fo:font-size="12pt" fo:font-style="normal" fo:font-weight="bold" officeooo:rsid="01d191ac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b34e33" style:font-weight-asian="bold" style:font-weight-complex="bold"/>
    </style:style>
    <style:style style:name="T27" style:family="text">
      <style:text-properties fo:font-weight="bold" officeooo:rsid="01b62772" style:font-name-asian="Microsoft YaHei" style:font-weight-asian="bold" style:font-name-complex="Arial2" style:font-weight-complex="bold"/>
    </style:style>
    <style:style style:name="T28" style:family="text">
      <style:text-properties fo:font-weight="bold" officeooo:rsid="01b82a9a" style:font-name-asian="Microsoft YaHei" style:font-weight-asian="bold" style:font-name-complex="Arial2" style:font-weight-complex="bold"/>
    </style:style>
    <style:style style:name="T29" style:family="text">
      <style:text-properties fo:font-weight="bold" officeooo:rsid="022003ef" style:font-name-asian="Microsoft YaHei" style:font-weight-asian="bold" style:font-name-complex="Arial2" style:font-weight-complex="bold"/>
    </style:style>
    <style:style style:name="T30" style:family="text">
      <style:text-properties officeooo:rsid="01b00198"/>
    </style:style>
    <style:style style:name="T31" style:family="text">
      <style:text-properties officeooo:rsid="01b26dbc"/>
    </style:style>
    <style:style style:name="T32" style:family="text">
      <style:text-properties officeooo:rsid="01b34e33"/>
    </style:style>
    <style:style style:name="T33" style:family="text">
      <style:text-properties officeooo:rsid="01b62772"/>
    </style:style>
    <style:style style:name="T34" style:family="text">
      <style:text-properties style:font-name="Consolas" fo:font-style="normal" officeooo:rsid="01b62772" style:font-style-asian="normal" style:font-style-complex="normal"/>
    </style:style>
    <style:style style:name="T35" style:family="text">
      <style:text-properties style:font-name="Consolas" fo:font-style="normal" fo:font-weight="bold" officeooo:rsid="01b62772" style:font-style-asian="normal" style:font-weight-asian="bold" style:font-style-complex="normal" style:font-weight-complex="bold"/>
    </style:style>
    <style:style style:name="T36" style:family="text">
      <style:text-properties style:font-name="Consolas" fo:font-weight="normal" officeooo:rsid="01b62772" style:font-name-asian="Microsoft YaHei" style:font-weight-asian="normal" style:font-name-complex="Arial2" style:font-weight-complex="normal"/>
    </style:style>
    <style:style style:name="T37" style:family="text">
      <style:text-properties style:font-name="Consolas" fo:font-weight="bold" officeooo:rsid="01b62772" style:font-name-asian="Microsoft YaHei" style:font-weight-asian="bold" style:font-name-complex="Arial2" style:font-weight-complex="bold"/>
    </style:style>
    <style:style style:name="T38" style:family="text">
      <style:text-properties style:font-name="Consolas" fo:font-size="9pt" style:font-size-asian="9pt" style:font-size-complex="9pt"/>
    </style:style>
    <style:style style:name="T39" style:family="text">
      <style:text-properties style:font-name="Consolas" fo:font-size="9pt" fo:font-weight="normal" officeooo:rsid="01b82a9a" style:font-name-asian="Microsoft YaHei" style:font-size-asian="9pt" style:font-weight-asian="normal" style:font-name-complex="Arial2" style:font-size-complex="9pt" style:font-weight-complex="normal"/>
    </style:style>
    <style:style style:name="T40" style:family="text">
      <style:text-properties style:font-name="Consolas" fo:font-size="9pt" fo:font-weight="bold" officeooo:rsid="01b82a9a" style:font-name-asian="Microsoft YaHei" style:font-size-asian="9pt" style:font-weight-asian="bold" style:font-name-complex="Arial2" style:font-size-complex="9pt" style:font-weight-complex="bold"/>
    </style:style>
    <style:style style:name="T41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42" style:family="text">
      <style:text-properties style:font-name="Consolas" fo:font-size="9pt" fo:font-style="normal" officeooo:rsid="01b62772" style:font-size-asian="9pt" style:font-style-asian="normal" style:font-size-complex="9pt" style:font-style-complex="normal"/>
    </style:style>
    <style:style style:name="T43" style:family="text">
      <style:text-properties officeooo:rsid="01b62772" style:font-name-asian="Microsoft YaHei" style:font-name-complex="Arial2"/>
    </style:style>
    <style:style style:name="T44" style:family="text">
      <style:text-properties officeooo:rsid="01b82a9a" style:font-name-asian="Microsoft YaHei" style:font-name-complex="Arial2"/>
    </style:style>
    <style:style style:name="T45" style:family="text">
      <style:text-properties officeooo:rsid="01d2271b" style:font-name-asian="Microsoft YaHei" style:font-name-complex="Arial2"/>
    </style:style>
    <style:style style:name="T46" style:family="text">
      <style:text-properties officeooo:rsid="01b64d74" style:font-name-asian="Microsoft YaHei" style:font-name-complex="Arial2"/>
    </style:style>
    <style:style style:name="T47" style:family="text">
      <style:text-properties officeooo:rsid="01df540d" style:font-name-asian="Microsoft YaHei" style:font-name-complex="Arial2"/>
    </style:style>
    <style:style style:name="T48" style:family="text">
      <style:text-properties officeooo:rsid="01ffac64" style:font-name-asian="Microsoft YaHei" style:font-name-complex="Arial2"/>
    </style:style>
    <style:style style:name="T49" style:family="text">
      <style:text-properties officeooo:rsid="02041f78" style:font-name-asian="Microsoft YaHei" style:font-name-complex="Arial2"/>
    </style:style>
    <style:style style:name="T50" style:family="text">
      <style:text-properties officeooo:rsid="022003ef" style:font-name-asian="Microsoft YaHei" style:font-name-complex="Arial2"/>
    </style:style>
    <style:style style:name="T51" style:family="text">
      <style:text-properties officeooo:rsid="022ac78f" style:font-name-asian="Microsoft YaHei" style:font-name-complex="Arial2"/>
    </style:style>
    <style:style style:name="T52" style:family="text">
      <style:text-properties officeooo:rsid="0239b1dd" style:font-name-asian="Microsoft YaHei" style:font-name-complex="Arial2"/>
    </style:style>
    <style:style style:name="T53" style:family="text">
      <style:text-properties officeooo:rsid="023e177d" style:font-name-asian="Microsoft YaHei" style:font-name-complex="Arial2"/>
    </style:style>
    <style:style style:name="T54" style:family="text">
      <style:text-properties officeooo:rsid="01b82a9a"/>
    </style:style>
    <style:style style:name="T55" style:family="text">
      <style:text-properties officeooo:rsid="01baa738"/>
    </style:style>
    <style:style style:name="T56" style:family="text">
      <style:text-properties officeooo:rsid="01b64d74"/>
    </style:style>
    <style:style style:name="T57" style:family="text">
      <style:text-properties officeooo:rsid="01bf0ea8"/>
    </style:style>
    <style:style style:name="T58" style:family="text">
      <style:text-properties officeooo:rsid="01c548c9"/>
    </style:style>
    <style:style style:name="T59" style:family="text">
      <style:text-properties officeooo:rsid="01c8e519"/>
    </style:style>
    <style:style style:name="T60" style:family="text">
      <style:text-properties officeooo:rsid="01ca6b28"/>
    </style:style>
    <style:style style:name="T61" style:family="text">
      <style:text-properties officeooo:rsid="01cd656b"/>
    </style:style>
    <style:style style:name="T62" style:family="text">
      <style:text-properties officeooo:rsid="02224fce"/>
    </style:style>
    <style:style style:name="T63" style:family="text">
      <style:text-properties officeooo:rsid="02499073"/>
    </style:style>
    <style:style style:name="T64" style:family="text">
      <style:text-properties officeooo:rsid="024a95ad"/>
    </style:style>
    <style:style style:name="T65" style:family="text">
      <style:text-properties officeooo:rsid="024af07f"/>
    </style:style>
    <style:style style:name="T66" style:family="text">
      <style:text-properties officeooo:rsid="024c688c"/>
    </style:style>
    <style:style style:name="T67" style:family="text">
      <style:text-properties officeooo:rsid="024e854b"/>
    </style:style>
    <style:style style:name="T68" style:family="text">
      <style:text-properties officeooo:rsid="02564a79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top" draw:auto-grow-height="false" fo:min-height="8.234cm" fo:min-width="6.237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ffffff" loext:fill-use-slide-background="false" draw:textarea-horizontal-align="justify" draw:textarea-vertical-align="top" draw:auto-grow-height="false" fo:min-height="9.735cm" fo:min-width="6.237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51cm" fo:min-width="2.822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71cm" fo:min-width="2.82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9cm" fo:min-width="6.262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9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71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7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6cm" svg:stroke-color="#000000" draw:marker-start="Extrems_20_de_20_fletxa_20_102" draw:marker-start-width="0.3cm" draw:marker-start-center="false" draw:marker-end="Extrems_20_de_20_fletxa_20_103" draw:marker-end-width="0.3cm" draw:marker-end-center="false" draw:fill="none" draw:fill-color="#729fcf" draw:textarea-horizontal-align="justify" draw:textarea-vertical-align="middle" fo:padding-top="0.155cm" fo:padding-bottom="0.155cm" fo:padding-left="0.28cm" fo:padding-right="0.28cm" fo:wrap-option="wrap" draw:shadow="hidden" draw:shadow-offset-x="0.199cm" draw:shadow-offset-y="0.199cm" draw:shadow-color="#808080" style:protect="position size" loext:decorative="false" style:run-through="foreground"/>
    </style:style>
    <style:style style:name="gr11" style:family="graphic">
      <style:graphic-properties style:writing-mode="lr-tb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a"/>
      </text:sequence-decls>
      <text:p text:style-name="P102"><text:title>Plataforma Sabina</text:title></text:p>
      <text:p text:style-name="P7"><text:subject>Model de Dades - Implementació</text:subject></text:p>
      <text:p text:style-name="P5">versió <text:user-defined style:data-style-name="N0" text:name="Versió">0.7.2</text:user-defined></text:p>
      <text:p text:style-name="P6">2024-0<text:span text:style-name="T31">9</text:span>-<text:span text:style-name="T30">0</text:span><text:span text:style-name="T63">9</text:span> d<text:span text:style-name="T63">l</text:span></text:p>
      <text:p text:style-name="P9"><text:tab/></text:p>
      <text:p text:style-name="P9"/>
      <text:p text:style-name="P9"/>
      <text:p text:style-name="P9"/>
      <text:p text:style-name="P9"><draw:g text:anchor-type="paragraph" draw:z-index="2" draw:name="Objecte de grup 3" draw:style-name="gr1"><draw:custom-shape draw:style-name="gr2" draw:text-style-name="P208" svg:width="7.501cm" svg:height="9.251cm" draw:transform="rotate (1.5707963267949) translate (3.8735cm 17.6512361111111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07"><text:span text:style-name="T69"><text:s text:c="12"/></text:span><text:span text:style-name="T69">Serv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10" svg:width="7.501cm" svg:height="9.251cm" draw:transform="rotate (1.5707963267949) translate (3.8735cm 7.65175cm)"><draw:glue-point draw:id="4" svg:x="-5cm" svg:y="0cm"/><draw:glue-point draw:id="5" svg:x="5cm" svg:y="0cm"/><draw:glue-point draw:id="6" svg:x="0cm" svg:y="-5cm"/><draw:glue-point draw:id="7" svg:x="0cm" svg:y="5cm"/><draw:glue-point draw:id="8" svg:x="-2.83cm" svg:y="4.98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09"><text:span text:style-name="T70">App Mòbil <text:s text:c="6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12" svg:width="7.501cm" svg:height="10.752cm" draw:transform="rotate (1.5707963267949) translate (3.12384722222222cm 12.6506111111111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11"><text:span text:style-name="T69">Integració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4" svg:width="3.5cm" svg:height="1.482cm" svg:x="5.154cm" svg:y="15.67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MariaDB SQL 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4" svg:width="3.502cm" svg:height="1.502cm" svg:x="8.654cm" svg:y="15.6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MariaDB SQL </text:span><text:span text:style-name="T71"><text:line-break/></text:span><text:span text:style-name="T71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14" svg:width="6.94cm" svg:height="1.5cm" draw:transform="skewX (0.0305432619099008) translate (5.19994444444444cm 3.15206944444444cm)"><draw:glue-point draw:id="4" svg:x="0.042cm" svg:y="-5cm"/><draw:glue-point draw:id="5" svg:x="-0.042cm" svg:y="5cm"/><draw:glue-point draw:id="6" svg:x="4.957cm" svg:y="0cm"/><draw:glue-point draw:id="7" svg:x="-4.957cm" svg:y="0cm"/><draw:glue-point draw:id="8" svg:x="-4.913cm" svg:y="-2.825cm"/><draw:glue-point draw:id="9" svg:x="-4.98cm" svg:y="2.716cm"/><draw:glue-point draw:id="10" svg:x="-2.535cm" svg:y="-5cm"/><draw:glue-point draw:id="11" svg:x="-2.62cm" svg:y="5cm"/><draw:glue-point draw:id="12" svg:x="2.422cm" svg:y="-5cm"/><draw:glue-point draw:id="13" svg:x="2.336cm" svg:y="5cm"/><draw:glue-point draw:id="14" svg:x="4.982cm" svg:y="-2.887cm"/><draw:glue-point draw:id="15" svg:x="4.933cm" svg:y="2.737cm"/><text:p text:style-name="P213"><text:span text:style-name="T71">Dart Entity</text:span></text:p><text:p text:style-name="P213"><text:span text:style-name="T71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14" svg:width="7.032cm" svg:height="1.5cm" svg:x="5.154cm" svg:y="5.6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Dart gRPC</text:span></text:p><text:p text:style-name="P213"><text:span text:style-name="T71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14" svg:width="7.032cm" svg:height="1.502cm" svg:x="5.124cm" svg:y="8.1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RPC Source</text:span></text:p><text:p text:style-name="P213"><text:span text:style-name="T71">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14" svg:width="7.032cm" svg:height="1.498cm" svg:x="5.124cm" svg:y="10.6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o gRPC</text:span></text:p><text:p text:style-name="P213"><text:span text:style-name="T71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14" svg:width="7.032cm" svg:height="1.5cm" svg:x="5.124cm" svg:y="13.1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o Entity</text:span></text:p><text:p text:style-name="P213"><text:span text:style-name="T71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4" svg:width="3.5cm" svg:height="1.482cm" svg:x="5.154cm" svg:y="0.67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SQLite</text:span><text:span text:style-name="T71"><text:line-break/></text:span><text:span text:style-name="T71">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4" svg:width="3.502cm" svg:height="1.502cm" svg:x="8.654cm" svg:y="0.6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SQLite</text:span><text:span text:style-name="T71"><text:line-break/></text:span><text:span text:style-name="T71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215" svg:x1="6.904cm" svg:y1="2.151cm" svg:x2="6.904cm" svg:y2="3.151cm"><text:p/></draw:line><draw:line draw:style-name="gr10" draw:text-style-name="P215" svg:x1="10.405cm" svg:y1="2.151cm" svg:x2="10.405cm" svg:y2="3.151cm"><text:p/></draw:line><draw:line draw:style-name="gr10" draw:text-style-name="P215" svg:x1="8.646cm" svg:y1="4.653cm" svg:x2="8.646cm" svg:y2="5.653cm"><text:p/></draw:line><draw:line draw:style-name="gr10" draw:text-style-name="P215" svg:x1="8.646cm" svg:y1="7.151cm" svg:x2="8.646cm" svg:y2="8.151cm"><text:p/></draw:line><draw:line draw:style-name="gr10" draw:text-style-name="P215" svg:x1="8.646cm" svg:y1="9.652cm" svg:x2="8.646cm" svg:y2="10.652cm"><text:p/></draw:line><draw:line draw:style-name="gr10" draw:text-style-name="P215" svg:x1="8.646cm" svg:y1="12.155cm" svg:x2="8.646cm" svg:y2="13.155cm"><text:p/></draw:line><draw:line draw:style-name="gr10" draw:text-style-name="P215" svg:x1="6.904cm" svg:y1="14.651cm" svg:x2="6.904cm" svg:y2="15.651cm"><text:p/></draw:line><draw:line draw:style-name="gr10" draw:text-style-name="P215" svg:x1="10.405cm" svg:y1="14.651cm" svg:x2="10.405cm" svg:y2="15.651cm"><text:p/></draw:line></draw:g></text:p>
      <text:p text:style-name="P9"/>
      <text:p text:style-name="P9"/>
      <text:p text:style-name="P9"/>
      <text:p text:style-name="Standard"/>
      <text:p text:style-name="Standard"/>
      <text:section text:style-name="Sect1" text:name="Document">
        <text:h text:style-name="P103" text:outline-level="1"/>
        <text:table-of-content text:style-name="Sect2" text:protected="true" text:name="Taula de continguts1">
          <text:table-of-content-source text:outline-level="3">
            <text:index-title-template text:style-name="Contents_20_Heading">Contingut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ula de continguts1_Head">
              <text:p text:style-name="P98">Contingut</text:p>
            </text:index-title>
            <text:p text:style-name="P95"><text:a xlink:type="simple" xlink:href="#__RefHeading___Toc3_3865597735" text:style-name="Index_20_Link" text:visited-style-name="Index_20_Link">Implementació del Model de Dades<text:tab/>1</text:a></text:p>
            <text:p text:style-name="P96"><text:a xlink:type="simple" xlink:href="#__RefHeading___Toc13115_3274989480" text:style-name="Index_20_Link" text:visited-style-name="Index_20_Link">Servidor<text:tab/>1</text:a></text:p>
            <text:p text:style-name="P96"><text:a xlink:type="simple" xlink:href="#__RefHeading___Toc13117_3274989480" text:style-name="Index_20_Link" text:visited-style-name="Index_20_Link">APP mòbil<text:tab/>1</text:a></text:p>
            <text:p text:style-name="P96"><text:a xlink:type="simple" xlink:href="#__RefHeading___Toc13119_3274989480" text:style-name="Index_20_Link" text:visited-style-name="Index_20_Link">Integració<text:tab/>1</text:a></text:p>
            <text:p text:style-name="P96"><text:a xlink:type="simple" xlink:href="#__RefHeading___Toc13121_3274989480" text:style-name="Index_20_Link" text:visited-style-name="Index_20_Link">Diagrama lògic<text:tab/>2</text:a></text:p>
            <text:p text:style-name="P95"><text:a xlink:type="simple" xlink:href="#__RefHeading___Toc2680_2294837604" text:style-name="Index_20_Link" text:visited-style-name="Index_20_Link">1 Estructures Auxiliars<text:tab/>3</text:a></text:p>
            <text:p text:style-name="P95"><text:a xlink:type="simple" xlink:href="#__RefHeading___Toc4026_4118176090" text:style-name="Index_20_Link" text:visited-style-name="Index_20_Link">2 Mòdul USRMOD<text:tab/>4</text:a></text:p>
            <text:p text:style-name="P96"><text:a xlink:type="simple" xlink:href="#__RefHeading___Toc13123_3274989480" text:style-name="Index_20_Link" text:visited-style-name="Index_20_Link">2.1 Entitat USER<text:tab/>4</text:a></text:p>
            <text:p text:style-name="P97"><text:a xlink:type="simple" xlink:href="#__RefHeading___Toc13125_3274989480" text:style-name="Index_20_Link" text:visited-style-name="Index_20_Link">2.1.1 Proto3<text:tab/>4</text:a></text:p>
            <text:p text:style-name="P97"><text:a xlink:type="simple" xlink:href="#__RefHeading___Toc13127_3274989480" text:style-name="Index_20_Link" text:visited-style-name="Index_20_Link">2.1.2 Flutter<text:tab/>4</text:a></text:p>
            <text:p text:style-name="P97"><text:a xlink:type="simple" xlink:href="#__RefHeading___Toc13129_3274989480" text:style-name="Index_20_Link" text:visited-style-name="Index_20_Link">2.1.3 Golang<text:tab/>4</text:a></text:p>
            <text:p text:style-name="P97"><text:a xlink:type="simple" xlink:href="#__RefHeading___Toc13131_3274989480" text:style-name="Index_20_Link" text:visited-style-name="Index_20_Link">2.1.4 SQLite<text:tab/>5</text:a></text:p>
            <text:p text:style-name="P97"><text:a xlink:type="simple" xlink:href="#__RefHeading___Toc13133_3274989480" text:style-name="Index_20_Link" text:visited-style-name="Index_20_Link">2.1.5 MariaDB<text:tab/>5</text:a></text:p>
            <text:p text:style-name="P96"><text:a xlink:type="simple" xlink:href="#__RefHeading___Toc13135_3274989480" text:style-name="Index_20_Link" text:visited-style-name="Index_20_Link">2.2 Entitat DEVICE<text:tab/>6</text:a></text:p>
            <text:p text:style-name="P97"><text:a xlink:type="simple" xlink:href="#__RefHeading___Toc13137_3274989480" text:style-name="Index_20_Link" text:visited-style-name="Index_20_Link">2.2.1 Proto3<text:tab/>6</text:a></text:p>
            <text:p text:style-name="P97"><text:a xlink:type="simple" xlink:href="#__RefHeading___Toc13141_3274989480" text:style-name="Index_20_Link" text:visited-style-name="Index_20_Link">2.2.2 Flutter<text:tab/>6</text:a></text:p>
            <text:p text:style-name="P97"><text:a xlink:type="simple" xlink:href="#__RefHeading___Toc4028_4118176090" text:style-name="Index_20_Link" text:visited-style-name="Index_20_Link">2.2.3 Golang<text:tab/>6</text:a></text:p>
            <text:p text:style-name="P97"><text:a xlink:type="simple" xlink:href="#__RefHeading___Toc4030_4118176090" text:style-name="Index_20_Link" text:visited-style-name="Index_20_Link">2.2.4 SQLite<text:tab/>7</text:a></text:p>
            <text:p text:style-name="P97"><text:a xlink:type="simple" xlink:href="#__RefHeading___Toc14074_3274989480" text:style-name="Index_20_Link" text:visited-style-name="Index_20_Link">2.2.5 MariaDB<text:tab/>7</text:a></text:p>
            <text:p text:style-name="P96"><text:a xlink:type="simple" xlink:href="#__RefHeading___Toc15408_3274989480" text:style-name="Index_20_Link" text:visited-style-name="Index_20_Link">2.3 Entitat FCM_HISTORY<text:tab/>7</text:a></text:p>
            <text:p text:style-name="P97"><text:a xlink:type="simple" xlink:href="#__RefHeading___Toc4032_4118176090" text:style-name="Index_20_Link" text:visited-style-name="Index_20_Link">2.3.1 Proto3<text:tab/>7</text:a></text:p>
            <text:p text:style-name="P97"><text:a xlink:type="simple" xlink:href="#__RefHeading___Toc4034_4118176090" text:style-name="Index_20_Link" text:visited-style-name="Index_20_Link">2.3.2 Flutter<text:tab/>7</text:a></text:p>
            <text:p text:style-name="P97"><text:a xlink:type="simple" xlink:href="#__RefHeading___Toc4036_4118176090" text:style-name="Index_20_Link" text:visited-style-name="Index_20_Link">2.3.3 Golang<text:tab/>7</text:a></text:p>
            <text:p text:style-name="P97"><text:a xlink:type="simple" xlink:href="#__RefHeading___Toc4038_4118176090" text:style-name="Index_20_Link" text:visited-style-name="Index_20_Link">2.3.4 SQLite<text:tab/>8</text:a></text:p>
            <text:p text:style-name="P97"><text:a xlink:type="simple" xlink:href="#__RefHeading___Toc4040_4118176090" text:style-name="Index_20_Link" text:visited-style-name="Index_20_Link">2.3.5 MariaDB<text:tab/>8</text:a></text:p>
            <text:p text:style-name="P95"><text:a xlink:type="simple" xlink:href="#__RefHeading___Toc16958_3274989480" text:style-name="Index_20_Link" text:visited-style-name="Index_20_Link">3 Mòdul DISMOD<text:tab/>9</text:a></text:p>
            <text:p text:style-name="P96"><text:a xlink:type="simple" xlink:href="#__RefHeading___Toc16960_3274989480" text:style-name="Index_20_Link" text:visited-style-name="Index_20_Link">3.1 Entitat DSM_V<text:tab/>9</text:a></text:p>
            <text:p text:style-name="P97"><text:a xlink:type="simple" xlink:href="#__RefHeading___Toc4042_4118176090" text:style-name="Index_20_Link" text:visited-style-name="Index_20_Link">3.1.1 Proto3<text:tab/>9</text:a></text:p>
            <text:p text:style-name="P97"><text:a xlink:type="simple" xlink:href="#__RefHeading___Toc4044_4118176090" text:style-name="Index_20_Link" text:visited-style-name="Index_20_Link">3.1.2 Flutter<text:tab/>9</text:a></text:p>
            <text:p text:style-name="P97"><text:a xlink:type="simple" xlink:href="#__RefHeading___Toc4046_4118176090" text:style-name="Index_20_Link" text:visited-style-name="Index_20_Link">3.1.3 Golang <text:span text:style-name="T9">PENDENT</text:span><text:tab/>9</text:a></text:p>
            <text:p text:style-name="P97"><text:a xlink:type="simple" xlink:href="#__RefHeading___Toc4048_4118176090" text:style-name="Index_20_Link" text:visited-style-name="Index_20_Link">3.1.4 SQLite<text:tab/>9</text:a></text:p>
            <text:p text:style-name="P97"><text:a xlink:type="simple" xlink:href="#__RefHeading___Toc23291_4118176090" text:style-name="Index_20_Link" text:visited-style-name="Index_20_Link">3.1.5 MariaDB<text:tab/>9</text:a></text:p>
            <text:p text:style-name="P96"><text:a xlink:type="simple" xlink:href="#__RefHeading___Toc16962_3274989480" text:style-name="Index_20_Link" text:visited-style-name="Index_20_Link">3.2 Entitat DISEASE<text:tab/>9</text:a></text:p>
            <text:p text:style-name="P97"><text:a xlink:type="simple" xlink:href="#__RefHeading___Toc4052_4118176090" text:style-name="Index_20_Link" text:visited-style-name="Index_20_Link">3.2.1 Proto3<text:tab/>9</text:a></text:p>
            <text:p text:style-name="P97"><text:a xlink:type="simple" xlink:href="#__RefHeading___Toc4054_4118176090" text:style-name="Index_20_Link" text:visited-style-name="Index_20_Link">3.2.2 Flutter<text:tab/>10</text:a></text:p>
            <text:p text:style-name="P97"><text:a xlink:type="simple" xlink:href="#__RefHeading___Toc4056_4118176090" text:style-name="Index_20_Link" text:visited-style-name="Index_20_Link">3.2.3 Golang<text:tab/>10</text:a></text:p>
            <text:p text:style-name="P97"><text:a xlink:type="simple" xlink:href="#__RefHeading___Toc4058_4118176090" text:style-name="Index_20_Link" text:visited-style-name="Index_20_Link">3.2.4 SQLite<text:tab/>10</text:a></text:p>
            <text:p text:style-name="P97"><text:a xlink:type="simple" xlink:href="#__RefHeading___Toc4060_4118176090" text:style-name="Index_20_Link" text:visited-style-name="Index_20_Link">3.2.5 MariaDB<text:tab/>10</text:a></text:p>
            <text:p text:style-name="P96"><text:a xlink:type="simple" xlink:href="#__RefHeading___Toc16964_3274989480" text:style-name="Index_20_Link" text:visited-style-name="Index_20_Link">3.3 Entitat PHASE<text:tab/>10</text:a></text:p>
            <text:p text:style-name="P97"><text:a xlink:type="simple" xlink:href="#__RefHeading___Toc4062_4118176090" text:style-name="Index_20_Link" text:visited-style-name="Index_20_Link">3.3.1 Proto3<text:tab/>10</text:a></text:p>
            <text:p text:style-name="P97"><text:a xlink:type="simple" xlink:href="#__RefHeading___Toc4064_4118176090" text:style-name="Index_20_Link" text:visited-style-name="Index_20_Link">3.3.2 Flutter<text:tab/>10</text:a></text:p>
            <text:p text:style-name="P97"><text:a xlink:type="simple" xlink:href="#__RefHeading___Toc4066_4118176090" text:style-name="Index_20_Link" text:visited-style-name="Index_20_Link">3.3.3 Golang<text:tab/>11</text:a></text:p>
            <text:p text:style-name="P97"><text:a xlink:type="simple" xlink:href="#__RefHeading___Toc4068_4118176090" text:style-name="Index_20_Link" text:visited-style-name="Index_20_Link">3.3.4 SQLite<text:tab/>11</text:a></text:p>
            <text:p text:style-name="P97"><text:a xlink:type="simple" xlink:href="#__RefHeading___Toc4070_4118176090" text:style-name="Index_20_Link" text:visited-style-name="Index_20_Link">3.3.5 MariaDB<text:tab/>11</text:a></text:p>
            <text:p text:style-name="P96"><text:a xlink:type="simple" xlink:href="#__RefHeading___Toc16966_3274989480" text:style-name="Index_20_Link" text:visited-style-name="Index_20_Link">3.4 Entitat GOAL<text:tab/>11</text:a></text:p>
            <text:p text:style-name="P97"><text:a xlink:type="simple" xlink:href="#__RefHeading___Toc4072_4118176090" text:style-name="Index_20_Link" text:visited-style-name="Index_20_Link">3.4.1 Proto3<text:tab/>11</text:a></text:p>
            <text:p text:style-name="P97"><text:a xlink:type="simple" xlink:href="#__RefHeading___Toc4074_4118176090" text:style-name="Index_20_Link" text:visited-style-name="Index_20_Link"><text:soft-page-break/>3.4.2 Flutter<text:tab/>11</text:a></text:p>
            <text:p text:style-name="P97"><text:a xlink:type="simple" xlink:href="#__RefHeading___Toc4076_4118176090" text:style-name="Index_20_Link" text:visited-style-name="Index_20_Link">3.4.3 Golang<text:tab/>11</text:a></text:p>
            <text:p text:style-name="P97"><text:a xlink:type="simple" xlink:href="#__RefHeading___Toc4078_4118176090" text:style-name="Index_20_Link" text:visited-style-name="Index_20_Link">3.4.4 SQLite<text:tab/>12</text:a></text:p>
            <text:p text:style-name="P97"><text:a xlink:type="simple" xlink:href="#__RefHeading___Toc4080_4118176090" text:style-name="Index_20_Link" text:visited-style-name="Index_20_Link">3.4.5 MariaDB<text:tab/>12</text:a></text:p>
            <text:p text:style-name="P95"><text:a xlink:type="simple" xlink:href="#__RefHeading___Toc16968_3274989480" text:style-name="Index_20_Link" text:visited-style-name="Index_20_Link">4 Mòdul EMOMOD<text:tab/>13</text:a></text:p>
            <text:p text:style-name="P96"><text:a xlink:type="simple" xlink:href="#__RefHeading___Toc16970_3274989480" text:style-name="Index_20_Link" text:visited-style-name="Index_20_Link">4.1 Entitat EMOTION<text:tab/>13</text:a></text:p>
            <text:p text:style-name="P97"><text:a xlink:type="simple" xlink:href="#__RefHeading___Toc4082_4118176090" text:style-name="Index_20_Link" text:visited-style-name="Index_20_Link">4.1.1 Proto3<text:tab/>13</text:a></text:p>
            <text:p text:style-name="P97"><text:a xlink:type="simple" xlink:href="#__RefHeading___Toc4084_4118176090" text:style-name="Index_20_Link" text:visited-style-name="Index_20_Link">4.1.2 Flutter<text:tab/>13</text:a></text:p>
            <text:p text:style-name="P97"><text:a xlink:type="simple" xlink:href="#__RefHeading___Toc4086_4118176090" text:style-name="Index_20_Link" text:visited-style-name="Index_20_Link">4.1.3 Golang<text:tab/>13</text:a></text:p>
            <text:p text:style-name="P97"><text:a xlink:type="simple" xlink:href="#__RefHeading___Toc4088_4118176090" text:style-name="Index_20_Link" text:visited-style-name="Index_20_Link">4.1.4 SQLite<text:tab/>13</text:a></text:p>
            <text:p text:style-name="P97"><text:a xlink:type="simple" xlink:href="#__RefHeading___Toc4090_4118176090" text:style-name="Index_20_Link" text:visited-style-name="Index_20_Link">4.1.5 MariaDB<text:tab/>13</text:a></text:p>
            <text:p text:style-name="P96"><text:a xlink:type="simple" xlink:href="#__RefHeading___Toc16972_3274989480" text:style-name="Index_20_Link" text:visited-style-name="Index_20_Link">4.2 Entitat MOOD<text:tab/>14</text:a></text:p>
            <text:p text:style-name="P97"><text:a xlink:type="simple" xlink:href="#__RefHeading___Toc4092_4118176090" text:style-name="Index_20_Link" text:visited-style-name="Index_20_Link">4.2.1 Proto3<text:tab/>14</text:a></text:p>
            <text:p text:style-name="P97"><text:a xlink:type="simple" xlink:href="#__RefHeading___Toc4094_4118176090" text:style-name="Index_20_Link" text:visited-style-name="Index_20_Link">4.2.2 Flutter<text:tab/>14</text:a></text:p>
            <text:p text:style-name="P97"><text:a xlink:type="simple" xlink:href="#__RefHeading___Toc4096_4118176090" text:style-name="Index_20_Link" text:visited-style-name="Index_20_Link">4.2.3 Golang<text:tab/>14</text:a></text:p>
            <text:p text:style-name="P97"><text:a xlink:type="simple" xlink:href="#__RefHeading___Toc4098_4118176090" text:style-name="Index_20_Link" text:visited-style-name="Index_20_Link">4.2.4 SQLite<text:tab/>14</text:a></text:p>
            <text:p text:style-name="P97"><text:a xlink:type="simple" xlink:href="#__RefHeading___Toc4100_4118176090" text:style-name="Index_20_Link" text:visited-style-name="Index_20_Link">4.2.5 MariaDB<text:tab/>14</text:a></text:p>
            <text:p text:style-name="P95"><text:a xlink:type="simple" xlink:href="#__RefHeading___Toc16974_3274989480" text:style-name="Index_20_Link" text:visited-style-name="Index_20_Link">5 Mòdul RSCMOD<text:tab/>15</text:a></text:p>
            <text:p text:style-name="P96"><text:a xlink:type="simple" xlink:href="#__RefHeading___Toc16976_3274989480" text:style-name="Index_20_Link" text:visited-style-name="Index_20_Link">5.1 Entitat RESOURCE<text:tab/>15</text:a></text:p>
            <text:p text:style-name="P97"><text:a xlink:type="simple" xlink:href="#__RefHeading___Toc4102_4118176090" text:style-name="Index_20_Link" text:visited-style-name="Index_20_Link">5.1.1 Proto3<text:tab/>15</text:a></text:p>
            <text:p text:style-name="P97"><text:a xlink:type="simple" xlink:href="#__RefHeading___Toc4104_4118176090" text:style-name="Index_20_Link" text:visited-style-name="Index_20_Link">5.1.2 Flutter<text:tab/>15</text:a></text:p>
            <text:p text:style-name="P97"><text:a xlink:type="simple" xlink:href="#__RefHeading___Toc4106_4118176090" text:style-name="Index_20_Link" text:visited-style-name="Index_20_Link">5.1.3 Golang<text:tab/>15</text:a></text:p>
            <text:p text:style-name="P97"><text:a xlink:type="simple" xlink:href="#__RefHeading___Toc4108_4118176090" text:style-name="Index_20_Link" text:visited-style-name="Index_20_Link">5.1.4 SQLite<text:tab/>15</text:a></text:p>
            <text:p text:style-name="P97"><text:a xlink:type="simple" xlink:href="#__RefHeading___Toc4110_4118176090" text:style-name="Index_20_Link" text:visited-style-name="Index_20_Link">5.1.5 MariaDB<text:tab/>16</text:a></text:p>
            <text:p text:style-name="P96"><text:a xlink:type="simple" xlink:href="#__RefHeading___Toc16978_3274989480" text:style-name="Index_20_Link" text:visited-style-name="Index_20_Link">5.2 Entitat PHASE_RESOURCE<text:tab/>16</text:a></text:p>
            <text:p text:style-name="P97"><text:a xlink:type="simple" xlink:href="#__RefHeading___Toc4112_4118176090" text:style-name="Index_20_Link" text:visited-style-name="Index_20_Link">5.2.1 Proto3<text:tab/>16</text:a></text:p>
            <text:p text:style-name="P97"><text:a xlink:type="simple" xlink:href="#__RefHeading___Toc4114_4118176090" text:style-name="Index_20_Link" text:visited-style-name="Index_20_Link">5.2.2 Flutter<text:tab/>16</text:a></text:p>
            <text:p text:style-name="P97"><text:a xlink:type="simple" xlink:href="#__RefHeading___Toc4116_4118176090" text:style-name="Index_20_Link" text:visited-style-name="Index_20_Link">5.2.3 Golang<text:tab/>16</text:a></text:p>
            <text:p text:style-name="P97"><text:a xlink:type="simple" xlink:href="#__RefHeading___Toc4118_4118176090" text:style-name="Index_20_Link" text:visited-style-name="Index_20_Link">5.2.4 SQLite<text:tab/>16</text:a></text:p>
            <text:p text:style-name="P97"><text:a xlink:type="simple" xlink:href="#__RefHeading___Toc4120_4118176090" text:style-name="Index_20_Link" text:visited-style-name="Index_20_Link">5.2.5 MariaDB<text:tab/>16</text:a></text:p>
            <text:p text:style-name="P95"><text:a xlink:type="simple" xlink:href="#__RefHeading___Toc16980_3274989480" text:style-name="Index_20_Link" text:visited-style-name="Index_20_Link">6 Mòdul TCKMOD<text:tab/>17</text:a></text:p>
            <text:p text:style-name="P96"><text:a xlink:type="simple" xlink:href="#__RefHeading___Toc16982_3274989480" text:style-name="Index_20_Link" text:visited-style-name="Index_20_Link">6.1 Entitat TRACKING<text:tab/>17</text:a></text:p>
            <text:p text:style-name="P97"><text:a xlink:type="simple" xlink:href="#__RefHeading___Toc4122_4118176090" text:style-name="Index_20_Link" text:visited-style-name="Index_20_Link">6.1.1 Proto3<text:tab/>17</text:a></text:p>
            <text:p text:style-name="P97"><text:a xlink:type="simple" xlink:href="#__RefHeading___Toc4124_4118176090" text:style-name="Index_20_Link" text:visited-style-name="Index_20_Link">6.1.2 Flutter<text:tab/>17</text:a></text:p>
            <text:p text:style-name="P97"><text:a xlink:type="simple" xlink:href="#__RefHeading___Toc4126_4118176090" text:style-name="Index_20_Link" text:visited-style-name="Index_20_Link">6.1.3 Golang<text:tab/>17</text:a></text:p>
            <text:p text:style-name="P97"><text:a xlink:type="simple" xlink:href="#__RefHeading___Toc4128_4118176090" text:style-name="Index_20_Link" text:visited-style-name="Index_20_Link">6.1.4 SQLite<text:tab/>17</text:a></text:p>
            <text:p text:style-name="P97"><text:a xlink:type="simple" xlink:href="#__RefHeading___Toc4130_4118176090" text:style-name="Index_20_Link" text:visited-style-name="Index_20_Link">6.1.5 MariaDB<text:tab/>17</text:a></text:p>
            <text:p text:style-name="P96"><text:a xlink:type="simple" xlink:href="#__RefHeading___Toc16984_3274989480" text:style-name="Index_20_Link" text:visited-style-name="Index_20_Link">6.2 Entitat PHASE_TRACKING<text:tab/>18</text:a></text:p>
            <text:p text:style-name="P97"><text:a xlink:type="simple" xlink:href="#__RefHeading___Toc4132_4118176090" text:style-name="Index_20_Link" text:visited-style-name="Index_20_Link">6.2.1 Proto3<text:tab/>18</text:a></text:p>
            <text:p text:style-name="P97"><text:a xlink:type="simple" xlink:href="#__RefHeading___Toc4134_4118176090" text:style-name="Index_20_Link" text:visited-style-name="Index_20_Link">6.2.2 Flutter<text:tab/>18</text:a></text:p>
            <text:p text:style-name="P97"><text:a xlink:type="simple" xlink:href="#__RefHeading___Toc4136_4118176090" text:style-name="Index_20_Link" text:visited-style-name="Index_20_Link">6.2.3 Golang<text:tab/>18</text:a></text:p>
            <text:p text:style-name="P97"><text:a xlink:type="simple" xlink:href="#__RefHeading___Toc4138_4118176090" text:style-name="Index_20_Link" text:visited-style-name="Index_20_Link">6.2.4 SQLite<text:tab/>18</text:a></text:p>
            <text:p text:style-name="P97"><text:a xlink:type="simple" xlink:href="#__RefHeading___Toc4140_4118176090" text:style-name="Index_20_Link" text:visited-style-name="Index_20_Link">6.2.5 MariaDB<text:tab/>18</text:a></text:p>
            <text:p text:style-name="P96"><text:a xlink:type="simple" xlink:href="#__RefHeading___Toc16986_3274989480" text:style-name="Index_20_Link" text:visited-style-name="Index_20_Link">6.3 Entitat TRACKING_COLUMN<text:tab/>18</text:a></text:p>
            <text:p text:style-name="P97"><text:a xlink:type="simple" xlink:href="#__RefHeading___Toc4142_4118176090" text:style-name="Index_20_Link" text:visited-style-name="Index_20_Link">6.3.1 Proto3<text:tab/>18</text:a></text:p>
            <text:p text:style-name="P97"><text:a xlink:type="simple" xlink:href="#__RefHeading___Toc4144_4118176090" text:style-name="Index_20_Link" text:visited-style-name="Index_20_Link">6.3.2 Flutter<text:tab/>19</text:a></text:p>
            <text:p text:style-name="P97"><text:a xlink:type="simple" xlink:href="#__RefHeading___Toc4146_4118176090" text:style-name="Index_20_Link" text:visited-style-name="Index_20_Link">6.3.3 Golang<text:tab/>19</text:a></text:p>
            <text:p text:style-name="P97"><text:a xlink:type="simple" xlink:href="#__RefHeading___Toc4148_4118176090" text:style-name="Index_20_Link" text:visited-style-name="Index_20_Link">6.3.4 SQLite<text:tab/>19</text:a></text:p>
            <text:p text:style-name="P97"><text:a xlink:type="simple" xlink:href="#__RefHeading___Toc4150_4118176090" text:style-name="Index_20_Link" text:visited-style-name="Index_20_Link"><text:soft-page-break/>6.3.5 MariaDB<text:tab/>19</text:a></text:p>
            <text:p text:style-name="P95"><text:a xlink:type="simple" xlink:href="#__RefHeading___Toc16988_3274989480" text:style-name="Index_20_Link" text:visited-style-name="Index_20_Link">7 Mòdul TSTMOD<text:tab/>20</text:a></text:p>
            <text:p text:style-name="P96"><text:a xlink:type="simple" xlink:href="#__RefHeading___Toc16990_3274989480" text:style-name="Index_20_Link" text:visited-style-name="Index_20_Link">7.1 Entitat TEST_CATEGORY<text:tab/>20</text:a></text:p>
            <text:p text:style-name="P97"><text:a xlink:type="simple" xlink:href="#__RefHeading___Toc4152_4118176090" text:style-name="Index_20_Link" text:visited-style-name="Index_20_Link">7.1.1 Proto3<text:tab/>20</text:a></text:p>
            <text:p text:style-name="P97"><text:a xlink:type="simple" xlink:href="#__RefHeading___Toc4154_4118176090" text:style-name="Index_20_Link" text:visited-style-name="Index_20_Link">7.1.2 Flutter<text:tab/>20</text:a></text:p>
            <text:p text:style-name="P97"><text:a xlink:type="simple" xlink:href="#__RefHeading___Toc4156_4118176090" text:style-name="Index_20_Link" text:visited-style-name="Index_20_Link">7.1.3 Golang<text:tab/>20</text:a></text:p>
            <text:p text:style-name="P97"><text:a xlink:type="simple" xlink:href="#__RefHeading___Toc4158_4118176090" text:style-name="Index_20_Link" text:visited-style-name="Index_20_Link">7.1.4 SQLite<text:tab/>20</text:a></text:p>
            <text:p text:style-name="P97"><text:a xlink:type="simple" xlink:href="#__RefHeading___Toc4160_4118176090" text:style-name="Index_20_Link" text:visited-style-name="Index_20_Link">7.1.5 MariaDB<text:tab/>20</text:a></text:p>
            <text:p text:style-name="P96"><text:a xlink:type="simple" xlink:href="#__RefHeading___Toc16992_3274989480" text:style-name="Index_20_Link" text:visited-style-name="Index_20_Link">7.2 Entitat TEST<text:tab/>20</text:a></text:p>
            <text:p text:style-name="P97"><text:a xlink:type="simple" xlink:href="#__RefHeading___Toc4162_4118176090" text:style-name="Index_20_Link" text:visited-style-name="Index_20_Link">7.2.1 Proto3<text:tab/>20</text:a></text:p>
            <text:p text:style-name="P97"><text:a xlink:type="simple" xlink:href="#__RefHeading___Toc4164_4118176090" text:style-name="Index_20_Link" text:visited-style-name="Index_20_Link">7.2.2 Flutter<text:tab/>21</text:a></text:p>
            <text:p text:style-name="P97"><text:a xlink:type="simple" xlink:href="#__RefHeading___Toc4166_4118176090" text:style-name="Index_20_Link" text:visited-style-name="Index_20_Link">7.2.3 Golang<text:tab/>21</text:a></text:p>
            <text:p text:style-name="P97"><text:a xlink:type="simple" xlink:href="#__RefHeading___Toc4168_4118176090" text:style-name="Index_20_Link" text:visited-style-name="Index_20_Link">7.2.4 SQLite<text:tab/>21</text:a></text:p>
            <text:p text:style-name="P97"><text:a xlink:type="simple" xlink:href="#__RefHeading___Toc4170_4118176090" text:style-name="Index_20_Link" text:visited-style-name="Index_20_Link">7.2.5 MariaDB<text:tab/>21</text:a></text:p>
            <text:p text:style-name="P96"><text:a xlink:type="simple" xlink:href="#__RefHeading___Toc16994_3274989480" text:style-name="Index_20_Link" text:visited-style-name="Index_20_Link">7.3 Entitat TEST_QUESTION<text:tab/>22</text:a></text:p>
            <text:p text:style-name="P97"><text:a xlink:type="simple" xlink:href="#__RefHeading___Toc4172_4118176090" text:style-name="Index_20_Link" text:visited-style-name="Index_20_Link">7.3.1 Proto3<text:tab/>22</text:a></text:p>
            <text:p text:style-name="P97"><text:a xlink:type="simple" xlink:href="#__RefHeading___Toc4174_4118176090" text:style-name="Index_20_Link" text:visited-style-name="Index_20_Link">7.3.2 Flutter<text:tab/>22</text:a></text:p>
            <text:p text:style-name="P97"><text:a xlink:type="simple" xlink:href="#__RefHeading___Toc4176_4118176090" text:style-name="Index_20_Link" text:visited-style-name="Index_20_Link">7.3.3 Golang<text:tab/>22</text:a></text:p>
            <text:p text:style-name="P97"><text:a xlink:type="simple" xlink:href="#__RefHeading___Toc4178_4118176090" text:style-name="Index_20_Link" text:visited-style-name="Index_20_Link">7.3.4 SQLite<text:tab/>22</text:a></text:p>
            <text:p text:style-name="P97"><text:a xlink:type="simple" xlink:href="#__RefHeading___Toc4180_4118176090" text:style-name="Index_20_Link" text:visited-style-name="Index_20_Link">7.3.5 MariaDB<text:tab/>23</text:a></text:p>
            <text:p text:style-name="P95"><text:a xlink:type="simple" xlink:href="#__RefHeading___Toc16996_3274989480" text:style-name="Index_20_Link" text:visited-style-name="Index_20_Link">8 Mòdul DGNMOD<text:tab/>24</text:a></text:p>
            <text:p text:style-name="P96"><text:a xlink:type="simple" xlink:href="#__RefHeading___Toc16998_3274989480" text:style-name="Index_20_Link" text:visited-style-name="Index_20_Link">8.1 Entitat DIAGNOSIS<text:tab/>24</text:a></text:p>
            <text:p text:style-name="P97"><text:a xlink:type="simple" xlink:href="#__RefHeading___Toc4182_4118176090" text:style-name="Index_20_Link" text:visited-style-name="Index_20_Link">8.1.1 Proto3<text:tab/>24</text:a></text:p>
            <text:p text:style-name="P97"><text:a xlink:type="simple" xlink:href="#__RefHeading___Toc4184_4118176090" text:style-name="Index_20_Link" text:visited-style-name="Index_20_Link">8.1.2 Flutter<text:tab/>24</text:a></text:p>
            <text:p text:style-name="P97"><text:a xlink:type="simple" xlink:href="#__RefHeading___Toc4186_4118176090" text:style-name="Index_20_Link" text:visited-style-name="Index_20_Link">8.1.3 Golang<text:tab/>24</text:a></text:p>
            <text:p text:style-name="P97"><text:a xlink:type="simple" xlink:href="#__RefHeading___Toc4188_4118176090" text:style-name="Index_20_Link" text:visited-style-name="Index_20_Link">8.1.4 SQLite<text:tab/>24</text:a></text:p>
            <text:p text:style-name="P97"><text:a xlink:type="simple" xlink:href="#__RefHeading___Toc4190_4118176090" text:style-name="Index_20_Link" text:visited-style-name="Index_20_Link">8.1.5 MariaDB<text:tab/>24</text:a></text:p>
            <text:p text:style-name="P96"><text:a xlink:type="simple" xlink:href="#__RefHeading___Toc17000_3274989480" text:style-name="Index_20_Link" text:visited-style-name="Index_20_Link">8.2 Entitat DIAGNOSIS_PHASE<text:tab/>25</text:a></text:p>
            <text:p text:style-name="P97"><text:a xlink:type="simple" xlink:href="#__RefHeading___Toc4192_4118176090" text:style-name="Index_20_Link" text:visited-style-name="Index_20_Link">8.2.1 Proto3<text:tab/>25</text:a></text:p>
            <text:p text:style-name="P97"><text:a xlink:type="simple" xlink:href="#__RefHeading___Toc4194_4118176090" text:style-name="Index_20_Link" text:visited-style-name="Index_20_Link">8.2.2 Flutter<text:tab/>25</text:a></text:p>
            <text:p text:style-name="P97"><text:a xlink:type="simple" xlink:href="#__RefHeading___Toc4196_4118176090" text:style-name="Index_20_Link" text:visited-style-name="Index_20_Link">8.2.3 Golang<text:tab/>25</text:a></text:p>
            <text:p text:style-name="P97"><text:a xlink:type="simple" xlink:href="#__RefHeading___Toc4198_4118176090" text:style-name="Index_20_Link" text:visited-style-name="Index_20_Link">8.2.4 SQLite<text:tab/>25</text:a></text:p>
            <text:p text:style-name="P97"><text:a xlink:type="simple" xlink:href="#__RefHeading___Toc23293_4118176090" text:style-name="Index_20_Link" text:visited-style-name="Index_20_Link">8.2.5 MariaDB<text:tab/>25</text:a></text:p>
            <text:p text:style-name="P96"><text:a xlink:type="simple" xlink:href="#__RefHeading___Toc17002_3274989480" text:style-name="Index_20_Link" text:visited-style-name="Index_20_Link">8.3 Entitat ACHIEVEMENT<text:tab/>26</text:a></text:p>
            <text:p text:style-name="P97"><text:a xlink:type="simple" xlink:href="#__RefHeading___Toc4202_4118176090" text:style-name="Index_20_Link" text:visited-style-name="Index_20_Link">8.3.1 Proto3<text:tab/>26</text:a></text:p>
            <text:p text:style-name="P97"><text:a xlink:type="simple" xlink:href="#__RefHeading___Toc4204_4118176090" text:style-name="Index_20_Link" text:visited-style-name="Index_20_Link">8.3.2 Flutter<text:tab/>26</text:a></text:p>
            <text:p text:style-name="P97"><text:a xlink:type="simple" xlink:href="#__RefHeading___Toc4206_4118176090" text:style-name="Index_20_Link" text:visited-style-name="Index_20_Link">8.3.3 Golang<text:tab/>26</text:a></text:p>
            <text:p text:style-name="P97"><text:a xlink:type="simple" xlink:href="#__RefHeading___Toc4208_4118176090" text:style-name="Index_20_Link" text:visited-style-name="Index_20_Link">8.3.4 SQLite<text:tab/>26</text:a></text:p>
            <text:p text:style-name="P97"><text:a xlink:type="simple" xlink:href="#__RefHeading___Toc4210_4118176090" text:style-name="Index_20_Link" text:visited-style-name="Index_20_Link">8.3.5 MariaDB<text:tab/>27</text:a></text:p>
            <text:p text:style-name="P95"><text:a xlink:type="simple" xlink:href="#__RefHeading___Toc17004_3274989480" text:style-name="Index_20_Link" text:visited-style-name="Index_20_Link">9 Mòdul MATMOD<text:tab/>28</text:a></text:p>
            <text:p text:style-name="P96"><text:a xlink:type="simple" xlink:href="#__RefHeading___Toc17006_3274989480" text:style-name="Index_20_Link" text:visited-style-name="Index_20_Link">9.1 Entitat MATERIAL<text:tab/>28</text:a></text:p>
            <text:p text:style-name="P97"><text:a xlink:type="simple" xlink:href="#__RefHeading___Toc4212_4118176090" text:style-name="Index_20_Link" text:visited-style-name="Index_20_Link">9.1.1 Proto3<text:tab/>28</text:a></text:p>
            <text:p text:style-name="P97"><text:a xlink:type="simple" xlink:href="#__RefHeading___Toc4214_4118176090" text:style-name="Index_20_Link" text:visited-style-name="Index_20_Link">9.1.2 Flutter<text:tab/>28</text:a></text:p>
            <text:p text:style-name="P97"><text:a xlink:type="simple" xlink:href="#__RefHeading___Toc4216_4118176090" text:style-name="Index_20_Link" text:visited-style-name="Index_20_Link">9.1.3 Golang<text:tab/>28</text:a></text:p>
            <text:p text:style-name="P97"><text:a xlink:type="simple" xlink:href="#__RefHeading___Toc4218_4118176090" text:style-name="Index_20_Link" text:visited-style-name="Index_20_Link">9.1.4 SQLite<text:tab/>28</text:a></text:p>
            <text:p text:style-name="P97"><text:a xlink:type="simple" xlink:href="#__RefHeading___Toc4220_4118176090" text:style-name="Index_20_Link" text:visited-style-name="Index_20_Link">9.1.5 MariaDB<text:tab/>28</text:a></text:p>
            <text:p text:style-name="P96"><text:a xlink:type="simple" xlink:href="#__RefHeading___Toc17008_3274989480" text:style-name="Index_20_Link" text:visited-style-name="Index_20_Link">9.2 Entitat MATERIAL_PHASE<text:tab/>29</text:a></text:p>
            <text:p text:style-name="P97"><text:a xlink:type="simple" xlink:href="#__RefHeading___Toc4222_4118176090" text:style-name="Index_20_Link" text:visited-style-name="Index_20_Link">9.2.1 Proto3<text:tab/>29</text:a></text:p>
            <text:p text:style-name="P97"><text:a xlink:type="simple" xlink:href="#__RefHeading___Toc4224_4118176090" text:style-name="Index_20_Link" text:visited-style-name="Index_20_Link"><text:soft-page-break/>9.2.2 Flutter<text:tab/>29</text:a></text:p>
            <text:p text:style-name="P97"><text:a xlink:type="simple" xlink:href="#__RefHeading___Toc4226_4118176090" text:style-name="Index_20_Link" text:visited-style-name="Index_20_Link">9.2.3 Golang<text:tab/>29</text:a></text:p>
            <text:p text:style-name="P97"><text:a xlink:type="simple" xlink:href="#__RefHeading___Toc4228_4118176090" text:style-name="Index_20_Link" text:visited-style-name="Index_20_Link">9.2.4 SQLite<text:tab/>29</text:a></text:p>
            <text:p text:style-name="P97"><text:a xlink:type="simple" xlink:href="#__RefHeading___Toc4230_4118176090" text:style-name="Index_20_Link" text:visited-style-name="Index_20_Link">9.2.5 MariaDB<text:tab/>29</text:a></text:p>
            <text:p text:style-name="P95"><text:a xlink:type="simple" xlink:href="#__RefHeading___Toc17010_3274989480" text:style-name="Index_20_Link" text:visited-style-name="Index_20_Link">10 Mòdul REGMOD<text:tab/>30</text:a></text:p>
            <text:p text:style-name="P96"><text:a xlink:type="simple" xlink:href="#__RefHeading___Toc17012_3274989480" text:style-name="Index_20_Link" text:visited-style-name="Index_20_Link">10.1 Entitat REGISTER<text:tab/>30</text:a></text:p>
            <text:p text:style-name="P97"><text:a xlink:type="simple" xlink:href="#__RefHeading___Toc4232_4118176090" text:style-name="Index_20_Link" text:visited-style-name="Index_20_Link">10.1.1 Proto3<text:tab/>30</text:a></text:p>
            <text:p text:style-name="P97"><text:a xlink:type="simple" xlink:href="#__RefHeading___Toc4234_4118176090" text:style-name="Index_20_Link" text:visited-style-name="Index_20_Link">10.1.2 Flutter<text:tab/>30</text:a></text:p>
            <text:p text:style-name="P97"><text:a xlink:type="simple" xlink:href="#__RefHeading___Toc4236_4118176090" text:style-name="Index_20_Link" text:visited-style-name="Index_20_Link">10.1.3 Golang<text:tab/>30</text:a></text:p>
            <text:p text:style-name="P97"><text:a xlink:type="simple" xlink:href="#__RefHeading___Toc4238_4118176090" text:style-name="Index_20_Link" text:visited-style-name="Index_20_Link">10.1.4 SQLite<text:tab/>30</text:a></text:p>
            <text:p text:style-name="P97"><text:a xlink:type="simple" xlink:href="#__RefHeading___Toc4240_4118176090" text:style-name="Index_20_Link" text:visited-style-name="Index_20_Link">10.1.5 MariaDB<text:tab/>30</text:a></text:p>
            <text:p text:style-name="P96"><text:a xlink:type="simple" xlink:href="#__RefHeading___Toc17014_3274989480" text:style-name="Index_20_Link" text:visited-style-name="Index_20_Link">10.2 Entitat REGISTER_COLUMN<text:tab/>31</text:a></text:p>
            <text:p text:style-name="P97"><text:a xlink:type="simple" xlink:href="#__RefHeading___Toc4242_4118176090" text:style-name="Index_20_Link" text:visited-style-name="Index_20_Link">10.2.1 Proto3<text:tab/>31</text:a></text:p>
            <text:p text:style-name="P97"><text:a xlink:type="simple" xlink:href="#__RefHeading___Toc4244_4118176090" text:style-name="Index_20_Link" text:visited-style-name="Index_20_Link">10.2.2 Flutter<text:tab/>31</text:a></text:p>
            <text:p text:style-name="P97"><text:a xlink:type="simple" xlink:href="#__RefHeading___Toc4246_4118176090" text:style-name="Index_20_Link" text:visited-style-name="Index_20_Link">10.2.3 Golang<text:tab/>31</text:a></text:p>
            <text:p text:style-name="P97"><text:a xlink:type="simple" xlink:href="#__RefHeading___Toc4248_4118176090" text:style-name="Index_20_Link" text:visited-style-name="Index_20_Link">10.2.4 SQLite<text:tab/>31</text:a></text:p>
            <text:p text:style-name="P97"><text:a xlink:type="simple" xlink:href="#__RefHeading___Toc4250_4118176090" text:style-name="Index_20_Link" text:visited-style-name="Index_20_Link">10.2.5 MariaDB<text:tab/>31</text:a></text:p>
            <text:p text:style-name="P95"><text:a xlink:type="simple" xlink:href="#__RefHeading___Toc17016_3274989480" text:style-name="Index_20_Link" text:visited-style-name="Index_20_Link">11 Mòdul RESMOD<text:tab/>32</text:a></text:p>
            <text:p text:style-name="P96"><text:a xlink:type="simple" xlink:href="#__RefHeading___Toc17018_3274989480" text:style-name="Index_20_Link" text:visited-style-name="Index_20_Link">11.1 Entitat PATIENT_TEST<text:tab/>32</text:a></text:p>
            <text:p text:style-name="P97"><text:a xlink:type="simple" xlink:href="#__RefHeading___Toc4252_4118176090" text:style-name="Index_20_Link" text:visited-style-name="Index_20_Link">11.1.1 Proto3<text:tab/>32</text:a></text:p>
            <text:p text:style-name="P97"><text:a xlink:type="simple" xlink:href="#__RefHeading___Toc4254_4118176090" text:style-name="Index_20_Link" text:visited-style-name="Index_20_Link">11.1.2 Flutter<text:tab/>32</text:a></text:p>
            <text:p text:style-name="P97"><text:a xlink:type="simple" xlink:href="#__RefHeading___Toc4256_4118176090" text:style-name="Index_20_Link" text:visited-style-name="Index_20_Link">11.1.3 Golang<text:tab/>32</text:a></text:p>
            <text:p text:style-name="P97"><text:a xlink:type="simple" xlink:href="#__RefHeading___Toc4258_4118176090" text:style-name="Index_20_Link" text:visited-style-name="Index_20_Link">11.1.4 SQLite<text:tab/>32</text:a></text:p>
            <text:p text:style-name="P97"><text:a xlink:type="simple" xlink:href="#__RefHeading___Toc4260_4118176090" text:style-name="Index_20_Link" text:visited-style-name="Index_20_Link">11.1.5 MariaDB<text:tab/>32</text:a></text:p>
            <text:p text:style-name="P96"><text:a xlink:type="simple" xlink:href="#__RefHeading___Toc17020_3274989480" text:style-name="Index_20_Link" text:visited-style-name="Index_20_Link">11.2 Entitat ANSWER<text:tab/>33</text:a></text:p>
            <text:p text:style-name="P97"><text:a xlink:type="simple" xlink:href="#__RefHeading___Toc4262_4118176090" text:style-name="Index_20_Link" text:visited-style-name="Index_20_Link">11.2.1 Proto3<text:tab/>33</text:a></text:p>
            <text:p text:style-name="P97"><text:a xlink:type="simple" xlink:href="#__RefHeading___Toc4264_4118176090" text:style-name="Index_20_Link" text:visited-style-name="Index_20_Link">11.2.2 Flutter<text:tab/>33</text:a></text:p>
            <text:p text:style-name="P97"><text:a xlink:type="simple" xlink:href="#__RefHeading___Toc4266_4118176090" text:style-name="Index_20_Link" text:visited-style-name="Index_20_Link">11.2.3 Golang<text:tab/>33</text:a></text:p>
            <text:p text:style-name="P97"><text:a xlink:type="simple" xlink:href="#__RefHeading___Toc4268_4118176090" text:style-name="Index_20_Link" text:visited-style-name="Index_20_Link">11.2.4 SQLite<text:tab/>33</text:a></text:p>
            <text:p text:style-name="P97"><text:a xlink:type="simple" xlink:href="#__RefHeading___Toc4270_4118176090" text:style-name="Index_20_Link" text:visited-style-name="Index_20_Link">11.2.5 MariaDB<text:tab/>34</text:a></text:p>
            <text:p text:style-name="P95"><text:a xlink:type="simple" xlink:href="#C%C3%B2pia%20de%20__RefHeading___Toc17016_3274989480%201" text:style-name="Index_20_Link" text:visited-style-name="Index_20_Link">12 Mòdul NTFMOD<text:tab/>35</text:a></text:p>
            <text:p text:style-name="P96"><text:a xlink:type="simple" xlink:href="#C%C3%B2pia%20de%20__RefHeading___Toc17018_3274989480%201" text:style-name="Index_20_Link" text:visited-style-name="Index_20_Link">12.1 Entitat NOTIFICATION<text:tab/>35</text:a></text:p>
            <text:p text:style-name="P97"><text:a xlink:type="simple" xlink:href="#C%C3%B2pia%20de%20__RefHeading___Toc4252_4118176090%201" text:style-name="Index_20_Link" text:visited-style-name="Index_20_Link">12.1.1 Proto3<text:tab/>35</text:a></text:p>
            <text:p text:style-name="P97"><text:a xlink:type="simple" xlink:href="#C%C3%B2pia%20de%20__RefHeading___Toc4254_4118176090%201" text:style-name="Index_20_Link" text:visited-style-name="Index_20_Link">12.1.2 Flutter<text:tab/>35</text:a></text:p>
            <text:p text:style-name="P97"><text:a xlink:type="simple" xlink:href="#C%C3%B2pia%20de%20__RefHeading___Toc4256_4118176090%201" text:style-name="Index_20_Link" text:visited-style-name="Index_20_Link">12.1.3 Golang<text:tab/>35</text:a></text:p>
            <text:p text:style-name="P97"><text:a xlink:type="simple" xlink:href="#C%C3%B2pia%20de%20__RefHeading___Toc4258_4118176090%201" text:style-name="Index_20_Link" text:visited-style-name="Index_20_Link">12.1.4 SQLite<text:tab/>35</text:a></text:p>
            <text:p text:style-name="P97"><text:a xlink:type="simple" xlink:href="#C%C3%B2pia%20de%20__RefHeading___Toc4260_4118176090%201" text:style-name="Index_20_Link" text:visited-style-name="Index_20_Link">12.1.5 MariaDB<text:tab/>36</text:a></text:p>
            <text:p text:style-name="P95"><text:a xlink:type="simple" xlink:href="#C%C3%B2pia%20de%20C%C3%B2pia%20de%20__RefHeading___Toc17016_3274989480%201%201" text:style-name="Index_20_Link" text:visited-style-name="Index_20_Link">13 Mòdul TSKMOD<text:tab/>37</text:a></text:p>
            <text:p text:style-name="P96"><text:a xlink:type="simple" xlink:href="#C%C3%B2pia%20de%20C%C3%B2pia%20de%20__RefHeading___Toc17018_3274989480%201%201" text:style-name="Index_20_Link" text:visited-style-name="Index_20_Link">13.1 Entitat TASK<text:tab/>37</text:a></text:p>
            <text:p text:style-name="P97"><text:a xlink:type="simple" xlink:href="#C%C3%B2pia%20de%20C%C3%B2pia%20de%20__RefHeading___Toc4252_4118176090%201%201" text:style-name="Index_20_Link" text:visited-style-name="Index_20_Link">13.1.1 Proto3<text:tab/>37</text:a></text:p>
            <text:p text:style-name="P97"><text:a xlink:type="simple" xlink:href="#C%C3%B2pia%20de%20C%C3%B2pia%20de%20__RefHeading___Toc4254_4118176090%201%201" text:style-name="Index_20_Link" text:visited-style-name="Index_20_Link">13.1.2 Flutter<text:tab/>37</text:a></text:p>
            <text:p text:style-name="P97"><text:a xlink:type="simple" xlink:href="#C%C3%B2pia%20de%20C%C3%B2pia%20de%20__RefHeading___Toc4256_4118176090%201%201" text:style-name="Index_20_Link" text:visited-style-name="Index_20_Link">13.1.3 Golang<text:tab/>37</text:a></text:p>
            <text:p text:style-name="P97"><text:a xlink:type="simple" xlink:href="#C%C3%B2pia%20de%20C%C3%B2pia%20de%20__RefHeading___Toc4258_4118176090%201%201" text:style-name="Index_20_Link" text:visited-style-name="Index_20_Link">13.1.4 SQLite<text:tab/>37</text:a></text:p>
            <text:p text:style-name="P97"><text:a xlink:type="simple" xlink:href="#C%C3%B2pia%20de%20C%C3%B2pia%20de%20__RefHeading___Toc4260_4118176090%201%201" text:style-name="Index_20_Link" text:visited-style-name="Index_20_Link">13.1.5 MariaDB<text:tab/>38</text:a></text:p>
            <text:p text:style-name="P95"><text:a xlink:type="simple" xlink:href="#C%C3%B2pia%20de%20C%C3%B2pia%20de%20C%C3%B2pia%20de%20__RefHeading___Toc17016_3274989480%201%201%201" text:style-name="Index_20_Link" text:visited-style-name="Index_20_Link">14 Mòdul VISMOD<text:tab/>39</text:a></text:p>
            <text:p text:style-name="P96"><text:a xlink:type="simple" xlink:href="#C%C3%B2pia%20de%20C%C3%B2pia%20de%20C%C3%B2pia%20de%20__RefHeading___Toc17018_3274989480%201%201%201" text:style-name="Index_20_Link" text:visited-style-name="Index_20_Link">14.1 Entitat VISIT<text:tab/>39</text:a></text:p>
            <text:p text:style-name="P97"><text:a xlink:type="simple" xlink:href="#C%C3%B2pia%20de%20C%C3%B2pia%20de%20C%C3%B2pia%20de%20__RefHeading___Toc4252_4118176090%201%201%201" text:style-name="Index_20_Link" text:visited-style-name="Index_20_Link">14.1.1 Proto3<text:tab/>39</text:a></text:p>
            <text:p text:style-name="P97"><text:a xlink:type="simple" xlink:href="#C%C3%B2pia%20de%20C%C3%B2pia%20de%20C%C3%B2pia%20de%20__RefHeading___Toc4254_4118176090%201%201%201" text:style-name="Index_20_Link" text:visited-style-name="Index_20_Link">14.1.2 Flutter<text:tab/>39</text:a></text:p>
            <text:p text:style-name="P97"><text:a xlink:type="simple" xlink:href="#C%C3%B2pia%20de%20C%C3%B2pia%20de%20C%C3%B2pia%20de%20__RefHeading___Toc4256_4118176090%201%201%201" text:style-name="Index_20_Link" text:visited-style-name="Index_20_Link"><text:soft-page-break/>14.1.3 Golang<text:tab/>39</text:a></text:p>
            <text:p text:style-name="P97"><text:a xlink:type="simple" xlink:href="#C%C3%B2pia%20de%20C%C3%B2pia%20de%20C%C3%B2pia%20de%20__RefHeading___Toc4258_4118176090%201%201%201" text:style-name="Index_20_Link" text:visited-style-name="Index_20_Link">14.1.4 SQLite<text:tab/>39</text:a></text:p>
            <text:p text:style-name="P97"><text:a xlink:type="simple" xlink:href="#C%C3%B2pia%20de%20C%C3%B2pia%20de%20C%C3%B2pia%20de%20__RefHeading___Toc4260_4118176090%201%201%201" text:style-name="Index_20_Link" text:visited-style-name="Index_20_Link">14.1.5 MariaDB<text:tab/>39</text:a></text:p>
            <text:p text:style-name="P95"><text:a xlink:type="simple" xlink:href="#C%C3%B2pia%20de%20C%C3%B2pia%20de%20C%C3%B2pia%20de%20C%C3%B2pia%20de%20__RefHeading___Toc17016_3274989480%201%201%201%201" text:style-name="Index_20_Link" text:visited-style-name="Index_20_Link">15 Mòdul LOCMOD<text:tab/>41</text:a></text:p>
            <text:p text:style-name="P96"><text:a xlink:type="simple" xlink:href="#C%C3%B2pia%20de%20C%C3%B2pia%20de%20C%C3%B2pia%20de%20C%C3%B2pia%20de%20__RefHeading___Toc17018_3274989480%201%201%201%201" text:style-name="Index_20_Link" text:visited-style-name="Index_20_Link">15.1 Entitat TRANSLATION<text:tab/>41</text:a></text:p>
            <text:p text:style-name="P97"><text:a xlink:type="simple" xlink:href="#C%C3%B2pia%20de%20C%C3%B2pia%20de%20C%C3%B2pia%20de%20C%C3%B2pia%20de%20__RefHeading___Toc4252_4118176090%201%201%201%201" text:style-name="Index_20_Link" text:visited-style-name="Index_20_Link">15.1.1 Proto3<text:tab/>41</text:a></text:p>
            <text:p text:style-name="P97"><text:a xlink:type="simple" xlink:href="#C%C3%B2pia%20de%20C%C3%B2pia%20de%20C%C3%B2pia%20de%20C%C3%B2pia%20de%20__RefHeading___Toc4254_4118176090%201%201%201%201" text:style-name="Index_20_Link" text:visited-style-name="Index_20_Link">15.1.2 Flutter<text:tab/>41</text:a></text:p>
            <text:p text:style-name="P97"><text:a xlink:type="simple" xlink:href="#C%C3%B2pia%20de%20C%C3%B2pia%20de%20C%C3%B2pia%20de%20C%C3%B2pia%20de%20__RefHeading___Toc4256_4118176090%201%201%201%201" text:style-name="Index_20_Link" text:visited-style-name="Index_20_Link">15.1.3 Golang<text:tab/>41</text:a></text:p>
            <text:p text:style-name="P97"><text:a xlink:type="simple" xlink:href="#C%C3%B2pia%20de%20C%C3%B2pia%20de%20C%C3%B2pia%20de%20C%C3%B2pia%20de%20__RefHeading___Toc4258_4118176090%201%201%201%201" text:style-name="Index_20_Link" text:visited-style-name="Index_20_Link">15.1.4 SQLite<text:tab/>41</text:a></text:p>
            <text:p text:style-name="P97"><text:a xlink:type="simple" xlink:href="#C%C3%B2pia%20de%20C%C3%B2pia%20de%20C%C3%B2pia%20de%20C%C3%B2pia%20de%20__RefHeading___Toc4260_4118176090%201%201%201%201" text:style-name="Index_20_Link" text:visited-style-name="Index_20_Link">15.1.5 MariaDB<text:tab/>41</text:a></text:p>
            <text:p text:style-name="P95"><text:a xlink:type="simple" xlink:href="#C%C3%B2pia%20de%20__RefHeading___Toc16996_3274989480%201" text:style-name="Index_20_Link" text:visited-style-name="Index_20_Link">16 Mòdul LSTMOD<text:tab/>42</text:a></text:p>
            <text:p text:style-name="P96"><text:a xlink:type="simple" xlink:href="#C%C3%B2pia%20de%20__RefHeading___Toc16998_3274989480%201" text:style-name="Index_20_Link" text:visited-style-name="Index_20_Link">16.1 Entitat LIST_CATEGORY<text:tab/>42</text:a></text:p>
            <text:p text:style-name="P97"><text:a xlink:type="simple" xlink:href="#C%C3%B2pia%20de%20__RefHeading___Toc4182_4118176090%201" text:style-name="Index_20_Link" text:visited-style-name="Index_20_Link">16.1.1 Proto3<text:tab/>42</text:a></text:p>
            <text:p text:style-name="P97"><text:a xlink:type="simple" xlink:href="#C%C3%B2pia%20de%20__RefHeading___Toc4184_4118176090%201" text:style-name="Index_20_Link" text:visited-style-name="Index_20_Link">16.1.2 Flutter<text:tab/>42</text:a></text:p>
            <text:p text:style-name="P97"><text:a xlink:type="simple" xlink:href="#C%C3%B2pia%20de%20__RefHeading___Toc4186_4118176090%201" text:style-name="Index_20_Link" text:visited-style-name="Index_20_Link">16.1.3 Golang<text:tab/>42</text:a></text:p>
            <text:p text:style-name="P97"><text:a xlink:type="simple" xlink:href="#C%C3%B2pia%20de%20__RefHeading___Toc4188_4118176090%201" text:style-name="Index_20_Link" text:visited-style-name="Index_20_Link">16.1.4 SQLite<text:tab/>42</text:a></text:p>
            <text:p text:style-name="P97"><text:a xlink:type="simple" xlink:href="#C%C3%B2pia%20de%20__RefHeading___Toc4190_4118176090%201" text:style-name="Index_20_Link" text:visited-style-name="Index_20_Link">16.1.5 MariaDB<text:tab/>42</text:a></text:p>
            <text:p text:style-name="P96"><text:a xlink:type="simple" xlink:href="#C%C3%B2pia%20de%20__RefHeading___Toc17000_3274989480%201" text:style-name="Index_20_Link" text:visited-style-name="Index_20_Link">16.2 Entitat OPTION_LIST<text:tab/>42</text:a></text:p>
            <text:p text:style-name="P97"><text:a xlink:type="simple" xlink:href="#C%C3%B2pia%20de%20__RefHeading___Toc4192_4118176090%201" text:style-name="Index_20_Link" text:visited-style-name="Index_20_Link">16.2.1 Proto3<text:tab/>42</text:a></text:p>
            <text:p text:style-name="P97"><text:a xlink:type="simple" xlink:href="#C%C3%B2pia%20de%20__RefHeading___Toc4194_4118176090%201" text:style-name="Index_20_Link" text:visited-style-name="Index_20_Link">16.2.2 Flutter<text:tab/>43</text:a></text:p>
            <text:p text:style-name="P97"><text:a xlink:type="simple" xlink:href="#C%C3%B2pia%20de%20__RefHeading___Toc4196_4118176090%201" text:style-name="Index_20_Link" text:visited-style-name="Index_20_Link">16.2.3 Golang<text:tab/>43</text:a></text:p>
            <text:p text:style-name="P97"><text:a xlink:type="simple" xlink:href="#C%C3%B2pia%20de%20__RefHeading___Toc4198_4118176090%201" text:style-name="Index_20_Link" text:visited-style-name="Index_20_Link">16.2.4 SQLite<text:tab/>43</text:a></text:p>
            <text:p text:style-name="P97"><text:a xlink:type="simple" xlink:href="#C%C3%B2pia%20de%20__RefHeading___Toc4200_4118176090%201" text:style-name="Index_20_Link" text:visited-style-name="Index_20_Link">16.2.5 MariaDB<text:tab/>43</text:a></text:p>
            <text:p text:style-name="P96"><text:a xlink:type="simple" xlink:href="#C%C3%B2pia%20de%20__RefHeading___Toc17002_3274989480%201" text:style-name="Index_20_Link" text:visited-style-name="Index_20_Link">16.3 Entitat OPTION_ENTRY<text:tab/>44</text:a></text:p>
            <text:p text:style-name="P97"><text:a xlink:type="simple" xlink:href="#C%C3%B2pia%20de%20__RefHeading___Toc4202_4118176090%201" text:style-name="Index_20_Link" text:visited-style-name="Index_20_Link">16.3.1 Proto3<text:tab/>44</text:a></text:p>
            <text:p text:style-name="P97"><text:a xlink:type="simple" xlink:href="#C%C3%B2pia%20de%20__RefHeading___Toc4204_4118176090%201" text:style-name="Index_20_Link" text:visited-style-name="Index_20_Link">16.3.2 Flutter<text:tab/>44</text:a></text:p>
            <text:p text:style-name="P97"><text:a xlink:type="simple" xlink:href="#C%C3%B2pia%20de%20__RefHeading___Toc4206_4118176090%201" text:style-name="Index_20_Link" text:visited-style-name="Index_20_Link">16.3.3 Golang<text:tab/>44</text:a></text:p>
            <text:p text:style-name="P97"><text:a xlink:type="simple" xlink:href="#C%C3%B2pia%20de%20__RefHeading___Toc4208_4118176090%201" text:style-name="Index_20_Link" text:visited-style-name="Index_20_Link">16.3.4 SQLite<text:tab/>44</text:a></text:p>
            <text:p text:style-name="P97"><text:a xlink:type="simple" xlink:href="#C%C3%B2pia%20de%20__RefHeading___Toc4210_4118176090%201" text:style-name="Index_20_Link" text:visited-style-name="Index_20_Link">16.3.5 MariaDB<text:tab/>44</text:a></text:p>
            <text:p text:style-name="P95"><text:a xlink:type="simple" xlink:href="#__RefHeading___Toc4368_1629209868" text:style-name="Index_20_Link" text:visited-style-name="Index_20_Link">17 Índexs<text:tab/>45</text:a></text:p>
          </text:index-body>
        </text:table-of-content>
        <text:section text:style-name="Sect2" text:name="Secció1">
          <text:h text:style-name="P145" text:outline-level="1"/>
        </text:section>
        <text:h text:style-name="P145" text:outline-level="1"/>
        <text:h text:style-name="P105" text:outline-level="1" text:is-list-header="true"><text:bookmark-start text:name="__RefHeading___Toc3_3865597735"/>Implementació del Model de Dades<text:bookmark-end text:name="__RefHeading___Toc3_3865597735"/></text:h>
        <text:p text:style-name="P16"><text:span text:style-name="T17">El propòsit d’aquest document és </text:span><text:span text:style-name="T32">documentar com les diferents entitats de dades son implementats dins els diferents subsistemes que existeixen al projecte.</text:span></text:p>
        <text:p text:style-name="P14">Els subsistemes del projecte són:</text:p>
        <text:h text:style-name="P112" text:outline-level="2" text:is-list-header="true"><text:bookmark-start text:name="Còpia de __RefHeading___Toc5_3865597735 1"/><text:bookmark-start text:name="__RefHeading___Toc13115_3274989480"/>Servidor<text:bookmark-end text:name="Còpia de __RefHeading___Toc5_3865597735 1"/><text:bookmark-end text:name="__RefHeading___Toc13115_3274989480"/></text:h>
        <text:p text:style-name="P13">El subsistema <text:span text:style-name="T25">Servidor</text:span> és el nucli de <text:span text:style-name="T54">la plataforma</text:span> on s’enregistren i gestionen <text:span text:style-name="T54">totes </text:span>les dades consolidades. </text:p>
        <text:p text:style-name="P13">Aquest subsistema s’implementa en un host <text:span text:style-name="T5">Linux</text:span> (família i versió per acabar de determinar segons les necessitats), en llenguatge <text:span text:style-name="T5">Golang</text:span>, fent servir un DBSM <text:span text:style-name="T5">MariaDB v11.5.2 Rolling</text:span>.</text:p>
        <text:h text:style-name="P112" text:outline-level="2" text:is-list-header="true"><text:bookmark-start text:name="Còpia de Còpia de __RefHeading___Toc5_3865597735 1 1"/><text:bookmark-start text:name="__RefHeading___Toc13117_3274989480"/>APP mòbil<text:bookmark-end text:name="Còpia de Còpia de __RefHeading___Toc5_3865597735 1 1"/><text:bookmark-end text:name="__RefHeading___Toc13117_3274989480"/></text:h>
        <text:p text:style-name="P17"><text:span text:style-name="T32">El subsistema </text:span><text:span text:style-name="T26">App</text:span><text:span text:style-name="T32"> és la interfície d’accés a la plataforma de tots els tipus d’usuari. </text:span></text:p>
        <text:p text:style-name="P17"><text:span text:style-name="T32">Aquest subsistema s’implementa en </text:span><text:span text:style-name="T6">Flutter </text:span><text:span text:style-name="T10">(versió per determinar) per a totes les plataformes mòbils (Android i iOS), fent servir un DBSM local SQLite (a través del paquet Dart </text:span><text:span text:style-name="T6">sqflite_common: ^2.5.4+2</text:span><text:span text:style-name="T10">).</text:span></text:p>
        <text:h text:style-name="P112" text:outline-level="2" text:is-list-header="true"><text:bookmark-start text:name="Còpia de Còpia de Còpia de __RefHeading___Toc5_3865597735 1 1 1"/><text:bookmark-start text:name="__RefHeading___Toc13119_3274989480"/>Integració<text:bookmark-end text:name="Còpia de Còpia de Còpia de __RefHeading___Toc5_3865597735 1 1 1"/><text:bookmark-end text:name="__RefHeading___Toc13119_3274989480"/></text:h>
        <text:p text:style-name="P13"><text:span text:style-name="T9">El subsistema d’</text:span><text:span text:style-name="T16">Integració</text:span><text:span text:style-name="T15"> s’encarrega de la comunicació de dades segura entre els dispositius mòbils i el servidor. </text:span></text:p>
        <text:p text:style-name="P13"><text:span text:style-name="T15">Per a generalitzar el model de base de dades dins aquest subsistema s’utilitza </text:span><text:span text:style-name="T8">gRPC</text:span><text:span text:style-name="T15"> (</text:span><text:span text:style-name="T3">Google Remote Procedure Call</text:span><text:span text:style-name="T15">). </text:span></text:p>
        <text:p text:style-name="P13"><text:span text:style-name="T15">Tot i que la plataforma Sabina es recolza sobre la plataforma </text:span><text:span text:style-name="T8">Firebase</text:span><text:span text:style-name="T15"> de Google, no s’emmagatzema cap dada al seu sistema d’emmagatzemament en el núvol.</text:span></text:p>
        <text:h text:style-name="P114" text:outline-level="2" text:is-list-header="true"><text:span text:style-name="T9"/></text:h>
        <text:h text:style-name="P115" text:outline-level="2" text:is-list-header="true"><text:bookmark-start text:name="Còpia de __RefHeading___Toc3141_1471092614 1"/><text:bookmark-start text:name="__RefHeading___Toc13121_3274989480"/>Diagrama lògic<text:bookmark-end text:name="Còpia de __RefHeading___Toc3141_1471092614 1"/><text:bookmark-end text:name="__RefHeading___Toc13121_3274989480"/></text:h>
        <text:p text:style-name="P17"><text:span text:style-name="T11"/></text:p>
        <text:p text:style-name="P17"><draw:frame draw:style-name="fr1" draw:name="Marc4" text:anchor-type="paragraph" svg:y="0.152cm" svg:width="10.79cm" draw:z-index="0"><draw:text-box fo:min-height="17.538cm"><text:p text:style-name="P10"><draw:g text:anchor-type="paragraph" draw:z-index="1" draw:name="Objecte de grup 9" draw:style-name="gr11"><draw:custom-shape draw:style-name="gr2" draw:text-style-name="P208" svg:width="7.501cm" svg:height="9.251cm" draw:transform="rotate (1.5707963267949) translate (0.769055555555556cm 17.4995416666667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07"><text:span text:style-name="T69"><text:s text:c="12"/></text:span><text:span text:style-name="T69">Serv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10" svg:width="7.501cm" svg:height="9.251cm" draw:transform="rotate (1.5707963267949) translate (0.769055555555556cm 7.50005555555556cm)"><draw:glue-point draw:id="4" svg:x="-5cm" svg:y="0cm"/><draw:glue-point draw:id="5" svg:x="5cm" svg:y="0cm"/><draw:glue-point draw:id="6" svg:x="0cm" svg:y="-5cm"/><draw:glue-point draw:id="7" svg:x="0cm" svg:y="5cm"/><draw:glue-point draw:id="8" svg:x="-2.83cm" svg:y="4.98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09"><text:span text:style-name="T70">App Mòbil <text:s text:c="6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12" svg:width="7.501cm" svg:height="10.752cm" draw:transform="rotate (1.5707963267949) translate (0.0176388888888889cm 12.4989166666667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211"><text:span text:style-name="T69">Integració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4" svg:width="3.5cm" svg:height="1.482cm" svg:x="2.048cm" svg:y="15.51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MariaDB SQL 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4" svg:width="3.502cm" svg:height="1.502cm" svg:x="5.548cm" svg:y="15.4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MariaDB SQL </text:span><text:span text:style-name="T71"><text:line-break/></text:span><text:span text:style-name="T71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14" svg:width="6.94cm" svg:height="1.5cm" draw:transform="skewX (0.0305432619099008) translate (2.09373611111111cm 3.000375cm)"><draw:glue-point draw:id="4" svg:x="0.042cm" svg:y="-5cm"/><draw:glue-point draw:id="5" svg:x="-0.042cm" svg:y="5cm"/><draw:glue-point draw:id="6" svg:x="4.957cm" svg:y="0cm"/><draw:glue-point draw:id="7" svg:x="-4.957cm" svg:y="0cm"/><draw:glue-point draw:id="8" svg:x="-4.913cm" svg:y="-2.825cm"/><draw:glue-point draw:id="9" svg:x="-4.98cm" svg:y="2.716cm"/><draw:glue-point draw:id="10" svg:x="-2.535cm" svg:y="-5cm"/><draw:glue-point draw:id="11" svg:x="-2.62cm" svg:y="5cm"/><draw:glue-point draw:id="12" svg:x="2.422cm" svg:y="-5cm"/><draw:glue-point draw:id="13" svg:x="2.336cm" svg:y="5cm"/><draw:glue-point draw:id="14" svg:x="4.982cm" svg:y="-2.887cm"/><draw:glue-point draw:id="15" svg:x="4.933cm" svg:y="2.737cm"/><text:p text:style-name="P213"><text:span text:style-name="T71">Dart Entity</text:span></text:p><text:p text:style-name="P213"><text:span text:style-name="T71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14" svg:width="7.032cm" svg:height="1.5cm" svg:x="2.048cm" svg:y="5.5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Dart gRPC</text:span></text:p><text:p text:style-name="P213"><text:span text:style-name="T71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14" svg:width="7.032cm" svg:height="1.502cm" svg:x="2.018cm" svg:y="7.9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RPC Source</text:span></text:p><text:p text:style-name="P213"><text:span text:style-name="T71">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14" svg:width="7.032cm" svg:height="1.498cm" svg:x="2.018cm" svg:y="10.5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o gRPC</text:span></text:p><text:p text:style-name="P213"><text:span text:style-name="T71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14" svg:width="7.032cm" svg:height="1.5cm" svg:x="2.018cm" svg:y="13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Go Entity</text:span></text:p><text:p text:style-name="P213"><text:span text:style-name="T71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4" svg:width="3.5cm" svg:height="1.482cm" svg:x="2.048cm" svg:y="0.51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SQLite</text:span><text:span text:style-name="T71"><text:line-break/></text:span><text:span text:style-name="T71">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4" svg:width="3.502cm" svg:height="1.502cm" svg:x="5.548cm" svg:y="0.4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213"><text:span text:style-name="T71">SQLite</text:span><text:span text:style-name="T71"><text:line-break/></text:span><text:span text:style-name="T71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215" svg:x1="3.798cm" svg:y1="2cm" svg:x2="3.798cm" svg:y2="3cm"><text:p/></draw:line><draw:line draw:style-name="gr10" draw:text-style-name="P215" svg:x1="7.299cm" svg:y1="2cm" svg:x2="7.299cm" svg:y2="3cm"><text:p/></draw:line><draw:line draw:style-name="gr10" draw:text-style-name="P215" svg:x1="5.544cm" svg:y1="4.5cm" svg:x2="5.544cm" svg:y2="5.5cm"><text:p/></draw:line><draw:line draw:style-name="gr10" draw:text-style-name="P215" svg:x1="5.544cm" svg:y1="7cm" svg:x2="5.544cm" svg:y2="8cm"><text:p/></draw:line><draw:line draw:style-name="gr10" draw:text-style-name="P215" svg:x1="5.544cm" svg:y1="9.5cm" svg:x2="5.544cm" svg:y2="10.5cm"><text:p/></draw:line><draw:line draw:style-name="gr10" draw:text-style-name="P215" svg:x1="5.544cm" svg:y1="12cm" svg:x2="5.544cm" svg:y2="13cm"><text:p/></draw:line><draw:line draw:style-name="gr10" draw:text-style-name="P215" svg:x1="3.798cm" svg:y1="14.5cm" svg:x2="3.798cm" svg:y2="15.5cm"><text:p/></draw:line><draw:line draw:style-name="gr10" draw:text-style-name="P215" svg:x1="7.299cm" svg:y1="14.5cm" svg:x2="7.299cm" svg:y2="15.5cm"><text:p/></draw:line></draw:g>Diagrama <text:sequence text:ref-name="refDiagrama0" text:name="Diagrama" text:formula="ooow:Diagrama+1" style:num-format="1">1</text:sequence>: Implementació del Model de Dades</text:p></draw:text-box></draw:frame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5"/>
        <text:p text:style-name="P8"/>
        <text:p text:style-name="P11"/>
        <text:h text:style-name="P104" text:outline-level="1"/>
        <text:h text:style-name="P106" text:outline-level="1"><text:bookmark-start text:name="__RefHeading___Toc2680_2294837604"/><text:span text:style-name="T18">Estructures </text:span><text:span text:style-name="T20">Auxiliars</text:span><text:bookmark-end text:name="__RefHeading___Toc2680_2294837604"/></text:h>
        <text:p text:style-name="P12">Les properes definicions proveeixen les diferents vistes de cada entitat del model de dades segons els subsistemes.</text:p>
        <text:p text:style-name="P12">En les definicions <text:span text:style-name="T9">la majoria de les entitats far</text:span><text:span text:style-name="T12">an</text:span><text:span text:style-name="T9"> servir una subentitat anomenada </text:span><text:span text:style-name="T5">BaseEntity</text:span><text:span text:style-name="T9"> </text:span><text:span text:style-name="T13">(en Integració), </text:span><text:span text:style-name="T7">ModelEntity</text:span><text:span text:style-name="T13"> (en Flutter) i </text:span><text:span text:style-name="T7">GoBaseEntity (en </text:span><text:span text:style-name="T13">Go</text:span><text:span text:style-name="T7">)</text:span><text:span text:style-name="T9">. Aquesta subentitat és un mecanisme de compactació de la descripció del model útil perquè la gran majoria de les entitats comparteixen un conjunt de propietats que es poden abstreure:</text:span></text:p>
        <text:p text:style-name="P12"><text:span text:style-name="T9"/></text:p>
        <table:table table:name="Taula39" table:style-name="Taula39">
          <table:table-column table:style-name="Taula39.A"/>
          <table:table-column table:style-name="Taula39.B"/>
          <table:table-row>
            <table:table-cell table:style-name="Taula39.A1" office:value-type="string">
              <text:p text:style-name="P23">// <text:span text:style-name="T55">Proto3</text:span></text:p>
              <text:p text:style-name="P23"><text:span text:style-name="T25">message BaseEntity</text:span> {</text:p>
              <text:p text:style-name="P23"><text:s text:c="4"/>optional string <text:s text:c="3"/>local_key = 1;</text:p>
              <text:p text:style-name="P23"><text:s text:c="4"/>optional string <text:s text:c="3"/>server_key = 2;</text:p>
              <text:p text:style-name="P23"><text:s text:c="4"/>uint32 <text:s text:c="12"/>created_by = 3;</text:p>
              <text:p text:style-name="P23"><text:s text:c="4"/>Timestamp <text:s text:c="9"/>created_at = 4;</text:p>
              <text:p text:style-name="P23"><text:s text:c="4"/>optional uint32 <text:s text:c="3"/>updated_by = 5;</text:p>
              <text:p text:style-name="P23"><text:s text:c="4"/>optional Timestamp updated_at = 6;</text:p>
              <text:p text:style-name="P23"><text:s text:c="4"/>bool <text:s text:c="14"/>is_new = 7;</text:p>
              <text:p text:style-name="P23"><text:s text:c="4"/>bool <text:s text:c="14"/>is_updated = 8;</text:p>
              <text:p text:style-name="P23"><text:s text:c="4"/>bool <text:s text:c="14"/>is_deleted = 9;</text:p>
              <text:p text:style-name="P23">}</text:p>
              <text:p text:style-name="P23"/>
            </table:table-cell>
            <table:table-cell table:style-name="Taula39.A1" office:value-type="string">
              <text:p text:style-name="P23"/>
            </table:table-cell>
          </table:table-row>
          <table:table-row>
            <table:table-cell table:style-name="Taula39.A1" office:value-type="string">
              <text:p text:style-name="P26">// <text:span text:style-name="T55">Flutter</text:span></text:p>
              <text:p text:style-name="P26"><text:span text:style-name="T25">abstract class ModelEntity</text:span> {</text:p>
              <text:p text:style-name="P26"><text:s text:c="4"/>late CoreEntity _core;</text:p>
              <text:p text:style-name="P24">}</text:p>
              <text:p text:style-name="P24"/>
              <text:p text:style-name="P24"><text:span text:style-name="T25">class CoreEntity</text:span> {</text:p>
              <text:p text:style-name="P24"><text:s text:c="4"/>late int? <text:s text:c="5"/>_localId;</text:p>
              <text:p text:style-name="P25"><text:s text:c="4"/>late int? <text:s text:c="5"/>_id;</text:p>
              <text:p text:style-name="P25"><text:s text:c="4"/>late UsrUser? <text:s/>_createdBy;</text:p>
              <text:p text:style-name="P25"><text:s text:c="4"/>late DateTime? _createdAt;</text:p>
              <text:p text:style-name="P25"><text:s text:c="4"/>late UsrUser? <text:s/>_updatedBy;</text:p>
              <text:p text:style-name="P25"><text:s text:c="4"/>late DateTime? _updatedAt;</text:p>
              <text:p text:style-name="P25"><text:s text:c="4"/>late bool <text:s text:c="5"/>_isNew;</text:p>
              <text:p text:style-name="P25"><text:s text:c="4"/>late bool <text:s text:c="5"/>_isUpdated;</text:p>
              <text:p text:style-name="P25"><text:s text:c="4"/>late bool <text:s text:c="5"/>_isDeleted;</text:p>
              <text:p text:style-name="P24">}</text:p>
            </table:table-cell>
            <table:table-cell table:style-name="Taula39.A1" office:value-type="string">
              <text:p text:style-name="P26">// <text:span text:style-name="T55">Golang</text:span></text:p>
              <text:p text:style-name="P26"><text:span text:style-name="T25">type GoBaseEntity struct</text:span> {</text:p>
              <text:p text:style-name="P34"><text:span text:style-name="T55"><text:s text:c="4"/></text:span>GoEntity</text:p>
              <text:p text:style-name="P34"><text:span text:style-name="T55"><text:s text:c="4"/></text:span>LocalId <text:s text:c="6"/>*uint32</text:p>
              <text:p text:style-name="P34"><text:span text:style-name="T55"><text:s text:c="4"/></text:span>ServerId <text:s text:c="5"/>*uint32</text:p>
              <text:p text:style-name="P34"><text:span text:style-name="T55"><text:s text:c="4"/></text:span>CreatedBy <text:s text:c="4"/>uint32</text:p>
              <text:p text:style-name="P34"><text:span text:style-name="T55"><text:s text:c="4"/></text:span>CreatedAt <text:s text:c="4"/>dt.Time</text:p>
              <text:p text:style-name="P34"><text:span text:style-name="T55"><text:s text:c="4"/></text:span>UpdatedBy <text:s text:c="4"/>*uint32</text:p>
              <text:p text:style-name="P34"><text:span text:style-name="T55"><text:s text:c="4"/></text:span>UpdatedAt <text:s text:c="4"/>*dt.Time</text:p>
              <text:p text:style-name="P34"><text:span text:style-name="T55"><text:s text:c="4"/></text:span>InstIsNew <text:s text:c="4"/>bool</text:p>
              <text:p text:style-name="P34"><text:span text:style-name="T55"><text:s text:c="4"/></text:span>InstIsUpdated bool</text:p>
              <text:p text:style-name="P34"><text:span text:style-name="T55"><text:s text:c="4"/></text:span>InstIsDeleted bool</text:p>
              <text:p text:style-name="P26">}</text:p>
            </table:table-cell>
          </table:table-row>
        </table:table>
        <text:h text:style-name="P116" text:outline-level="2"/>
        <text:h text:style-name="P107" text:outline-level="1"><text:bookmark-start text:name="__RefHeading___Toc4026_4118176090"/><text:span text:style-name="T19">M</text:span><text:span text:style-name="T18">òdul USRMOD</text:span><text:bookmark-end text:name="__RefHeading___Toc4026_4118176090"/></text:h>
        <text:h text:style-name="P117" text:outline-level="2"><text:bookmark-start text:name="__RefHeading___Toc13123_3274989480"/><text:alphabetical-index-mark-start text:id="IMark2530016593504"/>Entitat USER<text:bookmark-end text:name="__RefHeading___Toc13123_3274989480"/><text:alphabetical-index-mark-end text:id="IMark2530016593504"/></text:h>
        <text:h text:style-name="Heading_20_3" text:outline-level="3"><text:bookmark-start text:name="__RefHeading___Toc13125_3274989480"/><text:span text:style-name="T54">P</text:span><text:span text:style-name="T33">roto3</text:span><text:bookmark-end text:name="__RefHeading___Toc13125_3274989480"/></text:h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P197"><text:span text:style-name="T25">enum UsrUserType</text:span> {</text:p>
              <text:p text:style-name="P197"><text:s text:c="4"/>USR_USER_TYPE_UNSPECIFIED = 0;</text:p>
              <text:p text:style-name="P197"><text:s text:c="4"/>USR_USER_TYPE_ROOT = 1;</text:p>
              <text:p text:style-name="P197"><text:s text:c="4"/>USR_USER_TYPE_ADMIN = 2;</text:p>
              <text:p text:style-name="P197"><text:s text:c="4"/>USR_USER_TYPE_PATIENT = 3;</text:p>
              <text:p text:style-name="P197"><text:s text:c="4"/>USR_USER_TYPE_THERAPIST = 4;</text:p>
              <text:p text:style-name="P197">}</text:p>
            </table:table-cell>
            <table:table-cell table:style-name="Taula4.A1" office:value-type="string">
              <text:p text:style-name="P197"><text:span text:style-name="T25">enum UsrUserState</text:span> {</text:p>
              <text:p text:style-name="P197"><text:s text:c="4"/>USR_USER_STATE_USER_UNSPECIFIED = 0;</text:p>
              <text:p text:style-name="P197"><text:s text:c="4"/>USR_USER_STATE_USER_BUILDING = 1;</text:p>
              <text:p text:style-name="P197"><text:s text:c="4"/>USR_USER_STATE_USER_ACTIVE = 2;</text:p>
              <text:p text:style-name="P197"><text:s text:c="4"/>USR_USER_STATE_USER_LOCKED = 3;</text:p>
              <text:p text:style-name="P197">}</text:p>
            </table:table-cell>
          </table:table-row>
        </table:table>
        <text:p text:style-name="P149"><text:span text:style-name="T25">message UsrUser</text:span> {</text:p>
        <text:p text:style-name="P35"><text:span text:style-name="T55"><text:s text:c="4"/></text:span>BaseEntity <text:s text:c="8"/>base_entity = 1;</text:p>
        <text:p text:style-name="P35"><text:span text:style-name="T55"><text:s text:c="2"/></text:span><text:s text:c="2"/>UsrUserType <text:s text:c="7"/>user_type = 2;</text:p>
        <text:p text:style-name="P35"><text:span text:style-name="T55"><text:s text:c="2"/></text:span><text:s text:c="2"/>UsrUserState <text:s text:c="6"/>state = 3;</text:p>
        <text:p text:style-name="P35"><text:span text:style-name="T55"><text:s text:c="2"/></text:span><text:s text:c="2"/>uint64 <text:s text:c="12"/>permissions = 4;</text:p>
        <text:p text:style-name="P35"><text:span text:style-name="T55"><text:s text:c="2"/></text:span><text:s text:c="2"/>string <text:s text:c="12"/>alias = 5;</text:p>
        <text:p text:style-name="P35"><text:span text:style-name="T55"><text:s text:c="2"/></text:span><text:s text:c="2"/>optional bytes <text:s text:c="4"/>certificate = 6;</text:p>
        <text:p text:style-name="P35"><text:span text:style-name="T55"><text:s text:c="2"/></text:span><text:s text:c="2"/>optional Timestamp birth_date = 7;</text:p>
        <text:p text:style-name="P35"><text:span text:style-name="T55"><text:s text:c="2"/></text:span><text:s text:c="2"/>optional uint64 <text:s text:c="3"/>first_key = 8;</text:p>
        <text:p text:style-name="P35"><text:span text:style-name="T55"><text:s text:c="2"/></text:span><text:s text:c="2"/>optional Timestamp first_conn_at = 9;</text:p>
        <text:p text:style-name="P147"><text:s text:c="4"/>optional <text:s text:c="10"/>device_id = 1<text:span text:style-name="T65">0</text:span>;</text:p>
        <text:p text:style-name="P148"><text:span text:style-name="T55"><text:s text:c="2"/></text:span><text:s text:c="2"/>optional uint32 <text:s text:c="3"/>therapist_id = 1<text:span text:style-name="T65">1</text:span>;</text:p>
        <text:p text:style-name="P148"><text:span text:style-name="T55"><text:s text:c="2"/></text:span><text:s text:c="2"/>string <text:s text:c="12"/>locale = 1<text:span text:style-name="T65">2</text:span>;</text:p>
        <text:p text:style-name="P28">}</text:p>
        <text:h text:style-name="P123" text:outline-level="3"><text:bookmark-start text:name="__RefHeading___Toc13127_3274989480"/>Flutter<text:bookmark-end text:name="__RefHeading___Toc13127_3274989480"/></text:h>
        <table:table table:name="Taula24" table:style-name="Taula24">
          <table:table-column table:style-name="Taula24.A"/>
          <table:table-column table:style-name="Taula24.B"/>
          <table:table-row table:style-name="Taula24.1">
            <table:table-cell table:style-name="Taula24.A1" office:value-type="string">
              <text:p text:style-name="P54"><text:span text:style-name="T27">enum</text:span><text:span text:style-name="T43"> </text:span><text:span text:style-name="T27">UserType</text:span><text:span text:style-name="T43"> {</text:span></text:p>
              <text:p text:style-name="P52"><text:s text:c="2"/><text:span text:style-name="T55"><text:s text:c="2"/></text:span>unspecified,</text:p>
              <text:p text:style-name="P52"><text:s text:c="2"/><text:span text:style-name="T55"><text:s text:c="2"/></text:span>root,</text:p>
              <text:p text:style-name="P52"><text:s text:c="2"/><text:span text:style-name="T55"><text:s text:c="2"/></text:span>admin,</text:p>
              <text:p text:style-name="P52"><text:s text:c="2"/><text:span text:style-name="T55"><text:s text:c="2"/></text:span>patient,</text:p>
              <text:p text:style-name="P52"><text:s text:c="2"/><text:span text:style-name="T55"><text:s text:c="2"/></text:span>therapist,</text:p>
              <text:p text:style-name="P49">}</text:p>
            </table:table-cell>
            <table:table-cell table:style-name="Taula24.A1" office:value-type="string">
              <text:p text:style-name="P54"><text:span text:style-name="T27">enum</text:span><text:span text:style-name="T43"> </text:span><text:span text:style-name="T27">UserState</text:span><text:span text:style-name="T43"> {</text:span></text:p>
              <text:p text:style-name="P52"><text:s text:c="2"/><text:span text:style-name="T55"><text:s text:c="2"/></text:span>unspecified,</text:p>
              <text:p text:style-name="P52"><text:s text:c="2"/><text:span text:style-name="T55"><text:s text:c="2"/></text:span>building,</text:p>
              <text:p text:style-name="P52"><text:s text:c="2"/><text:span text:style-name="T55"><text:s text:c="2"/></text:span>active,</text:p>
              <text:p text:style-name="P52"><text:span text:style-name="T55"><text:s text:c="4"/>l</text:span>ocked,</text:p>
              <text:p text:style-name="P49">}</text:p>
            </table:table-cell>
          </table:table-row>
        </table:table>
        <text:p text:style-name="P28"><text:span text:style-name="T25">class</text:span> <text:span text:style-name="T25">UsrUser</text:span> extends ModelEntity {</text:p>
        <text:p text:style-name="P35"><text:s text:c="2"/><text:span text:style-name="T55"><text:s text:c="2"/></text:span>UserType <text:s text:c="2"/>_usrType = UserType.unspecified;</text:p>
        <text:p text:style-name="P35"><text:s text:c="2"/><text:span text:style-name="T55"><text:s text:c="2"/></text:span>UserState <text:s/>_usrState = UserState.unspecified;</text:p>
        <text:p text:style-name="P35"><text:s text:c="2"/><text:span text:style-name="T55"><text:s text:c="2"/></text:span>Uint64 <text:s text:c="4"/>_permissions = 0 as Uint64;</text:p>
        <text:p text:style-name="P35"><text:s text:c="2"/><text:span text:style-name="T55"><text:s text:c="2"/></text:span>String? <text:s text:c="3"/>_alias;</text:p>
        <text:p text:style-name="P35"><text:s text:c="2"/><text:span text:style-name="T55"><text:s text:c="2"/></text:span>Uint8List? _<text:span text:style-name="T65">_</text:span>certificate;</text:p>
        <text:p text:style-name="P35"><text:s text:c="2"/><text:span text:style-name="T55"><text:s text:c="2"/></text:span>DateTime? <text:s/>_<text:span text:style-name="T65">_</text:span>birthDate;</text:p>
        <text:p text:style-name="P35"><text:s text:c="2"/><text:span text:style-name="T55"><text:s text:c="2"/></text:span>Uint64? <text:s text:c="3"/>_<text:span text:style-name="T66">_</text:span>firstConnKey;</text:p>
        <text:p text:style-name="P35"><text:s text:c="2"/><text:span text:style-name="T55"><text:s text:c="2"/></text:span>DateTime? <text:s/>_<text:span text:style-name="T66">_</text:span>firstConnAt;</text:p>
        <text:p text:style-name="P35"><text:s text:c="2"/><text:span text:style-name="T55"><text:s text:c="2"/></text:span>UsrDevice? _<text:span text:style-name="T66">_</text:span>device;</text:p>
        <text:p text:style-name="P35"><text:s text:c="2"/><text:span text:style-name="T55"><text:s text:c="2"/></text:span>UsrUser? <text:s text:c="2"/>_<text:span text:style-name="T66">_</text:span>therapist;</text:p>
        <text:p text:style-name="P35"><text:s text:c="2"/><text:span text:style-name="T55"><text:s text:c="2"/></text:span>Locale <text:s text:c="4"/>_locale = localeES;</text:p>
        <text:p text:style-name="P29">}</text:p>
        <text:h text:style-name="P131" text:outline-level="3"><text:bookmark-start text:name="__RefHeading___Toc13129_3274989480"/><text:soft-page-break/><text:span text:style-name="T56">Go</text:span><text:span text:style-name="T54">lang</text:span><text:bookmark-end text:name="__RefHeading___Toc13129_3274989480"/></text:h>
        <table:table table:name="Taula38" table:style-name="Taula38">
          <table:table-column table:style-name="Taula38.A"/>
          <table:table-column table:style-name="Taula38.B"/>
          <table:table-row table:style-name="Taula38.1">
            <table:table-cell table:style-name="Taula38.A1" office:value-type="string">
              <text:p text:style-name="P87">type UserType int</text:p>
              <text:p text:style-name="P49">const (</text:p>
              <text:p text:style-name="P52"><text:span text:style-name="T55"><text:s text:c="4"/></text:span>User_type_unspecified UserType = 0</text:p>
              <text:p text:style-name="P52"><text:span text:style-name="T55"><text:s text:c="4"/></text:span>User_type_root <text:s text:c="7"/>UserType = 1</text:p>
              <text:p text:style-name="P52"><text:span text:style-name="T55"><text:s text:c="4"/></text:span>User_type_admin <text:s text:c="6"/>UserType = 2</text:p>
              <text:p text:style-name="P52"><text:span text:style-name="T55"><text:s text:c="4"/></text:span>User_type_patient <text:s text:c="4"/>UserType = 3</text:p>
              <text:p text:style-name="P52"><text:span text:style-name="T55"><text:s text:c="4"/></text:span>User_type_therapist <text:s text:c="2"/>UserType = 4</text:p>
              <text:p text:style-name="P49">)</text:p>
            </table:table-cell>
            <table:table-cell table:style-name="Taula38.A1" office:value-type="string">
              <text:p text:style-name="P87">type UserState int</text:p>
              <text:p text:style-name="P49">const (</text:p>
              <text:p text:style-name="P52"><text:span text:style-name="T55"><text:s text:c="4"/></text:span>User_state_unspecified UserState = 0</text:p>
              <text:p text:style-name="P52"><text:span text:style-name="T55"><text:s text:c="4"/></text:span>User_state_building <text:s text:c="3"/>UserState = 1</text:p>
              <text:p text:style-name="P52"><text:span text:style-name="T55"><text:s text:c="4"/></text:span>User_state_active <text:s text:c="5"/>UserState = 2</text:p>
              <text:p text:style-name="P52"><text:span text:style-name="T55"><text:s text:c="4"/></text:span>User_state_locked <text:s text:c="5"/>UserState = 3</text:p>
              <text:p text:style-name="P49">)</text:p>
            </table:table-cell>
          </table:table-row>
        </table:table>
        <text:p text:style-name="P89">type UsrUser struct {</text:p>
        <text:p text:style-name="P35"><text:span text:style-name="T55"><text:s text:c="4"/></text:span>Entity <text:s text:c="7"/>GoBaseEntity</text:p>
        <text:p text:style-name="P35"><text:span text:style-name="T55"><text:s text:c="4"/></text:span>GoProto</text:p>
        <text:p text:style-name="P35"><text:span text:style-name="T55"><text:s text:c="4"/></text:span>GoSQL</text:p>
        <text:p text:style-name="P35"><text:span text:style-name="T55"><text:s text:c="4"/></text:span>UType <text:s text:c="8"/>UserType</text:p>
        <text:p text:style-name="P35"><text:span text:style-name="T55"><text:s text:c="4"/></text:span>State <text:s text:c="8"/>UserState</text:p>
        <text:p text:style-name="P36"><text:span text:style-name="T55"><text:s text:c="4"/></text:span><text:span text:style-name="T61">P</text:span>ermissions <text:s text:c="2"/>uint64</text:p>
        <text:p text:style-name="P36"><text:span text:style-name="T55"><text:s text:c="4"/></text:span>Alias <text:s text:c="8"/>string</text:p>
        <text:p text:style-name="P36"><text:span text:style-name="T55"><text:s text:c="4"/></text:span>Certificate <text:s text:c="2"/>*x509.Certificate</text:p>
        <text:p text:style-name="P36"><text:span text:style-name="T55"><text:s text:c="4"/></text:span>BirthDate <text:s text:c="4"/>*dt.Time</text:p>
        <text:p text:style-name="P36"><text:span text:style-name="T55"><text:s text:c="4"/></text:span>FirstConnPKey *uint64</text:p>
        <text:p text:style-name="P36"><text:span text:style-name="T55"><text:s text:c="4"/></text:span>FirstConnAt <text:s text:c="2"/>*dt.Time</text:p>
        <text:p text:style-name="P36"><text:span text:style-name="T55"><text:s text:c="4"/></text:span>Device <text:s text:c="7"/>*UsrDevice</text:p>
        <text:p text:style-name="P36"><text:span text:style-name="T55"><text:s text:c="4"/></text:span>TherapistId <text:s text:c="2"/>*uint32</text:p>
        <text:p text:style-name="P36"><text:span text:style-name="T55"><text:s text:c="4"/></text:span>Locale <text:s text:c="7"/><text:span text:style-name="T64">string</text:span></text:p>
        <text:p text:style-name="P27">}</text:p>
        <text:h text:style-name="P132" text:outline-level="3"><text:bookmark-start text:name="__RefHeading___Toc13131_3274989480"/>SQLite<text:bookmark-end text:name="__RefHeading___Toc13131_3274989480"/></text:h>
        <text:p text:style-name="P75">CREATE <text:span text:style-name="T25">TABLE $tnUsrUser</text:span> (</text:p>
        <text:p text:style-name="P80"><text:span text:style-name="T55"><text:s text:c="4"/></text:span>$standardHeader,</text:p>
        <text:p text:style-name="P80"><text:span text:style-name="T55"><text:s text:c="4"/></text:span>$fldUserType <text:s text:c="4"/>$dbtIntNotNull,</text:p>
        <text:p text:style-name="P80"><text:span text:style-name="T55"><text:s text:c="4"/></text:span>$fldUserState <text:s text:c="3"/>$dbtIntNotNull,</text:p>
        <text:p text:style-name="P75"><text:s text:c="4"/>$fldPermissions <text:s/>$dbtIntNotNull DEFAULT 0,</text:p>
        <text:p text:style-name="P75"><text:s text:c="4"/>$fldAlias <text:s text:c="7"/>$dbtTextNotNull,</text:p>
        <text:p text:style-name="P75"><text:s text:c="4"/>$fldCertificate <text:s/>$dbtText,</text:p>
        <text:p text:style-name="P75"><text:s text:c="4"/>$fldBirthDate <text:s text:c="3"/>$dbtDateTime,</text:p>
        <text:p text:style-name="P75"><text:s text:c="4"/>$fldFirstConnKey $dbtInt,</text:p>
        <text:p text:style-name="P75"><text:s text:c="4"/>$fldFirstConnAt <text:s/>$dbtDateTime,</text:p>
        <text:p text:style-name="P85"><text:s text:c="4"/>$fldTherapist <text:s text:c="3"/>$dbtInt REFERENCES $tnUsrUser($fldId),</text:p>
        <text:p text:style-name="P153"><text:s text:c="4"/>$fldLocaleCode <text:s text:c="2"/>$dbtTextNotNull DEFAULT "es"</text:p>
        <text:p text:style-name="P85">);</text:p>
        <text:p text:style-name="P75">ALTER <text:span text:style-name="T25">TABLE $tnUsrUser</text:span> ADD COLUMN $fldDevice $dbtInt REFERENCES $tnUsrDevice($fldId);</text:p>
        <text:p text:style-name="P91"/>
        <text:h text:style-name="P136" text:outline-level="3"><text:bookmark-start text:name="__RefHeading___Toc13133_3274989480"/>MariaDB<text:bookmark-end text:name="__RefHeading___Toc13133_3274989480"/></text:h>
        <text:p text:style-name="P21"><text:span text:style-name="T34">CREATE </text:span><text:span text:style-name="T35">TABLE USER</text:span><text:span text:style-name="T34"> (</text:span></text:p>
        <text:p text:style-name="P75"><text:s text:c="4"/>ID <text:s text:c="11"/>INT UNSIGNED NOT NULL AUTO_INCREMENT PRIMARY KEY,</text:p>
        <text:p text:style-name="P75"><text:s text:c="4"/>CREATED_BY <text:s text:c="3"/>INT UNSIGNED NOT NULL REFERENCES USER(ID),</text:p>
        <text:p text:style-name="P75"><text:s text:c="4"/>CREATED_AT <text:s text:c="3"/>DATETIME NOT NULL DEFAULT CURRENT_TIMESTAMP,</text:p>
        <text:p text:style-name="P75"><text:s text:c="4"/>UPDATED_BY <text:s text:c="3"/>INT UNSIGNED REFERENCES USER(ID),</text:p>
        <text:p text:style-name="P75"><text:s text:c="4"/>UPDATED_AT <text:s text:c="3"/>DATETIME,</text:p>
        <text:p text:style-name="P75"><text:s text:c="4"/>USER_TYPE <text:s text:c="4"/>INT UNSIGNED NOT NULL,</text:p>
        <text:p text:style-name="P75"><text:s text:c="4"/>USER_STATE <text:s text:c="3"/>INT UNSIGNED NOT NULL,</text:p>
        <text:p text:style-name="P75"><text:s text:c="4"/>PERMISSIONS <text:s text:c="2"/>INT UNSIGNED NOT NULL DEFAULT 0,</text:p>
        <text:p text:style-name="P75"><text:s text:c="4"/>ALIAS <text:s text:c="8"/>VARCHAR(100) NOT NULL,</text:p>
        <text:p text:style-name="P75"><text:s text:c="4"/>CERTIFICATE <text:s text:c="2"/>BLOB,</text:p>
        <text:p text:style-name="P75"><text:s text:c="4"/>BIRTH_DATE <text:s text:c="3"/>DATE,</text:p>
        <text:p text:style-name="P75"><text:soft-page-break/><text:s text:c="4"/>FIRST_KEY <text:s text:c="4"/>INT,</text:p>
        <text:p text:style-name="P75"><text:s text:c="4"/>FIRST_CONN_AT DATETIME,</text:p>
        <text:p text:style-name="P154"><text:s text:c="4"/>THERAPIST_ID <text:s/>INT UNSIGNED REFERENCES USER(ID),<text:span text:style-name="T42"/></text:p>
        <text:p text:style-name="P154"><text:s text:c="4"/>LOCALE_CODE <text:s text:c="2"/>VARCHAR(2) NOT NULL DEFAULT @loc_esid,</text:p>
        <text:p text:style-name="P75"><text:s text:c="4"/>INDEX (CREATED_BY)</text:p>
        <text:p text:style-name="P75">) ENGINE = InnoDB;</text:p>
        <text:p text:style-name="P21"><text:span text:style-name="T34">ALTER </text:span><text:span text:style-name="T35">TABLE USER</text:span><text:span text:style-name="T35"><text:note text:id="ftn1" text:note-class="footnote"><text:note-citation>1</text:note-citation><text:note-body><text:p text:style-name="P20">Donat que les instàncies d’USER i DEVICE estableixen una referència creuada, primer es crea la taula USER, després es crea la taula DEVICE i després s’afegeix la referència al dispositiu a la taula d’usuari.</text:p></text:note-body></text:note></text:span><text:span text:style-name="T35"> </text:span><text:span text:style-name="T34">ADD COLUMN DEVICE_ID INT UNSIGNED REFERENCES DEVICE(ID);</text:span></text:p>
        <text:p text:style-name="P91"/>
        <text:h text:style-name="P118" text:outline-level="2"><text:bookmark-start text:name="Còpia de __RefHeading___Toc4348_1629209868 1"/><text:bookmark-start text:name="__RefHeading___Toc13135_3274989480"/><text:alphabetical-index-mark-start text:id="IMark2530016590144"/><text:span text:style-name="T33">Entitat </text:span>DEVICE<text:bookmark-end text:name="Còpia de __RefHeading___Toc4348_1629209868 1"/><text:bookmark-end text:name="__RefHeading___Toc13135_3274989480"/><text:alphabetical-index-mark-end text:id="IMark2530016590144"/></text:h>
        <text:h text:style-name="Heading_20_3" text:outline-level="3"><text:bookmark-start text:name="__RefHeading___Toc13137_3274989480"/><text:span text:style-name="T57">P</text:span><text:span text:style-name="T33">roto3</text:span><text:bookmark-end text:name="__RefHeading___Toc13137_3274989480"/></text:h>
        <table:table table:name="Taula5" table:style-name="Taula5">
          <table:table-column table:style-name="Taula5.A"/>
          <table:table-column table:style-name="Taula5.B"/>
          <table:table-row table:style-name="Taula5.1">
            <table:table-cell table:style-name="Taula5.A1" office:value-type="string">
              <text:p text:style-name="P198"><text:span text:style-name="T25">enum UsrDeviceType</text:span> {</text:p>
              <text:p text:style-name="P198"><text:s text:c="4"/>USR_DEVICE_TYPE_DEVICE_TYPE_UNSPECIFIED = 0;</text:p>
              <text:p text:style-name="P198"><text:s text:c="4"/>USR_DEVICE_TYPE_ANDROID_MOBILE = 1;</text:p>
              <text:p text:style-name="P198"><text:s text:c="4"/>USR_DEVICE_TYPE_ANDROID_TABLET = 2;</text:p>
              <text:p text:style-name="P198"><text:s text:c="4"/>USR_DEVICE_TYPE_IOS_MOBILE = 3;</text:p>
              <text:p text:style-name="P198"><text:s text:c="4"/>USR_DEVICE_TYPE_IOS_TABLET = 4;</text:p>
              <text:p text:style-name="P198"><text:s text:c="4"/>USR_DEVICE_TYPE_WINDOWS = 5;</text:p>
              <text:p text:style-name="P198"><text:s text:c="4"/>USR_DEVICE_TYPE_MACOS = 6;</text:p>
              <text:p text:style-name="P198"><text:s text:c="4"/>USR_DEVICE_TYPE_LINUX = 7;</text:p>
              <text:p text:style-name="P198">}</text:p>
            </table:table-cell>
            <table:table-cell table:style-name="Taula5.A1" office:value-type="string">
              <text:p text:style-name="P198"><text:span text:style-name="T25">enum UsrDeviceState</text:span> {</text:p>
              <text:p text:style-name="P198"><text:s text:c="4"/>USR_DEVICE_STATE_UNSPECIFIED = 0;</text:p>
              <text:p text:style-name="P198"><text:s text:c="4"/>USR_DEVICE_STATE_ENABLED = 1;</text:p>
              <text:p text:style-name="P198"><text:s text:c="4"/>USR_DEVICE_STATE_DISABLED = 2;</text:p>
              <text:p text:style-name="P198">}</text:p>
            </table:table-cell>
          </table:table-row>
        </table:table>
        <text:p text:style-name="P155"><text:span text:style-name="T25">message UsrDevice</text:span> {</text:p>
        <text:p text:style-name="P81"><text:s text:c="4"/>BaseEntity <text:s text:c="5"/>base_entity = 1;</text:p>
        <text:p text:style-name="P81"><text:s text:c="4"/>UsrDeviceType <text:s text:c="2"/>type = 2;</text:p>
        <text:p text:style-name="P81"><text:s text:c="4"/>UsrDeviceState <text:s/>state = 3;</text:p>
        <text:p text:style-name="P81"><text:s text:c="4"/>optional string token = 4;</text:p>
        <text:p text:style-name="P81"><text:s text:c="4"/>uint32 <text:s text:c="9"/>owner = 5;</text:p>
        <text:p text:style-name="P74">}</text:p>
        <text:h text:style-name="P133" text:outline-level="3"><text:bookmark-start text:name="__RefHeading___Toc13141_3274989480"/>Flutter<text:bookmark-end text:name="__RefHeading___Toc13141_3274989480"/></text:h>
        <table:table table:name="Taula40" table:style-name="Taula40">
          <table:table-column table:style-name="Taula40.A"/>
          <table:table-column table:style-name="Taula40.B"/>
          <table:table-row table:style-name="Taula40.1">
            <table:table-cell table:style-name="Taula40.A1" office:value-type="string">
              <text:p text:style-name="P50"><text:span text:style-name="T25">enum DeviceType</text:span> {</text:p>
              <text:p text:style-name="P53"><text:s text:c="2"/><text:span text:style-name="T9"><text:s text:c="2"/></text:span>unspecified,</text:p>
              <text:p text:style-name="P53"><text:span text:style-name="T9"><text:s text:c="2"/></text:span><text:s text:c="2"/>androidMobile,</text:p>
              <text:p text:style-name="P53"><text:s text:c="2"/><text:span text:style-name="T9"><text:s text:c="2"/></text:span>androidTablet,</text:p>
              <text:p text:style-name="P53"><text:span text:style-name="T9"><text:s text:c="2"/></text:span><text:s text:c="2"/>iOSMobile,</text:p>
              <text:p text:style-name="P53"><text:s text:c="2"/><text:span text:style-name="T9"><text:s text:c="2"/></text:span>iOSTablet,</text:p>
              <text:p text:style-name="P53"><text:span text:style-name="T9"><text:s text:c="2"/></text:span><text:s text:c="2"/>windows,</text:p>
              <text:p text:style-name="P53"><text:s text:c="2"/><text:span text:style-name="T9"><text:s text:c="2"/></text:span>macOS,</text:p>
              <text:p text:style-name="P53"><text:span text:style-name="T9"><text:s text:c="2"/></text:span><text:s text:c="2"/>linux,</text:p>
              <text:p text:style-name="P50">}</text:p>
            </table:table-cell>
            <table:table-cell table:style-name="Taula40.A1" office:value-type="string">
              <text:p text:style-name="P22"><text:span text:style-name="T37">enum DeviceState</text:span><text:span text:style-name="T36"> {</text:span></text:p>
              <text:p text:style-name="P53"><text:span text:style-name="T9"><text:s text:c="4"/></text:span>unspecified,</text:p>
              <text:p text:style-name="P53"><text:span text:style-name="T9"><text:s text:c="4"/></text:span>enabled,</text:p>
              <text:p text:style-name="P53"><text:span text:style-name="T9"><text:s text:c="4"/></text:span>disabled,</text:p>
              <text:p text:style-name="P50">}</text:p>
            </table:table-cell>
          </table:table-row>
        </table:table>
        <text:p text:style-name="P76"><text:span text:style-name="T25">class UsrDevice</text:span> extends ModelEntity {</text:p>
        <text:p text:style-name="P80"><text:s text:c="4"/>DeviceType <text:s/>_devType = DeviceType.unspecified;</text:p>
        <text:p text:style-name="P80"><text:s text:c="4"/>DeviceState _devState = DeviceState.unspecified;</text:p>
        <text:p text:style-name="P80"><text:s text:c="4"/>String? <text:s text:c="4"/>_<text:span text:style-name="T68">_</text:span>token;</text:p>
        <text:p text:style-name="P80"><text:s text:c="4"/>UsrUser? <text:s text:c="3"/>_owner;</text:p>
        <text:p text:style-name="P86">}</text:p>
        <text:p text:style-name="P86"/>
        <text:h text:style-name="P138" text:outline-level="3"><text:bookmark-start text:name="__RefHeading___Toc4028_4118176090"/><text:bookmark-start text:name="Còpia de __RefHeading___Toc13129_3274989480 1"/><text:span text:style-name="T56">Go</text:span><text:span text:style-name="T54">lang</text:span><text:bookmark-end text:name="__RefHeading___Toc4028_4118176090"/><text:bookmark-end text:name="Còpia de __RefHeading___Toc13129_3274989480 1"/></text:h>
        <table:table table:name="Taula41" table:style-name="Taula41">
          <table:table-column table:style-name="Taula41.A"/>
          <table:table-column table:style-name="Taula41.B"/>
          <table:table-row table:style-name="Taula41.1">
            <table:table-cell table:style-name="Taula41.A1" office:value-type="string">
              <text:p text:style-name="P88">type DeviceType int</text:p>
              <text:p text:style-name="P51">const (</text:p>
              <text:p text:style-name="P53"><text:span text:style-name="T9"><text:s text:c="4"/></text:span>device_type_unspecified <text:s text:c="2"/>DeviceType = 0</text:p>
              <text:p text:style-name="P51"><text:s text:c="4"/>device_type_mobileAndroid DeviceType = 1</text:p>
              <text:p text:style-name="P51"><text:s text:c="4"/>device_type_mobileIOS <text:s text:c="4"/>DeviceType = 2</text:p>
              <text:p text:style-name="P51"><text:s text:c="4"/>device_type_tabledAndroid DeviceType = 3</text:p>
              <text:p text:style-name="P51"><text:s text:c="4"/>device_type_tabletIOS <text:s text:c="4"/>DeviceType = 4</text:p>
              <text:p text:style-name="P51"><text:s text:c="4"/>device_type_windows <text:s text:c="6"/>DeviceType = 5</text:p>
              <text:p text:style-name="P51"><text:s text:c="4"/>device_type_macos <text:s text:c="8"/>DeviceType = 6</text:p>
              <text:p text:style-name="P51"><text:s text:c="4"/>device_type_linux <text:s text:c="8"/>DeviceType = 7</text:p>
              <text:p text:style-name="P51">)</text:p>
            </table:table-cell>
            <table:table-cell table:style-name="Taula41.A1" office:value-type="string">
              <text:p text:style-name="P88">type DeviceState int</text:p>
              <text:p text:style-name="P51">const (</text:p>
              <text:p text:style-name="P53"><text:span text:style-name="T9"><text:s text:c="4"/></text:span>device_state_unspecified DeviceState = 0</text:p>
              <text:p text:style-name="P51"><text:s text:c="4"/>device_state_enabled <text:s text:c="4"/>DeviceState = 1</text:p>
              <text:p text:style-name="P51"><text:s text:c="4"/>device_state_disabled <text:s text:c="3"/>DeviceState = 2</text:p>
              <text:p text:style-name="P51">)</text:p>
            </table:table-cell>
          </table:table-row>
        </table:table>
        <text:p text:style-name="P31"><text:span text:style-name="T25"/></text:p>
        <text:p text:style-name="P31"><text:soft-page-break/><text:span text:style-name="T25">type UsrDevice</text:span> struct {</text:p>
        <text:p text:style-name="P37"><text:span text:style-name="T14"><text:s text:c="4"/></text:span>Entity <text:s text:c="2"/>GoBaseEntity</text:p>
        <text:p text:style-name="P37"><text:span text:style-name="T14"><text:s text:c="4"/></text:span>GoProto</text:p>
        <text:p text:style-name="P37"><text:span text:style-name="T14"><text:s text:c="4"/></text:span>GoSQL</text:p>
        <text:p text:style-name="P37"><text:span text:style-name="T14"><text:s text:c="4"/></text:span>DType <text:s text:c="3"/>DeviceType</text:p>
        <text:p text:style-name="P37"><text:span text:style-name="T14"><text:s text:c="4"/></text:span>State <text:s text:c="3"/>DeviceState</text:p>
        <text:p text:style-name="P37"><text:span text:style-name="T14"><text:s text:c="4"/></text:span>FcmToken *string</text:p>
        <text:p text:style-name="P37"><text:span text:style-name="T14"><text:s text:c="4"/></text:span>Owner <text:s text:c="3"/>uint32</text:p>
        <text:p text:style-name="P31">}</text:p>
        <text:h text:style-name="P134" text:outline-level="3"><text:bookmark-start text:name="__RefHeading___Toc4030_4118176090"/><text:bookmark-start text:name="Còpia de __RefHeading___Toc13139_3274989480 1"/>SQLite<text:bookmark-end text:name="__RefHeading___Toc4030_4118176090"/><text:bookmark-end text:name="Còpia de __RefHeading___Toc13139_3274989480 1"/></text:h>
        <text:p text:style-name="P76">CREATE <text:span text:style-name="T25">TABLE $tnUsrDevice</text:span> (</text:p>
        <text:p text:style-name="P76"><text:s text:c="4"/>$standardHeader,</text:p>
        <text:p text:style-name="P79"><text:s text:c="4"/>$fldDeviceType <text:s/>$dbtIntNotNull,</text:p>
        <text:p text:style-name="P79"><text:s text:c="4"/>$fldDeviceState $dbtIntNotNull,</text:p>
        <text:p text:style-name="P79"><text:s text:c="4"/>$fldToken <text:s text:c="6"/>$dbtText,</text:p>
        <text:p text:style-name="P84"><text:s text:c="4"/>$fldOwner <text:s text:c="6"/>$dbtInt REFERENCES $tnUsrUser($fldId)</text:p>
        <text:p text:style-name="P84">);</text:p>
        <text:p text:style-name="P76"/>
        <text:h text:style-name="P139" text:outline-level="3"><text:bookmark-start text:name="__RefHeading___Toc14074_3274989480"/>MariaDB<text:bookmark-end text:name="__RefHeading___Toc14074_3274989480"/></text:h>
        <text:p text:style-name="P76">CREATE <text:span text:style-name="T25">TABLE DEVICE</text:span> (</text:p>
        <text:p text:style-name="P80"><text:s text:c="4"/>ID <text:s text:c="10"/>INT UNSIGNED NOT NULL AUTO_INCREMENT PRIMARY KEY,</text:p>
        <text:p text:style-name="P80"><text:s text:c="4"/>CREATED_BY <text:s text:c="2"/>INT UNSIGNED NOT NULL REFERENCES USER(ID),</text:p>
        <text:p text:style-name="P80"><text:s text:c="4"/>CREATED_AT <text:s text:c="2"/>DATETIME NOT NULL DEFAULT CURRENT_TIMESTAMP,</text:p>
        <text:p text:style-name="P80"><text:s text:c="4"/>UPDATED_BY <text:s text:c="2"/>INT UNSIGNED REFERENCES USER(ID),</text:p>
        <text:p text:style-name="P76"><text:s text:c="4"/>UPDATED_AT <text:s text:c="2"/>DATETIME,</text:p>
        <text:p text:style-name="P76"><text:s text:c="4"/>DEVICE_TYPE <text:s/>INT UNSIGNED NOT NULL,</text:p>
        <text:p text:style-name="P76"><text:s text:c="4"/>DEVICE_STATE INT UNSIGNED NOT NULL,</text:p>
        <text:p text:style-name="P76"><text:s text:c="4"/>FCM_TOKEN <text:s text:c="3"/>VARCHAR(2048),</text:p>
        <text:p text:style-name="P76"><text:s text:c="4"/>OWNER_ID <text:s text:c="4"/>INT UNSIGNED NOT NULL REFERENCES USER(ID)</text:p>
        <text:p text:style-name="P76">) ENGINE = InnoDB;</text:p>
        <text:p text:style-name="P76"/>
        <text:h text:style-name="P119" text:outline-level="2"><text:bookmark-start text:name="__RefHeading___Toc15408_3274989480"/><text:alphabetical-index-mark-start text:id="IMark2530016590384"/>Entitat FCM_HISTORY<text:bookmark-end text:name="__RefHeading___Toc15408_3274989480"/><text:alphabetical-index-mark-end text:id="IMark2530016590384"/></text:h>
        <text:h text:style-name="P140" text:outline-level="3"><text:bookmark-start text:name="__RefHeading___Toc4032_4118176090"/><text:bookmark-start text:name="Còpia de __RefHeading___Toc13125_3274989480 1"/><text:span text:style-name="T54">P</text:span><text:span text:style-name="T33">roto3</text:span><text:bookmark-end text:name="__RefHeading___Toc4032_4118176090"/><text:bookmark-end text:name="Còpia de __RefHeading___Toc13125_3274989480 1"/></text:h>
        <text:p text:style-name="P32"><text:span text:style-name="T25">message UsrFcmHistory</text:span> {</text:p>
        <text:p text:style-name="P33"><text:span text:style-name="T14"><text:s text:c="4"/></text:span>BaseEntity base_entity = 1;</text:p>
        <text:p text:style-name="P33"><text:span text:style-name="T14"><text:s text:c="4"/></text:span>string <text:s text:c="4"/>token = 2;</text:p>
        <text:p text:style-name="P33"><text:span text:style-name="T14"><text:s text:c="4"/></text:span>UsrDevice <text:s/>device = 3;</text:p>
        <text:p text:style-name="P33"><text:span text:style-name="T14"><text:s text:c="4"/></text:span>optional <text:s text:c="2"/>Timestamp since = 4;</text:p>
        <text:p text:style-name="P33"><text:span text:style-name="T14"><text:s text:c="4"/></text:span>bool <text:s text:c="6"/>last_one = 5;</text:p>
        <text:p text:style-name="P32">}</text:p>
        <text:h text:style-name="P124" text:outline-level="3"><text:bookmark-start text:name="__RefHeading___Toc4034_4118176090"/><text:bookmark-start text:name="Còpia de __RefHeading___Toc13127_3274989480 1"/>Flutter<text:bookmark-end text:name="__RefHeading___Toc4034_4118176090"/><text:bookmark-end text:name="Còpia de __RefHeading___Toc13127_3274989480 1"/></text:h>
        <text:p text:style-name="P32"><text:span text:style-name="T25">class UsrFcmHistory</text:span> extends ModelEntity {</text:p>
        <text:p text:style-name="P33"><text:span text:style-name="T14"><text:s text:c="4"/></text:span>String? <text:s text:c="3"/>_fcmToken;</text:p>
        <text:p text:style-name="P33"><text:span text:style-name="T14"><text:s text:c="4"/></text:span>UsrDevice? _device;</text:p>
        <text:p text:style-name="P33"><text:span text:style-name="T14"><text:s text:c="4"/></text:span>DateTime? <text:s/>_since;</text:p>
        <text:p text:style-name="P33"><text:span text:style-name="T14"><text:s text:c="4"/></text:span>bool <text:s text:c="6"/>_lastOne = false;</text:p>
        <text:p text:style-name="P30">}</text:p>
        <text:h text:style-name="P140" text:outline-level="3"><text:bookmark-start text:name="__RefHeading___Toc4036_4118176090"/><text:bookmark-start text:name="Còpia de __RefHeading___Toc13129_3274989480 2"/><text:span text:style-name="T56">Go</text:span><text:span text:style-name="T54">lang</text:span><text:bookmark-end text:name="__RefHeading___Toc4036_4118176090"/><text:bookmark-end text:name="Còpia de __RefHeading___Toc13129_3274989480 2"/></text:h>
        <text:p text:style-name="P32"><text:span text:style-name="T25">type UsrFcmHistory</text:span> struct {</text:p>
        <text:p text:style-name="P33"><text:span text:style-name="T14"><text:s text:c="4"/></text:span>Entity <text:s text:c="3"/>GoBaseEntity</text:p>
        <text:p text:style-name="P33"><text:span text:style-name="T14"><text:s text:c="4"/></text:span>GoProto</text:p>
        <text:p text:style-name="P33"><text:soft-page-break/><text:span text:style-name="T14"><text:s text:c="4"/></text:span>GoSQL</text:p>
        <text:p text:style-name="P33"><text:span text:style-name="T14"><text:s text:c="4"/></text:span>FcmToken <text:s/>*string</text:p>
        <text:p text:style-name="P33"><text:span text:style-name="T14"><text:s text:c="4"/></text:span>Device <text:s text:c="3"/>UsrDevice</text:p>
        <text:p text:style-name="P33"><text:span text:style-name="T14"><text:s text:c="4"/></text:span>Since <text:s text:c="4"/>*dt.Time</text:p>
        <text:p text:style-name="P33"><text:span text:style-name="T14"><text:s text:c="4"/></text:span>IsCurrent bool</text:p>
        <text:p text:style-name="P33"><text:span text:style-name="T14"><text:s text:c="4"/></text:span>Owner <text:s text:c="4"/>UsrUser</text:p>
        <text:p text:style-name="P32">}</text:p>
        <text:p text:style-name="P99"><text:span text:style-name="T38"/></text:p>
        <text:h text:style-name="P135" text:outline-level="3"><text:bookmark-start text:name="__RefHeading___Toc4038_4118176090"/><text:bookmark-start text:name="Còpia de __RefHeading___Toc13131_3274989480 1"/>SQLite<text:bookmark-end text:name="__RefHeading___Toc4038_4118176090"/><text:bookmark-end text:name="Còpia de __RefHeading___Toc13131_3274989480 1"/></text:h>
        <text:p text:style-name="P77">CREATE <text:span text:style-name="T25">TABLE $tnUsrFcmHistory</text:span> (</text:p>
        <text:p text:style-name="P78"><text:s text:c="4"/>$standardHeader,</text:p>
        <text:p text:style-name="P79"><text:s text:c="4"/><text:span text:style-name="T58">$</text:span>fldToken <text:s text:c="2"/><text:span text:style-name="T58">$dbtTextNotNull UNIQUE,</text:span></text:p>
        <text:p text:style-name="P79"><text:s text:c="4"/>$fldSince <text:s text:c="2"/>$dbtDateTimeNotNull,</text:p>
        <text:p text:style-name="P79"><text:s text:c="4"/>$fldLastOne $dbtIntNotNull DEFAULT 0,</text:p>
        <text:p text:style-name="P84"><text:s text:c="4"/>$fldDevice <text:s/>$dbtInt REFERENCES $tnUsrDevice($fldId)</text:p>
        <text:p text:style-name="P84">);</text:p>
        <text:p text:style-name="P92"/>
        <text:h text:style-name="P137" text:outline-level="3"><text:bookmark-start text:name="__RefHeading___Toc4040_4118176090"/><text:bookmark-start text:name="Còpia de __RefHeading___Toc13133_3274989480 1"/>MariaDB<text:bookmark-end text:name="__RefHeading___Toc4040_4118176090"/><text:bookmark-end text:name="Còpia de __RefHeading___Toc13133_3274989480 1"/></text:h>
        <text:p text:style-name="P77">CREATE <text:span text:style-name="T25">TABLE FCM_HISTORY</text:span> (</text:p>
        <text:p text:style-name="P77"><text:s text:c="4"/>ID <text:s text:c="8"/>INT UNSIGNED NOT NULL AUTO_INCREMENT PRIMARY KEY,</text:p>
        <text:p text:style-name="P77"><text:s text:c="4"/>CREATED_BY INT UNSIGNED NOT NULL REFERENCES USER(ID),</text:p>
        <text:p text:style-name="P77"><text:s text:c="4"/>CREATED_AT DATETIME NOT NULL DEFAULT CURRENT_TIMESTAMP,</text:p>
        <text:p text:style-name="P77"><text:s text:c="4"/>UPDATED_BY INT UNSIGNED REFERENCES USER(ID),</text:p>
        <text:p text:style-name="P77"><text:s text:c="4"/>UPDATED_AT DATETIME,</text:p>
        <text:p text:style-name="P77"><text:s text:c="4"/>FCM_TOKEN <text:s/>VARCHAR(2048) NOT NULL,</text:p>
        <text:p text:style-name="P77"><text:s text:c="4"/>DEVICE_ID <text:s/>INT UNSIGNED NOT NULL REFERENCES DEVICE(ID),</text:p>
        <text:p text:style-name="P77"><text:s text:c="4"/>SINCE <text:s text:c="5"/>DATETIME,</text:p>
        <text:p text:style-name="P77"><text:s text:c="4"/>LAST_ONE <text:s text:c="2"/>BOOLEAN NOT NULL DEFAULT FALSE</text:p>
        <text:p text:style-name="P77">) ENGINE = InnoDB;</text:p>
        <text:p text:style-name="P92"><text:bookmark-start text:name="__RefHeading___Toc4344_1629209868"/><text:bookmark-end text:name="__RefHeading___Toc4344_1629209868"/></text:p>
        <text:h text:style-name="P104" text:outline-level="1"/>
        <text:h text:style-name="P108" text:outline-level="1"><text:bookmark-start text:name="__RefHeading___Toc16958_3274989480"/>Mòdul DISMOD<text:bookmark-end text:name="__RefHeading___Toc16958_3274989480"/></text:h>
        <text:h text:style-name="P120" text:outline-level="2"><text:bookmark-start text:name="__RefHeading___Toc16960_3274989480"/><text:alphabetical-index-mark-start text:id="IMark2530016593744"/>Entitat DSM_V<text:bookmark-end text:name="__RefHeading___Toc16960_3274989480"/><text:alphabetical-index-mark-end text:id="IMark2530016593744"/></text:h>
        <text:p text:style-name="P101">Aquesta entitat es diferencia de la resta en que és un magatzem estàtic de dades. Per aquesta raó no disposa dels camps de registre sobre creació i actualització.</text:p>
        <text:h text:style-name="P141" text:outline-level="3"><text:bookmark-start text:name="Còpia de Còpia de __RefHeading___Toc13125_3274989480 1 1"/><text:bookmark-start text:name="__RefHeading___Toc4042_4118176090"/><text:span text:style-name="T54">P</text:span><text:span text:style-name="T33">roto3</text:span><text:bookmark-end text:name="Còpia de Còpia de __RefHeading___Toc13125_3274989480 1 1"/><text:bookmark-end text:name="__RefHeading___Toc4042_4118176090"/></text:h>
        <text:p text:style-name="P82"><text:span text:style-name="T25">message DisDsmV</text:span> {</text:p>
        <text:p text:style-name="P82"><text:s text:c="4"/>int32 <text:s/>id = 1;</text:p>
        <text:p text:style-name="P82"><text:s text:c="4"/>string name = 2;</text:p>
        <text:p text:style-name="P82"><text:s text:c="4"/>string icd10 = 3;</text:p>
        <text:p text:style-name="P82">}</text:p>
        <text:h text:style-name="P125" text:outline-level="3"><text:bookmark-start text:name="Còpia de Còpia de __RefHeading___Toc13127_3274989480 1 1"/><text:bookmark-start text:name="__RefHeading___Toc4044_4118176090"/>Flutter<text:bookmark-end text:name="Còpia de Còpia de __RefHeading___Toc13127_3274989480 1 1"/><text:bookmark-end text:name="__RefHeading___Toc4044_4118176090"/></text:h>
        <text:p text:style-name="P83"><text:span text:style-name="T25">class DisDsmV</text:span> extends ModelEntity {</text:p>
        <text:p text:style-name="P83"><text:s text:c="4"/>late String? _name;</text:p>
        <text:p text:style-name="P83"><text:s text:c="4"/>late String? _icd10;</text:p>
        <text:p text:style-name="P156">}</text:p>
        <text:h text:style-name="P142" text:outline-level="3"><text:bookmark-start text:name="Còpia de Còpia de __RefHeading___Toc13129_3274989480 2 1"/><text:bookmark-start text:name="__RefHeading___Toc4046_4118176090"/><text:span text:style-name="T21">Go</text:span><text:span text:style-name="T22">lang</text:span><text:bookmark-end text:name="Còpia de Còpia de __RefHeading___Toc13129_3274989480 2 1"/><text:span text:style-name="T22"><text:line-break/></text:span><text:span text:style-name="T24">PENDENT</text:span><text:bookmark-end text:name="__RefHeading___Toc4046_4118176090"/></text:h>
        <text:h text:style-name="P128" text:outline-level="3"><text:bookmark-start text:name="Còpia de Còpia de __RefHeading___Toc13131_3274989480 1 1"/><text:bookmark-start text:name="__RefHeading___Toc4048_4118176090"/>SQLite<text:bookmark-end text:name="Còpia de Còpia de __RefHeading___Toc13131_3274989480 1 1"/><text:bookmark-end text:name="__RefHeading___Toc4048_4118176090"/></text:h>
        <text:p text:style-name="P55"><text:span text:style-name="T44">CREATE </text:span><text:span text:style-name="T28">TABLE $tnDisDsmV</text:span><text:span text:style-name="T44"> (</text:span></text:p>
        <text:p text:style-name="P157"><text:s text:c="4"/>$fldIdLocal $dbtIntID,</text:p>
        <text:p text:style-name="P157"><text:s text:c="4"/>$fldId <text:s text:c="5"/>$dbtIntNotNullUnique, <text:s/></text:p>
        <text:p text:style-name="P157"><text:s text:c="4"/>$fldName <text:s text:c="3"/>$dbtTextNotNullUnique,</text:p>
        <text:p text:style-name="P157"><text:s text:c="4"/>$fldIcd10 <text:s text:c="2"/>$dbtTextNotNull</text:p>
        <text:p text:style-name="P158">);</text:p>
        <text:h text:style-name="Heading_20_3" text:outline-level="3"><text:bookmark-start text:name="__RefHeading___Toc23291_4118176090"/><text:bookmark-start text:name="Còpia de Còpia de __RefHeading___Toc13133_3274989480 1 1"/>MariaDB<text:bookmark-end text:name="__RefHeading___Toc23291_4118176090"/><text:bookmark-end text:name="Còpia de Còpia de __RefHeading___Toc13133_3274989480 1 1"/></text:h>
        <text:p text:style-name="P38">CREATE <text:span text:style-name="T25">TABLE DSM_V</text:span> (</text:p>
        <text:p text:style-name="P38"><text:s text:c="4"/>ID INT UNSIGNED NOT NULL AUTO_INCREMENT PRIMARY KEY,</text:p>
        <text:p text:style-name="P38"><text:s text:c="4"/>DNAME <text:s/>VARCHAR(400) NOT NULL,</text:p>
        <text:p text:style-name="P38"><text:s text:c="4"/>CIE_10 VARCHAR(20) NOT NULL,</text:p>
        <text:p text:style-name="P38"><text:s text:c="4"/>FULLTEXT (DNAME),</text:p>
        <text:p text:style-name="P38"><text:s text:c="4"/>FULLTEXT (CIE_10)</text:p>
        <text:p text:style-name="P38">) ENGINE = InnoDB;</text:p>
        <text:h text:style-name="P120" text:outline-level="2"><text:bookmark-start text:name="__RefHeading___Toc16962_3274989480"/><text:alphabetical-index-mark-start text:id="IMark2530016589024"/>Entitat DISEASE<text:bookmark-end text:name="__RefHeading___Toc16962_3274989480"/><text:alphabetical-index-mark-end text:id="IMark2530016589024"/></text:h>
        <text:h text:style-name="P141" text:outline-level="3"><text:bookmark-start text:name="Còpia de Còpia de Còpia de __RefHeading___Toc13125_3274989480 1 1 1"/><text:bookmark-start text:name="__RefHeading___Toc4052_4118176090"/><text:span text:style-name="T54">P</text:span><text:span text:style-name="T33">roto3</text:span><text:bookmark-end text:name="Còpia de Còpia de Còpia de __RefHeading___Toc13125_3274989480 1 1 1"/><text:bookmark-end text:name="__RefHeading___Toc4052_4118176090"/></text:h>
        <text:p text:style-name="P39"><text:span text:style-name="T25">message DisDisease</text:span> {</text:p>
        <text:p text:style-name="P39"><text:s text:c="4"/>BaseEntity <text:s text:c="5"/>base_entity = 1;</text:p>
        <text:p text:style-name="P39"><text:s text:c="4"/>string <text:s text:c="9"/>name_key = 2;</text:p>
        <text:p text:style-name="P39"><text:s text:c="4"/>optional string desc_key = 3;</text:p>
        <text:p text:style-name="P39"><text:s text:c="4"/>DisDsmV <text:s text:c="8"/>dsmv = 4;</text:p>
        <text:p text:style-name="P39"><text:s text:c="4"/>UsrUser <text:s text:c="8"/>theraphist = 5;</text:p>
        <text:p text:style-name="P39">}</text:p>
        <text:p text:style-name="P39"/>
        <text:p text:style-name="P39"/>
        <text:p text:style-name="P39"/>
        <text:h text:style-name="P125" text:outline-level="3"><text:bookmark-start text:name="Còpia de Còpia de Còpia de __RefHeading___Toc13127_3274989480 1 1 1"/><text:bookmark-start text:name="__RefHeading___Toc4054_4118176090"/><text:soft-page-break/>Flutter<text:bookmark-end text:name="Còpia de Còpia de Còpia de __RefHeading___Toc13127_3274989480 1 1 1"/><text:bookmark-end text:name="__RefHeading___Toc4054_4118176090"/></text:h>
        <text:p text:style-name="P56"><text:span text:style-name="T27">class DisDisease</text:span><text:span text:style-name="T43"> extends ModelEntity {</text:span></text:p>
        <text:p text:style-name="P170"><text:s text:c="4"/>String? <text:s/>_nameKey;</text:p>
        <text:p text:style-name="P170"><text:s text:c="4"/>String? <text:s/>_name;</text:p>
        <text:p text:style-name="P170"><text:s text:c="4"/>String? <text:s/>_descKey;</text:p>
        <text:p text:style-name="P170"><text:s text:c="4"/>String? <text:s/>_desc;</text:p>
        <text:p text:style-name="P170"><text:s text:c="4"/>DisDsmV? _dsmV;</text:p>
        <text:p text:style-name="P170"><text:s text:c="4"/>UsrUser? _therapist;</text:p>
        <text:p text:style-name="P171">}</text:p>
        <text:h text:style-name="P141" text:outline-level="3"><text:bookmark-start text:name="Còpia de Còpia de Còpia de __RefHeading___Toc13129_3274989480 2 1 1"/><text:bookmark-start text:name="__RefHeading___Toc4056_4118176090"/><text:span text:style-name="T21">Go</text:span><text:span text:style-name="T22">lang</text:span><text:bookmark-end text:name="Còpia de Còpia de Còpia de __RefHeading___Toc13129_3274989480 2 1 1"/><text:bookmark-end text:name="__RefHeading___Toc4056_4118176090"/></text:h>
        <text:p text:style-name="P93">PENDENT</text:p>
        <text:h text:style-name="P128" text:outline-level="3"><text:bookmark-start text:name="Còpia de Còpia de Còpia de __RefHeading___Toc13131_3274989480 1 1 1"/><text:bookmark-start text:name="__RefHeading___Toc4058_4118176090"/>SQLite<text:bookmark-end text:name="Còpia de Còpia de Còpia de __RefHeading___Toc13131_3274989480 1 1 1"/><text:bookmark-end text:name="__RefHeading___Toc4058_4118176090"/></text:h>
        <text:p text:style-name="P55"><text:span text:style-name="T44">CREATE </text:span><text:span text:style-name="T28">TABLE $tnDisDisease</text:span><text:span text:style-name="T44"> (</text:span></text:p>
        <text:p text:style-name="P55"><text:span text:style-name="T45"><text:s text:c="4"/>$</text:span><text:span text:style-name="T44">standardHeader,</text:span></text:p>
        <text:p text:style-name="P157"><text:s text:c="4"/>$fldNameKey <text:s text:c="2"/>$dbtTextNotNullUnique,</text:p>
        <text:p text:style-name="P157"><text:s text:c="4"/>$fldDescKey <text:s text:c="2"/>$dbtTextNotNull,</text:p>
        <text:p text:style-name="P157"><text:s text:c="4"/>$fldDsmV <text:s text:c="5"/>$dbtIntNotNull REFERENCES $tnDisDsmV($fldId),</text:p>
        <text:p text:style-name="P157"><text:s text:c="4"/>$fldTherapist $dbtIntNotNull REFERENCES $tnUsrUser($fldId)</text:p>
        <text:p text:style-name="P157">);</text:p>
        <text:h text:style-name="P128" text:outline-level="3"><text:bookmark-start text:name="Còpia de Còpia de Còpia de __RefHeading___Toc13133_3274989480 1 1 1"/><text:bookmark-start text:name="__RefHeading___Toc4060_4118176090"/>MariaDB<text:bookmark-end text:name="Còpia de Còpia de Còpia de __RefHeading___Toc13133_3274989480 1 1 1"/><text:bookmark-end text:name="__RefHeading___Toc4060_4118176090"/></text:h>
        <text:p text:style-name="P65"><text:span text:style-name="T44">CREATE </text:span><text:span text:style-name="T28">TABLE DISEASE</text:span><text:span text:style-name="T44"> (</text:span></text:p>
        <text:p text:style-name="P159"><text:s text:c="4"/>ID <text:s text:c="13"/>INT UNSIGNED NOT NULL AUTO_INCREMENT PRIMARY KEY,</text:p>
        <text:p text:style-name="P159"><text:s text:c="4"/>CREATED_BY <text:s text:c="5"/>INT UNSIGNED NOT NULL REFERENCES USER(ID),</text:p>
        <text:p text:style-name="P159"><text:s text:c="4"/>CREATED_AT <text:s text:c="5"/>DATETIME NOT NULL DEFAULT CURRENT_TIMESTAMP,</text:p>
        <text:p text:style-name="P159"><text:s text:c="4"/>UPDATED_BY <text:s text:c="5"/>INT UNSIGNED REFERENCES USER(ID),</text:p>
        <text:p text:style-name="P159"><text:s text:c="4"/>UPDATED_AT <text:s text:c="5"/>DATETIME,</text:p>
        <text:p text:style-name="P159"><text:s text:c="4"/>NAME_KEY <text:s text:c="7"/>VARCHAR(100) NOT NULL,</text:p>
        <text:p text:style-name="P159"><text:s text:c="4"/>DESCRIPTION_KEY VARCHAR(100),</text:p>
        <text:p text:style-name="P159"><text:s text:c="4"/>DSM_V <text:s text:c="10"/>INT UNSIGNED NOT NULL REFERENCES DSM_V(ID),</text:p>
        <text:p text:style-name="P159"><text:s text:c="4"/>THERAPIST <text:s text:c="6"/>INT UNSIGNED NOT NULL REFERENCES USER(ID),</text:p>
        <text:p text:style-name="P159"><text:s text:c="4"/>INDEX (DSM_V)</text:p>
        <text:p text:style-name="P159">) ENGINE = InnoDB;</text:p>
        <text:h text:style-name="P120" text:outline-level="2"><text:bookmark-start text:name="__RefHeading___Toc16964_3274989480"/><text:alphabetical-index-mark-start text:id="IMark2530016591664"/>Entitat PHASE<text:bookmark-end text:name="__RefHeading___Toc16964_3274989480"/><text:alphabetical-index-mark-end text:id="IMark2530016591664"/></text:h>
        <text:h text:style-name="P141" text:outline-level="3"><text:bookmark-start text:name="Còpia de Còpia de Còpia de Còpia de __RefHeading___Toc13125_3274989480 1 1 1 1"/><text:bookmark-start text:name="__RefHeading___Toc4062_4118176090"/><text:span text:style-name="T54">P</text:span><text:span text:style-name="T33">roto3</text:span><text:bookmark-end text:name="Còpia de Còpia de Còpia de Còpia de __RefHeading___Toc13125_3274989480 1 1 1 1"/><text:bookmark-end text:name="__RefHeading___Toc4062_4118176090"/></text:h>
        <text:p text:style-name="P39"><text:span text:style-name="T25">message DisPhase</text:span> {</text:p>
        <text:p text:style-name="P39"><text:s text:c="4"/>BaseEntity <text:s text:c="5"/>base_entity = 1;</text:p>
        <text:p text:style-name="P39"><text:s text:c="4"/>int32 <text:s text:c="10"/>idx = 2;</text:p>
        <text:p text:style-name="P39"><text:s text:c="4"/>string <text:s text:c="9"/>name_key = 3;</text:p>
        <text:p text:style-name="P39"><text:s text:c="4"/>optional string desc_key = 5;</text:p>
        <text:p text:style-name="P39"><text:s text:c="4"/>DisDisease <text:s text:c="5"/>disease = 4;</text:p>
        <text:p text:style-name="P39">}</text:p>
        <text:h text:style-name="P125" text:outline-level="3"><text:bookmark-start text:name="Còpia de Còpia de Còpia de Còpia de __RefHeading___Toc13127_3274989480 1 1 1 1"/><text:bookmark-start text:name="__RefHeading___Toc4064_4118176090"/>Flutter<text:bookmark-end text:name="Còpia de Còpia de Còpia de Còpia de __RefHeading___Toc13127_3274989480 1 1 1 1"/><text:bookmark-end text:name="__RefHeading___Toc4064_4118176090"/></text:h>
        <text:p text:style-name="P56"><text:span text:style-name="T43">class </text:span><text:span text:style-name="T27">DisPhase extends</text:span><text:span text:style-name="T43"> ModelEntity {</text:span></text:p>
        <text:p text:style-name="P170"><text:s text:c="4"/>int? <text:s text:c="7"/>_idx;</text:p>
        <text:p text:style-name="P170"><text:s text:c="4"/>String? <text:s text:c="4"/>_nameKey;</text:p>
        <text:p text:style-name="P170"><text:s text:c="4"/>String? <text:s text:c="4"/>_name;</text:p>
        <text:p text:style-name="P170"><text:s text:c="4"/>String? <text:s text:c="4"/>_descKey;</text:p>
        <text:p text:style-name="P170"><text:s text:c="4"/>String? <text:s text:c="4"/>_desc;</text:p>
        <text:p text:style-name="P170"><text:s text:c="4"/>DisDisease? _disease;</text:p>
        <text:p text:style-name="P66"><text:soft-page-break/><text:span text:style-name="T43">}</text:span></text:p>
        <text:h text:style-name="Heading_20_3" text:outline-level="3"><text:bookmark-start text:name="Còpia de Còpia de Còpia de Còpia de __RefHeading___Toc13129_3274989480 2 1 1 1"/><text:bookmark-start text:name="__RefHeading___Toc4066_4118176090"/><text:span text:style-name="T46">Go</text:span><text:span text:style-name="T44">lang</text:span><text:bookmark-end text:name="Còpia de Còpia de Còpia de Còpia de __RefHeading___Toc13129_3274989480 2 1 1 1"/><text:bookmark-end text:name="__RefHeading___Toc4066_4118176090"/></text:h>
        <text:p text:style-name="P200">PENDENT</text:p>
        <text:h text:style-name="Heading_20_3" text:outline-level="3"><text:bookmark-start text:name="Còpia de Còpia de Còpia de Còpia de __RefHeading___Toc13131_3274989480 1 1 1 1"/><text:bookmark-start text:name="__RefHeading___Toc4068_4118176090"/>SQLite<text:bookmark-end text:name="Còpia de Còpia de Còpia de Còpia de __RefHeading___Toc13131_3274989480 1 1 1 1"/><text:bookmark-end text:name="__RefHeading___Toc4068_4118176090"/></text:h>
        <text:p text:style-name="P57"><text:span text:style-name="T43">CREATE </text:span><text:span text:style-name="T27">TABLE $tnDisPhase</text:span><text:span text:style-name="T43"> (</text:span></text:p>
        <text:p text:style-name="P172"><text:s text:c="4"/>$standardHeader,</text:p>
        <text:p text:style-name="P172"><text:s text:c="4"/>$fldIdx <text:s text:c="4"/>$dbtIntNotNull,</text:p>
        <text:p text:style-name="P172"><text:s text:c="4"/>$fldNameKey $dbtTextNotNull,</text:p>
        <text:p text:style-name="P172"><text:s text:c="4"/>$fldDescKey $dbtTextNotNull,</text:p>
        <text:p text:style-name="P172"><text:s text:c="4"/>$fldDisease $dbtIntNotNull REFERENCES $tnDisDisease($fldId)</text:p>
        <text:p text:style-name="P172">);</text:p>
        <text:h text:style-name="Heading_20_3" text:outline-level="3"><text:bookmark-start text:name="Còpia de Còpia de Còpia de Còpia de __RefHeading___Toc13133_3274989480 1 1 1 1"/><text:bookmark-start text:name="__RefHeading___Toc4070_4118176090"/>MariaDB<text:bookmark-end text:name="Còpia de Còpia de Còpia de Còpia de __RefHeading___Toc13133_3274989480 1 1 1 1"/><text:bookmark-end text:name="__RefHeading___Toc4070_4118176090"/></text:h>
        <text:p text:style-name="P38">CREATE <text:span text:style-name="T25">TABLE PHASE</text:span> (</text:p>
        <text:p text:style-name="P38"><text:s text:c="4"/>ID <text:s text:c="13"/>INT UNSIGNED NOT NULL AUTO_INCREMENT PRIMARY KEY,</text:p>
        <text:p text:style-name="P38"><text:s text:c="4"/>CREATED_BY <text:s text:c="5"/>INT UNSIGNED NOT NULL REFERENCES USER(ID),</text:p>
        <text:p text:style-name="P38"><text:s text:c="4"/>CREATED_AT <text:s text:c="5"/>DATETIME NOT NULL DEFAULT CURRENT_TIMESTAMP,</text:p>
        <text:p text:style-name="P38"><text:s text:c="4"/>UPDATED_BY <text:s text:c="5"/>INT UNSIGNED REFERENCES USER(ID),</text:p>
        <text:p text:style-name="P38"><text:s text:c="4"/>UPDATED_AT <text:s text:c="5"/>DATETIME,</text:p>
        <text:p text:style-name="P38"><text:s text:c="4"/>IDX <text:s text:c="12"/>INT UNSIGNED NOT NULL,</text:p>
        <text:p text:style-name="P38"><text:s text:c="4"/>NAME_KEY <text:s text:c="7"/>VARCHAR(100) NOT NULL,</text:p>
        <text:p text:style-name="P38"><text:s text:c="4"/>DESCRIPTION_KEY VARCHAR(100),</text:p>
        <text:p text:style-name="P38"><text:s text:c="4"/>DISEASE_ID <text:s text:c="5"/>INT UNSIGNED NOT NULL REFERENCES DISEASE(ID),</text:p>
        <text:p text:style-name="P38"><text:s text:c="4"/>INDEX (DISEASE_ID, IDX)</text:p>
        <text:p text:style-name="P38">) ENGINE = InnoDB;</text:p>
        <text:h text:style-name="P120" text:outline-level="2"><text:bookmark-start text:name="__RefHeading___Toc16966_3274989480"/><text:alphabetical-index-mark-start text:id="IMark2530016591664"/>Entitat GOAL<text:bookmark-end text:name="__RefHeading___Toc16966_3274989480"/><text:alphabetical-index-mark-end text:id="IMark2530016591664"/></text:h>
        <text:h text:style-name="P141" text:outline-level="3"><text:bookmark-start text:name="Còpia de Còpia de Còpia de Còpia de Còpia de __RefHeading___Toc13125_3274989480 1 1 1 1 1"/><text:bookmark-start text:name="__RefHeading___Toc4072_4118176090"/><text:span text:style-name="T54">P</text:span><text:span text:style-name="T33">roto3</text:span><text:bookmark-end text:name="Còpia de Còpia de Còpia de Còpia de Còpia de __RefHeading___Toc13125_3274989480 1 1 1 1 1"/><text:bookmark-end text:name="__RefHeading___Toc4072_4118176090"/></text:h>
        <text:p text:style-name="P39"><text:span text:style-name="T25">message DisGoal</text:span> {</text:p>
        <text:p text:style-name="P39"><text:s text:c="4"/>BaseEntity <text:s text:c="5"/>base_entity = 1;</text:p>
        <text:p text:style-name="P39"><text:s text:c="4"/>int32 <text:s text:c="10"/>idx = 2;</text:p>
        <text:p text:style-name="P39"><text:s text:c="4"/>string <text:s text:c="9"/>name_key = 3;</text:p>
        <text:p text:style-name="P39"><text:s text:c="4"/>optional string desc_key = 5;</text:p>
        <text:p text:style-name="P39"><text:s text:c="4"/>DisPhase <text:s text:c="7"/>phase = 4;</text:p>
        <text:p text:style-name="P39">}</text:p>
        <text:h text:style-name="P125" text:outline-level="3"><text:bookmark-start text:name="Còpia de Còpia de Còpia de Còpia de Còpia de __RefHeading___Toc13127_3274989480 1 1 1 1 1"/><text:bookmark-start text:name="__RefHeading___Toc4074_4118176090"/>Flutter<text:bookmark-end text:name="Còpia de Còpia de Còpia de Còpia de Còpia de __RefHeading___Toc13127_3274989480 1 1 1 1 1"/><text:bookmark-end text:name="__RefHeading___Toc4074_4118176090"/></text:h>
        <text:p text:style-name="P40"><text:span text:style-name="T25">class DisGoal</text:span> extends ModelEntity {</text:p>
        <text:p text:style-name="P40"><text:s text:c="4"/>int? <text:s text:c="5"/>_idx;</text:p>
        <text:p text:style-name="P40"><text:s text:c="4"/>String? <text:s text:c="2"/>_nameKey;</text:p>
        <text:p text:style-name="P40"><text:s text:c="4"/>String? <text:s text:c="2"/>_name;</text:p>
        <text:p text:style-name="P40"><text:s text:c="4"/>String? <text:s text:c="2"/>_descKey;</text:p>
        <text:p text:style-name="P40"><text:s text:c="4"/>String? <text:s text:c="2"/>_desc;</text:p>
        <text:p text:style-name="P40"><text:s text:c="4"/>DisPhase? _phase;</text:p>
        <text:p text:style-name="P41">}</text:p>
        <text:h text:style-name="P141" text:outline-level="3"><text:bookmark-start text:name="Còpia de Còpia de Còpia de Còpia de Còpia de __RefHeading___Toc13129_3274989480 2 1 1 1 1"/><text:bookmark-start text:name="__RefHeading___Toc4076_4118176090"/><text:span text:style-name="T21">Go</text:span><text:span text:style-name="T22">lang</text:span><text:bookmark-end text:name="Còpia de Còpia de Còpia de Còpia de Còpia de __RefHeading___Toc13129_3274989480 2 1 1 1 1"/><text:bookmark-end text:name="__RefHeading___Toc4076_4118176090"/></text:h>
        <text:p text:style-name="P201">PENDENT</text:p>
        <text:p text:style-name="P94"><text:span text:style-name="T23"/></text:p>
        <text:h text:style-name="P128" text:outline-level="3"><text:bookmark-start text:name="Còpia de Còpia de Còpia de Còpia de Còpia de __RefHeading___Toc13131_3274989480 1 1 1 1 1"/><text:bookmark-start text:name="__RefHeading___Toc4078_4118176090"/><text:soft-page-break/>SQLite<text:bookmark-end text:name="Còpia de Còpia de Còpia de Còpia de Còpia de __RefHeading___Toc13131_3274989480 1 1 1 1 1"/><text:bookmark-end text:name="__RefHeading___Toc4078_4118176090"/></text:h>
        <text:p text:style-name="P55"><text:span text:style-name="T44">CREATE </text:span><text:span text:style-name="T28">TABLE $tnDisGoal</text:span><text:span text:style-name="T44"> (</text:span></text:p>
        <text:p text:style-name="P157"><text:s text:c="4"/>$standardHeader,</text:p>
        <text:p text:style-name="P157"><text:s text:c="4"/>$fldIdx <text:s text:c="9"/>$dbtIntNotNull,</text:p>
        <text:p text:style-name="P157"><text:s text:c="4"/>$fldNameKey <text:s text:c="5"/>$dbtTextNotNull,</text:p>
        <text:p text:style-name="P157"><text:s text:c="4"/>$fldDescKey <text:s text:c="5"/>$dbtTextNotNull,</text:p>
        <text:p text:style-name="P157"><text:s text:c="4"/>$fldDiseasePhase $dbtIntNotNull REFERENCES $tnDisPhase($fldId)</text:p>
        <text:p text:style-name="P157">);</text:p>
        <text:h text:style-name="P128" text:outline-level="3"><text:bookmark-start text:name="__RefHeading___Toc4080_4118176090"/><text:bookmark-start text:name="Còpia de Còpia de Còpia de Còpia de Còpia de __RefHeading___Toc13133_3274989480 1 1 1 1 1"/>MariaDB<text:bookmark-end text:name="__RefHeading___Toc4080_4118176090"/><text:bookmark-end text:name="Còpia de Còpia de Còpia de Còpia de Còpia de __RefHeading___Toc13133_3274989480 1 1 1 1 1"/></text:h>
        <text:p text:style-name="P39">CREATE <text:span text:style-name="T25">TABLE GOAL</text:span> (</text:p>
        <text:p text:style-name="P39"><text:s text:c="4"/>ID <text:s text:c="8"/>INT UNSIGNED NOT NULL AUTO_INCREMENT PRIMARY KEY,</text:p>
        <text:p text:style-name="P39"><text:s text:c="4"/>CREATED_BY INT UNSIGNED NOT NULL REFERENCES USER(ID),</text:p>
        <text:p text:style-name="P39"><text:s text:c="4"/>CREATED_AT DATETIME NOT NULL DEFAULT CURRENT_TIMESTAMP,</text:p>
        <text:p text:style-name="P39"><text:s text:c="4"/>UPDATED_BY INT UNSIGNED REFERENCES USER(ID),</text:p>
        <text:p text:style-name="P39"><text:s text:c="4"/>UPDATED_AT DATETIME,</text:p>
        <text:p text:style-name="P39"><text:s text:c="4"/>IDX <text:s text:c="7"/>INT UNSIGNED NOT NULL,</text:p>
        <text:p text:style-name="P39"><text:s text:c="4"/>NAME_KEY <text:s text:c="2"/>VARCHAR(100) NOT NULL,</text:p>
        <text:p text:style-name="P39"><text:s text:c="4"/>DESC_KEY <text:s text:c="2"/>VARCHAR(100),</text:p>
        <text:p text:style-name="P39"><text:s text:c="4"/>PHASE_ID <text:s text:c="2"/>INT UNSIGNED NOT NULL REFERENCES PHASE(ID),</text:p>
        <text:p text:style-name="P39"><text:s text:c="4"/>INDEX (PHASE_ID, IDX)</text:p>
        <text:p text:style-name="P39">) ENGINE = InnoDB;</text:p>
        <text:h text:style-name="P108" text:outline-level="1"><text:bookmark-start text:name="__RefHeading___Toc16968_3274989480"/>Mòdul EMOMOD<text:bookmark-end text:name="__RefHeading___Toc16968_3274989480"/></text:h>
        <text:h text:style-name="P120" text:outline-level="2"><text:bookmark-start text:name="__RefHeading___Toc16970_3274989480"/><text:alphabetical-index-mark-start text:id="IMark2530016593744"/>Entitat EMOTION<text:bookmark-end text:name="__RefHeading___Toc16970_3274989480"/><text:alphabetical-index-mark-end text:id="IMark2530016593744"/></text:h>
        <text:h text:style-name="P141" text:outline-level="3"><text:bookmark-start text:name="Còpia de Còpia de Còpia de __RefHeading___Toc13125_3274989480 1 1 2"/><text:bookmark-start text:name="__RefHeading___Toc4082_4118176090"/><text:span text:style-name="T54">P</text:span><text:span text:style-name="T33">roto3</text:span><text:bookmark-end text:name="Còpia de Còpia de Còpia de __RefHeading___Toc13125_3274989480 1 1 2"/><text:bookmark-end text:name="__RefHeading___Toc4082_4118176090"/></text:h>
        <text:p text:style-name="P39"><text:span text:style-name="T25">message EmoEmotion</text:span> {</text:p>
        <text:p text:style-name="P39"><text:s text:c="4"/>BaseEntity <text:s text:c="9"/>base_entity = 1;</text:p>
        <text:p text:style-name="P39"><text:s text:c="4"/>string <text:s text:c="13"/>name_key = 2;</text:p>
        <text:p text:style-name="P39"><text:s text:c="4"/>optional string <text:s text:c="4"/>desc_key = 3;</text:p>
        <text:p text:style-name="P39"><text:s text:c="4"/>optional EmoEmotion parent = 4;</text:p>
        <text:p text:style-name="P39"><text:s text:c="4"/>int32 <text:s text:c="14"/>value = 5;</text:p>
        <text:p text:style-name="P39">}</text:p>
        <text:h text:style-name="P125" text:outline-level="3"><text:bookmark-start text:name="Còpia de Còpia de Còpia de __RefHeading___Toc13127_3274989480 1 1 2"/><text:bookmark-start text:name="__RefHeading___Toc4084_4118176090"/>Flutter<text:bookmark-end text:name="Còpia de Còpia de Còpia de __RefHeading___Toc13127_3274989480 1 1 2"/><text:bookmark-end text:name="__RefHeading___Toc4084_4118176090"/></text:h>
        <text:p text:style-name="P56"><text:span text:style-name="T27">class EmoEmotion</text:span><text:span text:style-name="T43"> extends ModelEntity {</text:span></text:p>
        <text:p text:style-name="P170"><text:s text:c="4"/>String? <text:tab/> <text:s/>_nameKey;</text:p>
        <text:p text:style-name="P170"><text:s text:c="4"/>String? <text:tab/> <text:s/>_name;</text:p>
        <text:p text:style-name="P170"><text:s text:c="4"/>String? <text:tab/> <text:s/>_descKey;</text:p>
        <text:p text:style-name="P170"><text:s text:c="4"/>String? <text:tab/> <text:s/>_desc;</text:p>
        <text:p text:style-name="P170"><text:s text:c="4"/>EmoEmotion? _parent;</text:p>
        <text:p text:style-name="P170"><text:s text:c="4"/>int? <text:s text:c="7"/>_value;</text:p>
        <text:p text:style-name="P173">}</text:p>
        <text:h text:style-name="P141" text:outline-level="3"><text:bookmark-start text:name="Còpia de Còpia de Còpia de __RefHeading___Toc13129_3274989480 2 1 2"/><text:bookmark-start text:name="__RefHeading___Toc4086_4118176090"/><text:span text:style-name="T21">Go</text:span><text:span text:style-name="T22">lang</text:span><text:bookmark-end text:name="Còpia de Còpia de Còpia de __RefHeading___Toc13129_3274989480 2 1 2"/><text:bookmark-end text:name="__RefHeading___Toc4086_4118176090"/></text:h>
        <text:p text:style-name="P202">PENDENT</text:p>
        <text:h text:style-name="P128" text:outline-level="3"><text:bookmark-start text:name="Còpia de Còpia de Còpia de __RefHeading___Toc13131_3274989480 1 1 2"/><text:bookmark-start text:name="__RefHeading___Toc4088_4118176090"/>SQLite<text:bookmark-end text:name="Còpia de Còpia de Còpia de __RefHeading___Toc13131_3274989480 1 1 2"/><text:bookmark-end text:name="__RefHeading___Toc4088_4118176090"/></text:h>
        <text:p text:style-name="P55"><text:span text:style-name="T44">CREATE </text:span><text:span text:style-name="T28">TABLE $tnEmoEmotion</text:span><text:span text:style-name="T44"> (</text:span></text:p>
        <text:p text:style-name="P157"><text:s text:c="6"/>$standardHeader,</text:p>
        <text:p text:style-name="P157"><text:s text:c="6"/>$fldNameKey $dbtTextNotNull,</text:p>
        <text:p text:style-name="P157"><text:s text:c="6"/>$fldDescKey $dbtText,</text:p>
        <text:p text:style-name="P157"><text:s text:c="6"/>$fldParent <text:s/>$dbtInt REFERENCES $tnEmoEmotion($fldId),</text:p>
        <text:p text:style-name="P160"><text:s text:c="6"/>$fldValue <text:s text:c="2"/>$dbtIntNotNull DEFAULT 0</text:p>
        <text:p text:style-name="P160">);</text:p>
        <text:h text:style-name="P128" text:outline-level="3"><text:bookmark-start text:name="Còpia de Còpia de Còpia de __RefHeading___Toc13133_3274989480 1 1 2"/><text:bookmark-start text:name="__RefHeading___Toc4090_4118176090"/>MariaDB<text:bookmark-end text:name="Còpia de Còpia de Còpia de __RefHeading___Toc13133_3274989480 1 1 2"/><text:bookmark-end text:name="__RefHeading___Toc4090_4118176090"/></text:h>
        <text:p text:style-name="P55"><text:span text:style-name="T44">CREATE </text:span><text:span text:style-name="T28">TABLE EMOTION</text:span><text:span text:style-name="T44"> (</text:span></text:p>
        <text:p text:style-name="P157"><text:s text:c="4"/>ID <text:s text:c="8"/>INT UNSIGNED NOT NULL AUTO_INCREMENT PRIMARY KEY,</text:p>
        <text:p text:style-name="P157"><text:s text:c="4"/>CREATED_BY INT UNSIGNED NOT NULL REFERENCES USER(ID),</text:p>
        <text:p text:style-name="P157"><text:s text:c="4"/>CREATED_AT DATETIME NOT NULL DEFAULT CURRENT_TIMESTAMP,</text:p>
        <text:p text:style-name="P157"><text:s text:c="4"/>UPDATED_BY INT UNSIGNED REFERENCES USER(ID),</text:p>
        <text:p text:style-name="P157"><text:s text:c="4"/>UPDATED_AT DATETIME,</text:p>
        <text:p text:style-name="P157"><text:s text:c="4"/>NAME_KEY <text:s text:c="2"/>VARCHAR(100) NOT NULL,</text:p>
        <text:p text:style-name="P157"><text:s text:c="4"/>DESC_KEY <text:s text:c="2"/>VARCHAR(100),</text:p>
        <text:p text:style-name="P157"><text:s text:c="4"/>PARENT_ID <text:s/>INT UNSIGNED REFERENCES EMOTION(ID),</text:p>
        <text:p text:style-name="P157"><text:s text:c="4"/>VALUE <text:s text:c="5"/>INT UNSIGNED NOT NULL</text:p>
        <text:p text:style-name="P157">) ENGINE = InnoDB;</text:p>
        <text:p text:style-name="P55"><text:span text:style-name="T44"/></text:p>
        <text:p text:style-name="P55"><text:span text:style-name="T44"/></text:p>
        <text:p text:style-name="P55"><text:span text:style-name="T44"/></text:p>
        <text:h text:style-name="P120" text:outline-level="2"><text:bookmark-start text:name="__RefHeading___Toc16972_3274989480"/><text:soft-page-break/><text:alphabetical-index-mark-start text:id="IMark2530016592864"/>Entitat MOOD<text:bookmark-end text:name="__RefHeading___Toc16972_3274989480"/><text:alphabetical-index-mark-end text:id="IMark2530016592864"/></text:h>
        <text:h text:style-name="P141" text:outline-level="3"><text:bookmark-start text:name="Còpia de Còpia de Còpia de Còpia de __RefHeading___Toc13125_3274989480 1 1 1 2"/><text:bookmark-start text:name="__RefHeading___Toc4092_4118176090"/><text:span text:style-name="T54">P</text:span><text:span text:style-name="T33">roto3</text:span><text:bookmark-end text:name="Còpia de Còpia de Còpia de Còpia de __RefHeading___Toc13125_3274989480 1 1 1 2"/><text:bookmark-end text:name="__RefHeading___Toc4092_4118176090"/></text:h>
        <text:p text:style-name="P55"><text:span text:style-name="T25">message EmoMood</text:span> {</text:p>
        <text:p text:style-name="P55"><text:s text:c="4"/>BaseEntity <text:s text:c="5"/>base_entity = 1;</text:p>
        <text:p text:style-name="P55"><text:s text:c="4"/>string <text:s text:c="9"/>name_key = 2;</text:p>
        <text:p text:style-name="P55"><text:s text:c="4"/>optional string desc_key = 3;</text:p>
        <text:p text:style-name="P55"><text:s text:c="4"/>int32 <text:s text:c="10"/>value = 4;</text:p>
        <text:p text:style-name="P55">}</text:p>
        <text:h text:style-name="P125" text:outline-level="3"><text:bookmark-start text:name="Còpia de Còpia de Còpia de Còpia de __RefHeading___Toc13127_3274989480 1 1 1 2"/><text:bookmark-start text:name="__RefHeading___Toc4094_4118176090"/>Flutter<text:bookmark-end text:name="Còpia de Còpia de Còpia de Còpia de __RefHeading___Toc13127_3274989480 1 1 1 2"/><text:bookmark-end text:name="__RefHeading___Toc4094_4118176090"/></text:h>
        <text:p text:style-name="P56"><text:span text:style-name="T25">class EmoMood</text:span> extends ModelEntity {</text:p>
        <text:p text:style-name="P56"><text:s text:c="4"/>String? _nameKey;</text:p>
        <text:p text:style-name="P56"><text:s text:c="4"/>String? _name;</text:p>
        <text:p text:style-name="P56"><text:s text:c="4"/>String? _descKey;</text:p>
        <text:p text:style-name="P56"><text:s text:c="4"/>String? _desc;</text:p>
        <text:p text:style-name="P56"><text:s text:c="4"/>int? <text:s text:c="3"/>_value;</text:p>
        <text:p text:style-name="P67">}</text:p>
        <text:h text:style-name="P141" text:outline-level="3"><text:bookmark-start text:name="Còpia de Còpia de Còpia de Còpia de __RefHeading___Toc13129_3274989480 2 1 1 2"/><text:bookmark-start text:name="__RefHeading___Toc4096_4118176090"/><text:span text:style-name="T21">Go</text:span><text:span text:style-name="T22">lang</text:span><text:bookmark-end text:name="Còpia de Còpia de Còpia de Còpia de __RefHeading___Toc13129_3274989480 2 1 1 2"/><text:bookmark-end text:name="__RefHeading___Toc4096_4118176090"/></text:h>
        <text:p text:style-name="P203">PENDENT</text:p>
        <text:h text:style-name="P128" text:outline-level="3"><text:bookmark-start text:name="Còpia de Còpia de Còpia de Còpia de __RefHeading___Toc13131_3274989480 1 1 1 2"/><text:bookmark-start text:name="__RefHeading___Toc4098_4118176090"/>SQLite<text:bookmark-end text:name="Còpia de Còpia de Còpia de Còpia de __RefHeading___Toc13131_3274989480 1 1 1 2"/><text:bookmark-end text:name="__RefHeading___Toc4098_4118176090"/></text:h>
        <text:p text:style-name="P55"><text:span text:style-name="T44">CREATE </text:span><text:span text:style-name="T28">TABLE $tnEmoMood</text:span><text:span text:style-name="T44"> (</text:span></text:p>
        <text:p text:style-name="P157"><text:s text:c="4"/>$standardHeader,</text:p>
        <text:p text:style-name="P157"><text:s text:c="4"/>$fldNameKey $dbtTextNotNull,</text:p>
        <text:p text:style-name="P157"><text:s text:c="4"/>$fldDescKey $dbtTextNotNull,</text:p>
        <text:p text:style-name="P161"><text:s text:c="4"/>$fldValue <text:s text:c="2"/>$dbtIntNotNull DEFAULT 0</text:p>
        <text:p text:style-name="P161">);</text:p>
        <text:h text:style-name="P128" text:outline-level="3"><text:bookmark-start text:name="Còpia de Còpia de Còpia de Còpia de __RefHeading___Toc13133_3274989480 1 1 1 2"/><text:bookmark-start text:name="__RefHeading___Toc4100_4118176090"/>MariaDB<text:bookmark-end text:name="Còpia de Còpia de Còpia de Còpia de __RefHeading___Toc13133_3274989480 1 1 1 2"/><text:bookmark-end text:name="__RefHeading___Toc4100_4118176090"/></text:h>
        <text:p text:style-name="P55"><text:span text:style-name="T44">CREATE </text:span><text:span text:style-name="T28">TABLE MOOD</text:span><text:span text:style-name="T44"> (</text:span></text:p>
        <text:p text:style-name="P157"><text:s text:c="4"/>ID <text:s text:c="8"/>INT UNSIGNED NOT NULL AUTO_INCREMENT PRIMARY KEY,</text:p>
        <text:p text:style-name="P157"><text:s text:c="4"/>CREATED_BY INT UNSIGNED NOT NULL REFERENCES USER(ID),</text:p>
        <text:p text:style-name="P157"><text:s text:c="4"/>CREATED_AT DATETIME NOT NULL DEFAULT CURRENT_TIMESTAMP,</text:p>
        <text:p text:style-name="P157"><text:s text:c="4"/>UPDATED_BY INT UNSIGNED REFERENCES USER(ID),</text:p>
        <text:p text:style-name="P157"><text:s text:c="4"/>UPDATED_AT DATETIME,</text:p>
        <text:p text:style-name="P157"><text:s text:c="4"/>NAME_KEY <text:s text:c="2"/>VARCHAR(100) NOT NULL,</text:p>
        <text:p text:style-name="P55"><text:span text:style-name="T44"><text:s text:c="4"/>DESC</text:span><text:span text:style-name="T47">KEY</text:span><text:span text:style-name="T44"> <text:s text:c="3"/>VARCHAR(100),</text:span></text:p>
        <text:p text:style-name="P157"><text:s text:c="4"/>VALUE <text:s text:c="5"/>INT UNSIGNED NOT NULL DEFAULT 0</text:p>
        <text:p text:style-name="P157">) ENGINE = InnoDB;</text:p>
        <text:h text:style-name="P108" text:outline-level="1"><text:bookmark-start text:name="__RefHeading___Toc16974_3274989480"/>Mòdul RSCMOD<text:bookmark-end text:name="__RefHeading___Toc16974_3274989480"/></text:h>
        <text:h text:style-name="P120" text:outline-level="2"><text:bookmark-start text:name="__RefHeading___Toc16976_3274989480"/><text:alphabetical-index-mark-start text:id="IMark2530016589984"/>Entitat RESOURCE<text:bookmark-end text:name="__RefHeading___Toc16976_3274989480"/><text:alphabetical-index-mark-end text:id="IMark2530016589984"/></text:h>
        <text:h text:style-name="P141" text:outline-level="3"><text:bookmark-start text:name="Còpia de Còpia de Còpia de Còpia de __RefHeading___Toc13125_3274989480 1 1 2 1"/><text:bookmark-start text:name="__RefHeading___Toc4102_4118176090"/><text:span text:style-name="T54">P</text:span><text:span text:style-name="T33">roto3</text:span><text:bookmark-end text:name="Còpia de Còpia de Còpia de Còpia de __RefHeading___Toc13125_3274989480 1 1 2 1"/><text:bookmark-end text:name="__RefHeading___Toc4102_4118176090"/></text:h>
        <text:p text:style-name="P55"><text:span text:style-name="T25">message ResResource</text:span> {</text:p>
        <text:p text:style-name="P55"><text:s text:c="4"/>a_user.usrmod.BaseEntity <text:s text:c="12"/>base_entity = 1;</text:p>
        <text:p text:style-name="P55"><text:s text:c="4"/>string <text:s text:c="30"/>name_key = 2;</text:p>
        <text:p text:style-name="P55"><text:s text:c="4"/>optional string <text:s text:c="21"/>desc_key = 3;</text:p>
        <text:p text:style-name="P55"><text:s text:c="4"/>int32 <text:s text:c="31"/>version = 4;</text:p>
        <text:p text:style-name="P55"><text:s text:c="4"/>ResResource <text:s text:c="25"/>root_id = 5;</text:p>
        <text:p text:style-name="P55"><text:s text:c="4"/>string <text:s text:c="30"/>locale_code = 6;</text:p>
        <text:p text:style-name="P55"><text:s text:c="4"/>b_definitions.resmod.ResResourceType resource_type = 7;</text:p>
        <text:p text:style-name="P55"><text:s text:c="4"/>optional string <text:s text:c="21"/>inline_text = 8;</text:p>
        <text:p text:style-name="P55"><text:s text:c="4"/>optional string <text:s text:c="21"/>link = 9;</text:p>
        <text:p text:style-name="P55">}</text:p>
        <text:h text:style-name="P125" text:outline-level="3"><text:bookmark-start text:name="Còpia de Còpia de Còpia de Còpia de __RefHeading___Toc13127_3274989480 1 1 2 1"/><text:bookmark-start text:name="__RefHeading___Toc4104_4118176090"/>Flutter<text:bookmark-end text:name="Còpia de Còpia de Còpia de Còpia de __RefHeading___Toc13127_3274989480 1 1 2 1"/><text:bookmark-end text:name="__RefHeading___Toc4104_4118176090"/></text:h>
        <text:p text:style-name="P56"><text:span text:style-name="T27">enum ResourceType</text:span><text:span text:style-name="T43"> {</text:span></text:p>
        <text:p text:style-name="P170"><text:s text:c="4"/>unspecified,</text:p>
        <text:p text:style-name="P170"><text:s text:c="4"/>plainText,</text:p>
        <text:p text:style-name="P170"><text:s text:c="4"/>richText,</text:p>
        <text:p text:style-name="P170"><text:s text:c="4"/>image,</text:p>
        <text:p text:style-name="P170"><text:s text:c="4"/>audio,</text:p>
        <text:p text:style-name="P170"><text:s text:c="4"/>video,</text:p>
        <text:p text:style-name="P170">}</text:p>
        <text:p text:style-name="P56"><text:span text:style-name="T43"/></text:p>
        <text:p text:style-name="P56"><text:span text:style-name="T25">class RscResource</text:span> extends ModelEntity {</text:p>
        <text:p text:style-name="P56"><text:s text:c="4"/>String? <text:s text:c="5"/>_nameKey;</text:p>
        <text:p text:style-name="P56"><text:s text:c="4"/>String? <text:s text:c="5"/>_name;</text:p>
        <text:p text:style-name="P56"><text:s text:c="4"/>String? <text:s text:c="5"/>_descKey;</text:p>
        <text:p text:style-name="P56"><text:s text:c="4"/>String? <text:s text:c="5"/>_desc;</text:p>
        <text:p text:style-name="P56"><text:s text:c="4"/>int <text:s text:c="9"/>_vers = 0;</text:p>
        <text:p text:style-name="P56"><text:s text:c="4"/>RscResource? _root;</text:p>
        <text:p text:style-name="P56"><text:s text:c="4"/>Locale <text:s text:c="6"/>_locale = localeES;</text:p>
        <text:p text:style-name="P56"><text:s text:c="4"/>ResourceType _type = ResourceType.unspecified;</text:p>
        <text:p text:style-name="P56"><text:s text:c="4"/>String? <text:s text:c="5"/>_inlineText;</text:p>
        <text:p text:style-name="P56"><text:s text:c="4"/>String? <text:s text:c="5"/>_link;</text:p>
        <text:p text:style-name="P68">}</text:p>
        <text:h text:style-name="P141" text:outline-level="3"><text:bookmark-start text:name="Còpia de Còpia de Còpia de Còpia de __RefHeading___Toc13129_3274989480 2 1 2 1"/><text:bookmark-start text:name="__RefHeading___Toc4106_4118176090"/><text:span text:style-name="T21">Go</text:span><text:span text:style-name="T22">lang</text:span><text:bookmark-end text:name="Còpia de Còpia de Còpia de Còpia de __RefHeading___Toc13129_3274989480 2 1 2 1"/><text:bookmark-end text:name="__RefHeading___Toc4106_4118176090"/></text:h>
        <text:p text:style-name="P204">PENDENT</text:p>
        <text:h text:style-name="P128" text:outline-level="3"><text:bookmark-start text:name="Còpia de Còpia de Còpia de Còpia de __RefHeading___Toc13131_3274989480 1 1 2 1"/><text:bookmark-start text:name="__RefHeading___Toc4108_4118176090"/>SQLite<text:bookmark-end text:name="Còpia de Còpia de Còpia de Còpia de __RefHeading___Toc13131_3274989480 1 1 2 1"/><text:bookmark-end text:name="__RefHeading___Toc4108_4118176090"/></text:h>
        <text:p text:style-name="P55"><text:span text:style-name="T44">CREATE </text:span><text:span text:style-name="T28">TABLE $tnRscResource</text:span><text:span text:style-name="T44"> (</text:span></text:p>
        <text:p text:style-name="P157"><text:s text:c="4"/>$standardHeader,</text:p>
        <text:p text:style-name="P157"><text:s text:c="4"/>$fldNameKey <text:s text:c="5"/>$dbtTextNotNull,</text:p>
        <text:p text:style-name="P157"><text:s text:c="4"/>$fldDescKey <text:s text:c="5"/>$dbtTextNotNull,</text:p>
        <text:p text:style-name="P157"><text:s text:c="4"/>$fldVersion <text:s text:c="5"/>$dbtIntNotNull,</text:p>
        <text:p text:style-name="P157"><text:s text:c="4"/>$fldRoot <text:s text:c="8"/>$dbtInt REFERENCES $tnRscResource($fldId),</text:p>
        <text:p text:style-name="P157"><text:s text:c="4"/>$fldLocaleCode <text:s text:c="2"/>$dbtTextNotNull,</text:p>
        <text:p text:style-name="P157"><text:s text:c="4"/>$fldResourceType $dbtIntNotNull,</text:p>
        <text:p text:style-name="P157"><text:s text:c="4"/>$fldInlineText <text:s text:c="2"/>$dbtText,</text:p>
        <text:p text:style-name="P157"><text:s text:c="4"/>$fldLink <text:s text:c="8"/>$dbtText</text:p>
        <text:p text:style-name="P157">);</text:p>
        <text:h text:style-name="P128" text:outline-level="3"><text:bookmark-start text:name="Còpia de Còpia de Còpia de Còpia de __RefHeading___Toc13133_3274989480 1 1 2 1"/><text:bookmark-start text:name="__RefHeading___Toc4110_4118176090"/><text:soft-page-break/>MariaDB<text:bookmark-end text:name="Còpia de Còpia de Còpia de Còpia de __RefHeading___Toc13133_3274989480 1 1 2 1"/><text:bookmark-end text:name="__RefHeading___Toc4110_4118176090"/></text:h>
        <text:p text:style-name="P55"><text:span text:style-name="T44">CREATE </text:span><text:span text:style-name="T28">TABLE RESOURCE</text:span><text:span text:style-name="T44"> (</text:span></text:p>
        <text:p text:style-name="P157"><text:s text:c="4"/>ID <text:s text:c="11"/>INT UNSIGNED NOT NULL AUTO_INCREMENT PRIMARY KEY,</text:p>
        <text:p text:style-name="P157"><text:s text:c="4"/>CREATED_BY <text:s text:c="3"/>INT UNSIGNED NOT NULL REFERENCES USER(ID),</text:p>
        <text:p text:style-name="P157"><text:s text:c="4"/>CREATED_AT <text:s text:c="3"/>DATETIME NOT NULL DEFAULT CURRENT_TIMESTAMP,</text:p>
        <text:p text:style-name="P157"><text:s text:c="4"/>UPDATED_BY <text:s text:c="3"/>INT UNSIGNED REFERENCES USER(ID),</text:p>
        <text:p text:style-name="P157"><text:s text:c="4"/>UPDATED_AT <text:s text:c="3"/>DATETIME,</text:p>
        <text:p text:style-name="P157"><text:s text:c="4"/>NAME_KEY <text:s text:c="5"/>VARCHAR(100) NOT NULL,</text:p>
        <text:p text:style-name="P157"><text:s text:c="4"/>DESC_KEY <text:s text:c="5"/>VARCHAR(100),</text:p>
        <text:p text:style-name="P157"><text:s text:c="4"/>VERSION <text:s text:c="6"/>INT UNSIGNED NOT NULL,</text:p>
        <text:p text:style-name="P157"><text:s text:c="4"/>ROOT_ID <text:s text:c="6"/>INT UNSIGNED REFERENCES RESOURCE(ID),</text:p>
        <text:p text:style-name="P157"><text:s text:c="4"/>LOCALE_CODE <text:s text:c="2"/>VARCHAR(2) NOT NULL,</text:p>
        <text:p text:style-name="P157"><text:s text:c="4"/>RESOURCE_TYPE INT UNSIGNED NOT NULL,</text:p>
        <text:p text:style-name="P157"><text:s text:c="4"/>INLINE_TEXT <text:s text:c="2"/>VARCHAR(10000),</text:p>
        <text:p text:style-name="P157"><text:s text:c="4"/>LINK <text:s text:c="9"/>VARCHAR(4096)</text:p>
        <text:p text:style-name="P157">) ENGINE = InnoDB;</text:p>
        <text:h text:style-name="P120" text:outline-level="2"><text:bookmark-start text:name="__RefHeading___Toc16978_3274989480"/><text:alphabetical-index-mark-start text:id="IMark2530016591664"/>Entitat PHASE_RESOURCE<text:bookmark-end text:name="__RefHeading___Toc16978_3274989480"/><text:alphabetical-index-mark-end text:id="IMark2530016591664"/></text:h>
        <text:h text:style-name="P141" text:outline-level="3"><text:bookmark-start text:name="Còpia de Còpia de Còpia de Còpia de Còpia de __RefHeading___Toc13125_3274989480 1 1 1 2 1"/><text:bookmark-start text:name="__RefHeading___Toc4112_4118176090"/><text:span text:style-name="T54">P</text:span><text:span text:style-name="T33">roto3</text:span><text:bookmark-end text:name="Còpia de Còpia de Còpia de Còpia de Còpia de __RefHeading___Toc13125_3274989480 1 1 1 2 1"/><text:bookmark-end text:name="__RefHeading___Toc4112_4118176090"/></text:h>
        <text:p text:style-name="P58"><text:span text:style-name="T25">message ResPhaseResource</text:span> {</text:p>
        <text:p text:style-name="P58"><text:s text:c="4"/>a_user.usrmod.BaseEntity <text:s text:c="14"/>base_entity = 1;</text:p>
        <text:p text:style-name="P58"><text:s text:c="4"/>b_definitions.dismod.DisDisease <text:s text:c="7"/>disease = 2;</text:p>
        <text:p text:style-name="P58"><text:s text:c="4"/>optional b_definitions.dismod.DisPhase phase = 3;</text:p>
        <text:p text:style-name="P58"><text:s text:c="4"/>ResResource <text:s text:c="27"/>resource = 4;</text:p>
        <text:p text:style-name="P58">}</text:p>
        <text:h text:style-name="P125" text:outline-level="3"><text:bookmark-start text:name="Còpia de Còpia de Còpia de Còpia de Còpia de __RefHeading___Toc13127_3274989480 1 1 1 2 1"/><text:bookmark-start text:name="__RefHeading___Toc4114_4118176090"/>Flutter<text:bookmark-end text:name="Còpia de Còpia de Còpia de Còpia de Còpia de __RefHeading___Toc13127_3274989480 1 1 1 2 1"/><text:bookmark-end text:name="__RefHeading___Toc4114_4118176090"/></text:h>
        <text:p text:style-name="P170">class RscPhaseResource extends ModelEntity {</text:p>
        <text:p text:style-name="P170"><text:s text:c="4"/>DisDisease? <text:s/>_disease;</text:p>
        <text:p text:style-name="P170"><text:s text:c="4"/>DisPhase? <text:s text:c="3"/>_phase;</text:p>
        <text:p text:style-name="P170"><text:s text:c="4"/>RscResource? _resource;</text:p>
        <text:p text:style-name="P174">}</text:p>
        <text:h text:style-name="P141" text:outline-level="3"><text:bookmark-start text:name="Còpia de Còpia de Còpia de Còpia de Còpia de __RefHeading___Toc13129_3274989480 2 1 1 2 1"/><text:bookmark-start text:name="__RefHeading___Toc4116_4118176090"/><text:span text:style-name="T21">Go</text:span><text:span text:style-name="T22">lang</text:span><text:bookmark-end text:name="Còpia de Còpia de Còpia de Còpia de Còpia de __RefHeading___Toc13129_3274989480 2 1 1 2 1"/><text:bookmark-end text:name="__RefHeading___Toc4116_4118176090"/></text:h>
        <text:h text:style-name="P128" text:outline-level="3"><text:bookmark-start text:name="Còpia de Còpia de Còpia de Còpia de Còpia de __RefHeading___Toc13131_3274989480 1 1 1 2 1"/><text:bookmark-start text:name="__RefHeading___Toc4118_4118176090"/>SQLite<text:bookmark-end text:name="Còpia de Còpia de Còpia de Còpia de Còpia de __RefHeading___Toc13131_3274989480 1 1 1 2 1"/><text:bookmark-end text:name="__RefHeading___Toc4118_4118176090"/></text:h>
        <text:p text:style-name="P69"><text:span text:style-name="T44">CREATE </text:span><text:span text:style-name="T28">TABLE $tnRscPhaseResource</text:span><text:span text:style-name="T44"> (</text:span></text:p>
        <text:p text:style-name="P162"><text:s text:c="4"/>$standardHeader, <text:s/></text:p>
        <text:p text:style-name="P162"><text:s text:c="4"/>$fldDisease <text:s text:c="5"/>$dbtIntNotNull REFERENCES $tnDisDisease($fldId),</text:p>
        <text:p text:style-name="P162"><text:s text:c="4"/>$fldDiseasePhase $dbtInt REFERENCES $tnDisPhase($fldId),</text:p>
        <text:p text:style-name="P162"><text:s text:c="4"/>$fldResource <text:s text:c="4"/>$dbtIntNotNull REFERENCES $tnRscResource($fldId)</text:p>
        <text:p text:style-name="P162">);</text:p>
        <text:h text:style-name="P128" text:outline-level="3"><text:bookmark-start text:name="Còpia de Còpia de Còpia de Còpia de Còpia de __RefHeading___Toc13133_3274989480 1 1 1 2 1"/><text:bookmark-start text:name="__RefHeading___Toc4120_4118176090"/>MariaDB<text:bookmark-end text:name="Còpia de Còpia de Còpia de Còpia de Còpia de __RefHeading___Toc13133_3274989480 1 1 1 2 1"/><text:bookmark-end text:name="__RefHeading___Toc4120_4118176090"/></text:h>
        <text:p text:style-name="P157">CREATE TABLE PHASE_RESOURCE (</text:p>
        <text:p text:style-name="P157"><text:s text:c="4"/>ID <text:s text:c="9"/>INT UNSIGNED NOT NULL AUTO_INCREMENT PRIMARY KEY,</text:p>
        <text:p text:style-name="P157"><text:s text:c="4"/>CREATED_BY <text:s/>INT UNSIGNED NOT NULL REFERENCES USER(ID),</text:p>
        <text:p text:style-name="P157"><text:s text:c="4"/>CREATED_AT <text:s/>DATETIME NOT NULL DEFAULT CURRENT_TIMESTAMP,</text:p>
        <text:p text:style-name="P157"><text:s text:c="4"/>UPDATED_BY <text:s/>INT UNSIGNED REFERENCES USER(ID),</text:p>
        <text:p text:style-name="P157"><text:s text:c="4"/>UPDATED_AT <text:s/>DATETIME,</text:p>
        <text:p text:style-name="P157"><text:s text:c="4"/>DISEASE_ID <text:s/>INT UNSIGNED NOT NULL REFERENCES DISEASE(ID),</text:p>
        <text:p text:style-name="P157"><text:s text:c="4"/>PHASE_ID <text:s text:c="3"/>INT UNSIGNED REFERENCES PHASE(ID),</text:p>
        <text:p text:style-name="P157"><text:s text:c="4"/>RESOURCE_ID INT UNSIGNED NOT NULL REFERENCES RESOURCE(ID)</text:p>
        <text:p text:style-name="P157">) ENGINE = InnoDB;</text:p>
        <text:h text:style-name="P108" text:outline-level="1"><text:bookmark-start text:name="__RefHeading___Toc16980_3274989480"/>Mòdul TCKMOD<text:bookmark-end text:name="__RefHeading___Toc16980_3274989480"/></text:h>
        <text:h text:style-name="P120" text:outline-level="2"><text:bookmark-start text:name="__RefHeading___Toc16982_3274989480"/><text:alphabetical-index-mark-start text:id="IMark2530016593744"/>Entitat TRACKING<text:bookmark-end text:name="__RefHeading___Toc16982_3274989480"/><text:alphabetical-index-mark-end text:id="IMark2530016593744"/></text:h>
        <text:h text:style-name="P141" text:outline-level="3"><text:bookmark-start text:name="Còpia de Còpia de Còpia de Còpia de Còpia de __RefHeading___Toc13125_3274989480 1 1 2 1 1"/><text:bookmark-start text:name="__RefHeading___Toc4122_4118176090"/><text:span text:style-name="T54">P</text:span><text:span text:style-name="T33">roto3</text:span><text:bookmark-end text:name="Còpia de Còpia de Còpia de Còpia de Còpia de __RefHeading___Toc13125_3274989480 1 1 2 1 1"/><text:bookmark-end text:name="__RefHeading___Toc4122_4118176090"/></text:h>
        <text:p text:style-name="P39"><text:span text:style-name="T25">message TckTracking</text:span> {</text:p>
        <text:p text:style-name="P39"><text:s text:c="4"/>BaseEntity <text:s text:c="10"/>base_entity = 1;</text:p>
        <text:p text:style-name="P39"><text:s text:c="4"/>string <text:s text:c="14"/>name_key = 2;</text:p>
        <text:p text:style-name="P39"><text:s text:c="4"/>optional string <text:s text:c="5"/>desc_key = 3;</text:p>
        <text:p text:style-name="P39"><text:s text:c="4"/>int32 <text:s text:c="15"/>version = 4;</text:p>
        <text:p text:style-name="P39"><text:s text:c="4"/>UsrUser <text:s text:c="13"/>therapist = 5;</text:p>
        <text:p text:style-name="P39"><text:s text:c="4"/>optional TckTracking root = 6;</text:p>
        <text:p text:style-name="P39">}</text:p>
        <text:h text:style-name="P125" text:outline-level="3"><text:bookmark-start text:name="Còpia de Còpia de Còpia de Còpia de Còpia de __RefHeading___Toc13127_3274989480 1 1 2 1 1"/><text:bookmark-start text:name="__RefHeading___Toc4124_4118176090"/>Flutter<text:bookmark-end text:name="Còpia de Còpia de Còpia de Còpia de Còpia de __RefHeading___Toc13127_3274989480 1 1 2 1 1"/><text:bookmark-end text:name="__RefHeading___Toc4124_4118176090"/></text:h>
        <text:p text:style-name="P56"><text:span text:style-name="T27">class TckTracking</text:span><text:span text:style-name="T43"> extends ModelEntity {</text:span></text:p>
        <text:p text:style-name="P170"><text:s text:c="4"/>String? <text:s text:c="5"/>_nameKey;</text:p>
        <text:p text:style-name="P170"><text:s text:c="4"/>String? <text:s text:c="5"/>_name;</text:p>
        <text:p text:style-name="P170"><text:s text:c="4"/>String? <text:s text:c="5"/>_descKey;</text:p>
        <text:p text:style-name="P170"><text:s text:c="4"/>String? <text:s text:c="5"/>_desc;</text:p>
        <text:p text:style-name="P170"><text:s text:c="4"/>int <text:s text:c="9"/>_vers = 0;</text:p>
        <text:p text:style-name="P170"><text:s text:c="4"/>UsrUser? <text:s text:c="4"/>_therapist;</text:p>
        <text:p text:style-name="P170"><text:s text:c="4"/>TckTracking? _root;</text:p>
        <text:p text:style-name="P174">}</text:p>
        <text:h text:style-name="P141" text:outline-level="3"><text:bookmark-start text:name="Còpia de Còpia de Còpia de Còpia de Còpia de __RefHeading___Toc13129_3274989480 2 1 2 1 1"/><text:bookmark-start text:name="__RefHeading___Toc4126_4118176090"/><text:span text:style-name="T21">Go</text:span><text:span text:style-name="T22">lang</text:span><text:bookmark-end text:name="Còpia de Còpia de Còpia de Còpia de Còpia de __RefHeading___Toc13129_3274989480 2 1 2 1 1"/><text:bookmark-end text:name="__RefHeading___Toc4126_4118176090"/></text:h>
        <text:p text:style-name="P205">PENDENT</text:p>
        <text:h text:style-name="P128" text:outline-level="3"><text:bookmark-start text:name="Còpia de Còpia de Còpia de Còpia de Còpia de __RefHeading___Toc13131_3274989480 1 1 2 1 1"/><text:bookmark-start text:name="__RefHeading___Toc4128_4118176090"/>SQLite<text:bookmark-end text:name="Còpia de Còpia de Còpia de Còpia de Còpia de __RefHeading___Toc13131_3274989480 1 1 2 1 1"/><text:bookmark-end text:name="__RefHeading___Toc4128_4118176090"/></text:h>
        <text:p text:style-name="P55"><text:span text:style-name="T44">CREATE </text:span><text:span text:style-name="T28">TABLE $tnTckTracking</text:span><text:span text:style-name="T44"> (</text:span></text:p>
        <text:p text:style-name="P157"><text:s text:c="4"/>$standardHeader,</text:p>
        <text:p text:style-name="P157"><text:s text:c="4"/>$fldNameKey <text:s text:c="2"/>$dbtTextNotNull,</text:p>
        <text:p text:style-name="P157"><text:s text:c="4"/>$fldDescKey <text:s text:c="2"/>$dbtTextNotNull,</text:p>
        <text:p text:style-name="P157"><text:s text:c="4"/>$fldVersion <text:s text:c="2"/>$dbtIntNotNull DEFAULT 0,</text:p>
        <text:p text:style-name="P157"><text:s text:c="4"/>$fldTherapist $dbtIntNotNull REFERENCES $tnUsrUser($fldId),</text:p>
        <text:p text:style-name="P157"><text:s text:c="4"/>$fldRoot <text:s text:c="5"/>$dbtIntNotNull REFERENCES $tnTckTracking($fldId),</text:p>
        <text:p text:style-name="P157">);</text:p>
        <text:h text:style-name="P128" text:outline-level="3"><text:bookmark-start text:name="Còpia de Còpia de Còpia de Còpia de Còpia de __RefHeading___Toc13133_3274989480 1 1 2 1 1"/><text:bookmark-start text:name="__RefHeading___Toc4130_4118176090"/>MariaDB<text:bookmark-end text:name="Còpia de Còpia de Còpia de Còpia de Còpia de __RefHeading___Toc13133_3274989480 1 1 2 1 1"/><text:bookmark-end text:name="__RefHeading___Toc4130_4118176090"/></text:h>
        <text:p text:style-name="P55"><text:span text:style-name="T44">CREATE </text:span><text:span text:style-name="T28">TABLE TRACKING</text:span><text:span text:style-name="T44"> (</text:span></text:p>
        <text:p text:style-name="P157"><text:s text:c="4"/>ID <text:s text:c="10"/>INT UNSIGNED NOT NULL AUTO_INCREMENT PRIMARY KEY,</text:p>
        <text:p text:style-name="P157"><text:s text:c="4"/>CREATED_BY <text:s text:c="2"/>INT UNSIGNED NOT NULL REFERENCES USER(ID),</text:p>
        <text:p text:style-name="P157"><text:s text:c="4"/>CREATED_AT <text:s text:c="2"/>DATETIME NOT NULL DEFAULT CURRENT_TIMESTAMP,</text:p>
        <text:p text:style-name="P157"><text:s text:c="4"/>UPDATED_BY <text:s text:c="2"/>INT UNSIGNED REFERENCES USER(ID),</text:p>
        <text:p text:style-name="P157"><text:s text:c="4"/>UPDATED_AT <text:s text:c="2"/>DATETIME,</text:p>
        <text:p text:style-name="P157"><text:s text:c="4"/>NAME_KEY <text:s text:c="4"/>VARCHAR(100) NOT NULL,</text:p>
        <text:p text:style-name="P157"><text:s text:c="4"/>DESC_KEY <text:s text:c="4"/>VARCHAR(100),</text:p>
        <text:p text:style-name="P157"><text:s text:c="4"/>VERSION <text:s text:c="5"/>INT UNSIGNED NOT NULL,</text:p>
        <text:p text:style-name="P157"><text:s text:c="4"/>THERAPIST_ID INT UNSIGNED NOT NULL REFERENCES USER(ID),</text:p>
        <text:p text:style-name="P157"><text:s text:c="4"/>ROOT_ID <text:s text:c="5"/>INT UNSIGNED REFERENCES TRACKING(ID)</text:p>
        <text:p text:style-name="P157">) ENGINE = InnoDB;</text:p>
        <text:h text:style-name="P120" text:outline-level="2"><text:bookmark-start text:name="__RefHeading___Toc16984_3274989480"/><text:soft-page-break/><text:alphabetical-index-mark-start text:id="IMark2530016589904"/>Entitat PHASE_TRACKING<text:bookmark-end text:name="__RefHeading___Toc16984_3274989480"/><text:alphabetical-index-mark-end text:id="IMark2530016589904"/></text:h>
        <text:h text:style-name="P141" text:outline-level="3"><text:bookmark-start text:name="Còpia de Còpia de Còpia de Còpia de Còpia de Còpia de __RefHeading___Toc13125_3274989480 1 1 1 2 1 1"/><text:bookmark-start text:name="__RefHeading___Toc4132_4118176090"/><text:span text:style-name="T54">P</text:span><text:span text:style-name="T33">roto3</text:span><text:bookmark-end text:name="Còpia de Còpia de Còpia de Còpia de Còpia de Còpia de __RefHeading___Toc13125_3274989480 1 1 1 2 1 1"/><text:bookmark-end text:name="__RefHeading___Toc4132_4118176090"/></text:h>
        <text:p text:style-name="P39"><text:span text:style-name="T25">message TckPhaseTracking</text:span> {</text:p>
        <text:p text:style-name="P39"><text:s text:c="4"/>BaseEntity <text:s/>base_entity = 1;</text:p>
        <text:p text:style-name="P39"><text:s text:c="4"/>DisPhase <text:s text:c="3"/>phase = 2;</text:p>
        <text:p text:style-name="P39"><text:s text:c="4"/>TckTracking tracking = 3;</text:p>
        <text:p text:style-name="P39">}</text:p>
        <text:h text:style-name="P125" text:outline-level="3"><text:bookmark-start text:name="Còpia de Còpia de Còpia de Còpia de Còpia de Còpia de __RefHeading___Toc13127_3274989480 1 1 1 2 1 1"/><text:bookmark-start text:name="__RefHeading___Toc4134_4118176090"/>Flutter<text:bookmark-end text:name="Còpia de Còpia de Còpia de Còpia de Còpia de Còpia de __RefHeading___Toc13127_3274989480 1 1 1 2 1 1"/><text:bookmark-end text:name="__RefHeading___Toc4134_4118176090"/></text:h>
        <text:p text:style-name="P56"><text:span text:style-name="T27">class TckPhaseTracking</text:span><text:span text:style-name="T43"> extends ModelEntity {</text:span></text:p>
        <text:p text:style-name="P170"><text:s text:c="4"/>DisPhase? <text:s text:c="3"/>_phase;</text:p>
        <text:p text:style-name="P170"><text:s text:c="4"/>TckTracking? _tracking;</text:p>
        <text:p text:style-name="P174">}</text:p>
        <text:h text:style-name="P141" text:outline-level="3"><text:bookmark-start text:name="Còpia de Còpia de Còpia de Còpia de Còpia de Còpia de __RefHeading___Toc13129_3274989480 2 1 1 2 1 1"/><text:bookmark-start text:name="__RefHeading___Toc4136_4118176090"/><text:span text:style-name="T21">Go</text:span><text:span text:style-name="T22">lang</text:span><text:bookmark-end text:name="Còpia de Còpia de Còpia de Còpia de Còpia de Còpia de __RefHeading___Toc13129_3274989480 2 1 1 2 1 1"/><text:bookmark-end text:name="__RefHeading___Toc4136_4118176090"/></text:h>
        <text:p text:style-name="P205">PENDENT</text:p>
        <text:h text:style-name="P128" text:outline-level="3"><text:bookmark-start text:name="Còpia de Còpia de Còpia de Còpia de Còpia de Còpia de __RefHeading___Toc13131_3274989480 1 1 1 2 1 1"/><text:bookmark-start text:name="__RefHeading___Toc4138_4118176090"/>SQLite<text:bookmark-end text:name="Còpia de Còpia de Còpia de Còpia de Còpia de Còpia de __RefHeading___Toc13131_3274989480 1 1 1 2 1 1"/><text:bookmark-end text:name="__RefHeading___Toc4138_4118176090"/></text:h>
        <text:p text:style-name="P55"><text:span text:style-name="T44">CREATE </text:span><text:span text:style-name="T28">TABLE $tnTckPhaseTracking</text:span><text:span text:style-name="T44"> (</text:span></text:p>
        <text:p text:style-name="P157"><text:s text:c="4"/>$standardHeader,</text:p>
        <text:p text:style-name="P157"><text:s text:c="4"/>$fldDiseasePhase $dbtIntNotNull REFERENCES $tnDisPhase($fldId),</text:p>
        <text:p text:style-name="P157"><text:s text:c="4"/>$fldTracking <text:s text:c="4"/>$dbtIntNotNull REFERENCES $tnTckTracking($fldId)</text:p>
        <text:p text:style-name="P157">);</text:p>
        <text:h text:style-name="P128" text:outline-level="3"><text:bookmark-start text:name="Còpia de Còpia de Còpia de Còpia de Còpia de Còpia de __RefHeading___Toc13133_3274989480 1 1 1 2 1 1"/><text:bookmark-start text:name="__RefHeading___Toc4140_4118176090"/>MariaDB<text:bookmark-end text:name="Còpia de Còpia de Còpia de Còpia de Còpia de Còpia de __RefHeading___Toc13133_3274989480 1 1 1 2 1 1"/><text:bookmark-end text:name="__RefHeading___Toc4140_4118176090"/></text:h>
        <text:p text:style-name="P55"><text:span text:style-name="T44">CREATE </text:span><text:span text:style-name="T28">TABLE PHASE_TRACKING</text:span><text:span text:style-name="T44"> (</text:span></text:p>
        <text:p text:style-name="P157"><text:s text:c="4"/>ID <text:s text:c="9"/>INT UNSIGNED NOT NULL AUTO_INCREMENT PRIMARY KEY,</text:p>
        <text:p text:style-name="P157"><text:s text:c="4"/>CREATED_BY <text:s/>INT UNSIGNED NOT NULL REFERENCES USER(ID),</text:p>
        <text:p text:style-name="P157"><text:s text:c="4"/>CREATED_AT <text:s/>DATETIME NOT NULL DEFAULT CURRENT_TIMESTAMP,</text:p>
        <text:p text:style-name="P157"><text:s text:c="4"/>UPDATED_BY <text:s/>INT UNSIGNED REFERENCES USER(ID),</text:p>
        <text:p text:style-name="P157"><text:s text:c="4"/>UPDATED_AT <text:s/>DATETIME,</text:p>
        <text:p text:style-name="P157"><text:s text:c="4"/>PHASE_ID <text:s text:c="3"/>INT UNSIGNED NOT NULL REFERENCES PHASE(ID),</text:p>
        <text:p text:style-name="P157"><text:s text:c="4"/>TRACKING_ID INT UNSIGNED NOT NULL REFERENCES TRACKING(ID)</text:p>
        <text:p text:style-name="P157">) ENGINE = InnoDB;</text:p>
        <text:h text:style-name="P120" text:outline-level="2"><text:bookmark-start text:name="__RefHeading___Toc16986_3274989480"/><text:alphabetical-index-mark-start text:id="IMark2530016589024"/>Entitat TRACKING_COLUMN<text:bookmark-end text:name="__RefHeading___Toc16986_3274989480"/><text:alphabetical-index-mark-end text:id="IMark2530016589024"/></text:h>
        <text:h text:style-name="P141" text:outline-level="3"><text:bookmark-start text:name="Còpia de Còpia de Còpia de Còpia de Còpia de Còpia de Còpia de __RefHeading___Toc13125_3274989480 1 1 1 2 1 1 1"/><text:bookmark-start text:name="__RefHeading___Toc4142_4118176090"/><text:span text:style-name="T54">P</text:span><text:span text:style-name="T33">roto3</text:span><text:bookmark-end text:name="Còpia de Còpia de Còpia de Còpia de Còpia de Còpia de Còpia de __RefHeading___Toc13125_3274989480 1 1 1 2 1 1 1"/><text:bookmark-end text:name="__RefHeading___Toc4142_4118176090"/></text:h>
        <text:p text:style-name="P39"><text:span text:style-name="T25">message TckTrackingColumn</text:span> {</text:p>
        <text:p text:style-name="P39"><text:s text:c="4"/>BaseEntity <text:s text:c="12"/>base_entity = 1;</text:p>
        <text:p text:style-name="P39"><text:s text:c="4"/>TckTracking <text:s text:c="11"/>tracking = 2;</text:p>
        <text:p text:style-name="P39"><text:s text:c="4"/>optional LstOptionList list = 3;</text:p>
        <text:p text:style-name="P39"><text:s text:c="4"/>string <text:s text:c="16"/>title_key = 4;</text:p>
        <text:p text:style-name="P39"><text:s text:c="4"/>TckTrackingColumnType <text:s/>track_column_type = 5;</text:p>
        <text:p text:style-name="P39"><text:s text:c="4"/>bool <text:s text:c="18"/>mandatory = 6;</text:p>
        <text:p text:style-name="P39"><text:s text:c="4"/>bool <text:s text:c="18"/>custom = 7;</text:p>
        <text:p text:style-name="P39">}</text:p>
        <text:p text:style-name="P39"/>
        <text:p text:style-name="P39"/>
        <text:p text:style-name="P39"/>
        <text:p text:style-name="P39"/>
        <text:h text:style-name="P125" text:outline-level="3"><text:bookmark-start text:name="Còpia de Còpia de Còpia de Còpia de Còpia de Còpia de Còpia de __RefHeading___Toc13127_3274989480 1 1 1 2 1 1 1"/><text:bookmark-start text:name="__RefHeading___Toc4144_4118176090"/><text:soft-page-break/>Flutter<text:bookmark-end text:name="Còpia de Còpia de Còpia de Còpia de Còpia de Còpia de Còpia de __RefHeading___Toc13127_3274989480 1 1 1 2 1 1 1"/><text:bookmark-end text:name="__RefHeading___Toc4144_4118176090"/></text:h>
        <text:p text:style-name="P56"><text:span text:style-name="T27">enum TrackingColumnType</text:span><text:span text:style-name="T43"> {</text:span></text:p>
        <text:p text:style-name="P170"><text:s text:c="4"/>unspecified,</text:p>
        <text:p text:style-name="P170"><text:s text:c="4"/>plainText,</text:p>
        <text:p text:style-name="P170"><text:s text:c="4"/>boolean,</text:p>
        <text:p text:style-name="P170"><text:s text:c="4"/>list,</text:p>
        <text:p text:style-name="P170"><text:s text:c="4"/>emotion,</text:p>
        <text:p text:style-name="P170"><text:s text:c="4"/>mood,</text:p>
        <text:p text:style-name="P170"><text:s text:c="4"/>date,</text:p>
        <text:p text:style-name="P170"><text:s text:c="4"/>time,</text:p>
        <text:p text:style-name="P170"><text:s text:c="4"/>dateTime,</text:p>
        <text:p text:style-name="P170">}</text:p>
        <text:p text:style-name="P56"><text:span text:style-name="T43"/></text:p>
        <text:p text:style-name="P56"><text:span text:style-name="T27">class TckTrackingColumn</text:span><text:span text:style-name="T43"> extends ModelEntity {</text:span></text:p>
        <text:p text:style-name="P170"><text:s text:c="2"/>TckTracking? <text:s text:c="6"/>_tracking;</text:p>
        <text:p text:style-name="P170"><text:s text:c="2"/>LstOptionList? <text:s text:c="4"/>_list;</text:p>
        <text:p text:style-name="P170"><text:s text:c="2"/>String? <text:s text:c="11"/>_titleKey;</text:p>
        <text:p text:style-name="P170"><text:s text:c="2"/>String? <text:s text:c="11"/>_title;</text:p>
        <text:p text:style-name="P170"><text:s text:c="2"/>TrackingColumnType _type = TrackingColumnType.unspecified;</text:p>
        <text:p text:style-name="P170"><text:s text:c="2"/>bool <text:s text:c="14"/>_mandatory = false;</text:p>
        <text:p text:style-name="P170"><text:s text:c="2"/>bool <text:s text:c="14"/>_custom = false;</text:p>
        <text:p text:style-name="P175">}</text:p>
        <text:h text:style-name="P141" text:outline-level="3"><text:bookmark-start text:name="Còpia de Còpia de Còpia de Còpia de Còpia de Còpia de Còpia de __RefHeading___Toc13129_3274989480 2 1 1 2 1 1 1"/><text:bookmark-start text:name="__RefHeading___Toc4146_4118176090"/><text:span text:style-name="T21">Go</text:span><text:span text:style-name="T22">lang</text:span><text:bookmark-end text:name="Còpia de Còpia de Còpia de Còpia de Còpia de Còpia de Còpia de __RefHeading___Toc13129_3274989480 2 1 1 2 1 1 1"/><text:bookmark-end text:name="__RefHeading___Toc4146_4118176090"/></text:h>
        <text:p text:style-name="P205">PENDENT</text:p>
        <text:h text:style-name="P128" text:outline-level="3"><text:bookmark-start text:name="Còpia de Còpia de Còpia de Còpia de Còpia de Còpia de Còpia de __RefHeading___Toc13131_3274989480 1 1 1 2 1 1 1"/><text:bookmark-start text:name="__RefHeading___Toc4148_4118176090"/>SQLite<text:bookmark-end text:name="Còpia de Còpia de Còpia de Còpia de Còpia de Còpia de Còpia de __RefHeading___Toc13131_3274989480 1 1 1 2 1 1 1"/><text:bookmark-end text:name="__RefHeading___Toc4148_4118176090"/></text:h>
        <text:p text:style-name="P55"><text:span text:style-name="T44">CREATE </text:span><text:span text:style-name="T28">TABLE $tnTckTrackingColumn</text:span><text:span text:style-name="T44"> (</text:span></text:p>
        <text:p text:style-name="P157"><text:s text:c="4"/>$standardHeader,</text:p>
        <text:p text:style-name="P157"><text:s text:c="4"/>$fldTracking <text:s text:c="10"/>$dbtIntNotNull REFERENCES $tnTckTracking($fldId),</text:p>
        <text:p text:style-name="P157"><text:s text:c="4"/>$fldList <text:s text:c="14"/>$dbtInt REFERENCES $tnLstOptionList($fldId),</text:p>
        <text:p text:style-name="P157"><text:s text:c="4"/>$fldTitleKey <text:s text:c="10"/>$dbtTextNotNull,</text:p>
        <text:p text:style-name="P157"><text:s text:c="4"/>$fldTrackingColumnType $dbtIntNotNull,</text:p>
        <text:p text:style-name="P157"><text:s text:c="4"/>$fldMandatory <text:s text:c="9"/>$dbtBooleanNotNull,</text:p>
        <text:p text:style-name="P157"><text:s text:c="4"/>$fldCustom <text:s text:c="12"/>$dbtBooleanNotNull</text:p>
        <text:p text:style-name="P157">);</text:p>
        <text:h text:style-name="P128" text:outline-level="3"><text:bookmark-start text:name="Còpia de Còpia de Còpia de Còpia de Còpia de Còpia de Còpia de __RefHeading___Toc13133_3274989480 1 1 1 2 1 1 1"/><text:bookmark-start text:name="__RefHeading___Toc4150_4118176090"/>MariaDB<text:bookmark-end text:name="Còpia de Còpia de Còpia de Còpia de Còpia de Còpia de Còpia de __RefHeading___Toc13133_3274989480 1 1 1 2 1 1 1"/><text:bookmark-end text:name="__RefHeading___Toc4150_4118176090"/></text:h>
        <text:p text:style-name="P55"><text:span text:style-name="T44">CREATE </text:span><text:span text:style-name="T28">TABLE TRACKING_COLUMN</text:span><text:span text:style-name="T44"> (</text:span></text:p>
        <text:p text:style-name="P157"><text:s text:c="4"/>ID <text:s text:c="9"/>INT UNSIGNED NOT NULL AUTO_INCREMENT PRIMARY KEY,</text:p>
        <text:p text:style-name="P157"><text:s text:c="4"/>CREATED_BY <text:s/>INT UNSIGNED NOT NULL REFERENCES USER(ID),</text:p>
        <text:p text:style-name="P157"><text:s text:c="4"/>CREATED_AT <text:s/>DATETIME NOT NULL DEFAULT CURRENT_TIMESTAMP,</text:p>
        <text:p text:style-name="P157"><text:s text:c="4"/>UPDATED_BY <text:s/>INT UNSIGNED REFERENCES USER(ID),</text:p>
        <text:p text:style-name="P157"><text:s text:c="4"/>UPDATED_AT <text:s/>DATETIME,</text:p>
        <text:p text:style-name="P157"><text:s text:c="4"/>TRACKING_ID INT UNSIGNED NOT NULL REFERENCES TRACKING(ID),</text:p>
        <text:p text:style-name="P157"><text:s text:c="4"/>LIST_ID <text:s text:c="4"/>INT UNSIGNED REFERENCES OPTION_LIST(ID),</text:p>
        <text:p text:style-name="P157"><text:s text:c="4"/>TITLE <text:s text:c="6"/>VARCHAR(100) NOT NULL,</text:p>
        <text:p text:style-name="P157"><text:s text:c="4"/>COLUMN_TYPE INT UNSIGNED NOT NULL,</text:p>
        <text:p text:style-name="P157"><text:s text:c="4"/>MANDATORY <text:s text:c="2"/>BOOLEAN NOT NULL DEFAULT TRUE,</text:p>
        <text:p text:style-name="P157"><text:s text:c="4"/>CUSTOMIZED <text:s/>BOOLEAN NOT NULL DEFAULT FALSE</text:p>
        <text:p text:style-name="P157">) ENGINE = InnoDB;</text:p>
        <text:h text:style-name="P108" text:outline-level="1"><text:bookmark-start text:name="__RefHeading___Toc16988_3274989480"/>Mòdul TSTMOD<text:bookmark-end text:name="__RefHeading___Toc16988_3274989480"/></text:h>
        <text:h text:style-name="P120" text:outline-level="2"><text:bookmark-start text:name="__RefHeading___Toc16990_3274989480"/><text:alphabetical-index-mark-start text:id="IMark2530016591664"/>Entitat TEST_CATEGORY<text:bookmark-end text:name="__RefHeading___Toc16990_3274989480"/><text:alphabetical-index-mark-end text:id="IMark2530016591664"/></text:h>
        <text:h text:style-name="P141" text:outline-level="3"><text:bookmark-start text:name="Còpia de Còpia de Còpia de Còpia de Còpia de Còpia de __RefHeading___Toc13125_3274989480 1 1 2 1 1 1"/><text:bookmark-start text:name="__RefHeading___Toc4152_4118176090"/><text:span text:style-name="T54">P</text:span><text:span text:style-name="T33">roto3</text:span><text:bookmark-end text:name="Còpia de Còpia de Còpia de Còpia de Còpia de Còpia de __RefHeading___Toc13125_3274989480 1 1 2 1 1 1"/><text:bookmark-end text:name="__RefHeading___Toc4152_4118176090"/></text:h>
        <text:p text:style-name="P39"><text:span text:style-name="T25">message TstTestCategory</text:span> {</text:p>
        <text:p text:style-name="P39"><text:s text:c="4"/>BaseEntity <text:s text:c="14"/>base_entity = 1;</text:p>
        <text:p text:style-name="P39"><text:s text:c="4"/>string <text:s text:c="18"/>title_key = 2;</text:p>
        <text:p text:style-name="P39"><text:s text:c="4"/>optional string <text:s text:c="9"/>desc_key = 3;</text:p>
        <text:p text:style-name="P39"><text:s text:c="4"/>optional TstTestCategory parent = 4;</text:p>
        <text:p text:style-name="P39">}</text:p>
        <text:h text:style-name="P125" text:outline-level="3"><text:bookmark-start text:name="Còpia de Còpia de Còpia de Còpia de Còpia de Còpia de __RefHeading___Toc13127_3274989480 1 1 2 1 1 1"/><text:bookmark-start text:name="__RefHeading___Toc4154_4118176090"/>Flutter<text:bookmark-end text:name="Còpia de Còpia de Còpia de Còpia de Còpia de Còpia de __RefHeading___Toc13127_3274989480 1 1 2 1 1 1"/><text:bookmark-end text:name="__RefHeading___Toc4154_4118176090"/></text:h>
        <text:p text:style-name="P56"><text:span text:style-name="T27">class TstTestCategory</text:span><text:span text:style-name="T43"> extends ModelEntity {</text:span></text:p>
        <text:p text:style-name="P170"><text:s text:c="2"/>String? _titleKey;</text:p>
        <text:p text:style-name="P170"><text:s text:c="2"/>String? _title;</text:p>
        <text:p text:style-name="P170"><text:s text:c="2"/>String? _descKey;</text:p>
        <text:p text:style-name="P170"><text:s text:c="2"/>String? _desc;</text:p>
        <text:p text:style-name="P170"><text:s text:c="2"/>TstTestCategory? _parent;</text:p>
        <text:p text:style-name="P176">}</text:p>
        <text:h text:style-name="P141" text:outline-level="3"><text:bookmark-start text:name="Còpia de Còpia de Còpia de Còpia de Còpia de Còpia de __RefHeading___Toc13129_3274989480 2 1 2 1 1 1"/><text:bookmark-start text:name="__RefHeading___Toc4156_4118176090"/><text:span text:style-name="T21">Go</text:span><text:span text:style-name="T22">lang</text:span><text:bookmark-end text:name="Còpia de Còpia de Còpia de Còpia de Còpia de Còpia de __RefHeading___Toc13129_3274989480 2 1 2 1 1 1"/><text:bookmark-end text:name="__RefHeading___Toc4156_4118176090"/></text:h>
        <text:p text:style-name="P205">PENDENT</text:p>
        <text:h text:style-name="P128" text:outline-level="3"><text:bookmark-start text:name="Còpia de Còpia de Còpia de Còpia de Còpia de Còpia de __RefHeading___Toc13131_3274989480 1 1 2 1 1 1"/><text:bookmark-start text:name="__RefHeading___Toc4158_4118176090"/>SQLite<text:bookmark-end text:name="Còpia de Còpia de Còpia de Còpia de Còpia de Còpia de __RefHeading___Toc13131_3274989480 1 1 2 1 1 1"/><text:bookmark-end text:name="__RefHeading___Toc4158_4118176090"/></text:h>
        <text:p text:style-name="P55"><text:span text:style-name="T44">CREATE </text:span><text:span text:style-name="T28">TABLE $tnTstTestCategory</text:span><text:span text:style-name="T44"> (</text:span></text:p>
        <text:p text:style-name="P157"><text:s text:c="4"/>$standardHeader,</text:p>
        <text:p text:style-name="P157"><text:s text:c="4"/>$fldTitleKey $dbtTextNotNullUnique,</text:p>
        <text:p text:style-name="P157"><text:s text:c="4"/>$fldDescKey <text:s/>$dbtText,</text:p>
        <text:p text:style-name="P157"><text:s text:c="4"/>$fldParent <text:s text:c="2"/>$dbtInt REFERENCES $tnTstTestCategory($fldId)</text:p>
        <text:p text:style-name="P157">);</text:p>
        <text:h text:style-name="P128" text:outline-level="3"><text:bookmark-start text:name="Còpia de Còpia de Còpia de Còpia de Còpia de Còpia de __RefHeading___Toc13133_3274989480 1 1 2 1 1 1"/><text:bookmark-start text:name="__RefHeading___Toc4160_4118176090"/>MariaDB<text:bookmark-end text:name="Còpia de Còpia de Còpia de Còpia de Còpia de Còpia de __RefHeading___Toc13133_3274989480 1 1 2 1 1 1"/><text:bookmark-end text:name="__RefHeading___Toc4160_4118176090"/></text:h>
        <text:p text:style-name="P55"><text:span text:style-name="T44">CREATE </text:span><text:span text:style-name="T28">TABLE TEST_CATEGORY</text:span><text:span text:style-name="T44"> (</text:span></text:p>
        <text:p text:style-name="P157"><text:s text:c="4"/>ID <text:s text:c="8"/>INT UNSIGNED NOT NULL AUTO_INCREMENT PRIMARY KEY,</text:p>
        <text:p text:style-name="P157"><text:s text:c="4"/>CREATED_BY INT UNSIGNED NOT NULL REFERENCES USER(ID),</text:p>
        <text:p text:style-name="P157"><text:s text:c="4"/>CREATED_AT DATETIME NOT NULL DEFAULT CURRENT_TIMESTAMP,</text:p>
        <text:p text:style-name="P157"><text:s text:c="4"/>UPDATED_BY INT UNSIGNED REFERENCES USER(ID),</text:p>
        <text:p text:style-name="P157"><text:s text:c="4"/>UPDATED_AT DATETIME,</text:p>
        <text:p text:style-name="P157"><text:s text:c="4"/>TITLE_KEY <text:s/>VARCHAR(100) NOT NULL,</text:p>
        <text:p text:style-name="P157"><text:s text:c="4"/>DESC_KEY <text:s text:c="2"/>VARCHAR(100),</text:p>
        <text:p text:style-name="P157"><text:s text:c="4"/>PARENT_ID <text:s/>INT UNSIGNED REFERENCES TEST_CATEGORY(ID)</text:p>
        <text:p text:style-name="P157">) ENGINE = InnoDB;</text:p>
        <text:h text:style-name="P120" text:outline-level="2"><text:bookmark-start text:name="__RefHeading___Toc16992_3274989480"/><text:alphabetical-index-mark-start text:id="IMark2530016590624"/>Entitat TEST<text:bookmark-end text:name="__RefHeading___Toc16992_3274989480"/><text:alphabetical-index-mark-end text:id="IMark2530016590624"/></text:h>
        <text:h text:style-name="P141" text:outline-level="3"><text:bookmark-start text:name="Còpia de Còpia de Còpia de Còpia de Còpia de Còpia de Còpia de __RefHeading___Toc13125_3274989480 1 1 1 2 1 1 2"/><text:bookmark-start text:name="__RefHeading___Toc4162_4118176090"/><text:span text:style-name="T54">P</text:span><text:span text:style-name="T33">roto3</text:span><text:bookmark-end text:name="Còpia de Còpia de Còpia de Còpia de Còpia de Còpia de Còpia de __RefHeading___Toc13125_3274989480 1 1 1 2 1 1 2"/><text:bookmark-end text:name="__RefHeading___Toc4162_4118176090"/></text:h>
        <text:p text:style-name="P39"><text:span text:style-name="T25">message TstTest</text:span> {</text:p>
        <text:p text:style-name="P39"><text:s text:c="4"/>BaseEntity <text:s text:c="6"/>base_entity = 1;</text:p>
        <text:p text:style-name="P39"><text:s text:c="4"/>TstTestCategory <text:s/>category = 2;</text:p>
        <text:p text:style-name="P39"><text:s text:c="4"/>string <text:s text:c="10"/>name_key = 3;</text:p>
        <text:p text:style-name="P39"><text:s text:c="4"/>optional string <text:s/>desc_key = 4;</text:p>
        <text:p text:style-name="P39"><text:s text:c="4"/>optional string <text:s/>instr_key = 5;</text:p>
        <text:p text:style-name="P39"><text:s text:c="4"/>int32 <text:s text:c="11"/>version = 6;</text:p>
        <text:p text:style-name="P39"><text:soft-page-break/><text:s text:c="4"/>UsrUser <text:s text:c="9"/>therapist = 7;</text:p>
        <text:p text:style-name="P39"><text:s text:c="4"/>optional TstTest root = 8;</text:p>
        <text:p text:style-name="P39">}</text:p>
        <text:h text:style-name="P125" text:outline-level="3"><text:bookmark-start text:name="Còpia de Còpia de Còpia de Còpia de Còpia de Còpia de Còpia de __RefHeading___Toc13127_3274989480 1 1 1 2 1 1 2"/><text:bookmark-start text:name="__RefHeading___Toc4164_4118176090"/>Flutter<text:bookmark-end text:name="Còpia de Còpia de Còpia de Còpia de Còpia de Còpia de Còpia de __RefHeading___Toc13127_3274989480 1 1 1 2 1 1 2"/><text:bookmark-end text:name="__RefHeading___Toc4164_4118176090"/></text:h>
        <text:p text:style-name="P56"><text:span text:style-name="T27">class TstTest</text:span><text:span text:style-name="T43"> extends ModelEntity {</text:span></text:p>
        <text:p text:style-name="P170"><text:s text:c="2"/>stTestCategory? _category;</text:p>
        <text:p text:style-name="P170"><text:s text:c="2"/>String? <text:s text:c="8"/>_nameKey;</text:p>
        <text:p text:style-name="P177"><text:s text:c="2"/>String? <text:s text:c="8"/>_name;</text:p>
        <text:p text:style-name="P177"><text:s text:c="2"/>String? <text:s text:c="8"/>_descKey;</text:p>
        <text:p text:style-name="P177"><text:s text:c="2"/>String? <text:s text:c="8"/>_desc;</text:p>
        <text:p text:style-name="P177"><text:s text:c="2"/>String? <text:s text:c="8"/>_instrKey;</text:p>
        <text:p text:style-name="P177"><text:s text:c="2"/>String? <text:s text:c="8"/>_instr;</text:p>
        <text:p text:style-name="P177"><text:s text:c="2"/>int <text:s text:c="12"/>_vers = 0;</text:p>
        <text:p text:style-name="P177"><text:s text:c="2"/>UsrUser? <text:s text:c="7"/>_therapist;</text:p>
        <text:p text:style-name="P177"><text:s text:c="2"/>TstTest? <text:s text:c="7"/>_root;</text:p>
        <text:p text:style-name="P177">}</text:p>
        <text:h text:style-name="P141" text:outline-level="3"><text:bookmark-start text:name="Còpia de Còpia de Còpia de Còpia de Còpia de Còpia de Còpia de __RefHeading___Toc13129_3274989480 2 1 1 2 1 1 2"/><text:bookmark-start text:name="__RefHeading___Toc4166_4118176090"/><text:span text:style-name="T21">Go</text:span><text:span text:style-name="T22">lang</text:span><text:bookmark-end text:name="Còpia de Còpia de Còpia de Còpia de Còpia de Còpia de Còpia de __RefHeading___Toc13129_3274989480 2 1 1 2 1 1 2"/><text:bookmark-end text:name="__RefHeading___Toc4166_4118176090"/></text:h>
        <text:p text:style-name="P205">PENDENT</text:p>
        <text:h text:style-name="P128" text:outline-level="3"><text:bookmark-start text:name="Còpia de Còpia de Còpia de Còpia de Còpia de Còpia de Còpia de __RefHeading___Toc13131_3274989480 1 1 1 2 1 1 2"/><text:bookmark-start text:name="__RefHeading___Toc4168_4118176090"/>SQLite<text:bookmark-end text:name="Còpia de Còpia de Còpia de Còpia de Còpia de Còpia de Còpia de __RefHeading___Toc13131_3274989480 1 1 1 2 1 1 2"/><text:bookmark-end text:name="__RefHeading___Toc4168_4118176090"/></text:h>
        <text:p text:style-name="P55"><text:span text:style-name="T44">CREATE </text:span><text:span text:style-name="T28">TABLE $tnTstTest</text:span><text:span text:style-name="T44"> (</text:span></text:p>
        <text:p text:style-name="P157"><text:s text:c="4"/>$standardHeader, </text:p>
        <text:p text:style-name="P157"><text:s text:c="4"/>$fldTestCategory $dbtIntNotNull REFERENCES $tnTstTestCategory($fldId),</text:p>
        <text:p text:style-name="P157"><text:s text:c="4"/>$fldNameKey <text:s text:c="5"/>$dbtTextNotNull,</text:p>
        <text:p text:style-name="P157"><text:s text:c="4"/>$fldDescKey <text:s text:c="5"/>$dbtText,</text:p>
        <text:p text:style-name="P157"><text:s text:c="4"/>$fldInstrKey <text:s text:c="4"/>$dbtText,</text:p>
        <text:p text:style-name="P157"><text:s text:c="4"/>$fldVersion <text:s text:c="5"/>$dbtIntNotNull,</text:p>
        <text:p text:style-name="P157"><text:s text:c="4"/>$fldRoot <text:s text:c="8"/>$dbtInt REFERENCES $tnTstTest($fldId),</text:p>
        <text:p text:style-name="P157"><text:s text:c="4"/>$fldTherapist <text:s text:c="3"/>$dbtIntNotNull REFERENCES $tnUsrUser($fldId),</text:p>
        <text:p text:style-name="P157">);</text:p>
        <text:h text:style-name="P128" text:outline-level="3"><text:bookmark-start text:name="Còpia de Còpia de Còpia de Còpia de Còpia de Còpia de Còpia de __RefHeading___Toc13133_3274989480 1 1 1 2 1 1 2"/><text:bookmark-start text:name="__RefHeading___Toc4170_4118176090"/>MariaDB<text:bookmark-end text:name="Còpia de Còpia de Còpia de Còpia de Còpia de Còpia de Còpia de __RefHeading___Toc13133_3274989480 1 1 1 2 1 1 2"/><text:bookmark-end text:name="__RefHeading___Toc4170_4118176090"/></text:h>
        <text:p text:style-name="P55"><text:span text:style-name="T44">CREATE </text:span><text:span text:style-name="T28">TABLE TEST</text:span><text:span text:style-name="T44"> (</text:span></text:p>
        <text:p text:style-name="P163"><text:s text:c="4"/>ID <text:s text:c="10"/>INT UNSIGNED NOT NULL AUTO_INCREMENT PRIMARY KEY,</text:p>
        <text:p text:style-name="P164"><text:s text:c="4"/>CREATED_BY <text:s text:c="2"/>INT UNSIGNED NOT NULL REFERENCES USER(ID),</text:p>
        <text:p text:style-name="P163"><text:s text:c="4"/>CREATED_AT <text:s text:c="2"/>DATETIME NOT NULL DEFAULT CURRENT_TIMESTAMP,</text:p>
        <text:p text:style-name="P157"><text:s text:c="4"/>UPDATED_BY <text:s text:c="2"/>INT UNSIGNED REFERENCES USER(ID),</text:p>
        <text:p text:style-name="P157"><text:s text:c="4"/>UPDATED_AT <text:s text:c="2"/>DATETIME,</text:p>
        <text:p text:style-name="P157"><text:s text:c="4"/>CATEGORY_ID <text:s/>INT UNSIGNED NOT NULL REFERENCES TEST_CATEGORY(ID),</text:p>
        <text:p text:style-name="P157"><text:s text:c="4"/>NAME_KEY <text:s text:c="4"/>VARCHAR(100) NOT NULL,</text:p>
        <text:p text:style-name="P55"><text:span text:style-name="T44"><text:s text:c="4"/>DESC_KEY <text:s text:c="4"/></text:span><text:span text:style-name="T48">V</text:span><text:span text:style-name="T44">ARCHAR(100),</text:span></text:p>
        <text:p text:style-name="P157"><text:s text:c="4"/>INSTRS_KEY <text:s text:c="2"/>VARCHAR(100),</text:p>
        <text:p text:style-name="P157"><text:s text:c="4"/>VERSION <text:s text:c="5"/>INT UNSIGNED NOT NULL,</text:p>
        <text:p text:style-name="P157"><text:s text:c="4"/>ROOT_ID <text:s text:c="5"/>INT UNSIGNED REFERENCES TEST(ID),</text:p>
        <text:p text:style-name="P157"><text:s text:c="4"/>THERAPIST_ID INT UNSIGNED NOT NULL REFERENCES USER(ID)</text:p>
        <text:p text:style-name="P157">) ENGINE InnoDB;</text:p>
        <text:p text:style-name="P55"><text:span text:style-name="T44"/></text:p>
        <text:p text:style-name="P55"><text:span text:style-name="T44"/></text:p>
        <text:p text:style-name="P55"><text:span text:style-name="T44"/></text:p>
        <text:h text:style-name="P120" text:outline-level="2"><text:bookmark-start text:name="__RefHeading___Toc16994_3274989480"/><text:soft-page-break/><text:alphabetical-index-mark-start text:id="IMark2530016593744"/>Entitat TEST_QUESTION<text:bookmark-end text:name="__RefHeading___Toc16994_3274989480"/><text:alphabetical-index-mark-end text:id="IMark2530016593744"/></text:h>
        <text:h text:style-name="P141" text:outline-level="3"><text:bookmark-start text:name="Còpia de Còpia de Còpia de Còpia de Còpia de Còpia de Còpia de Còpia de __RefHeading___Toc13125_3274989480 1 1 1 2 1 1 1 1"/><text:bookmark-start text:name="__RefHeading___Toc4172_4118176090"/><text:span text:style-name="T54">P</text:span><text:span text:style-name="T33">roto3</text:span><text:bookmark-end text:name="Còpia de Còpia de Còpia de Còpia de Còpia de Còpia de Còpia de Còpia de __RefHeading___Toc13125_3274989480 1 1 1 2 1 1 1 1"/><text:bookmark-end text:name="__RefHeading___Toc4172_4118176090"/></text:h>
        <text:p text:style-name="P39"><text:span text:style-name="T25">message TstQuestion</text:span> {</text:p>
        <text:p text:style-name="P39"><text:s text:c="4"/>BaseEntity <text:s text:c="10"/>base_entity = 1;</text:p>
        <text:p text:style-name="P39"><text:s text:c="4"/>TstTest <text:s text:c="13"/>test = 2;</text:p>
        <text:p text:style-name="P39"><text:s text:c="4"/>TstTestQuestionType <text:s/>test_question_type = 3;</text:p>
        <text:p text:style-name="P39"><text:s text:c="4"/>optional TstQuestion block = 4;</text:p>
        <text:p text:style-name="P39"><text:s text:c="4"/>string <text:s text:c="14"/>question = 5;</text:p>
        <text:p text:style-name="P39"><text:s text:c="4"/>optional string <text:s text:c="5"/>help = 6;</text:p>
        <text:p text:style-name="P39"><text:s text:c="4"/>bool <text:s text:c="16"/>mandatory = 7;</text:p>
        <text:p text:style-name="P39"><text:s text:c="4"/>bool <text:s text:c="16"/>custom = 8;</text:p>
        <text:p text:style-name="P39">}</text:p>
        <text:h text:style-name="P125" text:outline-level="3"><text:bookmark-start text:name="Còpia de Còpia de Còpia de Còpia de Còpia de Còpia de Còpia de Còpia de __RefHeading___Toc13127_3274989480 1 1 1 2 1 1 1 1"/><text:bookmark-start text:name="__RefHeading___Toc4174_4118176090"/>Flutter<text:bookmark-end text:name="Còpia de Còpia de Còpia de Còpia de Còpia de Còpia de Còpia de Còpia de __RefHeading___Toc13127_3274989480 1 1 1 2 1 1 1 1"/><text:bookmark-end text:name="__RefHeading___Toc4174_4118176090"/></text:h>
        <text:p text:style-name="P56"><text:span text:style-name="T27">enum QuestionType</text:span><text:span text:style-name="T43"> {</text:span></text:p>
        <text:p text:style-name="P178"><text:s text:c="4"/>unspecified,</text:p>
        <text:p text:style-name="P178"><text:s text:c="4"/>plainText,</text:p>
        <text:p text:style-name="P178"><text:s text:c="4"/>boolean,</text:p>
        <text:p text:style-name="P178"><text:s text:c="4"/>list,</text:p>
        <text:p text:style-name="P178"><text:s text:c="4"/>emotion,</text:p>
        <text:p text:style-name="P178"><text:s text:c="4"/>mood,</text:p>
        <text:p text:style-name="P178"><text:s text:c="4"/>date,</text:p>
        <text:p text:style-name="P178"><text:s text:c="4"/>dateTime,</text:p>
        <text:p text:style-name="P170">}</text:p>
        <text:p text:style-name="P56"><text:span text:style-name="T43"/></text:p>
        <text:p text:style-name="P56"><text:span text:style-name="T27">class TstQuestion</text:span><text:span text:style-name="T43"> extends ModelEntity {</text:span></text:p>
        <text:p text:style-name="P170"><text:s text:c="4"/>TstTest? <text:s text:c="4"/>_test;</text:p>
        <text:p text:style-name="P170"><text:s text:c="4"/>QuestionType _type = QuestionType.unspecified;</text:p>
        <text:p text:style-name="P170"><text:s text:c="4"/>TstQuestion? _block;</text:p>
        <text:p text:style-name="P170"><text:s text:c="4"/>String? <text:s text:c="5"/>_questionKey;</text:p>
        <text:p text:style-name="P170"><text:s text:c="4"/>String? <text:s text:c="5"/>_question;</text:p>
        <text:p text:style-name="P170"><text:s text:c="4"/>String? <text:s text:c="5"/>_helpKey;</text:p>
        <text:p text:style-name="P170"><text:s text:c="4"/>String? <text:s text:c="5"/>_help;</text:p>
        <text:p text:style-name="P170"><text:s text:c="4"/>bool <text:s text:c="8"/>_mandatory = false;</text:p>
        <text:p text:style-name="P170"><text:s text:c="4"/>bool <text:s text:c="8"/>_custom = false;</text:p>
        <text:p text:style-name="P178">}</text:p>
        <text:h text:style-name="P141" text:outline-level="3"><text:bookmark-start text:name="Còpia de Còpia de Còpia de Còpia de Còpia de Còpia de Còpia de Còpia de __RefHeading___Toc13129_3274989480 2 1 1 2 1 1 1 1"/><text:bookmark-start text:name="__RefHeading___Toc4176_4118176090"/><text:span text:style-name="T21">Go</text:span><text:span text:style-name="T22">lang</text:span><text:bookmark-end text:name="Còpia de Còpia de Còpia de Còpia de Còpia de Còpia de Còpia de Còpia de __RefHeading___Toc13129_3274989480 2 1 1 2 1 1 1 1"/><text:bookmark-end text:name="__RefHeading___Toc4176_4118176090"/></text:h>
        <text:p text:style-name="P205">PENDENT</text:p>
        <text:h text:style-name="P128" text:outline-level="3"><text:bookmark-start text:name="Còpia de Còpia de Còpia de Còpia de Còpia de Còpia de Còpia de Còpia de __RefHeading___Toc13131_3274989480 1 1 1 2 1 1 1 1"/><text:bookmark-start text:name="__RefHeading___Toc4178_4118176090"/>SQLite<text:bookmark-end text:name="Còpia de Còpia de Còpia de Còpia de Còpia de Còpia de Còpia de Còpia de __RefHeading___Toc13131_3274989480 1 1 1 2 1 1 1 1"/><text:bookmark-end text:name="__RefHeading___Toc4178_4118176090"/></text:h>
        <text:p text:style-name="P55"><text:span text:style-name="T44">CREATE </text:span><text:span text:style-name="T28">TABLE $tnTstQuestion</text:span><text:span text:style-name="T44"> (</text:span></text:p>
        <text:p text:style-name="P157"><text:s text:c="4"/>$standardHeader,</text:p>
        <text:p text:style-name="P157"><text:s text:c="4"/>$fldTest <text:s text:c="8"/>$dbtIntNotNull REFERENCES $tnTstTest($fldId),</text:p>
        <text:p text:style-name="P157"><text:s text:c="4"/>$fldQuestionType $dbtIntNotNull,</text:p>
        <text:p text:style-name="P157"><text:s text:c="4"/>$fldBlock <text:s text:c="7"/>$dbtInt REFERENCES $tnTstTest($fldId),</text:p>
        <text:p text:style-name="P157"><text:s text:c="4"/>$fldQuestionKey <text:s/>$dbtTextNotNull,</text:p>
        <text:p text:style-name="P157"><text:s text:c="4"/>$fldHelpKey <text:s text:c="5"/>$dbtText,</text:p>
        <text:p text:style-name="P157"><text:s text:c="4"/>$fldMandatory <text:s text:c="3"/>$dbtBooleanNotNull DEFAULT FALSE,</text:p>
        <text:p text:style-name="P157"><text:s text:c="4"/>$fldCustom <text:s text:c="6"/>$dbtBooleanNotNull DEFAULT FALSE</text:p>
        <text:p text:style-name="P157">);</text:p>
        <text:p text:style-name="P55"><text:span text:style-name="T44"/></text:p>
        <text:h text:style-name="P128" text:outline-level="3"><text:bookmark-start text:name="Còpia de Còpia de Còpia de Còpia de Còpia de Còpia de Còpia de Còpia de __RefHeading___Toc13133_3274989480 1 1 1 2 1 1 1 1"/><text:bookmark-start text:name="__RefHeading___Toc4180_4118176090"/><text:soft-page-break/>MariaDB<text:bookmark-end text:name="Còpia de Còpia de Còpia de Còpia de Còpia de Còpia de Còpia de Còpia de __RefHeading___Toc13133_3274989480 1 1 1 2 1 1 1 1"/><text:bookmark-end text:name="__RefHeading___Toc4180_4118176090"/></text:h>
        <text:p text:style-name="P55"><text:span text:style-name="T44">CREATE </text:span><text:span text:style-name="T28">TABLE QUESTION</text:span><text:span text:style-name="T44"> (</text:span></text:p>
        <text:p text:style-name="P157"><text:s text:c="4"/>ID <text:s text:c="11"/>INT UNSIGNED NOT NULL AUTO_INCREMENT PRIMARY KEY,</text:p>
        <text:p text:style-name="P157"><text:s text:c="4"/>CREATED_BY <text:s text:c="3"/>INT UNSIGNED NOT NULL REFERENCES USER(ID),</text:p>
        <text:p text:style-name="P157"><text:s text:c="4"/>CREATED_AT <text:s text:c="3"/>DATETIME NOT NULL DEFAULT CURRENT_TIMESTAMP,</text:p>
        <text:p text:style-name="P157"><text:s text:c="4"/>UPDATED_BY <text:s text:c="3"/>INT UNSIGNED REFERENCES USER(ID),</text:p>
        <text:p text:style-name="P157"><text:s text:c="4"/>UPDATED_AT <text:s text:c="3"/>DATETIME,</text:p>
        <text:p text:style-name="P157"><text:s text:c="4"/>TEST_ID <text:s text:c="6"/>INT UNSIGNED NOT NULL REFERENCES TEST(ID),</text:p>
        <text:p text:style-name="P157"><text:s text:c="4"/>QUESTION_TYPE INT UNSIGNED NOT NULL,</text:p>
        <text:p text:style-name="P157"><text:s text:c="4"/>BLOCK_ID <text:s text:c="5"/>INT UNSIGNED REFERENCES QUESTION(ID),</text:p>
        <text:p text:style-name="P157"><text:s text:c="4"/>QUESTION_KEY <text:s/>VARCHAR(100) NOT NULL,</text:p>
        <text:p text:style-name="P157"><text:s text:c="4"/>HELP_KEY <text:s text:c="5"/>VARCHAR(100),</text:p>
        <text:p text:style-name="P157"><text:s text:c="4"/>MANDATORY <text:s text:c="4"/>BOOLEAN NOT NULL DEFAULT TRUE,</text:p>
        <text:p text:style-name="P157"><text:s text:c="4"/>CUSTOMIZED <text:s text:c="3"/>BOOLEAN NOT NULL DEFAULT FALSE</text:p>
        <text:p text:style-name="P157">) ENGINE = InnoDB;</text:p>
        <text:h text:style-name="P108" text:outline-level="1"><text:bookmark-start text:name="__RefHeading___Toc16996_3274989480"/>Mòdul DGNMOD<text:bookmark-end text:name="__RefHeading___Toc16996_3274989480"/></text:h>
        <text:h text:style-name="P120" text:outline-level="2"><text:bookmark-start text:name="__RefHeading___Toc16998_3274989480"/><text:alphabetical-index-mark-start text:id="IMark2530016593504"/>Entitat DIAGNOSIS<text:bookmark-end text:name="__RefHeading___Toc16998_3274989480"/><text:alphabetical-index-mark-end text:id="IMark2530016593504"/></text:h>
        <text:h text:style-name="P141" text:outline-level="3"><text:bookmark-start text:name="Còpia de Còpia de Còpia de Còpia de Còpia de Còpia de Còpia de __RefHeading___Toc13125_3274989480 1 1 2 1 1 1 1"/><text:bookmark-start text:name="__RefHeading___Toc4182_4118176090"/><text:span text:style-name="T54">P</text:span><text:span text:style-name="T33">roto3</text:span><text:bookmark-end text:name="Còpia de Còpia de Còpia de Còpia de Còpia de Còpia de Còpia de __RefHeading___Toc13125_3274989480 1 1 2 1 1 1 1"/><text:bookmark-end text:name="__RefHeading___Toc4182_4118176090"/></text:h>
        <text:p text:style-name="P39"><text:span text:style-name="T25">message DgnDiagnosis</text:span> {</text:p>
        <text:p text:style-name="P39"><text:s text:c="4"/>a_user.usrmod.BaseEntity <text:s text:c="10"/>base_entity = 1;</text:p>
        <text:p text:style-name="P39"><text:s text:c="4"/>b_definitions.dismod.DisDisease <text:s text:c="3"/>disease = 2;</text:p>
        <text:p text:style-name="P39"><text:s text:c="4"/>a_user.usrmod.UsrUser <text:s text:c="13"/>therapist = 3;</text:p>
        <text:p text:style-name="P39"><text:s text:c="4"/>c_working.dgnmod.DgnDiagnosisState diagnosis_state = 4;</text:p>
        <text:p text:style-name="P39"><text:s text:c="4"/>optional string <text:s text:c="19"/>annotations = 5;</text:p>
        <text:p text:style-name="P39">}</text:p>
        <text:h text:style-name="P125" text:outline-level="3"><text:bookmark-start text:name="Còpia de Còpia de Còpia de Còpia de Còpia de Còpia de Còpia de __RefHeading___Toc13127_3274989480 1 1 2 1 1 1 1"/><text:bookmark-start text:name="__RefHeading___Toc4184_4118176090"/>Flutter<text:bookmark-end text:name="Còpia de Còpia de Còpia de Còpia de Còpia de Còpia de Còpia de __RefHeading___Toc13127_3274989480 1 1 2 1 1 1 1"/><text:bookmark-end text:name="__RefHeading___Toc4184_4118176090"/></text:h>
        <text:p text:style-name="P56"><text:span text:style-name="T27">enum DiagnosisState</text:span><text:span text:style-name="T43"> {</text:span></text:p>
        <text:p text:style-name="P170"><text:s text:c="4"/>unspecified,</text:p>
        <text:p text:style-name="P170"><text:s text:c="4"/>stablished,</text:p>
        <text:p text:style-name="P170"><text:s text:c="4"/>cancelled,</text:p>
        <text:p text:style-name="P170"><text:s text:c="4"/>cured,</text:p>
        <text:p text:style-name="P170"><text:s text:c="4"/>chronicled,</text:p>
        <text:p text:style-name="P170">}</text:p>
        <text:p text:style-name="P56"><text:span text:style-name="T43"/></text:p>
        <text:p text:style-name="P56"><text:span text:style-name="T27">class DgnDiagnosis </text:span><text:span text:style-name="T43">extends ModelEntity {</text:span></text:p>
        <text:p text:style-name="P56"><text:span text:style-name="T43"><text:s text:c="2"/></text:span><text:span text:style-name="T49"><text:s text:c="2"/></text:span><text:span text:style-name="T43">DisDisease? <text:s text:c="3"/>_disease;</text:span></text:p>
        <text:p text:style-name="P170"><text:s text:c="4"/>UsrUser? <text:s text:c="6"/>_therapist;</text:p>
        <text:p text:style-name="P170"><text:s text:c="4"/>DiagnosisState _state = DiagnosisState.unspecified;</text:p>
        <text:p text:style-name="P170"><text:s text:c="4"/>String? <text:s text:c="7"/>_annotations;</text:p>
        <text:p text:style-name="P70">}</text:p>
        <text:h text:style-name="P141" text:outline-level="3"><text:bookmark-start text:name="Còpia de Còpia de Còpia de Còpia de Còpia de Còpia de Còpia de __RefHeading___Toc13129_3274989480 2 1 2 1 1 1 1"/><text:bookmark-start text:name="__RefHeading___Toc4186_4118176090"/><text:span text:style-name="T21">Go</text:span><text:span text:style-name="T22">lang</text:span><text:bookmark-end text:name="Còpia de Còpia de Còpia de Còpia de Còpia de Còpia de Còpia de __RefHeading___Toc13129_3274989480 2 1 2 1 1 1 1"/><text:bookmark-end text:name="__RefHeading___Toc4186_4118176090"/></text:h>
        <text:p text:style-name="P205">PENDENT</text:p>
        <text:h text:style-name="P128" text:outline-level="3"><text:bookmark-start text:name="Còpia de Còpia de Còpia de Còpia de Còpia de Còpia de Còpia de __RefHeading___Toc13131_3274989480 1 1 2 1 1 1 1"/><text:bookmark-start text:name="__RefHeading___Toc4188_4118176090"/>SQLite<text:bookmark-end text:name="Còpia de Còpia de Còpia de Còpia de Còpia de Còpia de Còpia de __RefHeading___Toc13131_3274989480 1 1 2 1 1 1 1"/><text:bookmark-end text:name="__RefHeading___Toc4188_4118176090"/></text:h>
        <text:p text:style-name="P55"><text:span text:style-name="T44">CREATE </text:span><text:span text:style-name="T28">TABLE $tnDgnDiagnosis</text:span><text:span text:style-name="T44"> (</text:span></text:p>
        <text:p text:style-name="P157"><text:s text:c="4"/>$standardHeader, <text:s text:c="4"/></text:p>
        <text:p text:style-name="P157"><text:s text:c="4"/>$fldDisease <text:s text:c="7"/>$dbtIntNotNull REFERENCES $tnDisDisease($fldId),</text:p>
        <text:p text:style-name="P157"><text:s text:c="4"/>$fldTherapist <text:s text:c="5"/>$dbtIntNotNull REFERENCES $tnUsrUser($fldId),</text:p>
        <text:p text:style-name="P157"><text:s text:c="4"/>$fldDiagnosisState $dbtIntNotNull DEFAULT 0,</text:p>
        <text:p text:style-name="P157"><text:s text:c="4"/>$fldAnnotations <text:s text:c="3"/>$dbtText</text:p>
        <text:p text:style-name="P157">);</text:p>
        <text:h text:style-name="P128" text:outline-level="3"><text:bookmark-start text:name="Còpia de Còpia de Còpia de Còpia de Còpia de Còpia de Còpia de __RefHeading___Toc13133_3274989480 1 1 2 1 1 1 1"/><text:bookmark-start text:name="__RefHeading___Toc4190_4118176090"/>MariaDB<text:bookmark-end text:name="Còpia de Còpia de Còpia de Còpia de Còpia de Còpia de Còpia de __RefHeading___Toc13133_3274989480 1 1 2 1 1 1 1"/><text:bookmark-end text:name="__RefHeading___Toc4190_4118176090"/></text:h>
        <text:p text:style-name="P157">CREATE TABLE DIAGNOSIS (</text:p>
        <text:p text:style-name="P157"><text:s text:c="4"/>ID <text:s text:c="13"/>INT UNSIGNED NOT NULL AUTO_INCREMENT PRIMARY KEY,</text:p>
        <text:p text:style-name="P157"><text:s text:c="4"/>CREATED_BY <text:s text:c="5"/>INT UNSIGNED NOT NULL REFERENCES USER(ID),</text:p>
        <text:p text:style-name="P157"><text:s text:c="4"/>CREATED_AT <text:s text:c="5"/>DATETIME NOT NULL DEFAULT CURRENT_TIMESTAMP,</text:p>
        <text:p text:style-name="P157"><text:s text:c="4"/>UPDATED_BY <text:s text:c="5"/>INT UNSIGNED REFERENCES USER(ID),</text:p>
        <text:p text:style-name="P157"><text:s text:c="4"/>UPDATED_AT <text:s text:c="5"/>DATETIME,</text:p>
        <text:p text:style-name="P157"><text:s text:c="4"/>DISEASE_ID <text:s text:c="5"/>INT UNSIGNED NOT NULL REFERENCES DISEASE(ID),</text:p>
        <text:p text:style-name="P157"><text:s text:c="4"/>THERAPIST_ID <text:s text:c="3"/>INT UNSIGNED NOT NULL REFERENCES USER(ID),</text:p>
        <text:p text:style-name="P157"><text:s text:c="4"/>DIAGNOSIS_STATE INT UNSIGNED NOT NULL,</text:p>
        <text:p text:style-name="P157"><text:s text:c="4"/>ANNOTATIONS <text:s text:c="4"/>VARCHAR(2048)</text:p>
        <text:p text:style-name="P157">) ENGINE = InnoDB;</text:p>
        <text:h text:style-name="P120" text:outline-level="2"><text:bookmark-start text:name="__RefHeading___Toc17000_3274989480"/><text:soft-page-break/><text:alphabetical-index-mark-start text:id="IMark2530016589744"/>Entitat DIAGNOSIS_PHASE<text:bookmark-end text:name="__RefHeading___Toc17000_3274989480"/><text:alphabetical-index-mark-end text:id="IMark2530016589744"/></text:h>
        <text:h text:style-name="P141" text:outline-level="3"><text:bookmark-start text:name="Còpia de Còpia de Còpia de Còpia de Còpia de Còpia de Còpia de Còpia de __RefHeading___Toc13125_3274989480 1 1 1 2 1 1 2 1"/><text:bookmark-start text:name="__RefHeading___Toc4192_4118176090"/><text:span text:style-name="T54">P</text:span><text:span text:style-name="T33">roto3</text:span><text:bookmark-end text:name="Còpia de Còpia de Còpia de Còpia de Còpia de Còpia de Còpia de Còpia de __RefHeading___Toc13125_3274989480 1 1 1 2 1 1 2 1"/><text:bookmark-end text:name="__RefHeading___Toc4192_4118176090"/></text:h>
        <text:p text:style-name="P39"><text:span text:style-name="T25">message DgnDiagnosisPhase</text:span> {</text:p>
        <text:p text:style-name="P39"><text:s text:c="4"/>a_user.usrmod.BaseEntity <text:s text:c="15"/>base_entity = 1;</text:p>
        <text:p text:style-name="P39"><text:s text:c="4"/>DgnDiagnosis <text:s text:c="27"/>diagnosis = 2;</text:p>
        <text:p text:style-name="P39"><text:s text:c="4"/>b_definitions.dismod.DisPhase <text:s text:c="10"/>disease_phase = 3;</text:p>
        <text:p text:style-name="P39"><text:s text:c="4"/>d_admin.vismod.VisVisit <text:s text:c="16"/>visit = 4;</text:p>
        <text:p text:style-name="P39"><text:s text:c="4"/>c_working.dgnmod.DgnDiagnosisPhaseState state = 5;</text:p>
        <text:p text:style-name="P39"><text:s text:c="4"/>optional DgnAchievement <text:s text:c="16"/>relapse = 6;</text:p>
        <text:p text:style-name="P39"><text:s text:c="4"/>optional string <text:s text:c="24"/>annotations = 7;</text:p>
        <text:p text:style-name="P39">}</text:p>
        <text:h text:style-name="P125" text:outline-level="3"><text:bookmark-start text:name="Còpia de Còpia de Còpia de Còpia de Còpia de Còpia de Còpia de Còpia de __RefHeading___Toc13127_3274989480 1 1 1 2 1 1 2 1"/><text:bookmark-start text:name="__RefHeading___Toc4194_4118176090"/>Flutter<text:bookmark-end text:name="Còpia de Còpia de Còpia de Còpia de Còpia de Còpia de Còpia de Còpia de __RefHeading___Toc13127_3274989480 1 1 1 2 1 1 2 1"/><text:bookmark-end text:name="__RefHeading___Toc4194_4118176090"/></text:h>
        <text:p text:style-name="P56"><text:span text:style-name="T27">enum DiagnosisPhaseState</text:span><text:span text:style-name="T43"> {</text:span></text:p>
        <text:p text:style-name="P170"><text:s text:c="4"/>unspecified,</text:p>
        <text:p text:style-name="P170"><text:s text:c="4"/>opened,</text:p>
        <text:p text:style-name="P170"><text:s text:c="4"/>achieved,</text:p>
        <text:p text:style-name="P170"><text:s text:c="4"/>relapsed,</text:p>
        <text:p text:style-name="P170"><text:s text:c="4"/>chronicled,</text:p>
        <text:p text:style-name="P179">}</text:p>
        <text:p text:style-name="P59"><text:span text:style-name="T27"/></text:p>
        <text:p text:style-name="P59"><text:span text:style-name="T27">class DgnDiagnosisPhase</text:span><text:span text:style-name="T43"> extends ModelEntity {</text:span></text:p>
        <text:p text:style-name="P170"><text:s text:c="4"/>DgnDiagnosis? <text:s text:c="6"/>_diagnosis;</text:p>
        <text:p text:style-name="P170"><text:s text:c="4"/>DisPhase? <text:s text:c="10"/>_phase;</text:p>
        <text:p text:style-name="P170"><text:s text:c="4"/>VisVisit? <text:s text:c="10"/>_visit;</text:p>
        <text:p text:style-name="P170"><text:s text:c="4"/>DiagnosisPhaseState _state = DiagnosisPhaseState.unspecified;</text:p>
        <text:p text:style-name="P170"><text:s text:c="4"/>DgnDiagnosisPhase? <text:s/>_relapse;</text:p>
        <text:p text:style-name="P170"><text:s text:c="4"/>String? <text:s text:c="12"/>_annotations;</text:p>
        <text:p text:style-name="P180">}</text:p>
        <text:h text:style-name="P141" text:outline-level="3"><text:bookmark-start text:name="Còpia de Còpia de Còpia de Còpia de Còpia de Còpia de Còpia de Còpia de __RefHeading___Toc13129_3274989480 2 1 1 2 1 1 2 1"/><text:bookmark-start text:name="__RefHeading___Toc4196_4118176090"/><text:span text:style-name="T21">Go</text:span><text:span text:style-name="T22">lang</text:span><text:bookmark-end text:name="Còpia de Còpia de Còpia de Còpia de Còpia de Còpia de Còpia de Còpia de __RefHeading___Toc13129_3274989480 2 1 1 2 1 1 2 1"/><text:bookmark-end text:name="__RefHeading___Toc4196_4118176090"/></text:h>
        <text:p text:style-name="P205">PENDENT</text:p>
        <text:h text:style-name="P128" text:outline-level="3"><text:bookmark-start text:name="Còpia de Còpia de Còpia de Còpia de Còpia de Còpia de Còpia de Còpia de __RefHeading___Toc13131_3274989480 1 1 1 2 1 1 2 1"/><text:bookmark-start text:name="__RefHeading___Toc4198_4118176090"/>SQLite<text:bookmark-end text:name="Còpia de Còpia de Còpia de Còpia de Còpia de Còpia de Còpia de Còpia de __RefHeading___Toc13131_3274989480 1 1 1 2 1 1 2 1"/><text:bookmark-end text:name="__RefHeading___Toc4198_4118176090"/></text:h>
        <text:p text:style-name="P55"><text:span text:style-name="T44">CREATE </text:span><text:span text:style-name="T28">TABLE $tnDgnDiagnosisPhase</text:span><text:span text:style-name="T44"> (</text:span></text:p>
        <text:p text:style-name="P157"><text:s text:c="4"/>$standardHeader,</text:p>
        <text:p text:style-name="P157"><text:s text:c="4"/>$fldDiagnosis <text:s text:c="10"/>$dbtIntNotNull REFERENCES $tnDgnDiagnosis($fldId),</text:p>
        <text:p text:style-name="P157"><text:s text:c="4"/>$fldDiseasePhase <text:s text:c="7"/>$dbtIntNotNull REFERENCES $tnDisPhase($fldId),</text:p>
        <text:p text:style-name="P157"><text:s text:c="4"/>$fldVisit <text:s text:c="14"/>$dbtIntNotNull REFERENCES $tnVisVisit($fldId),</text:p>
        <text:p text:style-name="P157"><text:s text:c="4"/>$fldDiagnosisPhaseState $dbtIntNotNull DEFAULT 0,</text:p>
        <text:p text:style-name="P157"><text:s text:c="4"/>$fldRelapse <text:s text:c="12"/>$dbtInt REFERENCES $tnDgnDiagnosisPhase($fldId),</text:p>
        <text:p text:style-name="P157"><text:s text:c="4"/>$fldAnnotations <text:s text:c="8"/>$dbtText</text:p>
        <text:p text:style-name="P157"><text:s text:c="4"/>);</text:p>
        <text:h text:style-name="P128" text:outline-level="3"><text:bookmark-start text:name="__RefHeading___Toc23293_4118176090"/><text:bookmark-start text:name="Còpia de Còpia de Còpia de Còpia de Còpia de Còpia de Còpia de Còpia de __RefHeading___Toc13133_3274989480 1 1 1 2 1 1 2 1"/>MariaDB<text:bookmark-end text:name="__RefHeading___Toc23293_4118176090"/><text:bookmark-end text:name="Còpia de Còpia de Còpia de Còpia de Còpia de Còpia de Còpia de Còpia de __RefHeading___Toc13133_3274989480 1 1 1 2 1 1 2 1"/></text:h>
        <text:p text:style-name="P55"><text:span text:style-name="T44">CREATE </text:span><text:span text:style-name="T28">TABLE DIAGNOSIS_PHASE</text:span><text:span text:style-name="T44"> (</text:span></text:p>
        <text:p text:style-name="P157"><text:s text:c="4"/>ID <text:s text:c="14"/>INT UNSIGNED NOT NULL AUTO_INCREMENT PRIMARY KEY,</text:p>
        <text:p text:style-name="P157"><text:s text:c="4"/>CREATED_BY <text:s text:c="6"/>INT UNSIGNED NOT NULL REFERENCES USER(ID),</text:p>
        <text:p text:style-name="P157"><text:s text:c="4"/>CREATED_AT <text:s text:c="6"/>DATETIME NOT NULL DEFAULT CURRENT_TIMESTAMP,</text:p>
        <text:p text:style-name="P157"><text:s text:c="4"/>UPDATED_BY <text:s text:c="6"/>INT UNSIGNED REFERENCES USER(ID),</text:p>
        <text:p text:style-name="P157"><text:s text:c="4"/>UPDATED_AT <text:s text:c="6"/>DATETIME,</text:p>
        <text:p text:style-name="P157"><text:s text:c="4"/>DIAGNOSIS_ID <text:s text:c="4"/>INT UNSIGNED NOT NULL REFERENCES DIAGNOSIS(ID),</text:p>
        <text:p text:style-name="P157"><text:s text:c="4"/>DISEASE_PHASE_ID INT UNSIGNED NOT NULL REFERENCES PHASE(ID),</text:p>
        <text:p text:style-name="P157"><text:s text:c="4"/>VISIT_ID <text:s text:c="8"/>INT UNSIGNED NOT NULL REFERENCES VISIT(ID),</text:p>
        <text:p text:style-name="P55"><text:soft-page-break/><text:span text:style-name="T44"><text:s text:c="4"/>PHASE_STATE <text:s text:c="5"/>INT UNSIGNED NOT NULL,</text:span></text:p>
        <text:p text:style-name="P157"><text:s text:c="4"/>RELAPSE_ID <text:s text:c="6"/>INT UNSIGNED REFERENCES DIAGNOSIS_PHASE(ID),</text:p>
        <text:p text:style-name="P157"><text:s text:c="4"/>ANNOTATIONS <text:s/>VARCHAR(2048)</text:p>
        <text:p text:style-name="P157">) ENGINE = InnoDB;</text:p>
        <text:h text:style-name="P120" text:outline-level="2"><text:bookmark-start text:name="__RefHeading___Toc17002_3274989480"/><text:alphabetical-index-mark-start text:id="IMark2530016593824"/>Entitat ACHIEVEMENT<text:bookmark-end text:name="__RefHeading___Toc17002_3274989480"/><text:alphabetical-index-mark-end text:id="IMark2530016593824"/></text:h>
        <text:h text:style-name="P141" text:outline-level="3"><text:bookmark-start text:name="Còpia de Còpia de Còpia de Còpia de Còpia de Còpia de Còpia de Còpia de Còpia de __RefHeading___Toc13125_3274989480 1 1 1 2 1 1 1 1 1"/><text:bookmark-start text:name="__RefHeading___Toc4202_4118176090"/><text:span text:style-name="T54">P</text:span><text:span text:style-name="T33">roto3</text:span><text:bookmark-end text:name="Còpia de Còpia de Còpia de Còpia de Còpia de Còpia de Còpia de Còpia de Còpia de __RefHeading___Toc13125_3274989480 1 1 1 2 1 1 1 1 1"/><text:bookmark-end text:name="__RefHeading___Toc4202_4118176090"/></text:h>
        <text:p text:style-name="P39"><text:span text:style-name="T25">message DgnAchievement</text:span> {</text:p>
        <text:p text:style-name="P39"><text:s text:c="4"/>a_user.usrmod.BaseEntity <text:s text:c="15"/>base_entity = 1;</text:p>
        <text:p text:style-name="P39"><text:s text:c="4"/>b_definitions.dismod.DisGoal <text:s text:c="11"/>goal = 2;</text:p>
        <text:p text:style-name="P39"><text:s text:c="4"/>DgnDiagnosisPhase <text:s text:c="22"/>phase = 3;</text:p>
        <text:p text:style-name="P39"><text:s text:c="4"/>c_working.dgnmod.DgnDiagnosisPhaseState state = 4;</text:p>
        <text:p text:style-name="P39"><text:s text:c="4"/>optional DgnAchievement <text:s text:c="16"/>relapse = 5;</text:p>
        <text:p text:style-name="P39"><text:s text:c="4"/>optional string <text:s text:c="24"/>annotations = 6;</text:p>
        <text:p text:style-name="P39">}</text:p>
        <text:h text:style-name="P125" text:outline-level="3"><text:bookmark-start text:name="Còpia de Còpia de Còpia de Còpia de Còpia de Còpia de Còpia de Còpia de Còpia de __RefHeading___Toc13127_3274989480 1 1 1 2 1 1 1 1 1"/><text:bookmark-start text:name="__RefHeading___Toc4204_4118176090"/>Flutter<text:bookmark-end text:name="Còpia de Còpia de Còpia de Còpia de Còpia de Còpia de Còpia de Còpia de Còpia de __RefHeading___Toc13127_3274989480 1 1 1 2 1 1 1 1 1"/><text:bookmark-end text:name="__RefHeading___Toc4204_4118176090"/></text:h>
        <text:p text:style-name="P56"><text:span text:style-name="T25">enum AchievementState</text:span> {</text:p>
        <text:p text:style-name="P56"><text:s text:c="4"/>unspecified,</text:p>
        <text:p text:style-name="P56"><text:s text:c="4"/>proposed,</text:p>
        <text:p text:style-name="P56"><text:s text:c="4"/>pending,</text:p>
        <text:p text:style-name="P56"><text:s text:c="4"/>cancelled,</text:p>
        <text:p text:style-name="P56"><text:s text:c="4"/>achieved,</text:p>
        <text:p text:style-name="P56"><text:s text:c="4"/>relapsed,</text:p>
        <text:p text:style-name="P56">}</text:p>
        <text:p text:style-name="P56"/>
        <text:p text:style-name="P56"><text:span text:style-name="T25">class DgnAchievement</text:span> extends ModelEntity {</text:p>
        <text:p text:style-name="P56"><text:s text:c="4"/>DisGoal? <text:s text:c="10"/>_goal;</text:p>
        <text:p text:style-name="P56"><text:s text:c="4"/>DgnDiagnosisPhase? _phase;</text:p>
        <text:p text:style-name="P56"><text:s text:c="4"/>AchievementState <text:s text:c="2"/>_state = AchievementState.unspecified;</text:p>
        <text:p text:style-name="P56"><text:s text:c="4"/>DgnAchievement? <text:s text:c="3"/>_relapse;</text:p>
        <text:p text:style-name="P56"><text:s text:c="4"/>String? <text:s text:c="11"/>_annotations;</text:p>
        <text:p text:style-name="P71">}</text:p>
        <text:h text:style-name="P141" text:outline-level="3"><text:bookmark-start text:name="Còpia de Còpia de Còpia de Còpia de Còpia de Còpia de Còpia de Còpia de Còpia de __RefHeading___Toc13129_3274989480 2 1 1 2 1 1 1 1 1"/><text:bookmark-start text:name="__RefHeading___Toc4206_4118176090"/><text:span text:style-name="T21">Go</text:span><text:span text:style-name="T22">lang</text:span><text:bookmark-end text:name="Còpia de Còpia de Còpia de Còpia de Còpia de Còpia de Còpia de Còpia de Còpia de __RefHeading___Toc13129_3274989480 2 1 1 2 1 1 1 1 1"/><text:bookmark-end text:name="__RefHeading___Toc4206_4118176090"/></text:h>
        <text:p text:style-name="P205">PENDENT</text:p>
        <text:h text:style-name="P128" text:outline-level="3"><text:bookmark-start text:name="Còpia de Còpia de Còpia de Còpia de Còpia de Còpia de Còpia de Còpia de Còpia de __RefHeading___Toc13131_3274989480 1 1 1 2 1 1 1 1 1"/><text:bookmark-start text:name="__RefHeading___Toc4208_4118176090"/>SQLite<text:bookmark-end text:name="Còpia de Còpia de Còpia de Còpia de Còpia de Còpia de Còpia de Còpia de Còpia de __RefHeading___Toc13131_3274989480 1 1 1 2 1 1 1 1 1"/><text:bookmark-end text:name="__RefHeading___Toc4208_4118176090"/></text:h>
        <text:p text:style-name="P55"><text:span text:style-name="T44">CREATE </text:span><text:span text:style-name="T28">TABLE $tnDgnAchievement</text:span><text:span text:style-name="T44"> (</text:span></text:p>
        <text:p text:style-name="P157"><text:s text:c="4"/>$standardHeader, <text:s text:c="3"/></text:p>
        <text:p text:style-name="P157"><text:s text:c="4"/>$fldGoal <text:s text:c="12"/>$dbtIntNotNull REFERENCES $tnDisGoal($fldId),</text:p>
        <text:p text:style-name="P157"><text:s text:c="4"/>$fldDiagnosisPhase <text:s text:c="2"/>$dbtIntNotNull REFERENCES $tnDgnDiagnosisPhase($fldId),</text:p>
        <text:p text:style-name="P157"><text:s text:c="4"/>$fldRelapse <text:s text:c="9"/>$dbtInt REFERENCES $tnDgnAchievement($fldId),</text:p>
        <text:p text:style-name="P157"><text:s text:c="4"/>$fldAchievementState $dbtIntNotNull DEFAULT 0,</text:p>
        <text:p text:style-name="P157"><text:s text:c="4"/>$fldAnnotations <text:s text:c="5"/>$dbtText</text:p>
        <text:p text:style-name="P157">);</text:p>
        <text:p text:style-name="P55"><text:span text:style-name="T44"/></text:p>
        <text:p text:style-name="P55"><text:span text:style-name="T44"/></text:p>
        <text:p text:style-name="P55"><text:span text:style-name="T44"/></text:p>
        <text:p text:style-name="P55"><text:span text:style-name="T44"/></text:p>
        <text:p text:style-name="P55"><text:span text:style-name="T44"/></text:p>
        <text:p text:style-name="P55"><text:span text:style-name="T44"/></text:p>
        <text:h text:style-name="P128" text:outline-level="3"><text:bookmark-start text:name="Còpia de Còpia de Còpia de Còpia de Còpia de Còpia de Còpia de Còpia de Còpia de __RefHeading___Toc13133_3274989480 1 1 1 2 1 1 1 1 1"/><text:bookmark-start text:name="__RefHeading___Toc4210_4118176090"/><text:soft-page-break/>MariaDB<text:bookmark-end text:name="Còpia de Còpia de Còpia de Còpia de Còpia de Còpia de Còpia de Còpia de Còpia de __RefHeading___Toc13133_3274989480 1 1 1 2 1 1 1 1 1"/><text:bookmark-end text:name="__RefHeading___Toc4210_4118176090"/></text:h>
        <text:p text:style-name="P100"><text:span text:style-name="T39">CREATE </text:span><text:span text:style-name="T40">TABLE ACHIEVEMENT</text:span><text:span text:style-name="T39"> (</text:span></text:p>
        <text:p text:style-name="P165"><text:s text:c="4"/>ID <text:s text:c="16"/>INT UNSIGNED NOT NULL AUTO_INCREMENT PRIMARY KEY,</text:p>
        <text:p text:style-name="P165"><text:s text:c="4"/>CREATED_BY <text:s text:c="8"/>INT UNSIGNED NOT NULL REFERENCES USER(ID),</text:p>
        <text:p text:style-name="P165"><text:s text:c="4"/>CREATED_AT <text:s text:c="8"/>DATETIME NOT NULL DEFAULT CURRENT_TIMESTAMP,</text:p>
        <text:p text:style-name="P165"><text:s text:c="4"/>UPDATED_BY <text:s text:c="8"/>INT UNSIGNED REFERENCES USER(ID),</text:p>
        <text:p text:style-name="P157"><text:s text:c="4"/>UPDATED_AT <text:s text:c="8"/>DATETIME,</text:p>
        <text:p text:style-name="P157"><text:s text:c="4"/>GOAL_ID <text:s text:c="11"/>INT UNSIGNED NOT NULL REFERENCES GOAL(ID),</text:p>
        <text:p text:style-name="P157"><text:s text:c="4"/>DIAGNOSIS_PHASE_ID INT UNSIGNED NOT NULL REFERENCES DIAGNOSIS_PHASE(ID),</text:p>
        <text:p text:style-name="P157"><text:s text:c="4"/>ACV_STATE <text:s text:c="9"/>INT UNSIGNED NOT NULL,</text:p>
        <text:p text:style-name="P157"><text:s text:c="4"/>RELAPSE_ID <text:s text:c="8"/>INT UNSIGNED REFERENCES ACHIEVEMENT(ID),</text:p>
        <text:p text:style-name="P157"><text:s text:c="4"/>ANNOTATIONS <text:s text:c="7"/>VARCHAR(2048)</text:p>
        <text:p text:style-name="P157">) ENGINE = InnoDB;</text:p>
        <text:h text:style-name="P108" text:outline-level="1"><text:bookmark-start text:name="__RefHeading___Toc17004_3274989480"/>Mòdul MATMOD<text:bookmark-end text:name="__RefHeading___Toc17004_3274989480"/></text:h>
        <text:h text:style-name="P120" text:outline-level="2"><text:bookmark-start text:name="__RefHeading___Toc17006_3274989480"/><text:alphabetical-index-mark-start text:id="IMark2530016593744"/>Entitat MATERIAL<text:bookmark-end text:name="__RefHeading___Toc17006_3274989480"/><text:alphabetical-index-mark-end text:id="IMark2530016593744"/></text:h>
        <text:h text:style-name="P141" text:outline-level="3"><text:bookmark-start text:name="Còpia de Còpia de Còpia de Còpia de Còpia de Còpia de Còpia de Còpia de __RefHeading___Toc13125_3274989480 1 1 2 1 1 1 1 1"/><text:bookmark-start text:name="__RefHeading___Toc4212_4118176090"/><text:span text:style-name="T54">P</text:span><text:span text:style-name="T33">roto3</text:span><text:bookmark-end text:name="Còpia de Còpia de Còpia de Còpia de Còpia de Còpia de Còpia de Còpia de __RefHeading___Toc13125_3274989480 1 1 2 1 1 1 1 1"/><text:bookmark-end text:name="__RefHeading___Toc4212_4118176090"/></text:h>
        <text:p text:style-name="P55"><text:span text:style-name="T25">message MatMaterial</text:span> {</text:p>
        <text:p text:style-name="P55"><text:s text:c="4"/>a_user.usrmod.BaseEntity <text:s text:c="13"/>base_entity = 1;</text:p>
        <text:p text:style-name="P55"><text:s text:c="4"/>e_localization.locmod.string <text:s text:c="9"/>name = 2;</text:p>
        <text:p text:style-name="P55"><text:s text:c="4"/>optional e_localization.locmod.string desc_key = 3;</text:p>
        <text:p text:style-name="P55"><text:s text:c="4"/>b_definitions.resmod.ResResource <text:s text:c="5"/>resource = 4;</text:p>
        <text:p text:style-name="P55"><text:s text:c="4"/>b_definitions.resmod.ResResourceType <text:s/>resource_type = 5;</text:p>
        <text:p text:style-name="P55"><text:s text:c="4"/>e_localization.locmod.string <text:s text:c="9"/>containt = 6;</text:p>
        <text:p text:style-name="P55"><text:s text:c="4"/>string <text:s text:c="31"/>link = 7;</text:p>
        <text:p text:style-name="P55">}</text:p>
        <text:h text:style-name="P125" text:outline-level="3"><text:bookmark-start text:name="Còpia de Còpia de Còpia de Còpia de Còpia de Còpia de Còpia de Còpia de __RefHeading___Toc13127_3274989480 1 1 2 1 1 1 1 1"/><text:bookmark-start text:name="__RefHeading___Toc4214_4118176090"/>Flutter<text:bookmark-end text:name="Còpia de Còpia de Còpia de Còpia de Còpia de Còpia de Còpia de Còpia de __RefHeading___Toc13127_3274989480 1 1 2 1 1 1 1 1"/><text:bookmark-end text:name="__RefHeading___Toc4214_4118176090"/></text:h>
        <text:p text:style-name="P56"><text:span text:style-name="T27">class MatMaterial</text:span><text:span text:style-name="T43"> extends ModelEntity {</text:span></text:p>
        <text:p text:style-name="P181"><text:s text:c="4"/>String? <text:s text:c="5"/>_nameKey;</text:p>
        <text:p text:style-name="P181"><text:s text:c="4"/>String? <text:s text:c="5"/>_name;</text:p>
        <text:p text:style-name="P181"><text:s text:c="4"/>String? <text:s text:c="5"/>_descKey;</text:p>
        <text:p text:style-name="P170"><text:s text:c="4"/>String? <text:s text:c="5"/>_desc;</text:p>
        <text:p text:style-name="P170"><text:s text:c="4"/>RscResource? _resource;</text:p>
        <text:p text:style-name="P170"><text:s text:c="4"/>ResourceType _type = ResourceType.unspecified;</text:p>
        <text:p text:style-name="P170"><text:s text:c="4"/>String? <text:s text:c="5"/>_plainKey;</text:p>
        <text:p text:style-name="P170"><text:s text:c="4"/>String? <text:s text:c="5"/>_plain;</text:p>
        <text:p text:style-name="P170"><text:s text:c="4"/>String? <text:s text:c="5"/>_link;</text:p>
        <text:p text:style-name="P182">}</text:p>
        <text:h text:style-name="P141" text:outline-level="3"><text:bookmark-start text:name="Còpia de Còpia de Còpia de Còpia de Còpia de Còpia de Còpia de Còpia de __RefHeading___Toc13129_3274989480 2 1 2 1 1 1 1 1"/><text:bookmark-start text:name="__RefHeading___Toc4216_4118176090"/><text:span text:style-name="T21">Go</text:span><text:span text:style-name="T22">lang</text:span><text:bookmark-end text:name="Còpia de Còpia de Còpia de Còpia de Còpia de Còpia de Còpia de Còpia de __RefHeading___Toc13129_3274989480 2 1 2 1 1 1 1 1"/><text:bookmark-end text:name="__RefHeading___Toc4216_4118176090"/></text:h>
        <text:h text:style-name="P128" text:outline-level="3"><text:bookmark-start text:name="Còpia de Còpia de Còpia de Còpia de Còpia de Còpia de Còpia de Còpia de __RefHeading___Toc13131_3274989480 1 1 2 1 1 1 1 1"/><text:bookmark-start text:name="__RefHeading___Toc4218_4118176090"/>SQLite<text:bookmark-end text:name="Còpia de Còpia de Còpia de Còpia de Còpia de Còpia de Còpia de Còpia de __RefHeading___Toc13131_3274989480 1 1 2 1 1 1 1 1"/><text:bookmark-end text:name="__RefHeading___Toc4218_4118176090"/></text:h>
        <text:p text:style-name="P55"><text:span text:style-name="T44">CREATE </text:span><text:span text:style-name="T28">TABLE $tnMatMaterial</text:span><text:span text:style-name="T44"> (</text:span></text:p>
        <text:p text:style-name="P157"><text:s text:c="4"/>$standardHeader,</text:p>
        <text:p text:style-name="P157"><text:s text:c="4"/>$fldNameKey <text:s text:c="5"/>$dbtTextNotNullUnique,</text:p>
        <text:p text:style-name="P157"><text:s text:c="4"/>$fldDescKey <text:s text:c="5"/>$dbtText,</text:p>
        <text:p text:style-name="P157"><text:s text:c="4"/>$fldResource <text:s text:c="4"/>$dbtIntNotNull REFERENCES $tnRscResource($fldId),</text:p>
        <text:p text:style-name="P157"><text:s text:c="4"/>$fldResourceType $dbtIntNotNull DEFAULT 0,</text:p>
        <text:p text:style-name="P157"><text:s text:c="4"/>$fldPlainKey <text:s text:c="4"/>$dbtText,</text:p>
        <text:p text:style-name="P157"><text:s text:c="4"/>$fldLink <text:s text:c="8"/>$dbtText</text:p>
        <text:p text:style-name="P157">);</text:p>
        <text:h text:style-name="P128" text:outline-level="3"><text:bookmark-start text:name="Còpia de Còpia de Còpia de Còpia de Còpia de Còpia de Còpia de Còpia de __RefHeading___Toc13133_3274989480 1 1 2 1 1 1 1 1"/><text:bookmark-start text:name="__RefHeading___Toc4220_4118176090"/>MariaDB<text:bookmark-end text:name="Còpia de Còpia de Còpia de Còpia de Còpia de Còpia de Còpia de Còpia de __RefHeading___Toc13133_3274989480 1 1 2 1 1 1 1 1"/><text:bookmark-end text:name="__RefHeading___Toc4220_4118176090"/></text:h>
        <text:p text:style-name="P55"><text:span text:style-name="T44">CREATE </text:span><text:span text:style-name="T28">TABLE MATERIAL</text:span><text:span text:style-name="T44"> (</text:span></text:p>
        <text:p text:style-name="P157"><text:s text:c="4"/>ID <text:s text:c="11"/>INT UNSIGNED NOT NULL AUTO_INCREMENT PRIMARY KEY,</text:p>
        <text:p text:style-name="P157"><text:s text:c="4"/>CREATED_BY <text:s text:c="3"/>INT UNSIGNED NOT NULL REFERENCES USER(ID),</text:p>
        <text:p text:style-name="P157"><text:s text:c="4"/>CREATED_AT <text:s text:c="3"/>DATETIME NOT NULL DEFAULT CURRENT_TIMESTAMP,</text:p>
        <text:p text:style-name="P157"><text:s text:c="4"/>UPDATED_BY <text:s text:c="3"/>INT UNSIGNED REFERENCES USER(ID),</text:p>
        <text:p text:style-name="P157"><text:s text:c="4"/>UPDATED_AT <text:s text:c="3"/>DATETIME,</text:p>
        <text:p text:style-name="P157"><text:s text:c="4"/>NAME_KEY <text:s text:c="5"/>VARCHAR(100) NOT NULL,</text:p>
        <text:p text:style-name="P157"><text:s text:c="4"/>DESC_KEY <text:s text:c="5"/>VARCHAR(100),</text:p>
        <text:p text:style-name="P157"><text:s text:c="4"/>RESOURCE_ID <text:s text:c="2"/>INT UNSIGNED NOT NULL REFERENCES RESOURCE(ID),</text:p>
        <text:p text:style-name="P157"><text:s text:c="4"/>MATERIAL_TYPE INT UNSIGNED NOT NULL,</text:p>
        <text:p text:style-name="P157"><text:s text:c="4"/>PLAIN_KEY <text:s text:c="4"/>VARCHAR(100),</text:p>
        <text:p text:style-name="P157"><text:s text:c="4"/>LINK <text:s text:c="9"/>VARCHAR(4096)</text:p>
        <text:p text:style-name="P157">) ENGINE = InnoDB;</text:p>
        <text:h text:style-name="P120" text:outline-level="2"><text:bookmark-start text:name="__RefHeading___Toc17008_3274989480"/><text:soft-page-break/><text:alphabetical-index-mark-start text:id="IMark2530016591504"/>Entitat MATERIAL_PHASE<text:bookmark-end text:name="__RefHeading___Toc17008_3274989480"/><text:alphabetical-index-mark-end text:id="IMark2530016591504"/></text:h>
        <text:h text:style-name="P141" text:outline-level="3"><text:bookmark-start text:name="Còpia de Còpia de Còpia de Còpia de Còpia de Còpia de Còpia de Còpia de Còpia de __RefHeading___Toc13125_3274989480 1 1 1 2 1 1 2 1 1"/><text:bookmark-start text:name="__RefHeading___Toc4222_4118176090"/><text:span text:style-name="T54">P</text:span><text:span text:style-name="T33">roto3</text:span><text:bookmark-end text:name="Còpia de Còpia de Còpia de Còpia de Còpia de Còpia de Còpia de Còpia de Còpia de __RefHeading___Toc13125_3274989480 1 1 1 2 1 1 2 1 1"/><text:bookmark-end text:name="__RefHeading___Toc4222_4118176090"/></text:h>
        <text:p text:style-name="P39"><text:span text:style-name="T25">message MatPhaseMaterial</text:span> {</text:p>
        <text:p text:style-name="P39"><text:s text:c="4"/>a_user.usrmod.BaseEntity <text:s text:c="13"/>base_entity = 1;</text:p>
        <text:p text:style-name="P39"><text:s text:c="4"/>b_definitions.resmod.ResPhaseResource phase = 2;</text:p>
        <text:p text:style-name="P39"><text:s text:c="4"/>a_user.usrmod.UsrUser <text:s text:c="16"/>patient = 3;</text:p>
        <text:p text:style-name="P39">}</text:p>
        <text:h text:style-name="P125" text:outline-level="3"><text:bookmark-start text:name="Còpia de Còpia de Còpia de Còpia de Còpia de Còpia de Còpia de Còpia de Còpia de __RefHeading___Toc13127_3274989480 1 1 1 2 1 1 2 1 1"/><text:bookmark-start text:name="__RefHeading___Toc4224_4118176090"/>Flutter<text:bookmark-end text:name="Còpia de Còpia de Còpia de Còpia de Còpia de Còpia de Còpia de Còpia de Còpia de __RefHeading___Toc13127_3274989480 1 1 1 2 1 1 2 1 1"/><text:bookmark-end text:name="__RefHeading___Toc4224_4118176090"/></text:h>
        <text:p text:style-name="P56"><text:span text:style-name="T27">class MatPhaseMaterial</text:span><text:span text:style-name="T43"> extends ModelEntity {</text:span></text:p>
        <text:p text:style-name="P170"><text:s text:c="4"/>UsrUser? <text:s text:c="9"/>_patient;</text:p>
        <text:p text:style-name="P170"><text:s text:c="4"/>RscPhaseResource? _phase;</text:p>
        <text:p text:style-name="P183">}</text:p>
        <text:h text:style-name="P141" text:outline-level="3"><text:bookmark-start text:name="Còpia de Còpia de Còpia de Còpia de Còpia de Còpia de Còpia de Còpia de Còpia de __RefHeading___Toc13129_3274989480 2 1 1 2 1 1 2 1 1"/><text:bookmark-start text:name="__RefHeading___Toc4226_4118176090"/><text:span text:style-name="T21">Go</text:span><text:span text:style-name="T22">lang</text:span><text:bookmark-end text:name="Còpia de Còpia de Còpia de Còpia de Còpia de Còpia de Còpia de Còpia de Còpia de __RefHeading___Toc13129_3274989480 2 1 1 2 1 1 2 1 1"/><text:bookmark-end text:name="__RefHeading___Toc4226_4118176090"/></text:h>
        <text:p text:style-name="P205">PENDENT</text:p>
        <text:h text:style-name="P128" text:outline-level="3"><text:bookmark-start text:name="Còpia de Còpia de Còpia de Còpia de Còpia de Còpia de Còpia de Còpia de Còpia de __RefHeading___Toc13131_3274989480 1 1 1 2 1 1 2 1 1"/><text:bookmark-start text:name="__RefHeading___Toc4228_4118176090"/>SQLite<text:bookmark-end text:name="Còpia de Còpia de Còpia de Còpia de Còpia de Còpia de Còpia de Còpia de Còpia de __RefHeading___Toc13131_3274989480 1 1 1 2 1 1 2 1 1"/><text:bookmark-end text:name="__RefHeading___Toc4228_4118176090"/></text:h>
        <text:p text:style-name="P55"><text:span text:style-name="T44">CREATE </text:span><text:span text:style-name="T28">TABLE $tnMatPhaseMaterial</text:span><text:span text:style-name="T44"> (</text:span></text:p>
        <text:p text:style-name="P157"><text:s text:c="4"/>$standardHeader,</text:p>
        <text:p text:style-name="P166"><text:s text:c="4"/>$fldPatient <text:s text:c="6"/>$dbtIntNotNull REFERENCES $tnUsrUser($fldId)</text:p>
        <text:p text:style-name="P166"><text:s text:c="4"/>$fldPhaseResource $dbtIntNotNull REFERENCES $tnRscPhaseResource($fldId)</text:p>
        <text:p text:style-name="P157"><text:s text:c="6"/>);</text:p>
        <text:h text:style-name="P128" text:outline-level="3"><text:bookmark-start text:name="Còpia de Còpia de Còpia de Còpia de Còpia de Còpia de Còpia de Còpia de Còpia de __RefHeading___Toc13133_3274989480 1 1 1 2 1 1 2 1 1"/><text:bookmark-start text:name="__RefHeading___Toc4230_4118176090"/>MariaDB<text:bookmark-end text:name="Còpia de Còpia de Còpia de Còpia de Còpia de Còpia de Còpia de Còpia de Còpia de __RefHeading___Toc13133_3274989480 1 1 1 2 1 1 2 1 1"/><text:bookmark-end text:name="__RefHeading___Toc4230_4118176090"/></text:h>
        <text:p text:style-name="P55"><text:span text:style-name="T50">CREATE </text:span><text:span text:style-name="T29">TABLE PHASE_MATERIAL</text:span><text:span text:style-name="T50"> (</text:span></text:p>
        <text:p text:style-name="P199"><text:s text:c="4"/>ID <text:s text:c="15"/>INT UNSIGNED NOT NULL AUTO_INCREMENT PRIMARY KEY,</text:p>
        <text:p text:style-name="P199"><text:s text:c="4"/>CREATED_BY <text:s text:c="7"/>INT UNSIGNED NOT NULL REFERENCES USER(ID),</text:p>
        <text:p text:style-name="P199"><text:s text:c="4"/>CREATED_AT <text:s text:c="7"/>DATETIME NOT NULL DEFAULT CURRENT_TIMESTAMP,</text:p>
        <text:p text:style-name="P199"><text:s text:c="4"/>UPDATED_BY <text:s text:c="7"/>INT UNSIGNED REFERENCES USER(ID),</text:p>
        <text:p text:style-name="P199"><text:s text:c="4"/>UPDATED_AT <text:s text:c="7"/>DATETIME,</text:p>
        <text:p text:style-name="P199"><text:s text:c="4"/>PATIENT_ID <text:s text:c="7"/>INT UNSIGNED NOT NULL REFERENCES USER(ID),</text:p>
        <text:p text:style-name="P199"><text:s text:c="4"/>PHASE_RESOURCE_ID INT UNSIGNED NOT NULL REFERENCES PHASE_RESOURCE(ID)</text:p>
        <text:p text:style-name="P199">) ENGINE InnoDB;</text:p>
        <text:h text:style-name="P108" text:outline-level="1"><text:bookmark-start text:name="__RefHeading___Toc17010_3274989480"/>Mòdul REGMOD<text:bookmark-end text:name="__RefHeading___Toc17010_3274989480"/></text:h>
        <text:h text:style-name="P120" text:outline-level="2"><text:bookmark-start text:name="__RefHeading___Toc17012_3274989480"/><text:alphabetical-index-mark-start text:id="IMark2530016584704"/>Entitat REGISTER<text:bookmark-end text:name="__RefHeading___Toc17012_3274989480"/><text:alphabetical-index-mark-end text:id="IMark2530016584704"/></text:h>
        <text:h text:style-name="P141" text:outline-level="3"><text:bookmark-start text:name="Còpia de Còpia de Còpia de Còpia de Còpia de Còpia de Còpia de Còpia de Còpia de __RefHeading___Toc13125_3274989480 1 1 2 1 1 1 1 1 1"/><text:bookmark-start text:name="__RefHeading___Toc4232_4118176090"/><text:span text:style-name="T54">P</text:span><text:span text:style-name="T33">roto3</text:span><text:bookmark-end text:name="Còpia de Còpia de Còpia de Còpia de Còpia de Còpia de Còpia de Còpia de Còpia de __RefHeading___Toc13125_3274989480 1 1 2 1 1 1 1 1 1"/><text:bookmark-end text:name="__RefHeading___Toc4232_4118176090"/></text:h>
        <text:p text:style-name="P39"><text:span text:style-name="T25">message RegRegister</text:span> {</text:p>
        <text:p text:style-name="P39"><text:s text:c="4"/>a_user.usrmod.BaseEntity <text:s text:c="9"/>bas<text:span text:style-name="T62">e</text:span>_entity = 1;</text:p>
        <text:p text:style-name="P42"><text:s text:c="4"/>b_definitions.tckmod.TckTracking <text:s/>tracking = 2;</text:p>
        <text:p text:style-name="P42"><text:s text:c="4"/>a_user.usrmod.UsrUser <text:s text:c="12"/>patient = 3;</text:p>
        <text:p text:style-name="P42"><text:s text:c="4"/>optional Timestamp <text:s text:c="15"/>first_date = 4;</text:p>
        <text:p text:style-name="P42"><text:s text:c="4"/>optional Timestamp <text:s text:c="15"/>last_date = 5;</text:p>
        <text:p text:style-name="P42"><text:s text:c="4"/>c_working.regmod.RegRegisterState state = 6;</text:p>
        <text:p text:style-name="P39">}</text:p>
        <text:h text:style-name="P125" text:outline-level="3"><text:bookmark-start text:name="Còpia de Còpia de Còpia de Còpia de Còpia de Còpia de Còpia de Còpia de Còpia de __RefHeading___Toc13127_3274989480 1 1 2 1 1 1 1 1 1"/><text:bookmark-start text:name="__RefHeading___Toc4234_4118176090"/>Flutter<text:bookmark-end text:name="Còpia de Còpia de Còpia de Còpia de Còpia de Còpia de Còpia de Còpia de Còpia de __RefHeading___Toc13127_3274989480 1 1 2 1 1 1 1 1 1"/><text:bookmark-end text:name="__RefHeading___Toc4234_4118176090"/></text:h>
        <text:p text:style-name="P56"><text:span text:style-name="T27">enum RegisterState</text:span><text:span text:style-name="T43"> {</text:span></text:p>
        <text:p text:style-name="P170"><text:s text:c="4"/>unspecified,</text:p>
        <text:p text:style-name="P170"><text:s text:c="4"/>assigned,</text:p>
        <text:p text:style-name="P170"><text:s text:c="4"/>statical,</text:p>
        <text:p text:style-name="P170"><text:s text:c="4"/>cancelled,</text:p>
        <text:p text:style-name="P170">}</text:p>
        <text:p text:style-name="P56"><text:span text:style-name="T43"/></text:p>
        <text:p text:style-name="P56"><text:span text:style-name="T27">class RegRegister</text:span><text:span text:style-name="T43"> extends ModelEntity {</text:span></text:p>
        <text:p text:style-name="P170"><text:s text:c="4"/>TckTracking? <text:s/>_tracking;</text:p>
        <text:p text:style-name="P170"><text:s text:c="4"/>UsrUser? <text:s text:c="5"/>_patient;</text:p>
        <text:p text:style-name="P170"><text:s text:c="4"/>DateTime? <text:s text:c="4"/>_firstDate;</text:p>
        <text:p text:style-name="P170"><text:s text:c="4"/>DateTime? <text:s text:c="4"/>_lastDate;</text:p>
        <text:p text:style-name="P170"><text:s text:c="4"/>RegisterState _state = RegisterState.unspecified;</text:p>
        <text:p text:style-name="P184">}</text:p>
        <text:h text:style-name="P141" text:outline-level="3"><text:bookmark-start text:name="Còpia de Còpia de Còpia de Còpia de Còpia de Còpia de Còpia de Còpia de Còpia de __RefHeading___Toc13129_3274989480 2 1 2 1 1 1 1 1 1"/><text:bookmark-start text:name="__RefHeading___Toc4236_4118176090"/><text:span text:style-name="T21">Go</text:span><text:span text:style-name="T22">lang</text:span><text:bookmark-end text:name="Còpia de Còpia de Còpia de Còpia de Còpia de Còpia de Còpia de Còpia de Còpia de __RefHeading___Toc13129_3274989480 2 1 2 1 1 1 1 1 1"/><text:bookmark-end text:name="__RefHeading___Toc4236_4118176090"/></text:h>
        <text:h text:style-name="P128" text:outline-level="3"><text:bookmark-start text:name="Còpia de Còpia de Còpia de Còpia de Còpia de Còpia de Còpia de Còpia de Còpia de __RefHeading___Toc13131_3274989480 1 1 2 1 1 1 1 1 1"/><text:bookmark-start text:name="__RefHeading___Toc4238_4118176090"/>SQLite<text:bookmark-end text:name="Còpia de Còpia de Còpia de Còpia de Còpia de Còpia de Còpia de Còpia de Còpia de __RefHeading___Toc13131_3274989480 1 1 2 1 1 1 1 1 1"/><text:bookmark-end text:name="__RefHeading___Toc4238_4118176090"/></text:h>
        <text:p text:style-name="P55"><text:span text:style-name="T44">CREATE </text:span><text:span text:style-name="T28">TABLE $tnRegRegister</text:span><text:span text:style-name="T44"> (</text:span></text:p>
        <text:p text:style-name="P157"><text:s text:c="4"/>$standardHeader,</text:p>
        <text:p text:style-name="P157"><text:s text:c="4"/>$fldTracking <text:s text:c="5"/>$dbtIntNotNull REFERENCES $tnTckTracking($fldId),</text:p>
        <text:p text:style-name="P157"><text:s text:c="4"/>$fldPatient <text:s text:c="6"/>$dbtIntNotNull REFERENCES $tnUsrUser($fldId),</text:p>
        <text:p text:style-name="P157"><text:s text:c="4"/>$fldFirstDate <text:s text:c="4"/>$dbtDateTime,</text:p>
        <text:p text:style-name="P157"><text:s text:c="4"/>$fldLastDate <text:s text:c="5"/>$dbtDateTime,</text:p>
        <text:p text:style-name="P157"><text:s text:c="4"/>$fldRegisterState $dbtIntNotNull DEFAULT 0</text:p>
        <text:p text:style-name="P157">);</text:p>
        <text:h text:style-name="P128" text:outline-level="3"><text:bookmark-start text:name="Còpia de Còpia de Còpia de Còpia de Còpia de Còpia de Còpia de Còpia de Còpia de __RefHeading___Toc13133_3274989480 1 1 2 1 1 1 1 1 1"/><text:bookmark-start text:name="__RefHeading___Toc4240_4118176090"/>MariaDB<text:bookmark-end text:name="Còpia de Còpia de Còpia de Còpia de Còpia de Còpia de Còpia de Còpia de Còpia de __RefHeading___Toc13133_3274989480 1 1 2 1 1 1 1 1 1"/><text:bookmark-end text:name="__RefHeading___Toc4240_4118176090"/></text:h>
        <text:p text:style-name="P55"><text:span text:style-name="T44">CREATE </text:span><text:span text:style-name="T28">TABLE REGISTER</text:span><text:span text:style-name="T44"> (</text:span></text:p>
        <text:p text:style-name="P157"><text:s text:c="4"/>ID <text:s text:c="12"/>INT UNSIGNED NOT NULL AUTO_INCREMENT PRIMARY KEY,</text:p>
        <text:p text:style-name="P157"><text:s text:c="4"/>CREATED_BY <text:s text:c="4"/>INT UNSIGNED NOT NULL REFERENCES USER(ID),</text:p>
        <text:p text:style-name="P157"><text:s text:c="4"/>CREATED_AT <text:s text:c="4"/>DATETIME NOT NULL DEFAULT CURRENT_TIMESTAMP,</text:p>
        <text:p text:style-name="P157"><text:s text:c="4"/>UPDATED_BY <text:s text:c="4"/>INT UNSIGNED REFERENCES USER(ID),</text:p>
        <text:p text:style-name="P157"><text:s text:c="4"/>UPDATED_AT <text:s text:c="4"/>DATETIME,</text:p>
        <text:p text:style-name="P157"><text:s text:c="4"/>TRACKING_ID <text:s text:c="3"/>INT UNSIGNED NOT NULL REFERENCES TRACKING(ID),</text:p>
        <text:p text:style-name="P157"><text:s text:c="4"/>PATIENT_ID <text:s text:c="4"/>INT UNSIGNED NOT NULL REFERENCES USER(ID),</text:p>
        <text:p text:style-name="P157"><text:s text:c="4"/>FIRST_DATETIME DATETIME,</text:p>
        <text:p text:style-name="P157"><text:s text:c="4"/>LAST_DATETIME <text:s/>DATETIME,</text:p>
        <text:p text:style-name="P157"><text:s text:c="4"/>REGISTER_STATE INT UNSIGNED NOT NULL</text:p>
        <text:p text:style-name="P157">) ENGINE = InnoDB;</text:p>
        <text:h text:style-name="P120" text:outline-level="2"><text:bookmark-start text:name="__RefHeading___Toc17014_3274989480"/><text:soft-page-break/><text:alphabetical-index-mark-start text:id="IMark2530016584144"/>Entitat REGISTER_COLUMN<text:bookmark-end text:name="__RefHeading___Toc17014_3274989480"/><text:alphabetical-index-mark-end text:id="IMark2530016584144"/></text:h>
        <text:h text:style-name="P141" text:outline-level="3"><text:bookmark-start text:name="Còpia de Còpia de Còpia de Còpia de Còpia de Còpia de Còpia de Còpia de Còpia de Còpia de __RefHeading___Toc13125_3274989480 1 1 1 2 1 1 2 1 1 1"/><text:bookmark-start text:name="__RefHeading___Toc4242_4118176090"/><text:span text:style-name="T54">P</text:span><text:span text:style-name="T33">roto3</text:span><text:bookmark-end text:name="Còpia de Còpia de Còpia de Còpia de Còpia de Còpia de Còpia de Còpia de Còpia de Còpia de __RefHeading___Toc13125_3274989480 1 1 1 2 1 1 2 1 1 1"/><text:bookmark-end text:name="__RefHeading___Toc4242_4118176090"/></text:h>
        <text:p text:style-name="P39"><text:span text:style-name="T25">message RegRegisterColumn</text:span> {</text:p>
        <text:p text:style-name="P39"><text:s text:c="4"/>a_user.usrmod.BaseEntity <text:s text:c="22"/>base_entity = 1;</text:p>
        <text:p text:style-name="P39"><text:s text:c="4"/>RegRegister <text:s text:c="35"/>register = 2;</text:p>
        <text:p text:style-name="P39"><text:s text:c="4"/>b_definitions.tckmod.TckTrackingColumn <text:s text:c="8"/>column = 3;</text:p>
        <text:p text:style-name="P39"><text:s text:c="4"/>optional e_localization.lstmod.LstOptionEntrty option = 4;</text:p>
        <text:p text:style-name="P39"><text:s text:c="4"/>optional b_definitions.emomod.EmoEmotion <text:s text:c="6"/>emotion = 5;</text:p>
        <text:p text:style-name="P39"><text:s text:c="4"/>optional b_definitions.emomod.EmoMood <text:s text:c="9"/>mood = 6;</text:p>
        <text:p text:style-name="P39"><text:s text:c="4"/>optional string <text:s text:c="31"/>value = 7;</text:p>
        <text:p text:style-name="P39">}</text:p>
        <text:h text:style-name="P125" text:outline-level="3"><text:bookmark-start text:name="Còpia de Còpia de Còpia de Còpia de Còpia de Còpia de Còpia de Còpia de Còpia de Còpia de __RefHeading___Toc13127_3274989480 1 1 1 2 1 1 2 1 1 1"/><text:bookmark-start text:name="__RefHeading___Toc4244_4118176090"/>Flutter<text:bookmark-end text:name="Còpia de Còpia de Còpia de Còpia de Còpia de Còpia de Còpia de Còpia de Còpia de Còpia de __RefHeading___Toc13127_3274989480 1 1 1 2 1 1 2 1 1 1"/><text:bookmark-end text:name="__RefHeading___Toc4244_4118176090"/></text:h>
        <text:p text:style-name="P56"><text:span text:style-name="T27">class RegRegisterColumn</text:span><text:span text:style-name="T43"> extends ModelEntity {</text:span></text:p>
        <text:p text:style-name="P170"><text:s text:c="4"/>RegRegister? <text:s text:c="6"/>_register;</text:p>
        <text:p text:style-name="P170"><text:s text:c="4"/>TckTrackingColumn? _column;</text:p>
        <text:p text:style-name="P170"><text:s text:c="4"/>LstOptionEntry? <text:s text:c="3"/>_option;</text:p>
        <text:p text:style-name="P170"><text:s text:c="4"/>EmoEmotion? <text:s text:c="7"/>_emotion;</text:p>
        <text:p text:style-name="P170"><text:s text:c="4"/>EmoMood? <text:s text:c="10"/>_mood;</text:p>
        <text:p text:style-name="P170"><text:s text:c="4"/>String? <text:s text:c="11"/>_value;</text:p>
        <text:p text:style-name="P185">}</text:p>
        <text:h text:style-name="P141" text:outline-level="3"><text:bookmark-start text:name="Còpia de Còpia de Còpia de Còpia de Còpia de Còpia de Còpia de Còpia de Còpia de Còpia de __RefHeading___Toc13129_3274989480 2 1 1 2 1 1 2 1 1 1"/><text:bookmark-start text:name="__RefHeading___Toc4246_4118176090"/><text:span text:style-name="T21">Go</text:span><text:span text:style-name="T22">lang</text:span><text:bookmark-end text:name="Còpia de Còpia de Còpia de Còpia de Còpia de Còpia de Còpia de Còpia de Còpia de Còpia de __RefHeading___Toc13129_3274989480 2 1 1 2 1 1 2 1 1 1"/><text:bookmark-end text:name="__RefHeading___Toc4246_4118176090"/></text:h>
        <text:p text:style-name="P205">PENDENT</text:p>
        <text:h text:style-name="P128" text:outline-level="3"><text:bookmark-start text:name="Còpia de Còpia de Còpia de Còpia de Còpia de Còpia de Còpia de Còpia de Còpia de Còpia de __RefHeading___Toc13131_3274989480 1 1 1 2 1 1 2 1 1 1"/><text:bookmark-start text:name="__RefHeading___Toc4248_4118176090"/>SQLite<text:bookmark-end text:name="Còpia de Còpia de Còpia de Còpia de Còpia de Còpia de Còpia de Còpia de Còpia de Còpia de __RefHeading___Toc13131_3274989480 1 1 1 2 1 1 2 1 1 1"/><text:bookmark-end text:name="__RefHeading___Toc4248_4118176090"/></text:h>
        <text:p text:style-name="P157">CREATE TABLE $tnRegRegisterColumn (</text:p>
        <text:p text:style-name="P157"><text:s text:c="4"/>$standardHeader,</text:p>
        <text:p text:style-name="P157"><text:s text:c="4"/>$fldRegister <text:s text:c="6"/>$dbtIntNotNull REFERENCES $tnRegRegister($fldId),</text:p>
        <text:p text:style-name="P157"><text:s text:c="4"/>$fldTrackingColumn $dbtIntNotNull REFERENCES $tnTckTrackingColumn($fldId),</text:p>
        <text:p text:style-name="P157"><text:s text:c="4"/>$fldOptionEntry <text:s text:c="3"/>$dbtInt REFERENCES $tnLstOptionEntry($fldId),</text:p>
        <text:p text:style-name="P157"><text:s text:c="4"/>$fldEmotion <text:s text:c="7"/>$dbtInt REFERENCES $tnEmoEmotion($fldId),</text:p>
        <text:p text:style-name="P157"><text:s text:c="4"/>$fldMood <text:s text:c="10"/>$dbtInt REFERENCES $tnEmoMood($fldId),</text:p>
        <text:p text:style-name="P157"><text:s text:c="4"/>$fldValue <text:s text:c="9"/>$dbtInt</text:p>
        <text:p text:style-name="P157"><text:s/>);</text:p>
        <text:h text:style-name="P128" text:outline-level="3"><text:bookmark-start text:name="Còpia de Còpia de Còpia de Còpia de Còpia de Còpia de Còpia de Còpia de Còpia de Còpia de __RefHeading___Toc13133_3274989480 1 1 1 2 1 1 2 1 1 1"/><text:bookmark-start text:name="__RefHeading___Toc4250_4118176090"/>MariaDB<text:bookmark-end text:name="Còpia de Còpia de Còpia de Còpia de Còpia de Còpia de Còpia de Còpia de Còpia de Còpia de __RefHeading___Toc13133_3274989480 1 1 1 2 1 1 2 1 1 1"/><text:bookmark-end text:name="__RefHeading___Toc4250_4118176090"/></text:h>
        <text:p text:style-name="P55"><text:span text:style-name="T44">CREATE </text:span><text:span text:style-name="T28">TABLE REGISTER_COLUMN</text:span><text:span text:style-name="T44"> (</text:span></text:p>
        <text:p text:style-name="P167"><text:s text:c="4"/>ID <text:s text:c="10"/>INT UNSIGNED NOT NULL AUTO_INCREMENT PRIMARY KEY,</text:p>
        <text:p text:style-name="P167"><text:s text:c="4"/>CREATED_BY <text:s text:c="2"/>INT UNSIGNED NOT NULL REFERENCES USER(ID),</text:p>
        <text:p text:style-name="P167"><text:s text:c="4"/>CREATED_AT <text:s text:c="2"/>DATETIME NOT NULL DEFAULT CURRENT_TIMESTAMP,</text:p>
        <text:p text:style-name="P167"><text:s text:c="4"/>UPDATED_BY <text:s text:c="2"/>INT UNSIGNED REFERENCES USER(ID),</text:p>
        <text:p text:style-name="P157"><text:s text:c="4"/>UPDATED_AT <text:s text:c="2"/>DATETIME,</text:p>
        <text:p text:style-name="P157"><text:s text:c="4"/>REGISTER_ID <text:s/>INT UNSIGNED NOT NULL REFERENCES REGISTER(ID),</text:p>
        <text:p text:style-name="P157"><text:s text:c="4"/>TRACK_COL_ID INT UNSIGNED NOT NULL REFERENCES TRACKING_COLUMN(ID),</text:p>
        <text:p text:style-name="P157"><text:s text:c="4"/>OPTION_ID <text:s text:c="3"/>INT UNSIGNED REFERENCES OPTION_LIST(ID),</text:p>
        <text:p text:style-name="P157"><text:s text:c="4"/>EMOTION_ID <text:s text:c="2"/>INT UNSIGNED REFERENCES EMOTION(ID),</text:p>
        <text:p text:style-name="P157"><text:s text:c="4"/>MOOD_ID <text:s text:c="5"/>INT UNSIGNED REFERENCES MOOD(ID),</text:p>
        <text:p text:style-name="P157"><text:s text:c="4"/>VALUE <text:s text:c="7"/>VARCHAR(4096)</text:p>
        <text:p text:style-name="P157">) ENGINE = InnoDB;</text:p>
        <text:h text:style-name="P108" text:outline-level="1"><text:bookmark-start text:name="__RefHeading___Toc17016_3274989480"/>Mòdul RESMOD<text:bookmark-end text:name="__RefHeading___Toc17016_3274989480"/></text:h>
        <text:h text:style-name="P120" text:outline-level="2"><text:bookmark-start text:name="__RefHeading___Toc17018_3274989480"/><text:alphabetical-index-mark-start text:id="IMark2530016584704"/>Entitat PATIENT_TEST<text:bookmark-end text:name="__RefHeading___Toc17018_3274989480"/><text:alphabetical-index-mark-end text:id="IMark2530016584704"/></text:h>
        <text:h text:style-name="P141" text:outline-level="3"><text:bookmark-start text:name="Còpia de Còpia de Còpia de Còpia de Còpia de Còpia de Còpia de Còpia de Còpia de Còpia de __RefHeading___Toc13125_3274989480 1 1 2 1 1 1 1 1 1 1"/><text:bookmark-start text:name="__RefHeading___Toc4252_4118176090"/><text:span text:style-name="T54">P</text:span><text:span text:style-name="T33">roto3</text:span><text:bookmark-end text:name="Còpia de Còpia de Còpia de Còpia de Còpia de Còpia de Còpia de Còpia de Còpia de Còpia de __RefHeading___Toc13125_3274989480 1 1 2 1 1 1 1 1 1 1"/><text:bookmark-end text:name="__RefHeading___Toc4252_4118176090"/></text:h>
        <text:p text:style-name="P39"><text:span text:style-name="T25">message ResPatientTest</text:span> {</text:p>
        <text:p text:style-name="P39"><text:s text:c="4"/>BaseEntity <text:s text:c="8"/>base_entity = 1;</text:p>
        <text:p text:style-name="P39"><text:s text:c="4"/>TstTest <text:s text:c="11"/>test = 2;</text:p>
        <text:p text:style-name="P39"><text:s text:c="4"/>UsrUser <text:s text:c="11"/>therapist = 3;</text:p>
        <text:p text:style-name="P39"><text:s text:c="4"/>UsrUser <text:s text:c="11"/>patient = 4;</text:p>
        <text:p text:style-name="P39"><text:s text:c="4"/>optional Timestamp assign_date = 5;</text:p>
        <text:p text:style-name="P39"><text:s text:c="4"/>optional Timestamp finish_date = 6;</text:p>
        <text:p text:style-name="P39"><text:s text:c="4"/>optional UsrUser <text:s text:c="2"/>revised_by = 7;</text:p>
        <text:p text:style-name="P39"><text:s text:c="4"/>optional Timestamp revision_date = 8;</text:p>
        <text:p text:style-name="P39"><text:s text:c="4"/>optional string <text:s text:c="3"/>valoration = 9;</text:p>
        <text:p text:style-name="P39">}</text:p>
        <text:h text:style-name="P125" text:outline-level="3"><text:bookmark-start text:name="Còpia de Còpia de Còpia de Còpia de Còpia de Còpia de Còpia de Còpia de Còpia de Còpia de __RefHeading___Toc13127_3274989480 1 1 2 1 1 1 1 1 1 1"/><text:bookmark-start text:name="__RefHeading___Toc4254_4118176090"/>Flutter<text:bookmark-end text:name="Còpia de Còpia de Còpia de Còpia de Còpia de Còpia de Còpia de Còpia de Còpia de Còpia de __RefHeading___Toc13127_3274989480 1 1 2 1 1 1 1 1 1 1"/><text:bookmark-end text:name="__RefHeading___Toc4254_4118176090"/></text:h>
        <text:p text:style-name="P56"><text:span text:style-name="T27">class ResPatientTest</text:span><text:span text:style-name="T43"> extends ModelEntity {</text:span></text:p>
        <text:p text:style-name="P170"><text:s text:c="4"/>UsrUser? <text:s/>_therapist; // NOT NULL</text:p>
        <text:p text:style-name="P170"><text:s text:c="4"/>UsrUser? <text:s/>_patient; // NOT NULL</text:p>
        <text:p text:style-name="P170"><text:s text:c="4"/>DateTime? _assignAt;</text:p>
        <text:p text:style-name="P170"><text:s text:c="4"/>DateTime? _completedAt;</text:p>
        <text:p text:style-name="P170"><text:s text:c="4"/>UsrUser? <text:s/>_evaluatedBy;</text:p>
        <text:p text:style-name="P170"><text:s text:c="4"/>DateTime? _evaluatedAt;</text:p>
        <text:p text:style-name="P170"><text:s text:c="4"/>String? <text:s text:c="2"/>_evaluation;</text:p>
        <text:p text:style-name="P186">}</text:p>
        <text:h text:style-name="P141" text:outline-level="3"><text:bookmark-start text:name="Còpia de Còpia de Còpia de Còpia de Còpia de Còpia de Còpia de Còpia de Còpia de Còpia de __RefHeading___Toc13129_3274989480 2 1 2 1 1 1 1 1 1 1"/><text:bookmark-start text:name="__RefHeading___Toc4256_4118176090"/><text:span text:style-name="T21">Go</text:span><text:span text:style-name="T22">lang</text:span><text:bookmark-end text:name="Còpia de Còpia de Còpia de Còpia de Còpia de Còpia de Còpia de Còpia de Còpia de Còpia de __RefHeading___Toc13129_3274989480 2 1 2 1 1 1 1 1 1 1"/><text:bookmark-end text:name="__RefHeading___Toc4256_4118176090"/></text:h>
        <text:h text:style-name="P128" text:outline-level="3"><text:bookmark-start text:name="Còpia de Còpia de Còpia de Còpia de Còpia de Còpia de Còpia de Còpia de Còpia de Còpia de __RefHeading___Toc13131_3274989480 1 1 2 1 1 1 1 1 1 1"/><text:bookmark-start text:name="__RefHeading___Toc4258_4118176090"/>SQLite<text:bookmark-end text:name="Còpia de Còpia de Còpia de Còpia de Còpia de Còpia de Còpia de Còpia de Còpia de Còpia de __RefHeading___Toc13131_3274989480 1 1 2 1 1 1 1 1 1 1"/><text:bookmark-end text:name="__RefHeading___Toc4258_4118176090"/></text:h>
        <text:p text:style-name="P55"><text:span text:style-name="T44">CREATE </text:span><text:span text:style-name="T28">TABLE $tnResPatientTest</text:span><text:span text:style-name="T44"> (</text:span></text:p>
        <text:p text:style-name="P157"><text:s text:c="4"/>$standardHeader,</text:p>
        <text:p text:style-name="P157"><text:s text:c="4"/>$fldTherapist <text:s text:c="2"/>$dbtIntNotNull REFERENCES $tnUsrUser($fldId),</text:p>
        <text:p text:style-name="P157"><text:s text:c="4"/>$fldPatient <text:s text:c="4"/>$dbtIntNotNull REFERENCES $tnUsrUser($fldId),</text:p>
        <text:p text:style-name="P157"><text:s text:c="4"/>$fldAssignedAt <text:s/>$dbtDateTime,</text:p>
        <text:p text:style-name="P157"><text:s text:c="4"/>$fldCompletedAt $dbtDateTime,</text:p>
        <text:p text:style-name="P157"><text:s text:c="4"/>$fldEvaluatedBy $dbtInt REFERENCES $tnUsrUser($fldId),</text:p>
        <text:p text:style-name="P157"><text:s text:c="4"/>$fldEvaluatedAt $dbtDateTime,</text:p>
        <text:p text:style-name="P157"><text:s text:c="4"/>$fldEvaluation <text:s/>$dbtText</text:p>
        <text:p text:style-name="P55"><text:span text:style-name="T51">)</text:span><text:span text:style-name="T44">;</text:span></text:p>
        <text:h text:style-name="P128" text:outline-level="3"><text:bookmark-start text:name="Còpia de Còpia de Còpia de Còpia de Còpia de Còpia de Còpia de Còpia de Còpia de Còpia de __RefHeading___Toc13133_3274989480 1 1 2 1 1 1 1 1 1 1"/><text:bookmark-start text:name="__RefHeading___Toc4260_4118176090"/>MariaDB<text:bookmark-end text:name="Còpia de Còpia de Còpia de Còpia de Còpia de Còpia de Còpia de Còpia de Còpia de Còpia de __RefHeading___Toc13133_3274989480 1 1 2 1 1 1 1 1 1 1"/><text:bookmark-end text:name="__RefHeading___Toc4260_4118176090"/></text:h>
        <text:p text:style-name="P55"><text:span text:style-name="T44">CREATE </text:span><text:span text:style-name="T28">TABLE PATIENT_TEST</text:span><text:span text:style-name="T44"> (</text:span></text:p>
        <text:p text:style-name="P157"><text:s text:c="4"/>ID <text:s text:c="10"/>INT UNSIGNED NOT NULL AUTO_INCREMENT PRIMARY KEY,</text:p>
        <text:p text:style-name="P157"><text:s text:c="4"/>CREATED_BY <text:s text:c="2"/>INT UNSIGNED NOT NULL REFERENCES USER(ID),</text:p>
        <text:p text:style-name="P157"><text:s text:c="4"/>CREATED_AT <text:s text:c="2"/>DATETIME NOT NULL DEFAULT CURRENT_TIMESTAMP,</text:p>
        <text:p text:style-name="P157"><text:s text:c="4"/>UPDATED_BY <text:s text:c="2"/>INT UNSIGNED REFERENCES USER(ID),</text:p>
        <text:p text:style-name="P157"><text:s text:c="4"/>UPDATED_AT <text:s text:c="2"/>DATETIME,</text:p>
        <text:p text:style-name="P157"><text:s text:c="4"/>THERAPIST_ID INT UNSIGNED NOT NULL REFERENCES USER(ID),</text:p>
        <text:p text:style-name="P157"><text:s text:c="4"/>PATIENT_ID <text:s text:c="2"/>INT UNSIGNED NOT NULL REFERENCES USER(ID),</text:p>
        <text:p text:style-name="P157"><text:s text:c="4"/>ASSIGNED_AT <text:s/>DATETIME,</text:p>
        <text:p text:style-name="P157"><text:s text:c="4"/>COMPLETED_AT DATETIME,</text:p>
        <text:p text:style-name="P157"><text:s text:c="4"/>EVALUATED_BY INT UNSIGNED REFERENCES USER(ID),</text:p>
        <text:p text:style-name="P157"><text:s text:c="4"/>EVALUATED_AT DATETIME,</text:p>
        <text:p text:style-name="P157"><text:s text:c="4"/>EVALUATION <text:s text:c="2"/>VARCHAR(4096)</text:p>
        <text:p text:style-name="P55"><text:soft-page-break/><text:span text:style-name="T44">) ENGINE = InnoDB;</text:span></text:p>
        <text:h text:style-name="Heading_20_2" text:outline-level="2"><text:bookmark-start text:name="__RefHeading___Toc17020_3274989480"/><text:alphabetical-index-mark-start text:id="IMark2530016584704"/>Entitat ANSWER<text:bookmark-end text:name="__RefHeading___Toc17020_3274989480"/><text:alphabetical-index-mark-end text:id="IMark2530016584704"/></text:h>
        <text:h text:style-name="P141" text:outline-level="3"><text:bookmark-start text:name="Còpia de Còpia de Còpia de Còpia de Còpia de Còpia de Còpia de Còpia de Còpia de Còpia de Còpia de __RefHeading___Toc13125_3274989480 1 1 1 2 1 1 2 1 1 1 1"/><text:bookmark-start text:name="__RefHeading___Toc4262_4118176090"/><text:span text:style-name="T54">P</text:span><text:span text:style-name="T33">roto3</text:span><text:bookmark-end text:name="Còpia de Còpia de Còpia de Còpia de Còpia de Còpia de Còpia de Còpia de Còpia de Còpia de Còpia de __RefHeading___Toc13125_3274989480 1 1 1 2 1 1 2 1 1 1 1"/><text:bookmark-end text:name="__RefHeading___Toc4262_4118176090"/></text:h>
        <text:p text:style-name="P43"><text:span text:style-name="T25">message ResAnswer</text:span> {</text:p>
        <text:p text:style-name="P43"><text:s text:c="4"/>BaseEntity <text:s text:c="13"/>base_entity = 1;</text:p>
        <text:p text:style-name="P43"><text:s text:c="4"/>ResPatientTest <text:s text:c="9"/>test = 2;</text:p>
        <text:p text:style-name="P43"><text:s text:c="4"/>TstQuestion <text:s text:c="12"/>question = 3;</text:p>
        <text:p text:style-name="P43"><text:s text:c="4"/>optional string <text:s text:c="8"/>answer = 4;</text:p>
        <text:p text:style-name="P43"><text:s text:c="4"/>optional LstOptionEntry option = 5;</text:p>
        <text:p text:style-name="P43"><text:s text:c="4"/>optional EmoEmotion <text:s text:c="4"/>emotion = 6;</text:p>
        <text:p text:style-name="P43"><text:s text:c="4"/>optional EmoMood <text:s text:c="7"/>mood = 7;</text:p>
        <text:p text:style-name="P43"><text:s text:c="4"/>optional Timestamp <text:s text:c="5"/>valued_date = 8;</text:p>
        <text:p text:style-name="P43"><text:s text:c="4"/>optional UsrUser <text:s text:c="7"/>revised_by = 9;</text:p>
        <text:p text:style-name="P43"><text:s text:c="4"/>optional Timestamp <text:s text:c="5"/>revision_date = 10;</text:p>
        <text:p text:style-name="P43"><text:s text:c="4"/>optional string <text:s text:c="8"/>valoration = 11;</text:p>
        <text:p text:style-name="P43">}</text:p>
        <text:h text:style-name="P125" text:outline-level="3"><text:bookmark-start text:name="Còpia de Còpia de Còpia de Còpia de Còpia de Còpia de Còpia de Còpia de Còpia de Còpia de Còpia de __RefHeading___Toc13127_3274989480 1 1 1 2 1 1 2 1 1 1 1"/><text:bookmark-start text:name="__RefHeading___Toc4264_4118176090"/>Flutter<text:bookmark-end text:name="Còpia de Còpia de Còpia de Còpia de Còpia de Còpia de Còpia de Còpia de Còpia de Còpia de Còpia de __RefHeading___Toc13127_3274989480 1 1 1 2 1 1 2 1 1 1 1"/><text:bookmark-end text:name="__RefHeading___Toc4264_4118176090"/></text:h>
        <text:p text:style-name="P56"><text:span text:style-name="T27">class ResAnswer</text:span><text:span text:style-name="T43"> extends ModelEntity {</text:span></text:p>
        <text:p text:style-name="P170"><text:s text:c="4"/>TstTest? <text:s text:c="6"/>_test;</text:p>
        <text:p text:style-name="P170"><text:s text:c="4"/>TstQuestion? <text:s text:c="2"/>_question;</text:p>
        <text:p text:style-name="P170"><text:s text:c="4"/>String? <text:s text:c="7"/>_answer;</text:p>
        <text:p text:style-name="P170"><text:s text:c="4"/>LstOptionList? _list;</text:p>
        <text:p text:style-name="P170"><text:s text:c="4"/>EmoEmotion? <text:s text:c="3"/>_emotion;</text:p>
        <text:p text:style-name="P170"><text:s text:c="4"/>EmoMood? <text:s text:c="6"/>_mood;</text:p>
        <text:p text:style-name="P170"><text:s text:c="4"/>DateTime? <text:s text:c="5"/>_completedAt;</text:p>
        <text:p text:style-name="P170"><text:s text:c="4"/>UsrUser? <text:s text:c="6"/>_evaluatedBy;</text:p>
        <text:p text:style-name="P170"><text:s text:c="4"/>DateTime? <text:s text:c="5"/>_evaluatedAt;</text:p>
        <text:p text:style-name="P170"><text:s text:c="4"/>String? <text:s text:c="7"/>_evaluation;</text:p>
        <text:p text:style-name="P187">}</text:p>
        <text:h text:style-name="P141" text:outline-level="3"><text:bookmark-start text:name="Còpia de Còpia de Còpia de Còpia de Còpia de Còpia de Còpia de Còpia de Còpia de Còpia de Còpia de __RefHeading___Toc13129_3274989480 2 1 1 2 1 1 2 1 1 1 1"/><text:bookmark-start text:name="__RefHeading___Toc4266_4118176090"/><text:span text:style-name="T21">Go</text:span><text:span text:style-name="T22">lang</text:span><text:bookmark-end text:name="Còpia de Còpia de Còpia de Còpia de Còpia de Còpia de Còpia de Còpia de Còpia de Còpia de Còpia de __RefHeading___Toc13129_3274989480 2 1 1 2 1 1 2 1 1 1 1"/><text:bookmark-end text:name="__RefHeading___Toc4266_4118176090"/></text:h>
        <text:p text:style-name="P205">PENDENT</text:p>
        <text:h text:style-name="P128" text:outline-level="3"><text:bookmark-start text:name="Còpia de Còpia de Còpia de Còpia de Còpia de Còpia de Còpia de Còpia de Còpia de Còpia de Còpia de __RefHeading___Toc13131_3274989480 1 1 1 2 1 1 2 1 1 1 1"/><text:bookmark-start text:name="__RefHeading___Toc4268_4118176090"/>SQLite<text:bookmark-end text:name="Còpia de Còpia de Còpia de Còpia de Còpia de Còpia de Còpia de Còpia de Còpia de Còpia de Còpia de __RefHeading___Toc13131_3274989480 1 1 1 2 1 1 2 1 1 1 1"/><text:bookmark-end text:name="__RefHeading___Toc4268_4118176090"/></text:h>
        <text:p text:style-name="P157">CREATE TABLE $tnResAnswer (</text:p>
        <text:p text:style-name="P157"><text:s text:c="4"/>$standardHeader,</text:p>
        <text:p text:style-name="P157"><text:s text:c="4"/>$fldTest <text:s text:c="7"/>$dbtIntNotNull REFERENCES $tnTstTest($fldId),</text:p>
        <text:p text:style-name="P157"><text:s text:c="4"/>$fldQuestionId <text:s/>$dbtIntNotNull REFERENCES $tnTstQuestion($fldId),</text:p>
        <text:p text:style-name="P157"><text:s text:c="4"/>$fldAnswer <text:s text:c="5"/>$dbtText,</text:p>
        <text:p text:style-name="P157"><text:s text:c="4"/>$fldList <text:s text:c="7"/>$dbtIntNotNull REFERENCES $tnLstOptionList($fldId),</text:p>
        <text:p text:style-name="P157"><text:s text:c="4"/>$fldEmotion <text:s text:c="4"/>$dbtIntNotNull REFERENCES $tnEmoEmotion($fldId),</text:p>
        <text:p text:style-name="P157"><text:s text:c="4"/>$fldMood <text:s text:c="7"/>$dbtIntNotNull REFERENCES $tnEmoMood($fldId),</text:p>
        <text:p text:style-name="P157"><text:s text:c="4"/>$fldCompletedAt $dbtDateTime,</text:p>
        <text:p text:style-name="P157"><text:s text:c="4"/>$fldEvaluatedBy $dbtInt REFERENCES $tnUsrUser($fldId),</text:p>
        <text:p text:style-name="P157"><text:s text:c="4"/>$fldEvaluatedAt $dbtDateTime,</text:p>
        <text:p text:style-name="P157"><text:s text:c="4"/>$fldEvaluation <text:s/>$dbtText</text:p>
        <text:p text:style-name="P157">);</text:p>
        <text:p text:style-name="P55"><text:span text:style-name="T44"/></text:p>
        <text:p text:style-name="P55"><text:span text:style-name="T44"/></text:p>
        <text:p text:style-name="P55"><text:span text:style-name="T44"/></text:p>
        <text:h text:style-name="P128" text:outline-level="3"><text:bookmark-start text:name="Còpia de Còpia de Còpia de Còpia de Còpia de Còpia de Còpia de Còpia de Còpia de Còpia de Còpia de __RefHeading___Toc13133_3274989480 1 1 1 2 1 1 2 1 1 1 1"/><text:bookmark-start text:name="__RefHeading___Toc4270_4118176090"/><text:soft-page-break/>MariaDB<text:bookmark-end text:name="Còpia de Còpia de Còpia de Còpia de Còpia de Còpia de Còpia de Còpia de Còpia de Còpia de Còpia de __RefHeading___Toc13133_3274989480 1 1 1 2 1 1 2 1 1 1 1"/><text:bookmark-end text:name="__RefHeading___Toc4270_4118176090"/></text:h>
        <text:p text:style-name="P55"><text:span text:style-name="T44">CREATE </text:span><text:span text:style-name="T28">TABLE ANSWER</text:span><text:span text:style-name="T44"> (</text:span></text:p>
        <text:p text:style-name="P157"><text:s text:c="4"/>ID <text:s text:c="10"/>INT UNSIGNED NOT NULL AUTO_INCREMENT PRIMARY KEY,</text:p>
        <text:p text:style-name="P157"><text:s text:c="4"/>CREATED_BY <text:s text:c="2"/>INT UNSIGNED NOT NULL REFERENCES USER(ID),</text:p>
        <text:p text:style-name="P157"><text:s text:c="4"/>CREATED_AT <text:s text:c="2"/>DATETIME NOT NULL DEFAULT CURRENT_TIMESTAMP,</text:p>
        <text:p text:style-name="P157"><text:s text:c="4"/>UPDATED_BY <text:s text:c="2"/>INT UNSIGNED REFERENCES USER(ID),</text:p>
        <text:p text:style-name="P157"><text:s text:c="4"/>UPDATED_AT <text:s text:c="2"/>DATETIME,</text:p>
        <text:p text:style-name="P157"><text:s text:c="4"/>TEST_ID <text:s text:c="5"/>INT UNSIGNED NOT NULL REFERENCES PATIENT_TEST(ID),</text:p>
        <text:p text:style-name="P157"><text:s text:c="4"/>QUESTION_ID <text:s/>INT UNSIGNED NOT NULL REFERENCES QUESTION(ID),</text:p>
        <text:p text:style-name="P157"><text:s text:c="4"/>ANSWER <text:s text:c="6"/>VARCHAR(2048),</text:p>
        <text:p text:style-name="P157"><text:s text:c="4"/>LIST_ID <text:s text:c="5"/>INT UNSIGNED REFERENCES OPTION_LIST(ID),</text:p>
        <text:p text:style-name="P157"><text:s text:c="4"/>EMOTION_ID <text:s text:c="2"/>INT UNSIGNED REFERENCES EMOTION(ID),</text:p>
        <text:p text:style-name="P157"><text:s text:c="4"/>MOOD_ID <text:s text:c="5"/>INT UNSIGNED REFERENCES MOOD(ID),</text:p>
        <text:p text:style-name="P157"><text:s text:c="4"/>COMPLETED_AT DATETIME,</text:p>
        <text:p text:style-name="P157"><text:s text:c="4"/>EVALUATED_BY INT UNSIGNED REFERENCES USER(ID),</text:p>
        <text:p text:style-name="P157"><text:s text:c="4"/>EVALUATED_AT DATETIME,</text:p>
        <text:p text:style-name="P157"><text:s text:c="4"/>EVALUATION <text:s text:c="2"/>VARCHAR(4096)</text:p>
        <text:p text:style-name="P157">) ENGINE = InnoDB;</text:p>
        <text:h text:style-name="P109" text:outline-level="1"><text:bookmark-start text:name="Còpia de __RefHeading___Toc17016_3274989480 1"/>Mòdul <text:span text:style-name="T59">NTF</text:span>MOD<text:bookmark-end text:name="Còpia de __RefHeading___Toc17016_3274989480 1"/></text:h>
        <text:h text:style-name="P121" text:outline-level="2"><text:bookmark-start text:name="Còpia de __RefHeading___Toc17018_3274989480 1"/><text:alphabetical-index-mark-start text:id="IMark2530016584704"/>Entitat NOTIFICATION<text:bookmark-end text:name="Còpia de __RefHeading___Toc17018_3274989480 1"/><text:alphabetical-index-mark-end text:id="IMark2530016584704"/></text:h>
        <text:h text:style-name="P143" text:outline-level="3"><text:bookmark-start text:name="Còpia de Còpia de Còpia de Còpia de Còpia de Còpia de Còpia de Còpia de Còpia de Còpia de Còpia de __RefHeading___Toc13125_3274989480 1 1 2 1 1 1 1 1 1 1 1"/><text:bookmark-start text:name="Còpia de __RefHeading___Toc4252_4118176090 1"/><text:span text:style-name="T54">P</text:span><text:span text:style-name="T33">roto3</text:span><text:bookmark-end text:name="Còpia de Còpia de Còpia de Còpia de Còpia de Còpia de Còpia de Còpia de Còpia de Còpia de Còpia de __RefHeading___Toc13125_3274989480 1 1 2 1 1 1 1 1 1 1 1"/><text:bookmark-end text:name="Còpia de __RefHeading___Toc4252_4118176090 1"/></text:h>
        <text:p text:style-name="P44"><text:span text:style-name="T25">message NtfNotification</text:span> {</text:p>
        <text:p text:style-name="P44"><text:s text:c="4"/>a_user.usrmod.BaseEntity <text:s text:c="16"/>base_entity = 1;</text:p>
        <text:p text:style-name="P44"><text:s text:c="4"/>a_user.usrmod.UsrUser <text:s text:c="19"/>user = 2;</text:p>
        <text:p text:style-name="P44"><text:s text:c="4"/>string <text:s text:c="34"/>notification = 3;</text:p>
        <text:p text:style-name="P44"><text:s text:c="4"/>d_admin.ntfmod.NtfNotificationType <text:s text:c="6"/>notification_type = 4;</text:p>
        <text:p text:style-name="P44"><text:s text:c="4"/>d_admin.ntfmod.NtfNotificationState <text:s text:c="5"/>notification_state = 5;</text:p>
        <text:p text:style-name="P44"><text:s text:c="4"/>optional c_working.resmod.ResPatientTest test = 6;</text:p>
        <text:p text:style-name="P44"><text:s text:c="4"/>optional c_working.regmod.RegRegister <text:s text:c="3"/>tracking = 7;</text:p>
        <text:p text:style-name="P44"><text:s text:c="4"/>optional c_working.matmod.MatMaterial <text:s text:c="3"/>material = 8;</text:p>
        <text:p text:style-name="P44">}</text:p>
        <text:h text:style-name="P126" text:outline-level="3"><text:bookmark-start text:name="Còpia de Còpia de Còpia de Còpia de Còpia de Còpia de Còpia de Còpia de Còpia de Còpia de Còpia de __RefHeading___Toc13127_3274989480 1 1 2 1 1 1 1 1 1 1 1"/><text:bookmark-start text:name="Còpia de __RefHeading___Toc4254_4118176090 1"/>Flutter<text:bookmark-end text:name="Còpia de Còpia de Còpia de Còpia de Còpia de Còpia de Còpia de Còpia de Còpia de Còpia de Còpia de __RefHeading___Toc13127_3274989480 1 1 2 1 1 1 1 1 1 1 1"/><text:bookmark-end text:name="Còpia de __RefHeading___Toc4254_4118176090 1"/></text:h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P61"><text:span text:style-name="T27">enum NotificationType</text:span><text:span text:style-name="T43"> {</text:span></text:p>
              <text:p text:style-name="P188"><text:s text:c="4"/>unspecified,</text:p>
              <text:p text:style-name="P188"><text:s text:c="4"/>type1,</text:p>
              <text:p text:style-name="P188"><text:s text:c="4"/>type2,</text:p>
              <text:p text:style-name="P188"><text:s text:c="4"/>type3,</text:p>
              <text:p text:style-name="P188">}</text:p>
            </table:table-cell>
            <table:table-cell table:style-name="Taula1.A1" office:value-type="string">
              <text:p text:style-name="P61"><text:span text:style-name="T27">enum NotificationState</text:span><text:span text:style-name="T43"> {</text:span></text:p>
              <text:p text:style-name="P188"><text:s text:c="4"/>unspecified,</text:p>
              <text:p text:style-name="P188"><text:s text:c="4"/>received,</text:p>
              <text:p text:style-name="P188"><text:s text:c="4"/>readed,</text:p>
              <text:p text:style-name="P188">}</text:p>
            </table:table-cell>
          </table:table-row>
        </table:table>
        <text:p text:style-name="P60"/>
        <text:p text:style-name="P60"><text:span text:style-name="T27">class NtfNotification </text:span><text:span text:style-name="T43">extends ModelEntity {</text:span></text:p>
        <text:p text:style-name="P189"><text:s text:c="4"/>UsrUser? <text:s text:c="9"/>_user;</text:p>
        <text:p text:style-name="P189"><text:s text:c="4"/>String? <text:s text:c="10"/>_notification;</text:p>
        <text:p text:style-name="P189"><text:s text:c="4"/>NotificationType <text:s/>_type = NotificationType.unspecified;</text:p>
        <text:p text:style-name="P189"><text:s text:c="4"/>NotificationState _state = NotificationState.unspecified;</text:p>
        <text:p text:style-name="P189"><text:s text:c="4"/>TstTest? <text:s text:c="9"/>_test;</text:p>
        <text:p text:style-name="P189"><text:s text:c="4"/>RegRegister? <text:s text:c="5"/>_register;</text:p>
        <text:p text:style-name="P189"><text:s text:c="4"/>RscResource? <text:s text:c="5"/>_resource;</text:p>
        <text:p text:style-name="P188">}</text:p>
        <text:h text:style-name="P143" text:outline-level="3"><text:bookmark-start text:name="Còpia de Còpia de Còpia de Còpia de Còpia de Còpia de Còpia de Còpia de Còpia de Còpia de Còpia de __RefHeading___Toc13129_3274989480 2 1 2 1 1 1 1 1 1 1 1"/><text:bookmark-start text:name="Còpia de __RefHeading___Toc4256_4118176090 1"/><text:span text:style-name="T21">Go</text:span><text:span text:style-name="T22">lang</text:span><text:bookmark-end text:name="Còpia de Còpia de Còpia de Còpia de Còpia de Còpia de Còpia de Còpia de Còpia de Còpia de Còpia de __RefHeading___Toc13129_3274989480 2 1 2 1 1 1 1 1 1 1 1"/><text:bookmark-end text:name="Còpia de __RefHeading___Toc4256_4118176090 1"/></text:h>
        <text:p text:style-name="P205">PENDENT</text:p>
        <text:h text:style-name="P129" text:outline-level="3"><text:bookmark-start text:name="Còpia de Còpia de Còpia de Còpia de Còpia de Còpia de Còpia de Còpia de Còpia de Còpia de Còpia de __RefHeading___Toc13131_3274989480 1 1 2 1 1 1 1 1 1 1 1"/><text:bookmark-start text:name="Còpia de __RefHeading___Toc4258_4118176090 1"/>SQLite<text:bookmark-end text:name="Còpia de Còpia de Còpia de Còpia de Còpia de Còpia de Còpia de Còpia de Còpia de Còpia de Còpia de __RefHeading___Toc13131_3274989480 1 1 2 1 1 1 1 1 1 1 1"/><text:bookmark-end text:name="Còpia de __RefHeading___Toc4258_4118176090 1"/></text:h>
        <text:p text:style-name="P168">CREATE TABLE $tnNtfNotification (</text:p>
        <text:p text:style-name="P168"><text:s text:c="6"/>$standardHeader,</text:p>
        <text:p text:style-name="P168"><text:s text:c="6"/>$fldUser <text:s text:c="13"/>$dbtIntNotNull REFERENCES $tnUsrUser($fldId),</text:p>
        <text:p text:style-name="P168"><text:s text:c="6"/>$fldNotification <text:s text:c="5"/>$dbtTextNotNull,</text:p>
        <text:p text:style-name="P168"><text:s text:c="6"/>$fldNotificationType <text:s/>$dbtIntNotNull DEFAULT 0,</text:p>
        <text:p text:style-name="P168"><text:s text:c="6"/>$fldNotificationState $dbtIntNotNull DEFAULT 0,</text:p>
        <text:p text:style-name="P168"><text:s text:c="6"/>$fldTest <text:s text:c="13"/>$dbtInt REFERENCES $tnTstTest($fldId),</text:p>
        <text:p text:style-name="P168"><text:s text:c="6"/>$fldRegister <text:s text:c="9"/>$dbtInt REFERENCES $tnRegRegister($fldId),</text:p>
        <text:p text:style-name="P168"><text:s text:c="6"/>$fldResource <text:s text:c="9"/>$dbtInt REFERENCES $tnRscResource($fldId)</text:p>
        <text:p text:style-name="P168">);</text:p>
        <text:p text:style-name="P72"><text:span text:style-name="T44"/></text:p>
        <text:p text:style-name="P72"><text:span text:style-name="T44"/></text:p>
        <text:p text:style-name="P72"><text:span text:style-name="T44"/></text:p>
        <text:p text:style-name="P72"><text:span text:style-name="T44"/></text:p>
        <text:h text:style-name="P129" text:outline-level="3"><text:bookmark-start text:name="Còpia de Còpia de Còpia de Còpia de Còpia de Còpia de Còpia de Còpia de Còpia de Còpia de Còpia de __RefHeading___Toc13133_3274989480 1 1 2 1 1 1 1 1 1 1 1"/><text:bookmark-start text:name="Còpia de __RefHeading___Toc4260_4118176090 1"/><text:soft-page-break/>MariaDB<text:bookmark-end text:name="Còpia de Còpia de Còpia de Còpia de Còpia de Còpia de Còpia de Còpia de Còpia de Còpia de Còpia de __RefHeading___Toc13133_3274989480 1 1 2 1 1 1 1 1 1 1 1"/><text:bookmark-end text:name="Còpia de __RefHeading___Toc4260_4118176090 1"/></text:h>
        <text:p text:style-name="P72"><text:span text:style-name="T44">CREATE </text:span><text:span text:style-name="T28">TABLE NOTIFICATION</text:span><text:span text:style-name="T44"> (</text:span></text:p>
        <text:p text:style-name="P168"><text:s text:c="4"/>ID <text:s text:c="10"/>INT UNSIGNED NOT NULL AUTO_INCREMENT PRIMARY KEY,</text:p>
        <text:p text:style-name="P168"><text:s text:c="4"/>CREATED_BY <text:s text:c="2"/>INT UNSIGNED NOT NULL REFERENCES USER(ID),</text:p>
        <text:p text:style-name="P168"><text:s text:c="4"/>CREATED_AT <text:s text:c="2"/>DATETIME NOT NULL DEFAULT CURRENT_TIMESTAMP,</text:p>
        <text:p text:style-name="P168"><text:s text:c="4"/>UPDATED_BY <text:s text:c="2"/>INT UNSIGNED REFERENCES USER(ID),</text:p>
        <text:p text:style-name="P168"><text:s text:c="4"/>UPDATED_AT <text:s text:c="2"/>DATETIME,</text:p>
        <text:p text:style-name="P168"><text:s text:c="4"/>USER_ID <text:s text:c="5"/>INT UNSIGNED NOT NULL REFERENCES USER(ID),</text:p>
        <text:p text:style-name="P168"><text:s text:c="4"/>NOTIFICATION VARCHAR(1024) NOT NULL,</text:p>
        <text:p text:style-name="P168"><text:s text:c="4"/>NTF_TYPE <text:s text:c="4"/>INT UNSIGNED NOT NULL,</text:p>
        <text:p text:style-name="P168"><text:s text:c="4"/>NTF_STATE <text:s text:c="3"/>INT UNSIGNED NOT NULL,</text:p>
        <text:p text:style-name="P168"><text:s text:c="4"/>TEST_ID <text:s text:c="5"/>INT UNSIGNED REFERENCES PATIENT_TEST(ID),</text:p>
        <text:p text:style-name="P168"><text:s text:c="4"/>REGISTER_ID <text:s/>INT UNSIGNED REFERENCES REGISTER(ID),</text:p>
        <text:p text:style-name="P168"><text:s text:c="4"/>RESOURCE_ID <text:s/>INT UNSIGNED REFERENCES RESOURCE(ID)</text:p>
        <text:p text:style-name="P168">) ENGINE = InnoDB;</text:p>
        <text:h text:style-name="P109" text:outline-level="1"><text:bookmark-start text:name="Còpia de Còpia de __RefHeading___Toc17016_3274989480 1 1"/>Mòdul <text:span text:style-name="T59">TSK</text:span>MOD<text:bookmark-end text:name="Còpia de Còpia de __RefHeading___Toc17016_3274989480 1 1"/></text:h>
        <text:h text:style-name="P121" text:outline-level="2"><text:bookmark-start text:name="Còpia de Còpia de __RefHeading___Toc17018_3274989480 1 1"/><text:alphabetical-index-mark-start text:id="IMark2530016584144"/>Entitat TASK<text:bookmark-end text:name="Còpia de Còpia de __RefHeading___Toc17018_3274989480 1 1"/><text:alphabetical-index-mark-end text:id="IMark2530016584144"/></text:h>
        <text:h text:style-name="P143" text:outline-level="3"><text:bookmark-start text:name="Còpia de Còpia de Còpia de Còpia de Còpia de Còpia de Còpia de Còpia de Còpia de Còpia de Còpia de Còpia de __RefHeading___Toc13125_3274989480 1 1 2 1 1 1 1 1 1 1 1 1"/><text:bookmark-start text:name="Còpia de Còpia de __RefHeading___Toc4252_4118176090 1 1"/><text:span text:style-name="T54">P</text:span><text:span text:style-name="T33">roto3</text:span><text:bookmark-end text:name="Còpia de Còpia de Còpia de Còpia de Còpia de Còpia de Còpia de Còpia de Còpia de Còpia de Còpia de Còpia de __RefHeading___Toc13125_3274989480 1 1 2 1 1 1 1 1 1 1 1 1"/><text:bookmark-end text:name="Còpia de Còpia de __RefHeading___Toc4252_4118176090 1 1"/></text:h>
        <text:p text:style-name="P44"><text:span text:style-name="T25">message TskTask</text:span> {</text:p>
        <text:p text:style-name="P44"><text:s text:c="4"/>a_user.usrmod.BaseEntity <text:s text:c="16"/>base_entity = 1;</text:p>
        <text:p text:style-name="P44"><text:s text:c="4"/>a_user.usrmod.UsrUser <text:s text:c="19"/>therapist = 2;</text:p>
        <text:p text:style-name="P44"><text:s text:c="4"/>a_user.usrmod.UsrUser <text:s text:c="19"/>patient = 3;</text:p>
        <text:p text:style-name="P44"><text:s text:c="4"/>d_admin.tskmod.TskTaskType <text:s text:c="14"/>task_type = 4;</text:p>
        <text:p text:style-name="P44"><text:s text:c="4"/>d_admin.tskmod.TskTaskState <text:s text:c="13"/>task_state = 5;</text:p>
        <text:p text:style-name="P44"><text:s text:c="4"/>string <text:s text:c="34"/>task = 6;</text:p>
        <text:p text:style-name="P44"><text:s text:c="4"/>optional c_working.resmod.ResPatientTest test = 7;</text:p>
        <text:p text:style-name="P44"><text:s text:c="4"/>optional c_working.regmod.RegRegister <text:s text:c="3"/>tracking = 8;</text:p>
        <text:p text:style-name="P44"><text:s text:c="4"/>optional c_working.matmod.MatMaterial <text:s text:c="3"/>material = 9;</text:p>
        <text:p text:style-name="P44"><text:s text:c="4"/>optional Timestamp <text:s text:c="22"/>start_date = 10;</text:p>
        <text:p text:style-name="P44"><text:s text:c="4"/>optional Timestamp <text:s text:c="22"/>end_date = 11;</text:p>
        <text:p text:style-name="P44">}</text:p>
        <text:h text:style-name="P126" text:outline-level="3"><text:bookmark-start text:name="Còpia de Còpia de Còpia de Còpia de Còpia de Còpia de Còpia de Còpia de Còpia de Còpia de Còpia de Còpia de __RefHeading___Toc13127_3274989480 1 1 2 1 1 1 1 1 1 1 1 1"/><text:bookmark-start text:name="Còpia de Còpia de __RefHeading___Toc4254_4118176090 1 1"/>Flutter<text:bookmark-end text:name="Còpia de Còpia de Còpia de Còpia de Còpia de Còpia de Còpia de Còpia de Còpia de Còpia de Còpia de Còpia de __RefHeading___Toc13127_3274989480 1 1 2 1 1 1 1 1 1 1 1 1"/><text:bookmark-end text:name="Còpia de Còpia de __RefHeading___Toc4254_4118176090 1 1"/></text:h>
        <table:table table:name="Taula2" table:style-name="Taula2">
          <table:table-column table:style-name="Taula2.A"/>
          <table:table-column table:style-name="Taula2.B"/>
          <table:table-row>
            <table:table-cell table:style-name="Taula2.A1" office:value-type="string">
              <text:p text:style-name="P62"><text:span text:style-name="T27">enum TaskType</text:span><text:span text:style-name="T43"> {</text:span></text:p>
              <text:p text:style-name="P190"><text:s text:c="4"/>unspecified,</text:p>
              <text:p text:style-name="P190"><text:s text:c="4"/>test,</text:p>
              <text:p text:style-name="P190"><text:s text:c="4"/>register,</text:p>
              <text:p text:style-name="P190"><text:s text:c="4"/>resource,</text:p>
              <text:p text:style-name="P190"><text:s text:c="4"/>custom,</text:p>
              <text:p text:style-name="P190">}</text:p>
            </table:table-cell>
            <table:table-cell table:style-name="Taula2.A1" office:value-type="string">
              <text:p text:style-name="P62"><text:span text:style-name="T27">enum TaskState</text:span><text:span text:style-name="T43"> {</text:span></text:p>
              <text:p text:style-name="P190"><text:s text:c="4"/>unspecified,</text:p>
              <text:p text:style-name="P190"><text:s text:c="4"/>assigned,</text:p>
              <text:p text:style-name="P190"><text:s text:c="4"/>finished,</text:p>
              <text:p text:style-name="P190"><text:s text:c="4"/>statical,</text:p>
              <text:p text:style-name="P190">}</text:p>
            </table:table-cell>
          </table:table-row>
        </table:table>
        <text:p text:style-name="P62"><text:span text:style-name="T43"/></text:p>
        <text:p text:style-name="P60"><text:span text:style-name="T27">class TskTask</text:span><text:span text:style-name="T43"> extends ModelEntity {</text:span></text:p>
        <text:p text:style-name="P190"><text:s text:c="4"/>UsrUser? <text:s text:c="4"/>_therapist;</text:p>
        <text:p text:style-name="P190"><text:s text:c="4"/>UsrUser? <text:s text:c="4"/>_patient;</text:p>
        <text:p text:style-name="P190"><text:s text:c="4"/>TaskType <text:s text:c="4"/>_type = TaskType.unspecified;</text:p>
        <text:p text:style-name="P190"><text:s text:c="4"/>TaskState <text:s text:c="3"/>_state = TaskState.unspecified;</text:p>
        <text:p text:style-name="P190"><text:s text:c="4"/>String? <text:s text:c="5"/>_descKey;</text:p>
        <text:p text:style-name="P190"><text:s text:c="4"/>String? <text:s text:c="5"/>_desc;</text:p>
        <text:p text:style-name="P190"><text:s text:c="4"/>TstTest? <text:s text:c="4"/>_test;</text:p>
        <text:p text:style-name="P190"><text:s text:c="4"/>RegRegister? _register;</text:p>
        <text:p text:style-name="P190"><text:s text:c="4"/>RscResource? _resource;</text:p>
        <text:p text:style-name="P190"><text:s text:c="4"/>DateTime? <text:s text:c="3"/>_startDate;</text:p>
        <text:p text:style-name="P190"><text:s text:c="4"/>DateTime? <text:s text:c="3"/>_endDate;</text:p>
        <text:p text:style-name="P190">}</text:p>
        <text:h text:style-name="P143" text:outline-level="3"><text:bookmark-start text:name="Còpia de Còpia de Còpia de Còpia de Còpia de Còpia de Còpia de Còpia de Còpia de Còpia de Còpia de Còpia de __RefHeading___Toc13129_3274989480 2 1 2 1 1 1 1 1 1 1 1 1"/><text:bookmark-start text:name="Còpia de Còpia de __RefHeading___Toc4256_4118176090 1 1"/><text:span text:style-name="T21">Go</text:span><text:span text:style-name="T22">lang</text:span><text:bookmark-end text:name="Còpia de Còpia de Còpia de Còpia de Còpia de Còpia de Còpia de Còpia de Còpia de Còpia de Còpia de Còpia de __RefHeading___Toc13129_3274989480 2 1 2 1 1 1 1 1 1 1 1 1"/><text:bookmark-end text:name="Còpia de Còpia de __RefHeading___Toc4256_4118176090 1 1"/></text:h>
        <text:p text:style-name="P205">PENDENT</text:p>
        <text:h text:style-name="P129" text:outline-level="3"><text:bookmark-start text:name="Còpia de Còpia de Còpia de Còpia de Còpia de Còpia de Còpia de Còpia de Còpia de Còpia de Còpia de Còpia de __RefHeading___Toc13131_3274989480 1 1 2 1 1 1 1 1 1 1 1 1"/><text:bookmark-start text:name="Còpia de Còpia de __RefHeading___Toc4258_4118176090 1 1"/>SQLite<text:bookmark-end text:name="Còpia de Còpia de Còpia de Còpia de Còpia de Còpia de Còpia de Còpia de Còpia de Còpia de Còpia de Còpia de __RefHeading___Toc13131_3274989480 1 1 2 1 1 1 1 1 1 1 1 1"/><text:bookmark-end text:name="Còpia de Còpia de __RefHeading___Toc4258_4118176090 1 1"/></text:h>
        <text:p text:style-name="P72"><text:span text:style-name="T44">CREATE </text:span><text:span text:style-name="T28">TABLE $tnTskTask</text:span><text:span text:style-name="T44"> (</text:span></text:p>
        <text:p text:style-name="P168"><text:s text:c="4"/>$standardHeader,</text:p>
        <text:p text:style-name="P168"><text:s text:c="4"/>$fldTherapist $dbtIntNotNull REFERENCES $tnUsrUser($fldId),</text:p>
        <text:p text:style-name="P168"><text:s text:c="4"/>$fldPatient <text:s text:c="2"/>$dbtIntNotNull REFERENCES $tnUsrUser($fldId),</text:p>
        <text:p text:style-name="P168"><text:s text:c="4"/>$fldTaskType <text:s/>$dbtIntNotNull DEFAULT 0,</text:p>
        <text:p text:style-name="P168"><text:s text:c="4"/>$fldTaskState $dbtIntNotNull DEFAULT 0,</text:p>
        <text:p text:style-name="P168"><text:s text:c="4"/>$fldDescKey <text:s text:c="2"/>$dbtTextNotNull,</text:p>
        <text:p text:style-name="P168"><text:s text:c="4"/>$fldTest <text:s text:c="5"/>$dbtIntNotNull REFERENCES $tnTstTest($fldId),</text:p>
        <text:p text:style-name="P72"><text:soft-page-break/><text:span text:style-name="T44"><text:s text:c="4"/>$fldRegister <text:s/>$dbtIntNotNull REFERENCES $tnRegRegister($fldId),</text:span></text:p>
        <text:p text:style-name="P168"><text:s text:c="4"/>$fldResource <text:s/>$dbtIntNotNull REFERENCES $tnRscResource($fldId),</text:p>
        <text:p text:style-name="P168"><text:s text:c="4"/>$fldStartDate $dbtDateTime,</text:p>
        <text:p text:style-name="P168"><text:s text:c="4"/>$fldEndDate <text:s text:c="2"/>$dbtDateTime</text:p>
        <text:p text:style-name="P168">);</text:p>
        <text:h text:style-name="P129" text:outline-level="3"><text:bookmark-start text:name="Còpia de Còpia de Còpia de Còpia de Còpia de Còpia de Còpia de Còpia de Còpia de Còpia de Còpia de Còpia de __RefHeading___Toc13133_3274989480 1 1 2 1 1 1 1 1 1 1 1 1"/><text:bookmark-start text:name="Còpia de Còpia de __RefHeading___Toc4260_4118176090 1 1"/>MariaDB<text:bookmark-end text:name="Còpia de Còpia de Còpia de Còpia de Còpia de Còpia de Còpia de Còpia de Còpia de Còpia de Còpia de Còpia de __RefHeading___Toc13133_3274989480 1 1 2 1 1 1 1 1 1 1 1 1"/><text:bookmark-end text:name="Còpia de Còpia de __RefHeading___Toc4260_4118176090 1 1"/></text:h>
        <text:p text:style-name="P72"><text:span text:style-name="T44">CREATE </text:span><text:span text:style-name="T28">TABLE TASK</text:span><text:span text:style-name="T44"> (</text:span></text:p>
        <text:p text:style-name="P168"><text:s text:c="4"/>ID <text:s text:c="10"/>INT UNSIGNED NOT NULL AUTO_INCREMENT PRIMARY KEY,</text:p>
        <text:p text:style-name="P168"><text:s text:c="4"/>CREATED_BY <text:s text:c="2"/>INT UNSIGNED NOT NULL REFERENCES USER(ID),</text:p>
        <text:p text:style-name="P168"><text:s text:c="4"/>CREATED_AT <text:s text:c="2"/>DATETIME NOT NULL DEFAULT CURRENT_TIMESTAMP,</text:p>
        <text:p text:style-name="P168"><text:s text:c="4"/>UPDATED_BY <text:s text:c="2"/>INT UNSIGNED REFERENCES USER(ID),</text:p>
        <text:p text:style-name="P168"><text:s text:c="4"/>UPDATED_AT <text:s text:c="2"/>DATETIME,</text:p>
        <text:p text:style-name="P168"><text:s text:c="4"/>THERAPIST_ID INT UNSIGNED NOT NULL REFERENCES USER(ID),</text:p>
        <text:p text:style-name="P168"><text:s text:c="4"/>PATIENT_ID <text:s text:c="2"/>INT UNSIGNED NOT NULL REFERENCES USER(ID),</text:p>
        <text:p text:style-name="P168"><text:s text:c="4"/>TASK_TYPE <text:s text:c="3"/>INT UNSIGNED NOT NULL,</text:p>
        <text:p text:style-name="P168"><text:s text:c="4"/>TASK_STATE <text:s text:c="2"/>INT UNSIGNED NOT NULL,</text:p>
        <text:p text:style-name="P168"><text:s text:c="4"/>DESC_KEY <text:s text:c="4"/>VARCHAR(2048) NOT NULL,</text:p>
        <text:p text:style-name="P168"><text:s text:c="4"/>TEST_ID <text:s text:c="5"/>INT UNSIGNED REFERENCES PATIENT_TEST(ID),</text:p>
        <text:p text:style-name="P168"><text:s text:c="4"/>REGISTER_ID <text:s/>INT UNSIGNED REFERENCES REGISTER(ID),</text:p>
        <text:p text:style-name="P168"><text:s text:c="4"/>RESOURCE_ID <text:s/>INT UNSIGNED REFERENCES RESOURCE(ID),</text:p>
        <text:p text:style-name="P168"><text:s text:c="4"/>START_DATE <text:s text:c="2"/>DATETIME,</text:p>
        <text:p text:style-name="P168"><text:s text:c="4"/>END_DATE <text:s text:c="4"/>DATETIME</text:p>
        <text:p text:style-name="P168">) ENGINE = InnoDB;</text:p>
        <text:h text:style-name="P109" text:outline-level="1"><text:bookmark-start text:name="Còpia de Còpia de Còpia de __RefHeading___Toc17016_3274989480 1 1 1"/>Mòdul <text:span text:style-name="T59">VIS</text:span>MOD<text:bookmark-end text:name="Còpia de Còpia de Còpia de __RefHeading___Toc17016_3274989480 1 1 1"/></text:h>
        <text:h text:style-name="P121" text:outline-level="2"><text:bookmark-start text:name="Còpia de Còpia de Còpia de __RefHeading___Toc17018_3274989480 1 1 1"/><text:alphabetical-index-mark-start text:id="IMark2530016589264"/>Entitat VISIT<text:bookmark-end text:name="Còpia de Còpia de Còpia de __RefHeading___Toc17018_3274989480 1 1 1"/><text:alphabetical-index-mark-end text:id="IMark2530016589264"/></text:h>
        <text:h text:style-name="P143" text:outline-level="3"><text:bookmark-start text:name="Còpia de Còpia de Còpia de Còpia de Còpia de Còpia de Còpia de Còpia de Còpia de Còpia de Còpia de Còpia de Còpia de __RefHeading___Toc13125_3274989480 1 1 2 1 1 1 1 1 1 1 1 1 1"/><text:bookmark-start text:name="Còpia de Còpia de Còpia de __RefHeading___Toc4252_4118176090 1 1 1"/><text:span text:style-name="T54">P</text:span><text:span text:style-name="T33">roto3</text:span><text:bookmark-end text:name="Còpia de Còpia de Còpia de Còpia de Còpia de Còpia de Còpia de Còpia de Còpia de Còpia de Còpia de Còpia de Còpia de __RefHeading___Toc13125_3274989480 1 1 2 1 1 1 1 1 1 1 1 1 1"/><text:bookmark-end text:name="Còpia de Còpia de Còpia de __RefHeading___Toc4252_4118176090 1 1 1"/></text:h>
        <text:p text:style-name="P44"><text:span text:style-name="T25">message VisVisit</text:span> {</text:p>
        <text:p text:style-name="P47"><text:s text:c="4"/>a_user.usrmod.BaseEntity base_entity = 1;</text:p>
        <text:p text:style-name="P47"><text:s text:c="4"/>a_user.usrmod.UsrUser therapist = 2;</text:p>
        <text:p text:style-name="P47"><text:s text:c="4"/>a_user.usrmod.UsrUser patient = 3;</text:p>
        <text:p text:style-name="P47"><text:s text:c="4"/>bool first_visit = 4;</text:p>
        <text:p text:style-name="P47"><text:s text:c="4"/>optional Timestamp date_time = 5;</text:p>
        <text:p text:style-name="P47"><text:s text:c="4"/>d_admin.vismod.VisVisitType visit_type = 6;</text:p>
        <text:p text:style-name="P47"><text:s text:c="4"/>d_admin.vismod.VisVisitState visit_state = 7;</text:p>
        <text:p text:style-name="P44">}</text:p>
        <text:h text:style-name="P126" text:outline-level="3"><text:bookmark-start text:name="Còpia de Còpia de Còpia de Còpia de Còpia de Còpia de Còpia de Còpia de Còpia de Còpia de Còpia de Còpia de Còpia de __RefHeading___Toc13127_3274989480 1 1 2 1 1 1 1 1 1 1 1 1 1"/><text:bookmark-start text:name="Còpia de Còpia de Còpia de __RefHeading___Toc4254_4118176090 1 1 1"/>Flutter<text:bookmark-end text:name="Còpia de Còpia de Còpia de Còpia de Còpia de Còpia de Còpia de Còpia de Còpia de Còpia de Còpia de Còpia de Còpia de __RefHeading___Toc13127_3274989480 1 1 2 1 1 1 1 1 1 1 1 1 1"/><text:bookmark-end text:name="Còpia de Còpia de Còpia de __RefHeading___Toc4254_4118176090 1 1 1"/></text:h>
        <table:table table:name="Taula3" table:style-name="Taula3">
          <table:table-column table:style-name="Taula3.A"/>
          <table:table-column table:style-name="Taula3.B"/>
          <table:table-row>
            <table:table-cell table:style-name="Taula3.A1" office:value-type="string">
              <text:p text:style-name="P63"><text:span text:style-name="T27">enum VisitType</text:span><text:span text:style-name="T43"> {</text:span></text:p>
              <text:p text:style-name="P191"><text:s text:c="4"/>unspecified,</text:p>
              <text:p text:style-name="P191"><text:s text:c="4"/>face2face,</text:p>
              <text:p text:style-name="P191"><text:s text:c="4"/>online,</text:p>
              <text:p text:style-name="P192">}</text:p>
            </table:table-cell>
            <table:table-cell table:style-name="Taula3.A1" office:value-type="string">
              <text:p text:style-name="P63"><text:span text:style-name="T27">enum VisitState</text:span><text:span text:style-name="T43"> {</text:span></text:p>
              <text:p text:style-name="P191"><text:s text:c="4"/>unspecified,</text:p>
              <text:p text:style-name="P191"><text:s text:c="4"/>stablished,</text:p>
              <text:p text:style-name="P191"><text:s text:c="4"/>finnished,</text:p>
              <text:p text:style-name="P191"><text:s text:c="4"/>cancelled,</text:p>
              <text:p text:style-name="P191"><text:s text:c="4"/>nulled,</text:p>
              <text:p text:style-name="P192">}</text:p>
            </table:table-cell>
          </table:table-row>
        </table:table>
        <text:p text:style-name="P63"><text:span text:style-name="T43"/></text:p>
        <text:p text:style-name="P60"><text:span text:style-name="T27">class VisVisit</text:span><text:span text:style-name="T43"> extends ModelEntity {</text:span></text:p>
        <text:p text:style-name="P191"><text:s text:c="4"/>UsrUser? <text:s text:c="2"/>_therapist;</text:p>
        <text:p text:style-name="P191"><text:s text:c="4"/>UsrUser? <text:s text:c="2"/>_patient;</text:p>
        <text:p text:style-name="P191"><text:s text:c="4"/>bool <text:s text:c="6"/>_isFirst = false;</text:p>
        <text:p text:style-name="P191"><text:s text:c="4"/>DateTime? <text:s/>_dateTime;</text:p>
        <text:p text:style-name="P191"><text:s text:c="4"/>VisitType <text:s/>_type = VisitType.unspecified;</text:p>
        <text:p text:style-name="P191"><text:s text:c="4"/>VisitState _state = VisitState.unspecified;</text:p>
        <text:p text:style-name="P192">}</text:p>
        <text:h text:style-name="P143" text:outline-level="3"><text:bookmark-start text:name="Còpia de Còpia de Còpia de Còpia de Còpia de Còpia de Còpia de Còpia de Còpia de Còpia de Còpia de Còpia de Còpia de __RefHeading___Toc13129_3274989480 2 1 2 1 1 1 1 1 1 1 1 1 1"/><text:bookmark-start text:name="Còpia de Còpia de Còpia de __RefHeading___Toc4256_4118176090 1 1 1"/><text:span text:style-name="T21">Go</text:span><text:span text:style-name="T22">lang</text:span><text:bookmark-end text:name="Còpia de Còpia de Còpia de Còpia de Còpia de Còpia de Còpia de Còpia de Còpia de Còpia de Còpia de Còpia de Còpia de __RefHeading___Toc13129_3274989480 2 1 2 1 1 1 1 1 1 1 1 1 1"/><text:bookmark-end text:name="Còpia de Còpia de Còpia de __RefHeading___Toc4256_4118176090 1 1 1"/></text:h>
        <text:p text:style-name="P205">PENDENT</text:p>
        <text:h text:style-name="P129" text:outline-level="3"><text:bookmark-start text:name="Còpia de Còpia de Còpia de Còpia de Còpia de Còpia de Còpia de Còpia de Còpia de Còpia de Còpia de Còpia de Còpia de __RefHeading___Toc13131_3274989480 1 1 2 1 1 1 1 1 1 1 1 1 1"/><text:bookmark-start text:name="Còpia de Còpia de Còpia de __RefHeading___Toc4258_4118176090 1 1 1"/>SQLite<text:bookmark-end text:name="Còpia de Còpia de Còpia de Còpia de Còpia de Còpia de Còpia de Còpia de Còpia de Còpia de Còpia de Còpia de Còpia de __RefHeading___Toc13131_3274989480 1 1 2 1 1 1 1 1 1 1 1 1 1"/><text:bookmark-end text:name="Còpia de Còpia de Còpia de __RefHeading___Toc4258_4118176090 1 1 1"/></text:h>
        <text:p text:style-name="P72"><text:span text:style-name="T44">CREATE </text:span><text:span text:style-name="T28">TABLE $tnVisVisit</text:span><text:span text:style-name="T44"> (</text:span></text:p>
        <text:p text:style-name="P168"><text:s text:c="4"/>$standardHeader,</text:p>
        <text:p text:style-name="P168"><text:s text:c="4"/>$fldTherapist <text:s/>$dbtIntNotNull REFERENCES $tnUsrUser($fldId),</text:p>
        <text:p text:style-name="P168"><text:s text:c="4"/>$fldPatient <text:s text:c="3"/>$dbtIntNotNull REFERENCES $tnUsrUser($fldId),</text:p>
        <text:p text:style-name="P168"><text:s text:c="4"/>$fldIsFirst <text:s text:c="3"/>$dbtBooleanNotNull DEAFALUT 0,</text:p>
        <text:p text:style-name="P168"><text:s text:c="4"/>$fldDateTime <text:s text:c="2"/>$dbtDateTimeNotNull,</text:p>
        <text:p text:style-name="P168"><text:s text:c="4"/>$fldVisitType <text:s/>$dbtIntNotNull DEFAULT 0,</text:p>
        <text:p text:style-name="P168"><text:s text:c="4"/>$fldVisitState $dbtIntNotNull DEFAULT 0</text:p>
        <text:p text:style-name="P168">);</text:p>
        <text:h text:style-name="P129" text:outline-level="3"><text:bookmark-start text:name="Còpia de Còpia de Còpia de Còpia de Còpia de Còpia de Còpia de Còpia de Còpia de Còpia de Còpia de Còpia de Còpia de __RefHeading___Toc13133_3274989480 1 1 2 1 1 1 1 1 1 1 1 1 1"/><text:bookmark-start text:name="Còpia de Còpia de Còpia de __RefHeading___Toc4260_4118176090 1 1 1"/>MariaDB<text:bookmark-end text:name="Còpia de Còpia de Còpia de Còpia de Còpia de Còpia de Còpia de Còpia de Còpia de Còpia de Còpia de Còpia de Còpia de __RefHeading___Toc13133_3274989480 1 1 2 1 1 1 1 1 1 1 1 1 1"/><text:bookmark-end text:name="Còpia de Còpia de Còpia de __RefHeading___Toc4260_4118176090 1 1 1"/></text:h>
        <text:p text:style-name="P72"><text:span text:style-name="T44">CREATE </text:span><text:span text:style-name="T28">TABLE VISIT</text:span><text:span text:style-name="T44"> (</text:span></text:p>
        <text:p text:style-name="P168"><text:s text:c="4"/>ID <text:s text:c="10"/>INT UNSIGNED NOT NULL AUTO_INCREMENT PRIMARY KEY,</text:p>
        <text:p text:style-name="P168"><text:s text:c="4"/>CREATED_BY <text:s text:c="2"/>INT UNSIGNED NOT NULL REFERENCES USER(ID),</text:p>
        <text:p text:style-name="P168"><text:s text:c="4"/>CREATED_AT <text:s text:c="2"/>DATETIME NOT NULL DEFAULT CURRENT_TIMESTAMP,</text:p>
        <text:p text:style-name="P168"><text:s text:c="4"/>UPDATED_BY <text:s text:c="2"/>INT UNSIGNED REFERENCES USER(ID),</text:p>
        <text:p text:style-name="P168"><text:s text:c="4"/>UPDATED_AT <text:s text:c="2"/>DATETIME,</text:p>
        <text:p text:style-name="P72"><text:soft-page-break/><text:span text:style-name="T44"><text:s text:c="4"/>THERAPIST_ID INT UNSIGNED NOT NULL REFERENCES USER(ID),</text:span></text:p>
        <text:p text:style-name="P168"><text:s text:c="4"/>PATIENT_ID <text:s text:c="2"/>INT UNSIGNED NOT NULL REFERENCES USER(ID),</text:p>
        <text:p text:style-name="P168"><text:s text:c="4"/>IS_FIRST <text:s text:c="4"/>BOOLEAN NOT NULL DEFAULT FALSE,</text:p>
        <text:p text:style-name="P168"><text:s text:c="4"/>DATE_TIME <text:s text:c="3"/>DATETIME NOT NULL,</text:p>
        <text:p text:style-name="P168"><text:s text:c="4"/>VISIT_TYPE <text:s text:c="2"/>INT UNSIGNED NOT NULL,</text:p>
        <text:p text:style-name="P168"><text:s text:c="4"/>VISIT_STATE <text:s/>INT UNSIGNED NOT NULL</text:p>
        <text:p text:style-name="P168">) ENGINE = InnoDB;</text:p>
        <text:h text:style-name="P109" text:outline-level="1"><text:bookmark-start text:name="Còpia de Còpia de Còpia de Còpia de __RefHeading___Toc17016_3274989480 1 1 1 1"/>Mòdul <text:span text:style-name="T59">LOCMOD</text:span><text:bookmark-end text:name="Còpia de Còpia de Còpia de Còpia de __RefHeading___Toc17016_3274989480 1 1 1 1"/></text:h>
        <text:h text:style-name="P113" text:outline-level="2"><text:bookmark-start text:name="Còpia de Còpia de Còpia de Còpia de __RefHeading___Toc17018_3274989480 1 1 1 1"/><text:alphabetical-index-mark-start text:id="IMark2530016590384"/>Entitat TRANSLATION<text:bookmark-end text:name="Còpia de Còpia de Còpia de Còpia de __RefHeading___Toc17018_3274989480 1 1 1 1"/><text:alphabetical-index-mark-end text:id="IMark2530016590384"/></text:h>
        <text:h text:style-name="P143" text:outline-level="3"><text:bookmark-start text:name="Còpia de Còpia de Còpia de Còpia de Còpia de Còpia de Còpia de Còpia de Còpia de Còpia de Còpia de Còpia de Còpia de Còpia de __RefHeading___Toc13125_3274989480 1 1 2 1 1 1 1 1 1 1 1 1 1 1"/><text:bookmark-start text:name="Còpia de Còpia de Còpia de Còpia de __RefHeading___Toc4252_4118176090 1 1 1 1"/><text:span text:style-name="T54">P</text:span><text:span text:style-name="T33">roto3</text:span><text:bookmark-end text:name="Còpia de Còpia de Còpia de Còpia de Còpia de Còpia de Còpia de Còpia de Còpia de Còpia de Còpia de Còpia de Còpia de Còpia de __RefHeading___Toc13125_3274989480 1 1 2 1 1 1 1 1 1 1 1 1 1 1"/><text:bookmark-end text:name="Còpia de Còpia de Còpia de Còpia de __RefHeading___Toc4252_4118176090 1 1 1 1"/></text:h>
        <text:p text:style-name="P46"><text:span text:style-name="T25">message LocTranslation</text:span> {</text:p>
        <text:p text:style-name="P47"><text:s text:c="4"/>string locale_id = 1;</text:p>
        <text:p text:style-name="P47"><text:s text:c="4"/>string text_key = 2;</text:p>
        <text:p text:style-name="P47"><text:s text:c="4"/>string literal = 3;</text:p>
        <text:p text:style-name="P47"><text:s text:c="4"/>int <text:s text:c="3"/>iteration = 4;</text:p>
        <text:p text:style-name="P47"><text:s text:c="4"/>bool <text:s text:c="2"/>is_new = 5;</text:p>
        <text:p text:style-name="P47"><text:s text:c="4"/>bool <text:s text:c="2"/>is_updated = 6;</text:p>
        <text:p text:style-name="P47"><text:s text:c="4"/>bool <text:s text:c="2"/>is_deleted = 7;</text:p>
        <text:p text:style-name="P46">}</text:p>
        <text:h text:style-name="P126" text:outline-level="3"><text:bookmark-start text:name="Còpia de Còpia de Còpia de Còpia de Còpia de Còpia de Còpia de Còpia de Còpia de Còpia de Còpia de Còpia de Còpia de Còpia de __RefHeading___Toc13127_3274989480 1 1 2 1 1 1 1 1 1 1 1 1 1 1"/><text:bookmark-start text:name="Còpia de Còpia de Còpia de Còpia de __RefHeading___Toc4254_4118176090 1 1 1 1"/>Flutter<text:bookmark-end text:name="Còpia de Còpia de Còpia de Còpia de Còpia de Còpia de Còpia de Còpia de Còpia de Còpia de Còpia de Còpia de Còpia de Còpia de __RefHeading___Toc13127_3274989480 1 1 2 1 1 1 1 1 1 1 1 1 1 1"/><text:bookmark-end text:name="Còpia de Còpia de Còpia de Còpia de __RefHeading___Toc4254_4118176090 1 1 1 1"/></text:h>
        <text:p text:style-name="P60"><text:span text:style-name="T27">class LocTranslation</text:span><text:span text:style-name="T43"> extends ModelEntity {</text:span></text:p>
        <text:p text:style-name="P60"><text:span text:style-name="T43"><text:s text:c="4"/></text:span><text:span text:style-name="T52">l</text:span><text:span text:style-name="T43">ate String? _tKey;</text:span></text:p>
        <text:p text:style-name="P189"><text:s text:c="4"/>late Locale <text:s/>_locale = localeES;</text:p>
        <text:p text:style-name="P189"><text:s text:c="4"/>late String? _literal;</text:p>
        <text:p text:style-name="P189"><text:s text:c="4"/>late int? <text:s text:c="3"/>_iteration;</text:p>
        <text:p text:style-name="P193">}</text:p>
        <text:h text:style-name="P143" text:outline-level="3"><text:bookmark-start text:name="Còpia de Còpia de Còpia de Còpia de Còpia de Còpia de Còpia de Còpia de Còpia de Còpia de Còpia de Còpia de Còpia de Còpia de __RefHeading___Toc13129_3274989480 2 1 2 1 1 1 1 1 1 1 1 1 1 1"/><text:bookmark-start text:name="Còpia de Còpia de Còpia de Còpia de __RefHeading___Toc4256_4118176090 1 1 1 1"/><text:span text:style-name="T21">Go</text:span><text:span text:style-name="T22">lang</text:span><text:bookmark-end text:name="Còpia de Còpia de Còpia de Còpia de Còpia de Còpia de Còpia de Còpia de Còpia de Còpia de Còpia de Còpia de Còpia de Còpia de __RefHeading___Toc13129_3274989480 2 1 2 1 1 1 1 1 1 1 1 1 1 1"/><text:bookmark-end text:name="Còpia de Còpia de Còpia de Còpia de __RefHeading___Toc4256_4118176090 1 1 1 1"/></text:h>
        <text:p text:style-name="P205">PENDENT</text:p>
        <text:h text:style-name="P129" text:outline-level="3"><text:bookmark-start text:name="Còpia de Còpia de Còpia de Còpia de Còpia de Còpia de Còpia de Còpia de Còpia de Còpia de Còpia de Còpia de Còpia de Còpia de __RefHeading___Toc13131_3274989480 1 1 2 1 1 1 1 1 1 1 1 1 1 1"/><text:bookmark-start text:name="Còpia de Còpia de Còpia de Còpia de __RefHeading___Toc4258_4118176090 1 1 1 1"/>SQLite<text:bookmark-end text:name="Còpia de Còpia de Còpia de Còpia de Còpia de Còpia de Còpia de Còpia de Còpia de Còpia de Còpia de Còpia de Còpia de Còpia de __RefHeading___Toc13131_3274989480 1 1 2 1 1 1 1 1 1 1 1 1 1 1"/><text:bookmark-end text:name="Còpia de Còpia de Còpia de Còpia de __RefHeading___Toc4258_4118176090 1 1 1 1"/></text:h>
        <text:p text:style-name="P72"><text:span text:style-name="T44">CREATE </text:span><text:span text:style-name="T28">TABLE $tnLocTranslation</text:span><text:span text:style-name="T44"> (</text:span></text:p>
        <text:p text:style-name="P168"><text:s text:c="4"/>$fldLocaleCode $dbtTextNotNull,</text:p>
        <text:p text:style-name="P168"><text:s text:c="4"/>$fldTextKey <text:s text:c="3"/>$dbtTextNotNull,</text:p>
        <text:p text:style-name="P168"><text:s text:c="4"/>$fldLiteral <text:s text:c="3"/>$dbtTextNotNull,</text:p>
        <text:p text:style-name="P168"><text:s text:c="4"/>$fldIteration <text:s/>$dbtIntNotNull DEFAULT 0</text:p>
        <text:p text:style-name="P168"><text:s text:c="4"/>);</text:p>
        <text:p text:style-name="P72"><text:span text:style-name="T44">CREATE </text:span><text:span text:style-name="T28">UNIQUE INDEX ${tnLocTranslation}_PK</text:span><text:span text:style-name="T44"> ON $tnLocTranslation($fldLocaleCode, $fldTextKey);</text:span></text:p>
        <text:h text:style-name="P129" text:outline-level="3"><text:bookmark-start text:name="Còpia de Còpia de Còpia de Còpia de Còpia de Còpia de Còpia de Còpia de Còpia de Còpia de Còpia de Còpia de Còpia de Còpia de __RefHeading___Toc13133_3274989480 1 1 2 1 1 1 1 1 1 1 1 1 1 1"/><text:bookmark-start text:name="Còpia de Còpia de Còpia de Còpia de __RefHeading___Toc4260_4118176090 1 1 1 1"/>MariaDB<text:bookmark-end text:name="Còpia de Còpia de Còpia de Còpia de Còpia de Còpia de Còpia de Còpia de Còpia de Còpia de Còpia de Còpia de Còpia de Còpia de __RefHeading___Toc13133_3274989480 1 1 2 1 1 1 1 1 1 1 1 1 1 1"/><text:bookmark-end text:name="Còpia de Còpia de Còpia de Còpia de __RefHeading___Toc4260_4118176090 1 1 1 1"/></text:h>
        <text:p text:style-name="P72"><text:span text:style-name="T44">CREATE </text:span><text:span text:style-name="T28">TABLE TRANSLATION</text:span><text:span text:style-name="T44"> (</text:span></text:p>
        <text:p text:style-name="P168"><text:s text:c="4"/>ID <text:tab/> <text:s text:c="8"/>INT UNSIGNED NOT NULL AUTO_INCREMENT PRIMARY KEY,</text:p>
        <text:p text:style-name="P168"><text:s text:c="4"/>TEXT_KEY <text:s text:c="3"/>VARCHAR(100) NOT NULL,</text:p>
        <text:p text:style-name="P168"><text:s text:c="4"/>LOCALE_CODE VARCHAR(2) NOT NULL,</text:p>
        <text:p text:style-name="P168"><text:s text:c="4"/>LITERAL <text:s text:c="4"/>VARCHAR(5000) NOT NULL,</text:p>
        <text:p text:style-name="P168"><text:s text:c="4"/>UNIQUE(TEXT_KEY, LOCALE_CODE),</text:p>
        <text:p text:style-name="P168"><text:s text:c="4"/>FULLTEXT (LITERAL)</text:p>
        <text:p text:style-name="P168">) ENGINE = InnoDB;</text:p>
        <text:h text:style-name="P110" text:outline-level="1"><text:bookmark-start text:name="Còpia de __RefHeading___Toc16996_3274989480 1"/>Mòdul <text:span text:style-name="T60">LST</text:span>MOD<text:bookmark-end text:name="Còpia de __RefHeading___Toc16996_3274989480 1"/></text:h>
        <text:h text:style-name="P122" text:outline-level="2"><text:bookmark-start text:name="Còpia de __RefHeading___Toc16998_3274989480 1"/><text:alphabetical-index-mark-start text:id="IMark2530016592464"/>Entitat LIST_CATEGORY<text:bookmark-end text:name="Còpia de __RefHeading___Toc16998_3274989480 1"/><text:alphabetical-index-mark-end text:id="IMark2530016592464"/></text:h>
        <text:h text:style-name="P144" text:outline-level="3"><text:bookmark-start text:name="Còpia de Còpia de Còpia de Còpia de Còpia de Còpia de Còpia de Còpia de __RefHeading___Toc13125_3274989480 1 1 2 1 1 1 1 2"/><text:bookmark-start text:name="Còpia de __RefHeading___Toc4182_4118176090 1"/><text:span text:style-name="T54">P</text:span><text:span text:style-name="T33">roto3</text:span><text:bookmark-end text:name="Còpia de Còpia de Còpia de Còpia de Còpia de Còpia de Còpia de Còpia de __RefHeading___Toc13125_3274989480 1 1 2 1 1 1 1 2"/><text:bookmark-end text:name="Còpia de __RefHeading___Toc4182_4118176090 1"/></text:h>
        <text:p text:style-name="P46"><text:span text:style-name="T25">message LstListCategory</text:span> {</text:p>
        <text:p text:style-name="P47"><text:s text:c="4"/>BaseEntity <text:s text:c="14"/>base_entity = 1;</text:p>
        <text:p text:style-name="P47"><text:s text:c="4"/>string <text:s text:c="18"/>name_key = 2;</text:p>
        <text:p text:style-name="P47"><text:s text:c="4"/>optional string <text:s text:c="9"/>desc_key = 3;</text:p>
        <text:p text:style-name="P47"><text:s text:c="4"/>optional LstListCategory parent = 4;</text:p>
        <text:p text:style-name="P46">}</text:p>
        <text:h text:style-name="P127" text:outline-level="3"><text:bookmark-start text:name="Còpia de Còpia de Còpia de Còpia de Còpia de Còpia de Còpia de Còpia de __RefHeading___Toc13127_3274989480 1 1 2 1 1 1 1 2"/><text:bookmark-start text:name="Còpia de __RefHeading___Toc4184_4118176090 1"/>Flutter<text:bookmark-end text:name="Còpia de Còpia de Còpia de Còpia de Còpia de Còpia de Còpia de Còpia de __RefHeading___Toc13127_3274989480 1 1 2 1 1 1 1 2"/><text:bookmark-end text:name="Còpia de __RefHeading___Toc4184_4118176090 1"/></text:h>
        <text:p text:style-name="P64"><text:span text:style-name="T27">class LstListCategory</text:span><text:span text:style-name="T43"> extends ModelEntity {</text:span></text:p>
        <text:p text:style-name="P194"><text:s text:c="4"/>String? <text:s text:c="9"/>_nameKey;</text:p>
        <text:p text:style-name="P194"><text:s text:c="4"/>String? <text:s text:c="9"/>_name;</text:p>
        <text:p text:style-name="P194"><text:s text:c="4"/>String? <text:s text:c="9"/>_descKey;</text:p>
        <text:p text:style-name="P194"><text:s text:c="4"/>String? <text:s text:c="9"/>_desc;</text:p>
        <text:p text:style-name="P194"><text:s text:c="4"/>LstListCategory? _parent;</text:p>
        <text:p text:style-name="P194">}</text:p>
        <text:h text:style-name="P144" text:outline-level="3"><text:bookmark-start text:name="Còpia de Còpia de Còpia de Còpia de Còpia de Còpia de Còpia de Còpia de __RefHeading___Toc13129_3274989480 2 1 2 1 1 1 1 2"/><text:bookmark-start text:name="Còpia de __RefHeading___Toc4186_4118176090 1"/><text:span text:style-name="T21">Go</text:span><text:span text:style-name="T22">lang</text:span><text:bookmark-end text:name="Còpia de Còpia de Còpia de Còpia de Còpia de Còpia de Còpia de Còpia de __RefHeading___Toc13129_3274989480 2 1 2 1 1 1 1 2"/><text:bookmark-end text:name="Còpia de __RefHeading___Toc4186_4118176090 1"/></text:h>
        <text:h text:style-name="P130" text:outline-level="3"><text:bookmark-start text:name="Còpia de Còpia de Còpia de Còpia de Còpia de Còpia de Còpia de Còpia de __RefHeading___Toc13131_3274989480 1 1 2 1 1 1 1 2"/><text:bookmark-start text:name="Còpia de __RefHeading___Toc4188_4118176090 1"/>SQLite<text:bookmark-end text:name="Còpia de Còpia de Còpia de Còpia de Còpia de Còpia de Còpia de Còpia de __RefHeading___Toc13131_3274989480 1 1 2 1 1 1 1 2"/><text:bookmark-end text:name="Còpia de __RefHeading___Toc4188_4118176090 1"/></text:h>
        <text:p text:style-name="P73"><text:span text:style-name="T44">CREATE </text:span><text:span text:style-name="T28">TABLE $tnLstListCategory</text:span><text:span text:style-name="T44"> (</text:span></text:p>
        <text:p text:style-name="P169"><text:s text:c="4"/>$standardHeader,</text:p>
        <text:p text:style-name="P169"><text:s text:c="4"/>$fldNameKey $dbtTextNotNullUnique,</text:p>
        <text:p text:style-name="P169"><text:s text:c="4"/>$fldDescKey $dbtText,</text:p>
        <text:p text:style-name="P169"><text:s text:c="4"/>$fldParent <text:s/>$dbtInt REFERENCES $tnLstListCategory($fldId),</text:p>
        <text:p text:style-name="P73"><text:span text:style-name="T53">)</text:span><text:span text:style-name="T44">;</text:span></text:p>
        <text:h text:style-name="P130" text:outline-level="3"><text:bookmark-start text:name="Còpia de Còpia de Còpia de Còpia de Còpia de Còpia de Còpia de Còpia de __RefHeading___Toc13133_3274989480 1 1 2 1 1 1 1 2"/><text:bookmark-start text:name="Còpia de __RefHeading___Toc4190_4118176090 1"/>MariaDB<text:bookmark-end text:name="Còpia de Còpia de Còpia de Còpia de Còpia de Còpia de Còpia de Còpia de __RefHeading___Toc13133_3274989480 1 1 2 1 1 1 1 2"/><text:bookmark-end text:name="Còpia de __RefHeading___Toc4190_4118176090 1"/></text:h>
        <text:p text:style-name="P45">CREATE <text:span text:style-name="T25">TABLE LIST_CATEGORY</text:span> (</text:p>
        <text:p text:style-name="P45"><text:s text:c="4"/>ID <text:s text:c="8"/>INT UNSIGNED NOT NULL AUTO_INCREMENT PRIMARY KEY,</text:p>
        <text:p text:style-name="P45"><text:s text:c="4"/>CREATED_BY INT UNSIGNED NOT NULL REFERENCES USER(ID),</text:p>
        <text:p text:style-name="P45"><text:s text:c="4"/>CREATED_AT DATETIME NOT NULL DEFAULT CURRENT_TIMESTAMP,</text:p>
        <text:p text:style-name="P45"><text:s text:c="4"/>UPDATED_BY INT UNSIGNED REFERENCES USER(ID),</text:p>
        <text:p text:style-name="P45"><text:s text:c="4"/>UPDATED_AT DATETIME,</text:p>
        <text:p text:style-name="P45"><text:s text:c="4"/>NAME_KEY <text:s text:c="2"/>VARCHAR(100) NOT NULL,</text:p>
        <text:p text:style-name="P45"><text:s text:c="4"/>DESC_KEY <text:s text:c="2"/>VARCHAR(100),</text:p>
        <text:p text:style-name="P45"><text:s text:c="4"/>PARENT_ID <text:s/>INT UNSIGNED REFERENCES LIST_CATEGORY(ID),</text:p>
        <text:p text:style-name="P45"><text:s text:c="4"/>INDEX(PARENT_ID)</text:p>
        <text:p text:style-name="P45">) ENGINE = InnoDB;</text:p>
        <text:h text:style-name="P122" text:outline-level="2"><text:bookmark-start text:name="Còpia de __RefHeading___Toc17000_3274989480 1"/><text:alphabetical-index-mark-start text:id="IMark2530016591344"/>Entitat OPTION_LIST<text:bookmark-end text:name="Còpia de __RefHeading___Toc17000_3274989480 1"/><text:alphabetical-index-mark-end text:id="IMark2530016591344"/></text:h>
        <text:h text:style-name="P144" text:outline-level="3"><text:bookmark-start text:name="Còpia de Còpia de Còpia de Còpia de Còpia de Còpia de Còpia de Còpia de Còpia de __RefHeading___Toc13125_3274989480 1 1 1 2 1 1 2 1 2"/><text:bookmark-start text:name="Còpia de __RefHeading___Toc4192_4118176090 1"/><text:span text:style-name="T54">P</text:span><text:span text:style-name="T33">roto3</text:span><text:bookmark-end text:name="Còpia de Còpia de Còpia de Còpia de Còpia de Còpia de Còpia de Còpia de Còpia de __RefHeading___Toc13125_3274989480 1 1 1 2 1 1 2 1 2"/><text:bookmark-end text:name="Còpia de __RefHeading___Toc4192_4118176090 1"/></text:h>
        <text:p text:style-name="P46"><text:span text:style-name="T25">message LstOptionList</text:span> {</text:p>
        <text:p text:style-name="P47"><text:s text:c="4"/>BaseEntity <text:s text:c="5"/>base_entity = 1;</text:p>
        <text:p text:style-name="P47"><text:s text:c="4"/>string <text:s text:c="9"/>name_key = 2;</text:p>
        <text:p text:style-name="P47"><text:s text:c="4"/>optional string desc_key = 3;</text:p>
        <text:p text:style-name="P47"><text:s text:c="4"/>LstListCategory category = 4;</text:p>
        <text:p text:style-name="P47"><text:s text:c="4"/>bool <text:s text:c="11"/>alpha = 5;</text:p>
        <text:p text:style-name="P46">}</text:p>
        <text:h text:style-name="P127" text:outline-level="3"><text:bookmark-start text:name="Còpia de Còpia de Còpia de Còpia de Còpia de Còpia de Còpia de Còpia de Còpia de __RefHeading___Toc13127_3274989480 1 1 1 2 1 1 2 1 2"/><text:bookmark-start text:name="Còpia de __RefHeading___Toc4194_4118176090 1"/><text:soft-page-break/>Flutter<text:bookmark-end text:name="Còpia de Còpia de Còpia de Còpia de Còpia de Còpia de Còpia de Còpia de Còpia de __RefHeading___Toc13127_3274989480 1 1 1 2 1 1 2 1 2"/><text:bookmark-end text:name="Còpia de __RefHeading___Toc4194_4118176090 1"/></text:h>
        <text:p text:style-name="P64"><text:span text:style-name="T27">class LstOptionList</text:span><text:span text:style-name="T43"> extends ModelEntity {</text:span></text:p>
        <text:p text:style-name="P195"><text:s text:c="4"/>String? <text:s text:c="9"/>_nameKey;</text:p>
        <text:p text:style-name="P195"><text:s text:c="4"/>String? <text:s text:c="9"/>_name;</text:p>
        <text:p text:style-name="P195"><text:s text:c="4"/>String? <text:s text:c="9"/>_descKey;</text:p>
        <text:p text:style-name="P195"><text:s text:c="4"/>String? <text:s text:c="9"/>_desc;</text:p>
        <text:p text:style-name="P195"><text:s text:c="4"/>LstListCategory? _category;</text:p>
        <text:p text:style-name="P195"><text:s text:c="4"/>bool <text:s text:c="12"/>_isAlpha = false;</text:p>
        <text:p text:style-name="P175">}</text:p>
        <text:h text:style-name="P144" text:outline-level="3"><text:bookmark-start text:name="Còpia de Còpia de Còpia de Còpia de Còpia de Còpia de Còpia de Còpia de Còpia de __RefHeading___Toc13129_3274989480 2 1 1 2 1 1 2 1 2"/><text:bookmark-start text:name="Còpia de __RefHeading___Toc4196_4118176090 1"/><text:span text:style-name="T21">Go</text:span><text:span text:style-name="T22">lang</text:span><text:bookmark-end text:name="Còpia de Còpia de Còpia de Còpia de Còpia de Còpia de Còpia de Còpia de Còpia de __RefHeading___Toc13129_3274989480 2 1 1 2 1 1 2 1 2"/><text:bookmark-end text:name="Còpia de __RefHeading___Toc4196_4118176090 1"/></text:h>
        <text:p text:style-name="P205">PENDENT</text:p>
        <text:h text:style-name="P130" text:outline-level="3"><text:bookmark-start text:name="Còpia de Còpia de Còpia de Còpia de Còpia de Còpia de Còpia de Còpia de Còpia de __RefHeading___Toc13131_3274989480 1 1 1 2 1 1 2 1 2"/><text:bookmark-start text:name="Còpia de __RefHeading___Toc4198_4118176090 1"/>SQLite<text:bookmark-end text:name="Còpia de Còpia de Còpia de Còpia de Còpia de Còpia de Còpia de Còpia de Còpia de __RefHeading___Toc13131_3274989480 1 1 1 2 1 1 2 1 2"/><text:bookmark-end text:name="Còpia de __RefHeading___Toc4198_4118176090 1"/></text:h>
        <text:p text:style-name="P73"><text:span text:style-name="T44">CREATE </text:span><text:span text:style-name="T28">TABLE $tnLstOptionList</text:span><text:span text:style-name="T44"> (</text:span></text:p>
        <text:p text:style-name="P169"><text:s text:c="6"/>$standardHeader,</text:p>
        <text:p text:style-name="P169"><text:s text:c="6"/>$fldNameKey <text:s text:c="5"/>$dbtTextNotNull,</text:p>
        <text:p text:style-name="P169"><text:s text:c="6"/>$fldDescKey <text:s text:c="5"/>$dbtText,</text:p>
        <text:p text:style-name="P169"><text:s text:c="6"/>$fldListCategory $dbtIntNotNull REFERENCES $tnLstListCategory($fldId),</text:p>
        <text:p text:style-name="P169"><text:s text:c="6"/>$fldIsAlpha <text:s text:c="5"/>$dbtBooleanNotNull DEFAULT 0</text:p>
        <text:p text:style-name="P169">);</text:p>
        <text:h text:style-name="P130" text:outline-level="3"><text:bookmark-start text:name="Còpia de Còpia de Còpia de Còpia de Còpia de Còpia de Còpia de Còpia de Còpia de __RefHeading___Toc13133_3274989480 1 1 1 2 1 1 2 1 2"/><text:bookmark-start text:name="Còpia de __RefHeading___Toc4200_4118176090 1"/>MariaDB<text:bookmark-end text:name="Còpia de Còpia de Còpia de Còpia de Còpia de Còpia de Còpia de Còpia de Còpia de __RefHeading___Toc13133_3274989480 1 1 1 2 1 1 2 1 2"/><text:bookmark-end text:name="Còpia de __RefHeading___Toc4200_4118176090 1"/></text:h>
        <text:p text:style-name="P48">CREATE <text:span text:style-name="T25">TABLE OPTION_LIST</text:span> (</text:p>
        <text:p text:style-name="P48"><text:s text:c="4"/>ID <text:s text:c="14"/>INT UNSIGNED NOT NULL AUTO_INCREMENT PRIMARY KEY,</text:p>
        <text:p text:style-name="P48"><text:s text:c="4"/>CREATED_BY <text:s text:c="6"/>INT UNSIGNED NOT NULL REFERENCES USER(ID),</text:p>
        <text:p text:style-name="P48"><text:s text:c="4"/>CREATED_AT <text:s text:c="6"/>DATETIME NOT NULL DEFAULT CURRENT_TIMESTAMP,</text:p>
        <text:p text:style-name="P48"><text:s text:c="4"/>UPDATED_BY <text:s text:c="6"/>INT UNSIGNED REFERENCES USER(ID),</text:p>
        <text:p text:style-name="P48"><text:s text:c="4"/>UPDATED_AT <text:s text:c="6"/>DATETIME,</text:p>
        <text:p text:style-name="P48"><text:s text:c="4"/>NAME_KEY <text:s text:c="8"/>VARCHAR(100) NOT NULL,</text:p>
        <text:p text:style-name="P48"><text:s text:c="4"/>DESC_KEY <text:s text:c="8"/>VARCHAR(100) NOT NULL,</text:p>
        <text:p text:style-name="P48"><text:s text:c="4"/>LIST_CATEGORY_ID INT UNSIGNED NOT NULL REFERENCES LIST_CATEGORY(ID),</text:p>
        <text:p text:style-name="P48"><text:s text:c="4"/>IS_ALPHA <text:s text:c="8"/>BOOLEAN NOT NULL DEFAULT FALSE</text:p>
        <text:p text:style-name="P48">) ENGINE = InnoDB;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h text:style-name="P122" text:outline-level="2"><text:bookmark-start text:name="Còpia de __RefHeading___Toc17002_3274989480 1"/><text:soft-page-break/><text:alphabetical-index-mark-start text:id="IMark2530016593504"/>Entitat OPTION_ENTRY<text:bookmark-end text:name="Còpia de __RefHeading___Toc17002_3274989480 1"/><text:alphabetical-index-mark-end text:id="IMark2530016593504"/></text:h>
        <text:h text:style-name="P144" text:outline-level="3"><text:bookmark-start text:name="Còpia de Còpia de Còpia de Còpia de Còpia de Còpia de Còpia de Còpia de Còpia de Còpia de __RefHeading___Toc13125_3274989480 1 1 1 2 1 1 1 1 1 1"/><text:bookmark-start text:name="Còpia de __RefHeading___Toc4202_4118176090 1"/><text:span text:style-name="T54">P</text:span><text:span text:style-name="T33">roto3</text:span><text:bookmark-end text:name="Còpia de Còpia de Còpia de Còpia de Còpia de Còpia de Còpia de Còpia de Còpia de Còpia de __RefHeading___Toc13125_3274989480 1 1 1 2 1 1 1 1 1 1"/><text:bookmark-end text:name="Còpia de __RefHeading___Toc4202_4118176090 1"/></text:h>
        <text:p text:style-name="P46"><text:span text:style-name="T25">message LstOptionEntry</text:span> {</text:p>
        <text:p text:style-name="P47"><text:s text:c="4"/>BaseEntity <text:s text:c="5"/>base_entity = 1;</text:p>
        <text:p text:style-name="P47"><text:s text:c="4"/>LstOptionList <text:s text:c="2"/>list = 2;</text:p>
        <text:p text:style-name="P47"><text:s text:c="4"/>int32 <text:s text:c="10"/>index = 3;</text:p>
        <text:p text:style-name="P47"><text:s text:c="4"/>string <text:s text:c="9"/>option_key = 4;</text:p>
        <text:p text:style-name="P47"><text:s text:c="4"/>optional string desc_key_key = 5;</text:p>
        <text:p text:style-name="P46">}</text:p>
        <text:h text:style-name="P127" text:outline-level="3"><text:bookmark-start text:name="Còpia de Còpia de Còpia de Còpia de Còpia de Còpia de Còpia de Còpia de Còpia de Còpia de __RefHeading___Toc13127_3274989480 1 1 1 2 1 1 1 1 1 1"/><text:bookmark-start text:name="Còpia de __RefHeading___Toc4204_4118176090 1"/>Flutter<text:bookmark-end text:name="Còpia de Còpia de Còpia de Còpia de Còpia de Còpia de Còpia de Còpia de Còpia de Còpia de __RefHeading___Toc13127_3274989480 1 1 1 2 1 1 1 1 1 1"/><text:bookmark-end text:name="Còpia de __RefHeading___Toc4204_4118176090 1"/></text:h>
        <text:p text:style-name="P64"><text:span text:style-name="T27">class LstOptionEntry</text:span><text:span text:style-name="T43"> extends ModelEntity {</text:span></text:p>
        <text:p text:style-name="P196"><text:s text:c="4"/>LstOptionList? _list;</text:p>
        <text:p text:style-name="P196"><text:s text:c="4"/>int? <text:s text:c="10"/>_idx;</text:p>
        <text:p text:style-name="P196"><text:s text:c="4"/>String? <text:s text:c="7"/>_optionKey;</text:p>
        <text:p text:style-name="P196"><text:s text:c="4"/>String? <text:s text:c="7"/>_option;</text:p>
        <text:p text:style-name="P196"><text:s text:c="4"/>String? <text:s text:c="7"/>_descKey;</text:p>
        <text:p text:style-name="P196"><text:s text:c="4"/>String? <text:s text:c="7"/>_desc;</text:p>
        <text:p text:style-name="P196"><text:s text:c="4"/>bool <text:s text:c="10"/>_isAlpha = false;</text:p>
        <text:p text:style-name="P196">}</text:p>
        <text:h text:style-name="P144" text:outline-level="3"><text:bookmark-start text:name="Còpia de Còpia de Còpia de Còpia de Còpia de Còpia de Còpia de Còpia de Còpia de Còpia de __RefHeading___Toc13129_3274989480 2 1 1 2 1 1 1 1 1 1"/><text:bookmark-start text:name="Còpia de __RefHeading___Toc4206_4118176090 1"/><text:span text:style-name="T21">Go</text:span><text:span text:style-name="T22">lang</text:span><text:bookmark-end text:name="Còpia de Còpia de Còpia de Còpia de Còpia de Còpia de Còpia de Còpia de Còpia de Còpia de __RefHeading___Toc13129_3274989480 2 1 1 2 1 1 1 1 1 1"/><text:bookmark-end text:name="Còpia de __RefHeading___Toc4206_4118176090 1"/></text:h>
        <text:p text:style-name="P205">PENDENT</text:p>
        <text:h text:style-name="P130" text:outline-level="3"><text:bookmark-start text:name="Còpia de Còpia de Còpia de Còpia de Còpia de Còpia de Còpia de Còpia de Còpia de Còpia de __RefHeading___Toc13131_3274989480 1 1 1 2 1 1 1 1 1 1"/><text:bookmark-start text:name="Còpia de __RefHeading___Toc4208_4118176090 1"/>SQLite<text:bookmark-end text:name="Còpia de Còpia de Còpia de Còpia de Còpia de Còpia de Còpia de Còpia de Còpia de Còpia de __RefHeading___Toc13131_3274989480 1 1 1 2 1 1 1 1 1 1"/><text:bookmark-end text:name="Còpia de __RefHeading___Toc4208_4118176090 1"/></text:h>
        <text:p text:style-name="P73"><text:span text:style-name="T44">CREATE </text:span><text:span text:style-name="T28">TABLE $tnLstOptionEntry</text:span><text:span text:style-name="T44"> (</text:span></text:p>
        <text:p text:style-name="P169"><text:s text:c="4"/>$standardHeader, <text:s/></text:p>
        <text:p text:style-name="P169"><text:s text:c="4"/>$fldList <text:s text:c="5"/>$dbtIntNotNull REFERENCES $tnLstOptionList, </text:p>
        <text:p text:style-name="P169"><text:s text:c="4"/>$fldIdx <text:s text:c="6"/>$dbtIntNotNull DEFAULT 0, </text:p>
        <text:p text:style-name="P169"><text:s text:c="4"/>$fldOptionKey $dbtTextNotNull, </text:p>
        <text:p text:style-name="P169"><text:s text:c="4"/>$fldDescKey <text:s text:c="2"/>$dbtTextNotNull, </text:p>
        <text:p text:style-name="P169"><text:s text:c="4"/>$fldIsAlpha <text:s text:c="2"/>$dbtBooleanNotNull DEFAULT 0</text:p>
        <text:p text:style-name="P169">);</text:p>
        <text:h text:style-name="P130" text:outline-level="3"><text:bookmark-start text:name="Còpia de Còpia de Còpia de Còpia de Còpia de Còpia de Còpia de Còpia de Còpia de Còpia de __RefHeading___Toc13133_3274989480 1 1 1 2 1 1 1 1 1 1"/><text:bookmark-start text:name="Còpia de __RefHeading___Toc4210_4118176090 1"/>MariaDB<text:bookmark-end text:name="Còpia de Còpia de Còpia de Còpia de Còpia de Còpia de Còpia de Còpia de Còpia de Còpia de __RefHeading___Toc13133_3274989480 1 1 1 2 1 1 1 1 1 1"/><text:bookmark-end text:name="Còpia de __RefHeading___Toc4210_4118176090 1"/></text:h>
        <text:p text:style-name="P48">CREATE <text:span text:style-name="T25">TABLE OPTION_ENTRY</text:span> (</text:p>
        <text:p text:style-name="P48"><text:s text:c="4"/>ID <text:s text:c="9"/>INT UNSIGNED NOT NULL AUTO_INCREMENT PRIMARY KEY,</text:p>
        <text:p text:style-name="P48"><text:s text:c="4"/>CREATED_BY <text:s/>INT UNSIGNED NOT NULL REFERENCES USER(ID),</text:p>
        <text:p text:style-name="P48"><text:s text:c="4"/>CREATED_AT <text:s/>DATETIME NOT NULL DEFAULT CURRENT_TIMESTAMP,</text:p>
        <text:p text:style-name="P48"><text:s text:c="4"/>UPDATED_BY <text:s/>INT UNSIGNED REFERENCES USER(ID),</text:p>
        <text:p text:style-name="P48"><text:s text:c="4"/>UPDATED_AT <text:s/>DATETIME,</text:p>
        <text:p text:style-name="P48"><text:s text:c="4"/>LIST_ID <text:s text:c="3"/>INT UNSIGNED NOT NULL REFERENCES OPTION_LIST(ID),</text:p>
        <text:p text:style-name="P48"><text:s text:c="4"/>IDX <text:s text:c="7"/>INT UNSIGNED NOT NULL,</text:p>
        <text:p text:style-name="P48"><text:s text:c="4"/>OPTION_KEY VARCHAR(100) NOT NULL,</text:p>
        <text:p text:style-name="P48"><text:s text:c="4"/>DESC_KEY <text:s text:c="2"/>VARCHAR(100),</text:p>
        <text:p text:style-name="P48"><text:s text:c="4"/>IS_ALPHA <text:s text:c="2"/>BOOLEAN NOT NULL DEFAULT FALSE</text:p>
        <text:p text:style-name="P206">) ENGINE = InnoDB;</text:p>
        <text:h text:style-name="P111" text:outline-level="1"><text:bookmark-start text:name="__RefHeading___Toc4368_1629209868"/>Índexs<text:bookmark-end text:name="__RefHeading___Toc4368_1629209868"/></text:h>
        <text:illustration-index text:style-name="Sect2" text:protected="true" text:name="Taula de figures1">
          <text:illustration-index-source text:caption-sequence-name="Diagrama" text:caption-sequence-format="text">
            <text:index-title-template text:style-name="Figure_20_Index_20_Heading">Diagrames</text:index-title-template>
            <text:illustration-index-entry-template text:style-name="Figure_20_Index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illustration-index-entry-template>
          </text:illustration-index-source>
          <text:index-body>
            <text:index-title text:style-name="Sect2" text:name="Taula de figures1_Head">
              <text:p text:style-name="Figure_20_Index_20_Heading">Diagrames</text:p>
            </text:index-title>
            <text:p text:style-name="P18"><text:a xlink:type="simple" xlink:href="#Diagrama!0%7Csequence" text:style-name="Index_20_Link" text:visited-style-name="Index_20_Link">Diagrama 1: Implementació del Model de Dades<text:tab/>2</text:a></text:p>
          </text:index-body>
        </text:illustration-index>
        <text:p text:style-name="P90"><text:span text:style-name="T4"/></text:p>
        <text:alphabetical-index text:style-name="Sect2" text:protected="true" text:name="Índex alfabètic1">
          <text:alphabetical-index-source text:ignore-case="true" text:sort-algorithm="alphanumeric" fo:language="ca" fo:country="ES">
            <text:index-title-template text:style-name="Index_20_Heading">Entitats</text:index-title-template>
            <text:alphabetical-index-entry-template text:outline-level="separator" text:style-name="Index_20_Separator">
              <text:index-entry-text/>
            </text:alphabetical-index-entry-template>
            <text:alphabetical-index-entry-template text:outline-level="1" text:style-name="Index_20_1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2" text:style-name="Index_20_2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3" text:style-name="Index_20_3">
              <text:index-entry-text/>
              <text:index-entry-tab-stop style:type="right" style:leader-char="."/>
              <text:index-entry-page-number/>
            </text:alphabetical-index-entry-template>
          </text:alphabetical-index-source>
          <text:index-body>
            <text:index-title text:style-name="Sect2" text:name="Índex alfabètic1_Head">
              <text:p text:style-name="Index_20_Heading">Entitats</text:p>
            </text:index-title>
            <text:p text:style-name="P19">Entitat ACHIEVEMENT<text:tab/>26</text:p>
            <text:p text:style-name="P19">Entitat ANSWER<text:tab/>33</text:p>
            <text:p text:style-name="P19">Entitat DEVICE<text:tab/>6</text:p>
            <text:p text:style-name="P19">Entitat DIAGNOSIS<text:tab/>24</text:p>
            <text:p text:style-name="P19">Entitat DIAGNOSIS_PHASE<text:tab/>25</text:p>
            <text:p text:style-name="P19">Entitat DISEASE<text:tab/>9</text:p>
            <text:p text:style-name="P19">Entitat DSM_V<text:tab/>9</text:p>
            <text:p text:style-name="P19">Entitat EMOTION<text:tab/>13</text:p>
            <text:p text:style-name="P19">Entitat FCM_HISTORY<text:tab/>7</text:p>
            <text:p text:style-name="P19">Entitat GOAL<text:tab/>11</text:p>
            <text:p text:style-name="P19">Entitat LIST_CATEGORY<text:tab/>42</text:p>
            <text:p text:style-name="P19">Entitat MATERIAL<text:tab/>28</text:p>
            <text:p text:style-name="P19">Entitat MATERIAL_PHASE<text:tab/>29</text:p>
            <text:p text:style-name="P19">Entitat MOOD<text:tab/>14</text:p>
            <text:p text:style-name="P19">Entitat NOTIFICATION<text:tab/>35</text:p>
            <text:p text:style-name="P19">Entitat OPTION_ENTRY<text:tab/>44</text:p>
            <text:p text:style-name="P19">Entitat OPTION_LIST<text:tab/>42</text:p>
            <text:p text:style-name="P19">Entitat PATIENT_TEST<text:tab/>32</text:p>
            <text:p text:style-name="P19">Entitat PHASE<text:tab/>10</text:p>
            <text:p text:style-name="P19">Entitat PHASE_RESOURCE<text:tab/>16</text:p>
            <text:p text:style-name="P19">Entitat PHASE_TRACKING<text:tab/>18</text:p>
            <text:p text:style-name="P19">Entitat REGISTER<text:tab/>30</text:p>
            <text:p text:style-name="P19">Entitat REGISTER_COLUMN<text:tab/>31</text:p>
            <text:p text:style-name="P19">Entitat RESOURCE<text:tab/>15</text:p>
            <text:p text:style-name="P19">Entitat TASK<text:tab/>37</text:p>
            <text:p text:style-name="P19">Entitat TEST<text:tab/>20</text:p>
            <text:p text:style-name="P19">Entitat TEST_CATEGORY<text:tab/>20</text:p>
            <text:p text:style-name="P19">Entitat TEST_QUESTION<text:tab/>22</text:p>
            <text:p text:style-name="P19">Entitat TRACKING<text:tab/>17</text:p>
            <text:p text:style-name="P19">Entitat TRACKING_COLUMN<text:tab/>18</text:p>
            <text:p text:style-name="P19">Entitat TRANSLATION<text:tab/>41</text:p>
            <text:p text:style-name="P19">Entitat USER<text:tab/>4</text:p>
            <text:p text:style-name="P19">Entitat VISIT<text:tab/>39</text:p>
          </text:index-body>
        </text:alphabetical-index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eta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Extrems_20_de_20_fletxa_20_102" draw:display-name="Extrems de fletxa 102" svg:viewBox="0 0 20 20" svg:d="M0 20l10-20 10 20z"/>
    <draw:marker draw:name="Extrems_20_de_20_fletxa_20_103" draw:display-name="Extrems de fletxa 103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text-align="justify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style:font-name="Arial3" fo:font-family="Arial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15cm" fo:margin-bottom="0.15cm" style:contextual-spacing="false" fo:text-align="start" style:justify-single-word="false" fo:text-indent="0cm" style:auto-text-indent="false" style:page-number="auto" fo:background-color="transparent" fo:keep-with-next="always">
        <style:tab-stops/>
      </style:paragraph-properties>
      <style:text-properties style:font-name="Arial3" fo:font-family="Arial" style:font-style-name="Negreta" style:font-family-generic="swiss" style:font-pitch="variable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text-align="end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end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loext:graphic-properties draw:fill="none" draw:fill-color="#729fcf"/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background-color="transparent" fo:keep-with-next="always">
        <style:tab-stops>
          <style:tab-stop style:position="1.49cm"/>
        </style:tab-stops>
      </style:paragraph-properties>
      <style:text-properties style:font-name="Arial3" fo:font-family="Arial" style:font-style-name="Negret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top="0.101cm" fo:margin-bottom="0.101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paragraph-properties fo:margin-top="0.4cm" fo:margin-bottom="0.3cm" style:contextual-spacing="false"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next-style-name="Standard" style:class="extra">
      <style:paragraph-properties fo:text-align="center" style:justify-single-word="false">
        <style:tab-stops/>
      </style:paragraph-properties>
      <style:text-properties fo:font-size="10pt"/>
    </style:style>
    <style:style style:name="Diagrama" style:family="paragraph" style:parent-style-name="Caption">
      <style:text-properties fo:font-size="10pt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499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text-properties officeooo:paragraph-rsid="00154f22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.893cm" style:type="right"/>
        </style:tab-stops>
      </style:paragraph-properties>
      <style:text-properties officeooo:paragraph-rsid="004fa477"/>
    </style:style>
    <style:style style:name="MP4" style:family="paragraph" style:parent-style-name="Footer">
      <style:paragraph-properties>
        <style:tab-stops>
          <style:tab-stop style:position="8.996cm" style:type="center"/>
          <style:tab-stop style:position="17.903cm" style:type="right"/>
        </style:tab-stops>
      </style:paragraph-properties>
    </style:style>
    <style:style style:name="MT1" style:family="text">
      <style:text-properties officeooo:rsid="0010cb4e"/>
    </style:style>
    <style:style style:name="MT2" style:family="text">
      <style:text-properties officeooo:rsid="008c62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1.515cm" fo:margin-bottom="1.39cm" fo:margin-left="1.515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Ld_5f_Primera_5f_Pàgina" style:display-name="Ld_Primera_Pàgina" style:page-layout-name="Mpm2" draw:style-name="Mdp1" style:next-style-name="Ld_5f_Predocument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8" draw:style-name="Mdp1"/>
    <style:master-page style:name="Landscape" style:page-layout-name="Mpm9" draw:style-name="Mdp1"/>
    <style:master-page style:name="Ld_5f_Predocument" style:display-name="Ld_Predocument" style:page-layout-name="Mpm10" draw:style-name="Mdp1">
      <style:header>
        <text:p text:style-name="MP1"><text:title>Plataforma Sabina</text:title><text:tab/><text:tab/><text:subject>Model de Dades - Implementació</text:subject> <text:span text:style-name="MT1">v</text:span><text:span text:style-name="MT1"><text:user-defined style:data-style-name="N0" text:name="Versió">0.7.2</text:user-defined></text:span></text:p>
      </style:header>
      <style:footer>
        <text:p text:style-name="MP2"><text:tab/><text:span text:style-name="MT1"><text:page-number style:num-format="i" text:select-page="current" text:page-adjust="-1">v</text:page-number></text:span></text:p>
      </style:footer>
    </style:master-page>
    <style:master-page style:name="Ld_5f_Document" style:display-name="Ld_Document" style:page-layout-name="Mpm11" draw:style-name="Mdp1">
      <style:header>
        <text:p text:style-name="MP3"><text:chapter text:display="number-and-name" text:outline-level="1">17 Índexs</text:chapter><text:tab/><text:tab/><text:subject>Model de Dades - Implementació</text:subject> <text:span text:style-name="MT1">v</text:span><text:span text:style-name="MT1"><text:user-defined style:data-style-name="N0" text:name="Versió">0.7.2</text:user-defined></text:span></text:p>
      </style:header>
      <style:footer>
        <text:p text:style-name="MP4"><text:chapter text:display="number-and-name" text:outline-level="2">17 Índexs</text:chapter><text:tab/><text:span text:style-name="MT1"><text:page-number text:select-page="current">46</text:page-number></text:span><text:span text:style-name="MT1"><text:tab/></text:span><text:span text:style-name="MT2">impr. </text:span><text:span text:style-name="MT1"><text:print-date style:data-style-name="N36">30/04/2024</text:print-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0:58:48.889000000</meta:creation-date>
    <dc:date>2024-09-09T10:19:13.293000000</dc:date>
    <meta:editing-duration>P4DT21H38M33S</meta:editing-duration>
    <meta:editing-cycles>509</meta:editing-cycles>
    <meta:generator>LibreOffice/7.6.6.3$Windows_X86_64 LibreOffice_project/d97b2716a9a4a2ce1391dee1765565ea469b0ae7</meta:generator>
    <dc:subject>Model de Dades - Implementació</dc:subject>
    <dc:title>Plataforma Sabina</dc:title>
    <meta:print-date>2024-04-30T14:36:41.651000000</meta:print-date>
    <meta:printed-by>Fitxers PDF</meta:printed-by>
    <meta:document-statistic meta:table-count="10" meta:image-count="0" meta:object-count="0" meta:page-count="52" meta:paragraph-count="1994" meta:word-count="6606" meta:character-count="59422" meta:non-whitespace-character-count="45825"/>
    <meta:user-defined meta:name="Versió">0.7.2</meta:user-defined>
  </office:meta>
</office:document-meta>
</file>